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425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3.3252in"/>
    </style:style>
    <style:style style:name="co5" style:family="table-column">
      <style:table-column-properties fo:break-before="auto" style:column-width="3.0992in"/>
    </style:style>
    <style:style style:name="co6" style:family="table-column">
      <style:table-column-properties fo:break-before="auto" style:column-width="4.566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6"/>
    <style:style style:name="ce3" style:family="table-cell" style:parent-style-name="Default" style:data-style-name="N116">
      <style:table-cell-properties fo:background-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ff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Relative Time</text:p>
          </table:table-cell>
          <table:table-cell table:style-name="ce1" office:value-type="string">
            <text:p>Delta</text:p>
          </table:table-cell>
          <table:table-cell table:style-name="ce4" office:value-type="string">
            <text:p>Task 1</text:p>
          </table:table-cell>
          <table:table-cell table:style-name="ce4" office:value-type="string">
            <text:p>Task 2</text:p>
          </table:table-cell>
          <table:table-cell table:style-name="ce4" office:value-type="string">
            <text:p>Task 3</text:p>
          </table:table-cell>
        </table:table-row>
        <table:table-row table:style-name="ro1">
          <table:table-cell office:value-type="float" office:value="106.129145">
            <text:p>106.129145</text:p>
          </table:table-cell>
          <table:table-cell table:number-columns-repeated="4"/>
          <table:table-cell office:value-type="string">
            <text:p>set_curr_task_dl</text:p>
          </table:table-cell>
        </table:table-row>
        <table:table-row table:style-name="ro1">
          <table:table-cell office:value-type="float" office:value="106.129148">
            <text:p>106.129148</text:p>
          </table:table-cell>
          <table:table-cell table:number-columns-repeated="4"/>
          <table:table-cell office:value-type="string">
            <text:p>is enqueued</text:p>
          </table:table-cell>
        </table:table-row>
        <table:table-row table:style-name="ro1">
          <table:table-cell office:value-type="float" office:value="106.129151">
            <text:p>106.129151</text:p>
          </table:table-cell>
          <table:table-cell table:number-columns-repeated="4"/>
          <table:table-cell office:value-type="string">
            <text:p>gets new BW pair; d_s at 106136.147615</text:p>
          </table:table-cell>
        </table:table-row>
        <table:table-row table:style-name="ro1">
          <table:table-cell office:value-type="float" office:value="106.129153">
            <text:p>106.129153</text:p>
          </table:table-cell>
          <table:table-cell table:number-columns-repeated="4"/>
          <table:table-cell office:value-type="string">
            <text:p>switched_to_dl</text:p>
          </table:table-cell>
        </table:table-row>
        <table:table-row table:style-name="ro1">
          <table:table-cell office:value-type="float" office:value="106.12916">
            <text:p>106.129160</text:p>
          </table:table-cell>
          <table:table-cell table:number-columns-repeated="4"/>
          <table:table-cell office:value-type="string">
            <text:p>is dequeued</text:p>
          </table:table-cell>
        </table:table-row>
        <table:table-row table:style-name="ro1">
          <table:table-cell office:value-type="float" office:value="106.129162">
            <text:p>106.129162</text:p>
          </table:table-cell>
          <table:table-cell table:number-columns-repeated="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6.129167">
            <text:p>106.129167</text:p>
          </table:table-cell>
          <table:table-cell table:number-columns-repeated="3"/>
          <table:table-cell office:value-type="string">
            <text:p>set_curr_task_dl</text:p>
          </table:table-cell>
          <table:table-cell/>
        </table:table-row>
        <table:table-row table:style-name="ro1">
          <table:table-cell office:value-type="float" office:value="106.129169">
            <text:p>106.129169</text:p>
          </table:table-cell>
          <table:table-cell table:number-columns-repeated="3"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6.129171">
            <text:p>106.129171</text:p>
          </table:table-cell>
          <table:table-cell table:number-columns-repeated="3"/>
          <table:table-cell office:value-type="string">
            <text:p>gets new BW pair; d_s at 106134.168801</text:p>
          </table:table-cell>
          <table:table-cell/>
        </table:table-row>
        <table:table-row table:style-name="ro1">
          <table:table-cell office:value-type="float" office:value="106.129173">
            <text:p>106.129173</text:p>
          </table:table-cell>
          <table:table-cell table:number-columns-repeated="3"/>
          <table:table-cell office:value-type="string">
            <text:p>switched_to_dl</text:p>
          </table:table-cell>
          <table:table-cell/>
        </table:table-row>
        <table:table-row table:style-name="ro1">
          <table:table-cell office:value-type="float" office:value="106.129176">
            <text:p>106.129176</text:p>
          </table:table-cell>
          <table:table-cell table:number-columns-repeated="3"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6.129177">
            <text:p>106.129177</text:p>
          </table:table-cell>
          <table:table-cell table:number-columns-repeated="3"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6.129181">
            <text:p>106.129181</text:p>
          </table:table-cell>
          <table:table-cell table:number-columns-repeated="2"/>
          <table:table-cell office:value-type="string">
            <text:p>set_curr_task_dl</text:p>
          </table:table-cell>
          <table:table-cell table:number-columns-repeated="2"/>
        </table:table-row>
        <table:table-row table:style-name="ro1">
          <table:table-cell office:value-type="float" office:value="106.129183">
            <text:p>106.129183</text:p>
          </table:table-cell>
          <table:table-cell table:number-columns-repeated="2"/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6.129185">
            <text:p>106.129185</text:p>
          </table:table-cell>
          <table:table-cell table:number-columns-repeated="2"/>
          <table:table-cell office:value-type="string">
            <text:p>gets new BW pair; d_s at 106131.182690</text:p>
          </table:table-cell>
          <table:table-cell table:number-columns-repeated="2"/>
        </table:table-row>
        <table:table-row table:style-name="ro1">
          <table:table-cell office:value-type="float" office:value="106.129186">
            <text:p>106.129186</text:p>
          </table:table-cell>
          <table:table-cell table:number-columns-repeated="2"/>
          <table:table-cell office:value-type="string">
            <text:p>switched_to_dl</text:p>
          </table:table-cell>
          <table:table-cell table:number-columns-repeated="2"/>
        </table:table-row>
        <table:table-row table:style-name="ro1">
          <table:table-cell office:value-type="float" office:value="106.12919">
            <text:p>106.129190</text:p>
          </table:table-cell>
          <table:table-cell table:number-columns-repeated="2"/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6.129193">
            <text:p>106.129193</text:p>
          </table:table-cell>
          <table:table-cell table:number-columns-repeated="2"/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12652">
            <text:p>109.112652</text:p>
          </table:table-cell>
          <table:table-cell office:value-type="float" office:value="0">
            <text:p>0.000000</text:p>
          </table:table-cell>
          <table:table-cell table:number-columns-repeated="3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112655">
            <text:p>109.112655</text:p>
          </table:table-cell>
          <table:table-cell table:formula="of:=[.A21]-[.A$20]" office:value-type="float" office:value="0.00000300000000663658">
            <text:p>0.000003</text:p>
          </table:table-cell>
          <table:table-cell table:formula="of:=[.B21]-[.B20]" office:value-type="float" office:value="0.00000300000000663658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112659">
            <text:p>109.112659</text:p>
          </table:table-cell>
          <table:table-cell table:formula="of:=[.A22]-[.A$20]" office:value-type="float" office:value="0.00000699999999653755">
            <text:p>0.000007</text:p>
          </table:table-cell>
          <table:table-cell table:formula="of:=[.B22]-[.B21]" office:value-type="float" office:value="0.00000399999998990097">
            <text:p>0.000004</text:p>
          </table:table-cell>
          <table:table-cell table:number-columns-repeated="2"/>
          <table:table-cell office:value-type="string">
            <text:p>d_s is renewed (r + D) to 109119.655410; c_s is fully topped up</text:p>
          </table:table-cell>
        </table:table-row>
        <table:table-row table:style-name="ro1">
          <table:table-cell office:value-type="float" office:value="109.112662">
            <text:p>109.112662</text:p>
          </table:table-cell>
          <table:table-cell table:formula="of:=[.A23]-[.A$20]" office:value-type="float" office:value="0.0000100000000031741">
            <text:p>0.000010</text:p>
          </table:table-cell>
          <table:table-cell table:formula="of:=[.B23]-[.B22]" office:value-type="float" office:value="0.00000300000000663658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12663">
            <text:p>109.112663</text:p>
          </table:table-cell>
          <table:table-cell table:formula="of:=[.A24]-[.A$20]" office:value-type="float" office:value="0.0000110000000006494">
            <text:p>0.000011</text:p>
          </table:table-cell>
          <table:table-cell table:formula="of:=[.B24]-[.B23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12666">
            <text:p>109.112666</text:p>
          </table:table-cell>
          <table:table-cell table:formula="of:=[.A25]-[.A$20]" office:value-type="float" office:value="0.000014000000007286">
            <text:p>0.000014</text:p>
          </table:table-cell>
          <table:table-cell table:formula="of:=[.B25]-[.B24]" office:value-type="float" office:value="0.00000300000000663658">
            <text:p>0.000003</text:p>
          </table:table-cell>
          <table:table-cell/>
          <table:table-cell office:value-type="string">
            <text:p>d_s is renewed (r + D) to 109117.663457; c_s is fully topped up</text:p>
          </table:table-cell>
          <table:table-cell/>
        </table:table-row>
        <table:table-row table:style-name="ro1">
          <table:table-cell office:value-type="float" office:value="109.112668">
            <text:p>109.112668</text:p>
          </table:table-cell>
          <table:table-cell table:formula="of:=[.A26]-[.A$20]" office:value-type="float" office:value="0.0000160000000022364">
            <text:p>0.000016</text:p>
          </table:table-cell>
          <table:table-cell table:formula="of:=[.B26]-[.B25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1267">
            <text:p>109.112670</text:p>
          </table:table-cell>
          <table:table-cell table:formula="of:=[.A27]-[.A$20]" office:value-type="float" office:value="0.0000179999999971869">
            <text:p>0.000018</text:p>
          </table:table-cell>
          <table:table-cell table:formula="of:=[.B27]-[.B2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12672">
            <text:p>109.112672</text:p>
          </table:table-cell>
          <table:table-cell table:formula="of:=[.A28]-[.A$20]" office:value-type="float" office:value="0.0000200000000063483">
            <text:p>0.000020</text:p>
          </table:table-cell>
          <table:table-cell table:formula="of:=[.B28]-[.B27]" office:value-type="float" office:value="0.00000200000000916134">
            <text:p>0.000002</text:p>
          </table:table-cell>
          <table:table-cell office:value-type="string">
            <text:p>d_s is renewed (r + D) to 109114.670116; c_s is fully topped up</text:p>
          </table:table-cell>
          <table:table-cell table:number-columns-repeated="2"/>
        </table:table-row>
        <table:table-row table:style-name="ro1">
          <table:table-cell office:value-type="float" office:value="109.112682">
            <text:p>109.112682</text:p>
          </table:table-cell>
          <table:table-cell table:formula="of:=[.A29]-[.A$20]" office:value-type="float" office:value="0.0000300000000095224">
            <text:p>0.000030</text:p>
          </table:table-cell>
          <table:table-cell table:formula="of:=[.B29]-[.B28]" office:value-type="float" office:value="0.0000100000000031741">
            <text:p>0.000010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09.113601">
            <text:p>109.113601</text:p>
          </table:table-cell>
          <table:table-cell table:formula="of:=[.A30]-[.A$20]" office:value-type="float" office:value="0.00094900000000564">
            <text:p>0.000949</text:p>
          </table:table-cell>
          <table:table-cell table:formula="of:=[.B30]-[.B29]" office:value-type="float" office:value="0.000918999999996117">
            <text:p>0.0009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13603">
            <text:p>109.113603</text:p>
          </table:table-cell>
          <table:table-cell table:formula="of:=[.A31]-[.A$20]" office:value-type="float" office:value="0.00095100000000059">
            <text:p>0.000951</text:p>
          </table:table-cell>
          <table:table-cell table:formula="of:=[.B31]-[.B3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13605">
            <text:p>109.113605</text:p>
          </table:table-cell>
          <table:table-cell table:formula="of:=[.A32]-[.A$20]" office:value-type="float" office:value="0.000953000000009752">
            <text:p>0.000953</text:p>
          </table:table-cell>
          <table:table-cell table:formula="of:=[.B32]-[.B31]" office:value-type="float" office:value="0.00000200000000916134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115529">
            <text:p>109.115529</text:p>
          </table:table-cell>
          <table:table-cell table:formula="of:=[.A33]-[.A$20]" office:value-type="float" office:value="0.00287699999999802">
            <text:p>0.002877</text:p>
          </table:table-cell>
          <table:table-cell table:formula="of:=[.B33]-[.B32]" office:value-type="float" office:value="0.00192399999998827">
            <text:p>0.00192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15531">
            <text:p>109.115531</text:p>
          </table:table-cell>
          <table:table-cell table:formula="of:=[.A34]-[.A$20]" office:value-type="float" office:value="0.00287900000000718">
            <text:p>0.002879</text:p>
          </table:table-cell>
          <table:table-cell table:formula="of:=[.B34]-[.B33]" office:value-type="float" office:value="0.00000200000000916134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15533">
            <text:p>109.115533</text:p>
          </table:table-cell>
          <table:table-cell table:formula="of:=[.A35]-[.A$20]" office:value-type="float" office:value="0.00288100000000213">
            <text:p>0.002881</text:p>
          </table:table-cell>
          <table:table-cell table:formula="of:=[.B35]-[.B3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116581">
            <text:p>109.116581</text:p>
          </table:table-cell>
          <table:table-cell table:formula="of:=[.A36]-[.A$20]" office:value-type="float" office:value="0.00392899999999941">
            <text:p>0.003929</text:p>
          </table:table-cell>
          <table:table-cell table:formula="of:=[.B36]-[.B35]" office:value-type="float" office:value="0.00104799999999727">
            <text:p>0.00104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16583">
            <text:p>109.116583</text:p>
          </table:table-cell>
          <table:table-cell table:formula="of:=[.A37]-[.A$20]" office:value-type="float" office:value="0.00393100000000857">
            <text:p>0.003931</text:p>
          </table:table-cell>
          <table:table-cell table:formula="of:=[.B37]-[.B36]" office:value-type="float" office:value="0.00000200000000916134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16585">
            <text:p>109.116585</text:p>
          </table:table-cell>
          <table:table-cell table:formula="of:=[.A38]-[.A$20]" office:value-type="float" office:value="0.00393300000000352">
            <text:p>0.003933</text:p>
          </table:table-cell>
          <table:table-cell table:formula="of:=[.B38]-[.B37]" office:value-type="float" office:value="0.00000199999999495049">
            <text:p>0.000002</text:p>
          </table:table-cell>
          <table:table-cell office:value-type="string">
            <text:p>d_s is renewed (r + D) to 109118.583340; c_s is fully topped up</text:p>
          </table:table-cell>
          <table:table-cell table:number-columns-repeated="2"/>
        </table:table-row>
        <table:table-row table:style-name="ro1">
          <table:table-cell office:value-type="float" office:value="109.116588">
            <text:p>109.116588</text:p>
          </table:table-cell>
          <table:table-cell table:formula="of:=[.A39]-[.A$20]" office:value-type="float" office:value="0.00393599999999594">
            <text:p>0.003936</text:p>
          </table:table-cell>
          <table:table-cell table:formula="of:=[.B39]-[.B38]" office:value-type="float" office:value="0.00000299999999242573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9.116591">
            <text:p>109.116591</text:p>
          </table:table-cell>
          <table:table-cell table:formula="of:=[.A40]-[.A$20]" office:value-type="float" office:value="0.00393900000000258">
            <text:p>0.003939</text:p>
          </table:table-cell>
          <table:table-cell table:formula="of:=[.B40]-[.B39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16593">
            <text:p>109.116593</text:p>
          </table:table-cell>
          <table:table-cell table:formula="of:=[.A41]-[.A$20]" office:value-type="float" office:value="0.00394099999999753">
            <text:p>0.003941</text:p>
          </table:table-cell>
          <table:table-cell table:formula="of:=[.B41]-[.B40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117507">
            <text:p>109.117507</text:p>
          </table:table-cell>
          <table:table-cell table:formula="of:=[.A42]-[.A$20]" office:value-type="float" office:value="0.00485500000000627">
            <text:p>0.004855</text:p>
          </table:table-cell>
          <table:table-cell table:formula="of:=[.B42]-[.B41]" office:value-type="float" office:value="0.000914000000008741">
            <text:p>0.0009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17508">
            <text:p>109.117508</text:p>
          </table:table-cell>
          <table:table-cell table:formula="of:=[.A43]-[.A$20]" office:value-type="float" office:value="0.00485600000000375">
            <text:p>0.004856</text:p>
          </table:table-cell>
          <table:table-cell table:formula="of:=[.B43]-[.B42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17512">
            <text:p>109.117512</text:p>
          </table:table-cell>
          <table:table-cell table:formula="of:=[.A44]-[.A$20]" office:value-type="float" office:value="0.00486000000000786">
            <text:p>0.004860</text:p>
          </table:table-cell>
          <table:table-cell table:formula="of:=[.B44]-[.B43]" office:value-type="float" office:value="0.00000400000000411183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117579">
            <text:p>109.117579</text:p>
          </table:table-cell>
          <table:table-cell table:formula="of:=[.A45]-[.A$20]" office:value-type="float" office:value="0.00492700000000923">
            <text:p>0.004927</text:p>
          </table:table-cell>
          <table:table-cell table:formula="of:=[.B45]-[.B44]" office:value-type="float" office:value="0.0000670000000013715">
            <text:p>0.00006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17581">
            <text:p>109.117581</text:p>
          </table:table-cell>
          <table:table-cell table:formula="of:=[.A46]-[.A$20]" office:value-type="float" office:value="0.00492900000000418">
            <text:p>0.004929</text:p>
          </table:table-cell>
          <table:table-cell table:formula="of:=[.B46]-[.B4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17584">
            <text:p>109.117584</text:p>
          </table:table-cell>
          <table:table-cell table:formula="of:=[.A47]-[.A$20]" office:value-type="float" office:value="0.00493199999999661">
            <text:p>0.004932</text:p>
          </table:table-cell>
          <table:table-cell table:formula="of:=[.B47]-[.B46]" office:value-type="float" office:value="0.00000299999999242573">
            <text:p>0.000003</text:p>
          </table:table-cell>
          <table:table-cell/>
          <table:table-cell office:value-type="string">
            <text:p>0.071844 / 0.082640 &gt; 2.000000 / 5.000000</text:p>
          </table:table-cell>
          <table:table-cell/>
        </table:table-row>
        <table:table-row table:style-name="ro1">
          <table:table-cell office:value-type="float" office:value="109.117586">
            <text:p>109.117586</text:p>
          </table:table-cell>
          <table:table-cell table:formula="of:=[.A48]-[.A$20]" office:value-type="float" office:value="0.00493400000000577">
            <text:p>0.004934</text:p>
          </table:table-cell>
          <table:table-cell table:formula="of:=[.B48]-[.B47]" office:value-type="float" office:value="0.00000200000000916134">
            <text:p>0.000002</text:p>
          </table:table-cell>
          <table:table-cell/>
          <table:table-cell office:value-type="string">
            <text:p>d_s is renewed (r + D) to 109122.580817; c_s is fully topped up</text:p>
          </table:table-cell>
          <table:table-cell/>
        </table:table-row>
        <table:table-row table:style-name="ro1">
          <table:table-cell office:value-type="float" office:value="109.119436">
            <text:p>109.119436</text:p>
          </table:table-cell>
          <table:table-cell table:formula="of:=[.A49]-[.A$20]" office:value-type="float" office:value="0.00678399999999613">
            <text:p>0.006784</text:p>
          </table:table-cell>
          <table:table-cell table:formula="of:=[.B49]-[.B48]" office:value-type="float" office:value="0.00184999999999036">
            <text:p>0.00185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119437">
            <text:p>109.119437</text:p>
          </table:table-cell>
          <table:table-cell table:formula="of:=[.A50]-[.A$20]" office:value-type="float" office:value="0.00678500000000781">
            <text:p>0.006785</text:p>
          </table:table-cell>
          <table:table-cell table:formula="of:=[.B50]-[.B49]" office:value-type="float" office:value="0.0000010000000116861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1944">
            <text:p>109.119440</text:p>
          </table:table-cell>
          <table:table-cell table:formula="of:=[.A51]-[.A$20]" office:value-type="float" office:value="0.00678800000000024">
            <text:p>0.006788</text:p>
          </table:table-cell>
          <table:table-cell table:formula="of:=[.B51]-[.B50]" office:value-type="float" office:value="0.00000299999999242573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120581">
            <text:p>109.120581</text:p>
          </table:table-cell>
          <table:table-cell table:formula="of:=[.A52]-[.A$20]" office:value-type="float" office:value="0.00792900000000429">
            <text:p>0.007929</text:p>
          </table:table-cell>
          <table:table-cell table:formula="of:=[.B52]-[.B51]" office:value-type="float" office:value="0.00114100000000406">
            <text:p>0.00114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20583">
            <text:p>109.120583</text:p>
          </table:table-cell>
          <table:table-cell table:formula="of:=[.A53]-[.A$20]" office:value-type="float" office:value="0.00793099999999924">
            <text:p>0.007931</text:p>
          </table:table-cell>
          <table:table-cell table:formula="of:=[.B53]-[.B5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20585">
            <text:p>109.120585</text:p>
          </table:table-cell>
          <table:table-cell table:formula="of:=[.A54]-[.A$20]" office:value-type="float" office:value="0.00793300000000841">
            <text:p>0.007933</text:p>
          </table:table-cell>
          <table:table-cell table:formula="of:=[.B54]-[.B53]" office:value-type="float" office:value="0.00000200000000916134">
            <text:p>0.000002</text:p>
          </table:table-cell>
          <table:table-cell office:value-type="string">
            <text:p>d_s is renewed (r + D) to 109122.582832; c_s is fully topped up</text:p>
          </table:table-cell>
          <table:table-cell table:number-columns-repeated="2"/>
        </table:table-row>
        <table:table-row table:style-name="ro1">
          <table:table-cell office:value-type="float" office:value="109.121387">
            <text:p>109.121387</text:p>
          </table:table-cell>
          <table:table-cell table:formula="of:=[.A55]-[.A$20]" office:value-type="float" office:value="0.00873500000000149">
            <text:p>0.008735</text:p>
          </table:table-cell>
          <table:table-cell table:formula="of:=[.B55]-[.B54]" office:value-type="float" office:value="0.000801999999993086">
            <text:p>0.00080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21389">
            <text:p>109.121389</text:p>
          </table:table-cell>
          <table:table-cell table:formula="of:=[.A56]-[.A$20]" office:value-type="float" office:value="0.00873699999999644">
            <text:p>0.008737</text:p>
          </table:table-cell>
          <table:table-cell table:formula="of:=[.B56]-[.B5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21391">
            <text:p>109.121391</text:p>
          </table:table-cell>
          <table:table-cell table:formula="of:=[.A57]-[.A$20]" office:value-type="float" office:value="0.0087390000000056">
            <text:p>0.008739</text:p>
          </table:table-cell>
          <table:table-cell table:formula="of:=[.B57]-[.B56]" office:value-type="float" office:value="0.00000200000000916134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122309">
            <text:p>109.122309</text:p>
          </table:table-cell>
          <table:table-cell table:formula="of:=[.A58]-[.A$20]" office:value-type="float" office:value="0.00965700000000425">
            <text:p>0.009657</text:p>
          </table:table-cell>
          <table:table-cell table:formula="of:=[.B58]-[.B57]" office:value-type="float" office:value="0.000917999999998642">
            <text:p>0.0009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22311">
            <text:p>109.122311</text:p>
          </table:table-cell>
          <table:table-cell table:formula="of:=[.A59]-[.A$20]" office:value-type="float" office:value="0.0096589999999992">
            <text:p>0.009659</text:p>
          </table:table-cell>
          <table:table-cell table:formula="of:=[.B59]-[.B5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22579">
            <text:p>109.122579</text:p>
          </table:table-cell>
          <table:table-cell table:formula="of:=[.A60]-[.A$20]" office:value-type="float" office:value="0.00992700000000468">
            <text:p>0.009927</text:p>
          </table:table-cell>
          <table:table-cell table:formula="of:=[.B60]-[.B59]" office:value-type="float" office:value="0.000268000000005486">
            <text:p>0.00026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122582">
            <text:p>109.122582</text:p>
          </table:table-cell>
          <table:table-cell table:formula="of:=[.A61]-[.A$20]" office:value-type="float" office:value="0.00992999999999711">
            <text:p>0.009930</text:p>
          </table:table-cell>
          <table:table-cell table:formula="of:=[.B61]-[.B6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122585">
            <text:p>109.122585</text:p>
          </table:table-cell>
          <table:table-cell table:formula="of:=[.A62]-[.A$20]" office:value-type="float" office:value="0.00993300000000374">
            <text:p>0.009933</text:p>
          </table:table-cell>
          <table:table-cell table:formula="of:=[.B62]-[.B61]" office:value-type="float" office:value="0.00000300000000663658">
            <text:p>0.000003</text:p>
          </table:table-cell>
          <table:table-cell table:number-columns-repeated="2"/>
          <table:table-cell office:value-type="string">
            <text:p>d_s is renewed (r + D) to 109129.581953; c_s is fully topped up</text:p>
          </table:table-cell>
        </table:table-row>
        <table:table-row table:style-name="ro1">
          <table:table-cell office:value-type="float" office:value="109.122588">
            <text:p>109.122588</text:p>
          </table:table-cell>
          <table:table-cell table:formula="of:=[.A63]-[.A$20]" office:value-type="float" office:value="0.00993599999999617">
            <text:p>0.009936</text:p>
          </table:table-cell>
          <table:table-cell table:formula="of:=[.B63]-[.B62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22589">
            <text:p>109.122589</text:p>
          </table:table-cell>
          <table:table-cell table:formula="of:=[.A64]-[.A$20]" office:value-type="float" office:value="0.00993700000000786">
            <text:p>0.009937</text:p>
          </table:table-cell>
          <table:table-cell table:formula="of:=[.B64]-[.B63]" office:value-type="float" office:value="0.0000010000000116861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22592">
            <text:p>109.122592</text:p>
          </table:table-cell>
          <table:table-cell table:formula="of:=[.A65]-[.A$20]" office:value-type="float" office:value="0.00994000000000028">
            <text:p>0.009940</text:p>
          </table:table-cell>
          <table:table-cell table:formula="of:=[.B65]-[.B64]" office:value-type="float" office:value="0.00000299999999242573">
            <text:p>0.000003</text:p>
          </table:table-cell>
          <table:table-cell/>
          <table:table-cell office:value-type="string">
            <text:p>d_s is renewed (r + D) to 109127.589525; c_s is fully topped up</text:p>
          </table:table-cell>
          <table:table-cell/>
        </table:table-row>
        <table:table-row table:style-name="ro1">
          <table:table-cell office:value-type="float" office:value="109.122596">
            <text:p>109.122596</text:p>
          </table:table-cell>
          <table:table-cell table:formula="of:=[.A66]-[.A$20]" office:value-type="float" office:value="0.00994400000000439">
            <text:p>0.009944</text:p>
          </table:table-cell>
          <table:table-cell table:formula="of:=[.B66]-[.B65]" office:value-type="float" office:value="0.00000400000000411183">
            <text:p>0.000004</text:p>
          </table:table-cell>
          <table:table-cell/>
          <table:table-cell office:value-type="string">
            <text:p>is pick_next_task_dl-ed by rsyslogd (814)</text:p>
          </table:table-cell>
          <table:table-cell/>
        </table:table-row>
        <table:table-row table:style-name="ro1">
          <table:table-cell office:value-type="float" office:value="109.124544">
            <text:p>109.124544</text:p>
          </table:table-cell>
          <table:table-cell table:formula="of:=[.A67]-[.A$20]" office:value-type="float" office:value="0.0118920000000031">
            <text:p>0.011892</text:p>
          </table:table-cell>
          <table:table-cell table:formula="of:=[.B67]-[.B66]" office:value-type="float" office:value="0.00194799999999873">
            <text:p>0.00194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24546">
            <text:p>109.124546</text:p>
          </table:table-cell>
          <table:table-cell table:formula="of:=[.A68]-[.A$20]" office:value-type="float" office:value="0.0118939999999981">
            <text:p>0.011894</text:p>
          </table:table-cell>
          <table:table-cell table:formula="of:=[.B68]-[.B6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24548">
            <text:p>109.124548</text:p>
          </table:table-cell>
          <table:table-cell table:formula="of:=[.A69]-[.A$20]" office:value-type="float" office:value="0.0118960000000072">
            <text:p>0.011896</text:p>
          </table:table-cell>
          <table:table-cell table:formula="of:=[.B69]-[.B68]" office:value-type="float" office:value="0.00000200000000916134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124581">
            <text:p>109.124581</text:p>
          </table:table-cell>
          <table:table-cell table:formula="of:=[.A70]-[.A$20]" office:value-type="float" office:value="0.0119290000000092">
            <text:p>0.011929</text:p>
          </table:table-cell>
          <table:table-cell table:formula="of:=[.B70]-[.B69]" office:value-type="float" office:value="0.0000330000000019481">
            <text:p>0.00003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24583">
            <text:p>109.124583</text:p>
          </table:table-cell>
          <table:table-cell table:formula="of:=[.A71]-[.A$20]" office:value-type="float" office:value="0.0119310000000041">
            <text:p>0.011931</text:p>
          </table:table-cell>
          <table:table-cell table:formula="of:=[.B71]-[.B7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24585">
            <text:p>109.124585</text:p>
          </table:table-cell>
          <table:table-cell table:formula="of:=[.A72]-[.A$20]" office:value-type="float" office:value="0.0119329999999991">
            <text:p>0.011933</text:p>
          </table:table-cell>
          <table:table-cell table:formula="of:=[.B72]-[.B71]" office:value-type="float" office:value="0.00000199999999495049">
            <text:p>0.000002</text:p>
          </table:table-cell>
          <table:table-cell office:value-type="string">
            <text:p>d_s is renewed (r + D) to 109126.583121; c_s is fully topped up</text:p>
          </table:table-cell>
          <table:table-cell table:number-columns-repeated="2"/>
        </table:table-row>
        <table:table-row table:style-name="ro1">
          <table:table-cell office:value-type="float" office:value="109.124588">
            <text:p>109.124588</text:p>
          </table:table-cell>
          <table:table-cell table:formula="of:=[.A73]-[.A$20]" office:value-type="float" office:value="0.0119360000000057">
            <text:p>0.011936</text:p>
          </table:table-cell>
          <table:table-cell table:formula="of:=[.B73]-[.B72]" office:value-type="float" office:value="0.00000300000000663658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9.124591">
            <text:p>109.124591</text:p>
          </table:table-cell>
          <table:table-cell table:formula="of:=[.A74]-[.A$20]" office:value-type="float" office:value="0.0119389999999981">
            <text:p>0.011939</text:p>
          </table:table-cell>
          <table:table-cell table:formula="of:=[.B74]-[.B73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24593">
            <text:p>109.124593</text:p>
          </table:table-cell>
          <table:table-cell table:formula="of:=[.A75]-[.A$20]" office:value-type="float" office:value="0.0119410000000073">
            <text:p>0.011941</text:p>
          </table:table-cell>
          <table:table-cell table:formula="of:=[.B75]-[.B74]" office:value-type="float" office:value="0.00000200000000916134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125508">
            <text:p>109.125508</text:p>
          </table:table-cell>
          <table:table-cell table:formula="of:=[.A76]-[.A$20]" office:value-type="float" office:value="0.0128559999999993">
            <text:p>0.012856</text:p>
          </table:table-cell>
          <table:table-cell table:formula="of:=[.B76]-[.B75]" office:value-type="float" office:value="0.000914999999992006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25509">
            <text:p>109.125509</text:p>
          </table:table-cell>
          <table:table-cell table:formula="of:=[.A77]-[.A$20]" office:value-type="float" office:value="0.0128569999999968">
            <text:p>0.012857</text:p>
          </table:table-cell>
          <table:table-cell table:formula="of:=[.B77]-[.B76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25514">
            <text:p>109.125514</text:p>
          </table:table-cell>
          <table:table-cell table:formula="of:=[.A78]-[.A$20]" office:value-type="float" office:value="0.0128619999999984">
            <text:p>0.012862</text:p>
          </table:table-cell>
          <table:table-cell table:formula="of:=[.B78]-[.B77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127575">
            <text:p>109.127575</text:p>
          </table:table-cell>
          <table:table-cell table:formula="of:=[.A79]-[.A$20]" office:value-type="float" office:value="0.014922999999996">
            <text:p>0.014923</text:p>
          </table:table-cell>
          <table:table-cell table:formula="of:=[.B79]-[.B78]" office:value-type="float" office:value="0.00206099999999765">
            <text:p>0.00206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27577">
            <text:p>109.127577</text:p>
          </table:table-cell>
          <table:table-cell table:formula="of:=[.A80]-[.A$20]" office:value-type="float" office:value="0.0149250000000052">
            <text:p>0.014925</text:p>
          </table:table-cell>
          <table:table-cell table:formula="of:=[.B80]-[.B79]" office:value-type="float" office:value="0.00000200000000916134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2758">
            <text:p>109.127580</text:p>
          </table:table-cell>
          <table:table-cell table:formula="of:=[.A81]-[.A$20]" office:value-type="float" office:value="0.0149279999999976">
            <text:p>0.014928</text:p>
          </table:table-cell>
          <table:table-cell table:formula="of:=[.B81]-[.B80]" office:value-type="float" office:value="0.00000299999999242573">
            <text:p>0.000003</text:p>
          </table:table-cell>
          <table:table-cell/>
          <table:table-cell office:value-type="string">
            <text:p>0.051471 / 0.012712 &gt; 2.000000 / 5.000000</text:p>
          </table:table-cell>
          <table:table-cell/>
        </table:table-row>
        <table:table-row table:style-name="ro1">
          <table:table-cell office:value-type="float" office:value="109.127582">
            <text:p>109.127582</text:p>
          </table:table-cell>
          <table:table-cell table:formula="of:=[.A82]-[.A$20]" office:value-type="float" office:value="0.0149300000000068">
            <text:p>0.014930</text:p>
          </table:table-cell>
          <table:table-cell table:formula="of:=[.B82]-[.B81]" office:value-type="float" office:value="0.00000200000000916134">
            <text:p>0.000002</text:p>
          </table:table-cell>
          <table:table-cell/>
          <table:table-cell office:value-type="string">
            <text:p>d_s is renewed (r + D) to 109132.576813; c_s is fully topped up</text:p>
          </table:table-cell>
          <table:table-cell/>
        </table:table-row>
        <table:table-row table:style-name="ro1">
          <table:table-cell office:value-type="float" office:value="109.128498">
            <text:p>109.128498</text:p>
          </table:table-cell>
          <table:table-cell table:formula="of:=[.A83]-[.A$20]" office:value-type="float" office:value="0.0158459999999963">
            <text:p>0.015846</text:p>
          </table:table-cell>
          <table:table-cell table:formula="of:=[.B83]-[.B82]" office:value-type="float" office:value="0.000915999999989481">
            <text:p>0.00091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128502">
            <text:p>109.128502</text:p>
          </table:table-cell>
          <table:table-cell table:formula="of:=[.A84]-[.A$20]" office:value-type="float" office:value="0.0158500000000004">
            <text:p>0.015850</text:p>
          </table:table-cell>
          <table:table-cell table:formula="of:=[.B84]-[.B83]" office:value-type="float" office:value="0.00000400000000411183">
            <text:p>0.000004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128505">
            <text:p>109.128505</text:p>
          </table:table-cell>
          <table:table-cell table:formula="of:=[.A85]-[.A$20]" office:value-type="float" office:value="0.015853000000007">
            <text:p>0.015853</text:p>
          </table:table-cell>
          <table:table-cell table:formula="of:=[.B85]-[.B84]" office:value-type="float" office:value="0.00000300000000663658">
            <text:p>0.000003</text:p>
          </table:table-cell>
          <table:table-cell table:number-columns-repeated="2"/>
          <table:table-cell office:value-type="string">
            <text:p>uses up its c_s; 109128.497371-109128.012482=0.484889</text:p>
          </table:table-cell>
        </table:table-row>
        <table:table-row table:style-name="ro1">
          <table:table-cell office:value-type="float" office:value="109.128509">
            <text:p>109.128509</text:p>
          </table:table-cell>
          <table:table-cell table:formula="of:=[.A86]-[.A$20]" office:value-type="float" office:value="0.0158569999999969">
            <text:p>0.015857</text:p>
          </table:table-cell>
          <table:table-cell table:formula="of:=[.B86]-[.B85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28511">
            <text:p>109.128511</text:p>
          </table:table-cell>
          <table:table-cell table:formula="of:=[.A87]-[.A$20]" office:value-type="float" office:value="0.0158590000000061">
            <text:p>0.015859</text:p>
          </table:table-cell>
          <table:table-cell table:formula="of:=[.B87]-[.B86]" office:value-type="float" office:value="0.00000200000000916134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128583">
            <text:p>109.128583</text:p>
          </table:table-cell>
          <table:table-cell table:formula="of:=[.A88]-[.A$20]" office:value-type="float" office:value="0.015931000000009">
            <text:p>0.015931</text:p>
          </table:table-cell>
          <table:table-cell table:formula="of:=[.B88]-[.B87]" office:value-type="float" office:value="0.0000720000000029586">
            <text:p>0.00007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28585">
            <text:p>109.128585</text:p>
          </table:table-cell>
          <table:table-cell table:formula="of:=[.A89]-[.A$20]" office:value-type="float" office:value="0.015933000000004">
            <text:p>0.015933</text:p>
          </table:table-cell>
          <table:table-cell table:formula="of:=[.B89]-[.B8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28587">
            <text:p>109.128587</text:p>
          </table:table-cell>
          <table:table-cell table:formula="of:=[.A90]-[.A$20]" office:value-type="float" office:value="0.0159349999999989">
            <text:p>0.015935</text:p>
          </table:table-cell>
          <table:table-cell table:formula="of:=[.B90]-[.B89]" office:value-type="float" office:value="0.00000199999999495049">
            <text:p>0.000002</text:p>
          </table:table-cell>
          <table:table-cell office:value-type="string">
            <text:p>d_s is renewed (r + D) to 109130.584922; c_s is fully topped up</text:p>
          </table:table-cell>
          <table:table-cell table:number-columns-repeated="2"/>
        </table:table-row>
        <table:table-row table:style-name="ro1">
          <table:table-cell office:value-type="float" office:value="109.12859">
            <text:p>109.128590</text:p>
          </table:table-cell>
          <table:table-cell table:formula="of:=[.A91]-[.A$20]" office:value-type="float" office:value="0.0159380000000056">
            <text:p>0.015938</text:p>
          </table:table-cell>
          <table:table-cell table:formula="of:=[.B91]-[.B90]" office:value-type="float" office:value="0.00000300000000663658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128593">
            <text:p>109.128593</text:p>
          </table:table-cell>
          <table:table-cell table:formula="of:=[.A92]-[.A$20]" office:value-type="float" office:value="0.015940999999998">
            <text:p>0.015941</text:p>
          </table:table-cell>
          <table:table-cell table:formula="of:=[.B92]-[.B91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28595">
            <text:p>109.128595</text:p>
          </table:table-cell>
          <table:table-cell table:formula="of:=[.A93]-[.A$20]" office:value-type="float" office:value="0.0159430000000071">
            <text:p>0.015943</text:p>
          </table:table-cell>
          <table:table-cell table:formula="of:=[.B93]-[.B92]" office:value-type="float" office:value="0.00000200000000916134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129511">
            <text:p>109.129511</text:p>
          </table:table-cell>
          <table:table-cell table:formula="of:=[.A94]-[.A$20]" office:value-type="float" office:value="0.0168589999999966">
            <text:p>0.016859</text:p>
          </table:table-cell>
          <table:table-cell table:formula="of:=[.B94]-[.B93]" office:value-type="float" office:value="0.000915999999989481">
            <text:p>0.00091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29513">
            <text:p>109.129513</text:p>
          </table:table-cell>
          <table:table-cell table:formula="of:=[.A95]-[.A$20]" office:value-type="float" office:value="0.0168610000000058">
            <text:p>0.016861</text:p>
          </table:table-cell>
          <table:table-cell table:formula="of:=[.B95]-[.B94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29517">
            <text:p>109.129517</text:p>
          </table:table-cell>
          <table:table-cell table:formula="of:=[.A96]-[.A$20]" office:value-type="float" office:value="0.0168650000000099">
            <text:p>0.016865</text:p>
          </table:table-cell>
          <table:table-cell table:formula="of:=[.B96]-[.B95]" office:value-type="float" office:value="0.00000400000000411183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129594">
            <text:p>109.129594</text:p>
          </table:table-cell>
          <table:table-cell table:formula="of:=[.A97]-[.A$20]" office:value-type="float" office:value="0.0169420000000002">
            <text:p>0.016942</text:p>
          </table:table-cell>
          <table:table-cell table:formula="of:=[.B97]-[.B96]" office:value-type="float" office:value="0.0000769999999903348">
            <text:p>0.000077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131401">
            <text:p>109.131401</text:p>
          </table:table-cell>
          <table:table-cell table:formula="of:=[.A98]-[.A$20]" office:value-type="float" office:value="0.0187489999999997">
            <text:p>0.018749</text:p>
          </table:table-cell>
          <table:table-cell table:formula="of:=[.B98]-[.B97]" office:value-type="float" office:value="0.00180699999999945">
            <text:p>0.00180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31403">
            <text:p>109.131403</text:p>
          </table:table-cell>
          <table:table-cell table:formula="of:=[.A99]-[.A$20]" office:value-type="float" office:value="0.0187510000000088">
            <text:p>0.018751</text:p>
          </table:table-cell>
          <table:table-cell table:formula="of:=[.B99]-[.B98]" office:value-type="float" office:value="0.00000200000000916134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32586">
            <text:p>109.132586</text:p>
          </table:table-cell>
          <table:table-cell table:formula="of:=[.A100]-[.A$20]" office:value-type="float" office:value="0.0199340000000063">
            <text:p>0.019934</text:p>
          </table:table-cell>
          <table:table-cell table:formula="of:=[.B100]-[.B99]" office:value-type="float" office:value="0.00118299999999749">
            <text:p>0.00118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132589">
            <text:p>109.132589</text:p>
          </table:table-cell>
          <table:table-cell table:formula="of:=[.A101]-[.A$20]" office:value-type="float" office:value="0.0199369999999988">
            <text:p>0.019937</text:p>
          </table:table-cell>
          <table:table-cell table:formula="of:=[.B101]-[.B10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132593">
            <text:p>109.132593</text:p>
          </table:table-cell>
          <table:table-cell table:formula="of:=[.A102]-[.A$20]" office:value-type="float" office:value="0.0199410000000029">
            <text:p>0.019941</text:p>
          </table:table-cell>
          <table:table-cell table:formula="of:=[.B102]-[.B101]" office:value-type="float" office:value="0.00000400000000411183">
            <text:p>0.000004</text:p>
          </table:table-cell>
          <table:table-cell table:number-columns-repeated="2"/>
          <table:table-cell office:value-type="string">
            <text:p>d_s is renewed (r + D) to 109139.589248; c_s is fully topped up</text:p>
          </table:table-cell>
        </table:table-row>
        <table:table-row table:style-name="ro1">
          <table:table-cell office:value-type="float" office:value="109.132596">
            <text:p>109.132596</text:p>
          </table:table-cell>
          <table:table-cell table:formula="of:=[.A103]-[.A$20]" office:value-type="float" office:value="0.0199440000000095">
            <text:p>0.019944</text:p>
          </table:table-cell>
          <table:table-cell table:formula="of:=[.B103]-[.B102]" office:value-type="float" office:value="0.00000300000000663658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32598">
            <text:p>109.132598</text:p>
          </table:table-cell>
          <table:table-cell table:formula="of:=[.A104]-[.A$20]" office:value-type="float" office:value="0.0199460000000045">
            <text:p>0.019946</text:p>
          </table:table-cell>
          <table:table-cell table:formula="of:=[.B104]-[.B10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326">
            <text:p>109.132600</text:p>
          </table:table-cell>
          <table:table-cell table:formula="of:=[.A105]-[.A$20]" office:value-type="float" office:value="0.0199479999999994">
            <text:p>0.019948</text:p>
          </table:table-cell>
          <table:table-cell table:formula="of:=[.B105]-[.B104]" office:value-type="float" office:value="0.00000199999999495049">
            <text:p>0.000002</text:p>
          </table:table-cell>
          <table:table-cell office:value-type="string">
            <text:p>d_s is renewed (r + D) to 109134.589248; c_s is fully topped up</text:p>
          </table:table-cell>
          <table:table-cell table:number-columns-repeated="2"/>
        </table:table-row>
        <table:table-row table:style-name="ro1">
          <table:table-cell office:value-type="float" office:value="109.132603">
            <text:p>109.132603</text:p>
          </table:table-cell>
          <table:table-cell table:formula="of:=[.A106]-[.A$20]" office:value-type="float" office:value="0.019951000000006">
            <text:p>0.019951</text:p>
          </table:table-cell>
          <table:table-cell table:formula="of:=[.B106]-[.B105]" office:value-type="float" office:value="0.00000300000000663658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32605">
            <text:p>109.132605</text:p>
          </table:table-cell>
          <table:table-cell table:formula="of:=[.A107]-[.A$20]" office:value-type="float" office:value="0.019953000000001">
            <text:p>0.019953</text:p>
          </table:table-cell>
          <table:table-cell table:formula="of:=[.B107]-[.B10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32607">
            <text:p>109.132607</text:p>
          </table:table-cell>
          <table:table-cell table:formula="of:=[.A108]-[.A$20]" office:value-type="float" office:value="0.0199549999999959">
            <text:p>0.019955</text:p>
          </table:table-cell>
          <table:table-cell table:formula="of:=[.B108]-[.B107]" office:value-type="float" office:value="0.00000199999999495049">
            <text:p>0.000002</text:p>
          </table:table-cell>
          <table:table-cell/>
          <table:table-cell office:value-type="string">
            <text:p>d_s is renewed (r + D) to 109137.589248; c_s is fully topped up</text:p>
          </table:table-cell>
          <table:table-cell/>
        </table:table-row>
        <table:table-row table:style-name="ro1">
          <table:table-cell office:value-type="float" office:value="109.132612">
            <text:p>109.132612</text:p>
          </table:table-cell>
          <table:table-cell table:formula="of:=[.A109]-[.A$20]" office:value-type="float" office:value="0.0199599999999975">
            <text:p>0.019960</text:p>
          </table:table-cell>
          <table:table-cell table:formula="of:=[.B109]-[.B108]" office:value-type="float" office:value="0.00000500000000158707">
            <text:p>0.000005</text:p>
          </table:table-cell>
          <table:table-cell office:value-type="string">
            <text:p>is pick_next_task_dl-ed by rsyslogd (814)</text:p>
          </table:table-cell>
          <table:table-cell table:number-columns-repeated="2"/>
        </table:table-row>
        <table:table-row table:style-name="ro1">
          <table:table-cell office:value-type="float" office:value="109.133548">
            <text:p>109.133548</text:p>
          </table:table-cell>
          <table:table-cell table:formula="of:=[.A110]-[.A$20]" office:value-type="float" office:value="0.0208960000000076">
            <text:p>0.020896</text:p>
          </table:table-cell>
          <table:table-cell table:formula="of:=[.B110]-[.B109]" office:value-type="float" office:value="0.00093600000001004">
            <text:p>0.00093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33551">
            <text:p>109.133551</text:p>
          </table:table-cell>
          <table:table-cell table:formula="of:=[.A111]-[.A$20]" office:value-type="float" office:value="0.020899">
            <text:p>0.020899</text:p>
          </table:table-cell>
          <table:table-cell table:formula="of:=[.B111]-[.B110]" office:value-type="float" office:value="0.00000299999999242573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33553">
            <text:p>109.133553</text:p>
          </table:table-cell>
          <table:table-cell table:formula="of:=[.A112]-[.A$20]" office:value-type="float" office:value="0.0209010000000092">
            <text:p>0.020901</text:p>
          </table:table-cell>
          <table:table-cell table:formula="of:=[.B112]-[.B111]" office:value-type="float" office:value="0.00000200000000916134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135477">
            <text:p>109.135477</text:p>
          </table:table-cell>
          <table:table-cell table:formula="of:=[.A113]-[.A$20]" office:value-type="float" office:value="0.0228249999999974">
            <text:p>0.022825</text:p>
          </table:table-cell>
          <table:table-cell table:formula="of:=[.B113]-[.B112]" office:value-type="float" office:value="0.00192399999998827">
            <text:p>0.00192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35479">
            <text:p>109.135479</text:p>
          </table:table-cell>
          <table:table-cell table:formula="of:=[.A114]-[.A$20]" office:value-type="float" office:value="0.0228270000000066">
            <text:p>0.022827</text:p>
          </table:table-cell>
          <table:table-cell table:formula="of:=[.B114]-[.B113]" office:value-type="float" office:value="0.00000200000000916134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35481">
            <text:p>109.135481</text:p>
          </table:table-cell>
          <table:table-cell table:formula="of:=[.A115]-[.A$20]" office:value-type="float" office:value="0.0228290000000015">
            <text:p>0.022829</text:p>
          </table:table-cell>
          <table:table-cell table:formula="of:=[.B115]-[.B11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135484">
            <text:p>109.135484</text:p>
          </table:table-cell>
          <table:table-cell table:formula="of:=[.A116]-[.A$20]" office:value-type="float" office:value="0.0228320000000082">
            <text:p>0.022832</text:p>
          </table:table-cell>
          <table:table-cell table:formula="of:=[.B116]-[.B115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35486">
            <text:p>109.135486</text:p>
          </table:table-cell>
          <table:table-cell table:formula="of:=[.A117]-[.A$20]" office:value-type="float" office:value="0.0228340000000031">
            <text:p>0.022834</text:p>
          </table:table-cell>
          <table:table-cell table:formula="of:=[.B117]-[.B11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136583">
            <text:p>109.136583</text:p>
          </table:table-cell>
          <table:table-cell table:formula="of:=[.A118]-[.A$20]" office:value-type="float" office:value="0.0239310000000046">
            <text:p>0.023931</text:p>
          </table:table-cell>
          <table:table-cell table:formula="of:=[.B118]-[.B117]" office:value-type="float" office:value="0.00109700000000146">
            <text:p>0.00109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36586">
            <text:p>109.136586</text:p>
          </table:table-cell>
          <table:table-cell table:formula="of:=[.A119]-[.A$20]" office:value-type="float" office:value="0.023933999999997">
            <text:p>0.023934</text:p>
          </table:table-cell>
          <table:table-cell table:formula="of:=[.B119]-[.B118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36589">
            <text:p>109.136589</text:p>
          </table:table-cell>
          <table:table-cell table:formula="of:=[.A120]-[.A$20]" office:value-type="float" office:value="0.0239370000000036">
            <text:p>0.023937</text:p>
          </table:table-cell>
          <table:table-cell table:formula="of:=[.B120]-[.B119]" office:value-type="float" office:value="0.00000300000000663658">
            <text:p>0.000003</text:p>
          </table:table-cell>
          <table:table-cell office:value-type="string">
            <text:p>d_s is renewed (r + D) to 109138.586102; c_s is fully topped up</text:p>
          </table:table-cell>
          <table:table-cell table:number-columns-repeated="2"/>
        </table:table-row>
        <table:table-row table:style-name="ro1">
          <table:table-cell office:value-type="float" office:value="109.136591">
            <text:p>109.136591</text:p>
          </table:table-cell>
          <table:table-cell table:formula="of:=[.A121]-[.A$20]" office:value-type="float" office:value="0.0239389999999986">
            <text:p>0.023939</text:p>
          </table:table-cell>
          <table:table-cell table:formula="of:=[.B121]-[.B120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9.136595">
            <text:p>109.136595</text:p>
          </table:table-cell>
          <table:table-cell table:formula="of:=[.A122]-[.A$20]" office:value-type="float" office:value="0.0239430000000027">
            <text:p>0.023943</text:p>
          </table:table-cell>
          <table:table-cell table:formula="of:=[.B122]-[.B121]" office:value-type="float" office:value="0.00000400000000411183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36597">
            <text:p>109.136597</text:p>
          </table:table-cell>
          <table:table-cell table:formula="of:=[.A123]-[.A$20]" office:value-type="float" office:value="0.0239449999999977">
            <text:p>0.023945</text:p>
          </table:table-cell>
          <table:table-cell table:formula="of:=[.B123]-[.B122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13752">
            <text:p>109.137520</text:p>
          </table:table-cell>
          <table:table-cell table:formula="of:=[.A124]-[.A$20]" office:value-type="float" office:value="0.0248679999999979">
            <text:p>0.024868</text:p>
          </table:table-cell>
          <table:table-cell table:formula="of:=[.B124]-[.B123]" office:value-type="float" office:value="0.000923000000000229">
            <text:p>0.00092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37522">
            <text:p>109.137522</text:p>
          </table:table-cell>
          <table:table-cell table:formula="of:=[.A125]-[.A$20]" office:value-type="float" office:value="0.0248700000000071">
            <text:p>0.024870</text:p>
          </table:table-cell>
          <table:table-cell table:formula="of:=[.B125]-[.B124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37526">
            <text:p>109.137526</text:p>
          </table:table-cell>
          <table:table-cell table:formula="of:=[.A126]-[.A$20]" office:value-type="float" office:value="0.024873999999997">
            <text:p>0.024874</text:p>
          </table:table-cell>
          <table:table-cell table:formula="of:=[.B126]-[.B125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137579">
            <text:p>109.137579</text:p>
          </table:table-cell>
          <table:table-cell table:formula="of:=[.A127]-[.A$20]" office:value-type="float" office:value="0.0249270000000052">
            <text:p>0.024927</text:p>
          </table:table-cell>
          <table:table-cell table:formula="of:=[.B127]-[.B126]" office:value-type="float" office:value="0.0000530000000082964">
            <text:p>0.00005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37581">
            <text:p>109.137581</text:p>
          </table:table-cell>
          <table:table-cell table:formula="of:=[.A128]-[.A$20]" office:value-type="float" office:value="0.0249290000000002">
            <text:p>0.024929</text:p>
          </table:table-cell>
          <table:table-cell table:formula="of:=[.B128]-[.B12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37585">
            <text:p>109.137585</text:p>
          </table:table-cell>
          <table:table-cell table:formula="of:=[.A129]-[.A$20]" office:value-type="float" office:value="0.0249330000000043">
            <text:p>0.024933</text:p>
          </table:table-cell>
          <table:table-cell table:formula="of:=[.B129]-[.B128]" office:value-type="float" office:value="0.00000400000000411183">
            <text:p>0.000004</text:p>
          </table:table-cell>
          <table:table-cell/>
          <table:table-cell office:value-type="string">
            <text:p>0.070980 / 0.008089 &gt; 2.000000 / 5.000000</text:p>
          </table:table-cell>
          <table:table-cell/>
        </table:table-row>
        <table:table-row table:style-name="ro1">
          <table:table-cell office:value-type="float" office:value="109.137587">
            <text:p>109.137587</text:p>
          </table:table-cell>
          <table:table-cell table:formula="of:=[.A130]-[.A$20]" office:value-type="float" office:value="0.0249349999999993">
            <text:p>0.024935</text:p>
          </table:table-cell>
          <table:table-cell table:formula="of:=[.B130]-[.B129]" office:value-type="float" office:value="0.00000199999999495049">
            <text:p>0.000002</text:p>
          </table:table-cell>
          <table:table-cell/>
          <table:table-cell office:value-type="string">
            <text:p>d_s is renewed (r + D) to 109142.581159; c_s is fully topped up</text:p>
          </table:table-cell>
          <table:table-cell/>
        </table:table-row>
        <table:table-row table:style-name="ro1">
          <table:table-cell office:value-type="float" office:value="109.139405">
            <text:p>109.139405</text:p>
          </table:table-cell>
          <table:table-cell table:formula="of:=[.A131]-[.A$20]" office:value-type="float" office:value="0.0267529999999994">
            <text:p>0.026753</text:p>
          </table:table-cell>
          <table:table-cell table:formula="of:=[.B131]-[.B130]" office:value-type="float" office:value="0.0018180000000001">
            <text:p>0.00181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139407">
            <text:p>109.139407</text:p>
          </table:table-cell>
          <table:table-cell table:formula="of:=[.A132]-[.A$20]" office:value-type="float" office:value="0.0267550000000085">
            <text:p>0.026755</text:p>
          </table:table-cell>
          <table:table-cell table:formula="of:=[.B132]-[.B131]" office:value-type="float" office:value="0.00000200000000916134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13941">
            <text:p>109.139410</text:p>
          </table:table-cell>
          <table:table-cell table:formula="of:=[.A133]-[.A$20]" office:value-type="float" office:value="0.0267580000000009">
            <text:p>0.026758</text:p>
          </table:table-cell>
          <table:table-cell table:formula="of:=[.B133]-[.B132]" office:value-type="float" office:value="0.00000299999999242573">
            <text:p>0.000003</text:p>
          </table:table-cell>
          <table:table-cell table:number-columns-repeated="2"/>
          <table:table-cell office:value-type="string">
            <text:p>uses up its c_s; 109139.403929-109138.642985=0.760944</text:p>
          </table:table-cell>
        </table:table-row>
        <table:table-row table:style-name="ro1">
          <table:table-cell office:value-type="float" office:value="109.139415">
            <text:p>109.139415</text:p>
          </table:table-cell>
          <table:table-cell table:formula="of:=[.A134]-[.A$20]" office:value-type="float" office:value="0.0267630000000025">
            <text:p>0.026763</text:p>
          </table:table-cell>
          <table:table-cell table:formula="of:=[.B134]-[.B133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39417">
            <text:p>109.139417</text:p>
          </table:table-cell>
          <table:table-cell table:formula="of:=[.A135]-[.A$20]" office:value-type="float" office:value="0.0267649999999975">
            <text:p>0.026765</text:p>
          </table:table-cell>
          <table:table-cell table:formula="of:=[.B135]-[.B134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1396">
            <text:p>109.139600</text:p>
          </table:table-cell>
          <table:table-cell table:formula="of:=[.A136]-[.A$20]" office:value-type="float" office:value="0.0269480000000044">
            <text:p>0.026948</text:p>
          </table:table-cell>
          <table:table-cell table:formula="of:=[.B136]-[.B135]" office:value-type="float" office:value="0.000183000000006928">
            <text:p>0.000183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140583">
            <text:p>109.140583</text:p>
          </table:table-cell>
          <table:table-cell table:formula="of:=[.A137]-[.A$20]" office:value-type="float" office:value="0.0279310000000095">
            <text:p>0.027931</text:p>
          </table:table-cell>
          <table:table-cell table:formula="of:=[.B137]-[.B136]" office:value-type="float" office:value="0.000983000000005063">
            <text:p>0.00098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40586">
            <text:p>109.140586</text:p>
          </table:table-cell>
          <table:table-cell table:formula="of:=[.A138]-[.A$20]" office:value-type="float" office:value="0.0279340000000019">
            <text:p>0.027934</text:p>
          </table:table-cell>
          <table:table-cell table:formula="of:=[.B138]-[.B137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40589">
            <text:p>109.140589</text:p>
          </table:table-cell>
          <table:table-cell table:formula="of:=[.A139]-[.A$20]" office:value-type="float" office:value="0.0279370000000085">
            <text:p>0.027937</text:p>
          </table:table-cell>
          <table:table-cell table:formula="of:=[.B139]-[.B138]" office:value-type="float" office:value="0.00000300000000663658">
            <text:p>0.000003</text:p>
          </table:table-cell>
          <table:table-cell office:value-type="string">
            <text:p>d_s is renewed (r + D) to 109142.585901; c_s is fully topped up</text:p>
          </table:table-cell>
          <table:table-cell table:number-columns-repeated="2"/>
        </table:table-row>
        <table:table-row table:style-name="ro1">
          <table:table-cell office:value-type="float" office:value="109.141412">
            <text:p>109.141412</text:p>
          </table:table-cell>
          <table:table-cell table:formula="of:=[.A140]-[.A$20]" office:value-type="float" office:value="0.0287600000000054">
            <text:p>0.028760</text:p>
          </table:table-cell>
          <table:table-cell table:formula="of:=[.B140]-[.B139]" office:value-type="float" office:value="0.00082299999999691">
            <text:p>0.0008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41414">
            <text:p>109.141414</text:p>
          </table:table-cell>
          <table:table-cell table:formula="of:=[.A141]-[.A$20]" office:value-type="float" office:value="0.0287620000000004">
            <text:p>0.028762</text:p>
          </table:table-cell>
          <table:table-cell table:formula="of:=[.B141]-[.B140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141417">
            <text:p>109.141417</text:p>
          </table:table-cell>
          <table:table-cell table:formula="of:=[.A142]-[.A$20]" office:value-type="float" office:value="0.028765000000007">
            <text:p>0.028765</text:p>
          </table:table-cell>
          <table:table-cell table:formula="of:=[.B142]-[.B141]" office:value-type="float" office:value="0.00000300000000663658">
            <text:p>0.000003</text:p>
          </table:table-cell>
          <table:table-cell/>
          <table:table-cell office:value-type="string">
            <text:p>uses up its c_s; 109141.411831-109140.011516=1.400315</text:p>
          </table:table-cell>
          <table:table-cell/>
        </table:table-row>
        <table:table-row table:style-name="ro1">
          <table:table-cell office:value-type="float" office:value="109.141421">
            <text:p>109.141421</text:p>
          </table:table-cell>
          <table:table-cell table:formula="of:=[.A143]-[.A$20]" office:value-type="float" office:value="0.0287689999999969">
            <text:p>0.028769</text:p>
          </table:table-cell>
          <table:table-cell table:formula="of:=[.B143]-[.B142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41423">
            <text:p>109.141423</text:p>
          </table:table-cell>
          <table:table-cell table:formula="of:=[.A144]-[.A$20]" office:value-type="float" office:value="0.0287710000000061">
            <text:p>0.028771</text:p>
          </table:table-cell>
          <table:table-cell table:formula="of:=[.B144]-[.B143]" office:value-type="float" office:value="0.00000200000000916134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142338">
            <text:p>109.142338</text:p>
          </table:table-cell>
          <table:table-cell table:formula="of:=[.A145]-[.A$20]" office:value-type="float" office:value="0.0296859999999981">
            <text:p>0.029686</text:p>
          </table:table-cell>
          <table:table-cell table:formula="of:=[.B145]-[.B144]" office:value-type="float" office:value="0.000914999999992006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4234">
            <text:p>109.142340</text:p>
          </table:table-cell>
          <table:table-cell table:formula="of:=[.A146]-[.A$20]" office:value-type="float" office:value="0.0296880000000073">
            <text:p>0.029688</text:p>
          </table:table-cell>
          <table:table-cell table:formula="of:=[.B146]-[.B145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42581">
            <text:p>109.142581</text:p>
          </table:table-cell>
          <table:table-cell table:formula="of:=[.A147]-[.A$20]" office:value-type="float" office:value="0.0299290000000099">
            <text:p>0.029929</text:p>
          </table:table-cell>
          <table:table-cell table:formula="of:=[.B147]-[.B146]" office:value-type="float" office:value="0.0002410000000026">
            <text:p>0.00024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142584">
            <text:p>109.142584</text:p>
          </table:table-cell>
          <table:table-cell table:formula="of:=[.A148]-[.A$20]" office:value-type="float" office:value="0.0299320000000023">
            <text:p>0.029932</text:p>
          </table:table-cell>
          <table:table-cell table:formula="of:=[.B148]-[.B147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142587">
            <text:p>109.142587</text:p>
          </table:table-cell>
          <table:table-cell table:formula="of:=[.A149]-[.A$20]" office:value-type="float" office:value="0.0299350000000089">
            <text:p>0.029935</text:p>
          </table:table-cell>
          <table:table-cell table:formula="of:=[.B149]-[.B148]" office:value-type="float" office:value="0.00000300000000663658">
            <text:p>0.000003</text:p>
          </table:table-cell>
          <table:table-cell table:number-columns-repeated="2"/>
          <table:table-cell office:value-type="string">
            <text:p>d_s is renewed (r + D) to 109149.584074; c_s is fully topped up</text:p>
          </table:table-cell>
        </table:table-row>
        <table:table-row table:style-name="ro1">
          <table:table-cell office:value-type="float" office:value="109.14259">
            <text:p>109.142590</text:p>
          </table:table-cell>
          <table:table-cell table:formula="of:=[.A150]-[.A$20]" office:value-type="float" office:value="0.0299380000000014">
            <text:p>0.029938</text:p>
          </table:table-cell>
          <table:table-cell table:formula="of:=[.B150]-[.B149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42592">
            <text:p>109.142592</text:p>
          </table:table-cell>
          <table:table-cell table:formula="of:=[.A151]-[.A$20]" office:value-type="float" office:value="0.0299399999999963">
            <text:p>0.029940</text:p>
          </table:table-cell>
          <table:table-cell table:formula="of:=[.B151]-[.B150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142597">
            <text:p>109.142597</text:p>
          </table:table-cell>
          <table:table-cell table:formula="of:=[.A152]-[.A$20]" office:value-type="float" office:value="0.0299449999999979">
            <text:p>0.029945</text:p>
          </table:table-cell>
          <table:table-cell table:formula="of:=[.B152]-[.B151]" office:value-type="float" office:value="0.00000500000000158707">
            <text:p>0.00000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142599">
            <text:p>109.142599</text:p>
          </table:table-cell>
          <table:table-cell table:formula="of:=[.A153]-[.A$20]" office:value-type="float" office:value="0.0299470000000071">
            <text:p>0.029947</text:p>
          </table:table-cell>
          <table:table-cell table:formula="of:=[.B153]-[.B152]" office:value-type="float" office:value="0.00000200000000916134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42602">
            <text:p>109.142602</text:p>
          </table:table-cell>
          <table:table-cell table:formula="of:=[.A154]-[.A$20]" office:value-type="float" office:value="0.0299499999999995">
            <text:p>0.029950</text:p>
          </table:table-cell>
          <table:table-cell table:formula="of:=[.B154]-[.B153]" office:value-type="float" office:value="0.00000299999999242573">
            <text:p>0.000003</text:p>
          </table:table-cell>
          <table:table-cell/>
          <table:table-cell office:value-type="string">
            <text:p>postpones its deadline to 109147.581159; c_s is topped up to 1.992098</text:p>
          </table:table-cell>
          <table:table-cell/>
        </table:table-row>
        <table:table-row table:style-name="ro1">
          <table:table-cell office:value-type="float" office:value="109.142604">
            <text:p>109.142604</text:p>
          </table:table-cell>
          <table:table-cell table:formula="of:=[.A155]-[.A$20]" office:value-type="float" office:value="0.0299520000000086">
            <text:p>0.029952</text:p>
          </table:table-cell>
          <table:table-cell table:formula="of:=[.B155]-[.B154]" office:value-type="float" office:value="0.00000200000000916134">
            <text:p>0.000002</text:p>
          </table:table-cell>
          <table:table-cell/>
          <table:table-cell office:value-type="string">
            <text:p>preempts rsyslogd (817)</text:p>
          </table:table-cell>
          <table:table-cell/>
        </table:table-row>
        <table:table-row table:style-name="ro1">
          <table:table-cell office:value-type="float" office:value="109.142609">
            <text:p>109.142609</text:p>
          </table:table-cell>
          <table:table-cell table:formula="of:=[.A156]-[.A$20]" office:value-type="float" office:value="0.029956999999996">
            <text:p>0.029957</text:p>
          </table:table-cell>
          <table:table-cell table:formula="of:=[.B156]-[.B155]" office:value-type="float" office:value="0.00000499999998737621">
            <text:p>0.000005</text:p>
          </table:table-cell>
          <table:table-cell/>
          <table:table-cell office:value-type="string">
            <text:p>is pick_next_task_dl-ed by rsyslogd (817)</text:p>
          </table:table-cell>
          <table:table-cell/>
        </table:table-row>
        <table:table-row table:style-name="ro1">
          <table:table-cell office:value-type="float" office:value="109.142612">
            <text:p>109.142612</text:p>
          </table:table-cell>
          <table:table-cell table:formula="of:=[.A157]-[.A$20]" office:value-type="float" office:value="0.0299600000000027">
            <text:p>0.029960</text:p>
          </table:table-cell>
          <table:table-cell table:formula="of:=[.B157]-[.B156]" office:value-type="float" office:value="0.00000300000000663658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42617">
            <text:p>109.142617</text:p>
          </table:table-cell>
          <table:table-cell table:formula="of:=[.A158]-[.A$20]" office:value-type="float" office:value="0.0299650000000042">
            <text:p>0.029965</text:p>
          </table:table-cell>
          <table:table-cell table:formula="of:=[.B158]-[.B157]" office:value-type="float" office:value="0.00000500000000158707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144582">
            <text:p>109.144582</text:p>
          </table:table-cell>
          <table:table-cell table:formula="of:=[.A159]-[.A$20]" office:value-type="float" office:value="0.0319300000000027">
            <text:p>0.031930</text:p>
          </table:table-cell>
          <table:table-cell table:formula="of:=[.B159]-[.B158]" office:value-type="float" office:value="0.00196499999999844">
            <text:p>0.00196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44584">
            <text:p>109.144584</text:p>
          </table:table-cell>
          <table:table-cell table:formula="of:=[.A160]-[.A$20]" office:value-type="float" office:value="0.0319319999999976">
            <text:p>0.031932</text:p>
          </table:table-cell>
          <table:table-cell table:formula="of:=[.B160]-[.B15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44587">
            <text:p>109.144587</text:p>
          </table:table-cell>
          <table:table-cell table:formula="of:=[.A161]-[.A$20]" office:value-type="float" office:value="0.0319350000000043">
            <text:p>0.031935</text:p>
          </table:table-cell>
          <table:table-cell table:formula="of:=[.B161]-[.B160]" office:value-type="float" office:value="0.00000300000000663658">
            <text:p>0.000003</text:p>
          </table:table-cell>
          <table:table-cell office:value-type="string">
            <text:p>d_s is renewed (r + D) to 109146.584325; c_s is fully topped up</text:p>
          </table:table-cell>
          <table:table-cell table:number-columns-repeated="2"/>
        </table:table-row>
        <table:table-row table:style-name="ro1">
          <table:table-cell office:value-type="float" office:value="109.14459">
            <text:p>109.144590</text:p>
          </table:table-cell>
          <table:table-cell table:formula="of:=[.A162]-[.A$20]" office:value-type="float" office:value="0.0319379999999967">
            <text:p>0.031938</text:p>
          </table:table-cell>
          <table:table-cell table:formula="of:=[.B162]-[.B161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144595">
            <text:p>109.144595</text:p>
          </table:table-cell>
          <table:table-cell table:formula="of:=[.A163]-[.A$20]" office:value-type="float" office:value="0.0319429999999983">
            <text:p>0.031943</text:p>
          </table:table-cell>
          <table:table-cell table:formula="of:=[.B163]-[.B162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44597">
            <text:p>109.144597</text:p>
          </table:table-cell>
          <table:table-cell table:formula="of:=[.A164]-[.A$20]" office:value-type="float" office:value="0.0319450000000074">
            <text:p>0.031945</text:p>
          </table:table-cell>
          <table:table-cell table:formula="of:=[.B164]-[.B163]" office:value-type="float" office:value="0.00000200000000916134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1446">
            <text:p>109.144600</text:p>
          </table:table-cell>
          <table:table-cell table:formula="of:=[.A165]-[.A$20]" office:value-type="float" office:value="0.0319479999999999">
            <text:p>0.031948</text:p>
          </table:table-cell>
          <table:table-cell table:formula="of:=[.B165]-[.B164]" office:value-type="float" office:value="0.00000299999999242573">
            <text:p>0.000003</text:p>
          </table:table-cell>
          <table:table-cell/>
          <table:table-cell office:value-type="string">
            <text:p>uses up its c_s; 109144.594707-109144.008595=0.586112</text:p>
          </table:table-cell>
          <table:table-cell/>
        </table:table-row>
        <table:table-row table:style-name="ro1">
          <table:table-cell office:value-type="float" office:value="109.144605">
            <text:p>109.144605</text:p>
          </table:table-cell>
          <table:table-cell table:formula="of:=[.A166]-[.A$20]" office:value-type="float" office:value="0.0319530000000015">
            <text:p>0.031953</text:p>
          </table:table-cell>
          <table:table-cell table:formula="of:=[.B166]-[.B165]" office:value-type="float" office:value="0.00000500000000158707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145533">
            <text:p>109.145533</text:p>
          </table:table-cell>
          <table:table-cell table:formula="of:=[.A167]-[.A$20]" office:value-type="float" office:value="0.0328810000000033">
            <text:p>0.032881</text:p>
          </table:table-cell>
          <table:table-cell table:formula="of:=[.B167]-[.B166]" office:value-type="float" office:value="0.000928000000001816">
            <text:p>0.00092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45535">
            <text:p>109.145535</text:p>
          </table:table-cell>
          <table:table-cell table:formula="of:=[.A168]-[.A$20]" office:value-type="float" office:value="0.0328829999999982">
            <text:p>0.032883</text:p>
          </table:table-cell>
          <table:table-cell table:formula="of:=[.B168]-[.B16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45537">
            <text:p>109.145537</text:p>
          </table:table-cell>
          <table:table-cell table:formula="of:=[.A169]-[.A$20]" office:value-type="float" office:value="0.0328850000000074">
            <text:p>0.032885</text:p>
          </table:table-cell>
          <table:table-cell table:formula="of:=[.B169]-[.B168]" office:value-type="float" office:value="0.00000200000000916134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14554">
            <text:p>109.145540</text:p>
          </table:table-cell>
          <table:table-cell table:formula="of:=[.A170]-[.A$20]" office:value-type="float" office:value="0.0328879999999998">
            <text:p>0.032888</text:p>
          </table:table-cell>
          <table:table-cell table:formula="of:=[.B170]-[.B169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45542">
            <text:p>109.145542</text:p>
          </table:table-cell>
          <table:table-cell table:formula="of:=[.A171]-[.A$20]" office:value-type="float" office:value="0.032890000000009">
            <text:p>0.032890</text:p>
          </table:table-cell>
          <table:table-cell table:formula="of:=[.B171]-[.B170]" office:value-type="float" office:value="0.00000200000000916134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147586">
            <text:p>109.147586</text:p>
          </table:table-cell>
          <table:table-cell table:formula="of:=[.A172]-[.A$20]" office:value-type="float" office:value="0.0349340000000069">
            <text:p>0.034934</text:p>
          </table:table-cell>
          <table:table-cell table:formula="of:=[.B172]-[.B171]" office:value-type="float" office:value="0.00204399999999794">
            <text:p>0.00204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147588">
            <text:p>109.147588</text:p>
          </table:table-cell>
          <table:table-cell table:formula="of:=[.A173]-[.A$20]" office:value-type="float" office:value="0.0349360000000019">
            <text:p>0.034936</text:p>
          </table:table-cell>
          <table:table-cell table:formula="of:=[.B173]-[.B17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47591">
            <text:p>109.147591</text:p>
          </table:table-cell>
          <table:table-cell table:formula="of:=[.A174]-[.A$20]" office:value-type="float" office:value="0.0349390000000085">
            <text:p>0.034939</text:p>
          </table:table-cell>
          <table:table-cell table:formula="of:=[.B174]-[.B173]" office:value-type="float" office:value="0.00000300000000663658">
            <text:p>0.000003</text:p>
          </table:table-cell>
          <table:table-cell/>
          <table:table-cell office:value-type="string">
            <text:p>postpones its deadline to 109152.581159; c_s is topped up to 1.981465</text:p>
          </table:table-cell>
          <table:table-cell/>
        </table:table-row>
        <table:table-row table:style-name="ro1">
          <table:table-cell office:value-type="float" office:value="109.1485">
            <text:p>109.148500</text:p>
          </table:table-cell>
          <table:table-cell table:formula="of:=[.A175]-[.A$20]" office:value-type="float" office:value="0.0358480000000014">
            <text:p>0.035848</text:p>
          </table:table-cell>
          <table:table-cell table:formula="of:=[.B175]-[.B174]" office:value-type="float" office:value="0.000908999999992943">
            <text:p>0.00090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148503">
            <text:p>109.148503</text:p>
          </table:table-cell>
          <table:table-cell table:formula="of:=[.A176]-[.A$20]" office:value-type="float" office:value="0.0358510000000081">
            <text:p>0.035851</text:p>
          </table:table-cell>
          <table:table-cell table:formula="of:=[.B176]-[.B175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48507">
            <text:p>109.148507</text:p>
          </table:table-cell>
          <table:table-cell table:formula="of:=[.A177]-[.A$20]" office:value-type="float" office:value="0.035854999999998">
            <text:p>0.035855</text:p>
          </table:table-cell>
          <table:table-cell table:formula="of:=[.B177]-[.B176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148512">
            <text:p>109.148512</text:p>
          </table:table-cell>
          <table:table-cell table:formula="of:=[.A178]-[.A$20]" office:value-type="float" office:value="0.0358599999999996">
            <text:p>0.035860</text:p>
          </table:table-cell>
          <table:table-cell table:formula="of:=[.B178]-[.B177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48516">
            <text:p>109.148516</text:p>
          </table:table-cell>
          <table:table-cell table:formula="of:=[.A179]-[.A$20]" office:value-type="float" office:value="0.0358640000000037">
            <text:p>0.035864</text:p>
          </table:table-cell>
          <table:table-cell table:formula="of:=[.B179]-[.B178]" office:value-type="float" office:value="0.00000400000000411183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148524">
            <text:p>109.148524</text:p>
          </table:table-cell>
          <table:table-cell table:formula="of:=[.A180]-[.A$20]" office:value-type="float" office:value="0.0358719999999977">
            <text:p>0.035872</text:p>
          </table:table-cell>
          <table:table-cell table:formula="of:=[.B180]-[.B179]" office:value-type="float" office:value="0.0000079999999940128">
            <text:p>0.00000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48526">
            <text:p>109.148526</text:p>
          </table:table-cell>
          <table:table-cell table:formula="of:=[.A181]-[.A$20]" office:value-type="float" office:value="0.0358740000000068">
            <text:p>0.035874</text:p>
          </table:table-cell>
          <table:table-cell table:formula="of:=[.B181]-[.B180]" office:value-type="float" office:value="0.00000200000000916134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48532">
            <text:p>109.148532</text:p>
          </table:table-cell>
          <table:table-cell table:formula="of:=[.A182]-[.A$20]" office:value-type="float" office:value="0.0358800000000059">
            <text:p>0.035880</text:p>
          </table:table-cell>
          <table:table-cell table:formula="of:=[.B182]-[.B181]" office:value-type="float" office:value="0.00000599999999906231">
            <text:p>0.00000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48534">
            <text:p>109.148534</text:p>
          </table:table-cell>
          <table:table-cell table:formula="of:=[.A183]-[.A$20]" office:value-type="float" office:value="0.0358820000000009">
            <text:p>0.035882</text:p>
          </table:table-cell>
          <table:table-cell table:formula="of:=[.B183]-[.B18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48537">
            <text:p>109.148537</text:p>
          </table:table-cell>
          <table:table-cell table:formula="of:=[.A184]-[.A$20]" office:value-type="float" office:value="0.0358850000000075">
            <text:p>0.035885</text:p>
          </table:table-cell>
          <table:table-cell table:formula="of:=[.B184]-[.B183]" office:value-type="float" office:value="0.00000300000000663658">
            <text:p>0.000003</text:p>
          </table:table-cell>
          <table:table-cell/>
          <table:table-cell office:value-type="string">
            <text:p>1.957452 / 4.047500 &gt; 2.000000 / 5.000000</text:p>
          </table:table-cell>
          <table:table-cell/>
        </table:table-row>
        <table:table-row table:style-name="ro1">
          <table:table-cell office:value-type="float" office:value="109.14854">
            <text:p>109.148540</text:p>
          </table:table-cell>
          <table:table-cell table:formula="of:=[.A185]-[.A$20]" office:value-type="float" office:value="0.0358879999999999">
            <text:p>0.035888</text:p>
          </table:table-cell>
          <table:table-cell table:formula="of:=[.B185]-[.B184]" office:value-type="float" office:value="0.00000299999999242573">
            <text:p>0.000003</text:p>
          </table:table-cell>
          <table:table-cell/>
          <table:table-cell office:value-type="string">
            <text:p>d_s is renewed (r + D) to 109153.533659; c_s is fully topped up</text:p>
          </table:table-cell>
          <table:table-cell/>
        </table:table-row>
        <table:table-row table:style-name="ro1">
          <table:table-cell office:value-type="float" office:value="109.148545">
            <text:p>109.148545</text:p>
          </table:table-cell>
          <table:table-cell table:formula="of:=[.A186]-[.A$20]" office:value-type="float" office:value="0.0358930000000015">
            <text:p>0.035893</text:p>
          </table:table-cell>
          <table:table-cell table:formula="of:=[.B186]-[.B185]" office:value-type="float" office:value="0.00000500000000158707">
            <text:p>0.000005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09.148581">
            <text:p>109.148581</text:p>
          </table:table-cell>
          <table:table-cell table:formula="of:=[.A187]-[.A$20]" office:value-type="float" office:value="0.0359289999999959">
            <text:p>0.035929</text:p>
          </table:table-cell>
          <table:table-cell table:formula="of:=[.B187]-[.B186]" office:value-type="float" office:value="0.0000359999999943739">
            <text:p>0.00003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48583">
            <text:p>109.148583</text:p>
          </table:table-cell>
          <table:table-cell table:formula="of:=[.A188]-[.A$20]" office:value-type="float" office:value="0.035931000000005">
            <text:p>0.035931</text:p>
          </table:table-cell>
          <table:table-cell table:formula="of:=[.B188]-[.B187]" office:value-type="float" office:value="0.00000200000000916134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48585">
            <text:p>109.148585</text:p>
          </table:table-cell>
          <table:table-cell table:formula="of:=[.A189]-[.A$20]" office:value-type="float" office:value="0.035933">
            <text:p>0.035933</text:p>
          </table:table-cell>
          <table:table-cell table:formula="of:=[.B189]-[.B188]" office:value-type="float" office:value="0.00000199999999495049">
            <text:p>0.000002</text:p>
          </table:table-cell>
          <table:table-cell office:value-type="string">
            <text:p>d_s is renewed (r + D) to 109150.583205; c_s is fully topped up</text:p>
          </table:table-cell>
          <table:table-cell table:number-columns-repeated="2"/>
        </table:table-row>
        <table:table-row table:style-name="ro1">
          <table:table-cell office:value-type="float" office:value="109.148588">
            <text:p>109.148588</text:p>
          </table:table-cell>
          <table:table-cell table:formula="of:=[.A190]-[.A$20]" office:value-type="float" office:value="0.0359360000000066">
            <text:p>0.035936</text:p>
          </table:table-cell>
          <table:table-cell table:formula="of:=[.B190]-[.B189]" office:value-type="float" office:value="0.00000300000000663658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148591">
            <text:p>109.148591</text:p>
          </table:table-cell>
          <table:table-cell table:formula="of:=[.A191]-[.A$20]" office:value-type="float" office:value="0.0359389999999991">
            <text:p>0.035939</text:p>
          </table:table-cell>
          <table:table-cell table:formula="of:=[.B191]-[.B190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48593">
            <text:p>109.148593</text:p>
          </table:table-cell>
          <table:table-cell table:formula="of:=[.A192]-[.A$20]" office:value-type="float" office:value="0.0359410000000082">
            <text:p>0.035941</text:p>
          </table:table-cell>
          <table:table-cell table:formula="of:=[.B192]-[.B191]" office:value-type="float" office:value="0.00000200000000916134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149518">
            <text:p>109.149518</text:p>
          </table:table-cell>
          <table:table-cell table:formula="of:=[.A193]-[.A$20]" office:value-type="float" office:value="0.0368660000000034">
            <text:p>0.036866</text:p>
          </table:table-cell>
          <table:table-cell table:formula="of:=[.B193]-[.B192]" office:value-type="float" office:value="0.00092499999999518">
            <text:p>0.00092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4952">
            <text:p>109.149520</text:p>
          </table:table-cell>
          <table:table-cell table:formula="of:=[.A194]-[.A$20]" office:value-type="float" office:value="0.0368679999999983">
            <text:p>0.036868</text:p>
          </table:table-cell>
          <table:table-cell table:formula="of:=[.B194]-[.B193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49525">
            <text:p>109.149525</text:p>
          </table:table-cell>
          <table:table-cell table:formula="of:=[.A195]-[.A$20]" office:value-type="float" office:value="0.0368729999999999">
            <text:p>0.036873</text:p>
          </table:table-cell>
          <table:table-cell table:formula="of:=[.B195]-[.B194]" office:value-type="float" office:value="0.0000050000000015870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15143">
            <text:p>109.151430</text:p>
          </table:table-cell>
          <table:table-cell table:formula="of:=[.A196]-[.A$20]" office:value-type="float" office:value="0.0387780000000078">
            <text:p>0.038778</text:p>
          </table:table-cell>
          <table:table-cell table:formula="of:=[.B196]-[.B195]" office:value-type="float" office:value="0.00190500000000782">
            <text:p>0.0019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51432">
            <text:p>109.151432</text:p>
          </table:table-cell>
          <table:table-cell table:formula="of:=[.A197]-[.A$20]" office:value-type="float" office:value="0.0387800000000027">
            <text:p>0.038780</text:p>
          </table:table-cell>
          <table:table-cell table:formula="of:=[.B197]-[.B19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52588">
            <text:p>109.152588</text:p>
          </table:table-cell>
          <table:table-cell table:formula="of:=[.A198]-[.A$20]" office:value-type="float" office:value="0.0399359999999973">
            <text:p>0.039936</text:p>
          </table:table-cell>
          <table:table-cell table:formula="of:=[.B198]-[.B197]" office:value-type="float" office:value="0.00115599999999461">
            <text:p>0.00115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152593">
            <text:p>109.152593</text:p>
          </table:table-cell>
          <table:table-cell table:formula="of:=[.A199]-[.A$20]" office:value-type="float" office:value="0.0399409999999989">
            <text:p>0.039941</text:p>
          </table:table-cell>
          <table:table-cell table:formula="of:=[.B199]-[.B198]" office:value-type="float" office:value="0.00000500000000158707">
            <text:p>0.000005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152596">
            <text:p>109.152596</text:p>
          </table:table-cell>
          <table:table-cell table:formula="of:=[.A200]-[.A$20]" office:value-type="float" office:value="0.0399440000000055">
            <text:p>0.039944</text:p>
          </table:table-cell>
          <table:table-cell table:formula="of:=[.B200]-[.B199]" office:value-type="float" office:value="0.00000300000000663658">
            <text:p>0.000003</text:p>
          </table:table-cell>
          <table:table-cell table:number-columns-repeated="2"/>
          <table:table-cell office:value-type="string">
            <text:p>d_s is renewed (r + D) to 109159.592390; c_s is fully topped up</text:p>
          </table:table-cell>
        </table:table-row>
        <table:table-row table:style-name="ro1">
          <table:table-cell office:value-type="float" office:value="109.152599">
            <text:p>109.152599</text:p>
          </table:table-cell>
          <table:table-cell table:formula="of:=[.A201]-[.A$20]" office:value-type="float" office:value="0.039946999999998">
            <text:p>0.039947</text:p>
          </table:table-cell>
          <table:table-cell table:formula="of:=[.B201]-[.B200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52601">
            <text:p>109.152601</text:p>
          </table:table-cell>
          <table:table-cell table:formula="of:=[.A202]-[.A$20]" office:value-type="float" office:value="0.0399490000000071">
            <text:p>0.039949</text:p>
          </table:table-cell>
          <table:table-cell table:formula="of:=[.B202]-[.B201]" office:value-type="float" office:value="0.00000200000000916134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52604">
            <text:p>109.152604</text:p>
          </table:table-cell>
          <table:table-cell table:formula="of:=[.A203]-[.A$20]" office:value-type="float" office:value="0.0399519999999995">
            <text:p>0.039952</text:p>
          </table:table-cell>
          <table:table-cell table:formula="of:=[.B203]-[.B202]" office:value-type="float" office:value="0.00000299999999242573">
            <text:p>0.000003</text:p>
          </table:table-cell>
          <table:table-cell office:value-type="string">
            <text:p>d_s is renewed (r + D) to 109154.601373; c_s is fully topped up</text:p>
          </table:table-cell>
          <table:table-cell table:number-columns-repeated="2"/>
        </table:table-row>
        <table:table-row table:style-name="ro1">
          <table:table-cell office:value-type="float" office:value="109.152606">
            <text:p>109.152606</text:p>
          </table:table-cell>
          <table:table-cell table:formula="of:=[.A204]-[.A$20]" office:value-type="float" office:value="0.0399540000000087">
            <text:p>0.039954</text:p>
          </table:table-cell>
          <table:table-cell table:formula="of:=[.B204]-[.B203]" office:value-type="float" office:value="0.00000200000000916134">
            <text:p>0.000002</text:p>
          </table:table-cell>
          <table:table-cell/>
          <table:table-cell table:style-name="ce5"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52608">
            <text:p>109.152608</text:p>
          </table:table-cell>
          <table:table-cell table:formula="of:=[.A205]-[.A$20]" office:value-type="float" office:value="0.0399560000000037">
            <text:p>0.039956</text:p>
          </table:table-cell>
          <table:table-cell table:formula="of:=[.B205]-[.B204]" office:value-type="float" office:value="0.00000199999999495049">
            <text:p>0.000002</text:p>
          </table:table-cell>
          <table:table-cell/>
          <table:table-cell table:style-name="ce5" office:value-type="string">
            <text:p>is enqueued</text:p>
          </table:table-cell>
          <table:table-cell/>
        </table:table-row>
        <table:table-row table:style-name="ro1">
          <table:table-cell office:value-type="float" office:value="109.152612">
            <text:p>109.152612</text:p>
          </table:table-cell>
          <table:table-cell table:formula="of:=[.A206]-[.A$20]" office:value-type="float" office:value="0.0399600000000078">
            <text:p>0.039960</text:p>
          </table:table-cell>
          <table:table-cell table:formula="of:=[.B206]-[.B205]" office:value-type="float" office:value="0.00000400000000411183">
            <text:p>0.000004</text:p>
          </table:table-cell>
          <table:table-cell/>
          <table:table-cell table:style-name="ce5" office:value-type="string">
            <text:p>0.040132 / 0.925254 &lt;= 2.000000 / 5.000000</text:p>
          </table:table-cell>
          <table:table-cell/>
        </table:table-row>
        <table:table-row table:style-name="ro1">
          <table:table-cell office:value-type="float" office:value="109.152614">
            <text:p>109.152614</text:p>
          </table:table-cell>
          <table:table-cell table:formula="of:=[.A207]-[.A$20]" office:value-type="float" office:value="0.0399620000000027">
            <text:p>0.039962</text:p>
          </table:table-cell>
          <table:table-cell table:formula="of:=[.B207]-[.B206]" office:value-type="float" office:value="0.00000199999999495049">
            <text:p>0.000002</text:p>
          </table:table-cell>
          <table:table-cell/>
          <table:table-cell table:style-name="ce5"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9.152622">
            <text:p>109.152622</text:p>
          </table:table-cell>
          <table:table-cell table:formula="of:=[.A208]-[.A$20]" office:value-type="float" office:value="0.0399699999999967">
            <text:p>0.039970</text:p>
          </table:table-cell>
          <table:table-cell table:formula="of:=[.B208]-[.B207]" office:value-type="float" office:value="0.0000079999999940128">
            <text:p>0.000008</text:p>
          </table:table-cell>
          <table:table-cell/>
          <table:table-cell table:style-name="ce5" office:value-type="string">
            <text:p>is pick_next_task_dl-ed by rsyslogd (814)</text:p>
          </table:table-cell>
          <table:table-cell/>
        </table:table-row>
        <table:table-row table:style-name="ro1">
          <table:table-cell office:value-type="float" office:value="109.154582">
            <text:p>109.154582</text:p>
          </table:table-cell>
          <table:table-cell table:formula="of:=[.A209]-[.A$20]" office:value-type="float" office:value="0.0419300000000078">
            <text:p>0.041930</text:p>
          </table:table-cell>
          <table:table-cell table:style-name="ce3" table:formula="of:=[.B209]-[.B208]" office:value-type="float" office:value="0.00196000000001106">
            <text:p>0.001960</text:p>
          </table:table-cell>
          <table:table-cell table:style-name="ce5"/>
          <table:table-cell table:style-name="ce5" office:value-type="string">
            <text:p>rorun dmiss</text:p>
          </table:table-cell>
          <table:table-cell/>
        </table:table-row>
        <table:table-row table:style-name="ro1">
          <table:table-cell office:value-type="float" office:value="109.154586">
            <text:p>109.154586</text:p>
          </table:table-cell>
          <table:table-cell table:formula="of:=[.A210]-[.A$20]" office:value-type="float" office:value="0.0419339999999977">
            <text:p>0.041934</text:p>
          </table:table-cell>
          <table:table-cell table:formula="of:=[.B210]-[.B209]" office:value-type="float" office:value="0.00000399999998990097">
            <text:p>0.000004</text:p>
          </table:table-cell>
          <table:table-cell/>
          <table:table-cell table:style-name="ce5" office:value-type="string">
            <text:p>uses up its c_s; 109154.578631-109152.618139=1.960492 ← <text:span text:style-name="T1">c_s is 40 us but Task 2 can run for 1960 us</text:span></text:p>
          </table:table-cell>
          <table:table-cell/>
        </table:table-row>
        <table:table-row table:style-name="ro1">
          <table:table-cell office:value-type="float" office:value="109.154589">
            <text:p>109.154589</text:p>
          </table:table-cell>
          <table:table-cell table:formula="of:=[.A211]-[.A$20]" office:value-type="float" office:value="0.0419370000000043">
            <text:p>0.041937</text:p>
          </table:table-cell>
          <table:table-cell table:formula="of:=[.B211]-[.B210]" office:value-type="float" office:value="0.00000300000000663658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54592">
            <text:p>109.154592</text:p>
          </table:table-cell>
          <table:table-cell table:formula="of:=[.A212]-[.A$20]" office:value-type="float" office:value="0.0419399999999968">
            <text:p>0.041940</text:p>
          </table:table-cell>
          <table:table-cell table:formula="of:=[.B212]-[.B211]" office:value-type="float" office:value="0.00000299999999242573">
            <text:p>0.000003</text:p>
          </table:table-cell>
          <table:table-cell/>
          <table:table-cell office:value-type="string">
            <text:p>postpones its deadline to 109163.533659; c_s is topped up to 1.034668</text:p>
          </table:table-cell>
          <table:table-cell/>
        </table:table-row>
        <table:table-row table:style-name="ro1">
          <table:table-cell office:value-type="float" office:value="109.1546">
            <text:p>109.154600</text:p>
          </table:table-cell>
          <table:table-cell table:formula="of:=[.A213]-[.A$20]" office:value-type="float" office:value="0.041948000000005">
            <text:p>0.041948</text:p>
          </table:table-cell>
          <table:table-cell table:formula="of:=[.B213]-[.B212]" office:value-type="float" office:value="0.00000800000000822365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54603">
            <text:p>109.154603</text:p>
          </table:table-cell>
          <table:table-cell table:formula="of:=[.A214]-[.A$20]" office:value-type="float" office:value="0.0419509999999974">
            <text:p>0.041951</text:p>
          </table:table-cell>
          <table:table-cell table:formula="of:=[.B214]-[.B213]" office:value-type="float" office:value="0.00000299999999242573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155522">
            <text:p>109.155522</text:p>
          </table:table-cell>
          <table:table-cell table:formula="of:=[.A215]-[.A$20]" office:value-type="float" office:value="0.0428700000000077">
            <text:p>0.042870</text:p>
          </table:table-cell>
          <table:table-cell table:formula="of:=[.B215]-[.B214]" office:value-type="float" office:value="0.000919000000010328">
            <text:p>0.0009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55524">
            <text:p>109.155524</text:p>
          </table:table-cell>
          <table:table-cell table:formula="of:=[.A216]-[.A$20]" office:value-type="float" office:value="0.0428720000000027">
            <text:p>0.042872</text:p>
          </table:table-cell>
          <table:table-cell table:formula="of:=[.B216]-[.B215]" office:value-type="float" office:value="0.00000199999999495049">
            <text:p>0.000002</text:p>
          </table:table-cell>
          <table:table-cell office:value-type="string">
            <text:p>dmiss</text:p>
          </table:table-cell>
          <table:table-cell table:number-columns-repeated="2"/>
        </table:table-row>
        <table:table-row table:style-name="ro1">
          <table:table-cell office:value-type="float" office:value="109.155527">
            <text:p>109.155527</text:p>
          </table:table-cell>
          <table:table-cell table:formula="of:=[.A217]-[.A$20]" office:value-type="float" office:value="0.0428750000000093">
            <text:p>0.042875</text:p>
          </table:table-cell>
          <table:table-cell table:formula="of:=[.B217]-[.B216]" office:value-type="float" office:value="0.00000300000000663658">
            <text:p>0.000003</text:p>
          </table:table-cell>
          <table:table-cell office:value-type="string">
            <text:p>uses up its c_s; 109155.521890-109154.600405=0.921485</text:p>
          </table:table-cell>
          <table:table-cell table:number-columns-repeated="2"/>
        </table:table-row>
        <table:table-row table:style-name="ro1">
          <table:table-cell office:value-type="float" office:value="109.15553">
            <text:p>109.155530</text:p>
          </table:table-cell>
          <table:table-cell table:formula="of:=[.A218]-[.A$20]" office:value-type="float" office:value="0.0428780000000018">
            <text:p>0.042878</text:p>
          </table:table-cell>
          <table:table-cell table:formula="of:=[.B218]-[.B217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55533">
            <text:p>109.155533</text:p>
          </table:table-cell>
          <table:table-cell table:formula="of:=[.A219]-[.A$20]" office:value-type="float" office:value="0.0428810000000084">
            <text:p>0.042881</text:p>
          </table:table-cell>
          <table:table-cell table:formula="of:=[.B219]-[.B218]" office:value-type="float" office:value="0.00000300000000663658">
            <text:p>0.000003</text:p>
          </table:table-cell>
          <table:table-cell office:value-type="string">
            <text:p>postpones its deadline to 109156.601373; c_s is topped up to 0.079483</text:p>
          </table:table-cell>
          <table:table-cell table:number-columns-repeated="2"/>
        </table:table-row>
        <table:table-row table:style-name="ro1">
          <table:table-cell office:value-type="float" office:value="109.155535">
            <text:p>109.155535</text:p>
          </table:table-cell>
          <table:table-cell table:formula="of:=[.A220]-[.A$20]" office:value-type="float" office:value="0.0428830000000033">
            <text:p>0.042883</text:p>
          </table:table-cell>
          <table:table-cell table:formula="of:=[.B220]-[.B21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55538">
            <text:p>109.155538</text:p>
          </table:table-cell>
          <table:table-cell table:formula="of:=[.A221]-[.A$20]" office:value-type="float" office:value="0.04288600000001">
            <text:p>0.042886</text:p>
          </table:table-cell>
          <table:table-cell table:formula="of:=[.B221]-[.B220]" office:value-type="float" office:value="0.00000300000000663658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156583">
            <text:p>109.156583</text:p>
          </table:table-cell>
          <table:table-cell table:formula="of:=[.A222]-[.A$20]" office:value-type="float" office:value="0.0439310000000006">
            <text:p>0.043931</text:p>
          </table:table-cell>
          <table:table-cell table:formula="of:=[.B222]-[.B221]" office:value-type="float" office:value="0.00104499999999064">
            <text:p>0.00104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56585">
            <text:p>109.156585</text:p>
          </table:table-cell>
          <table:table-cell table:formula="of:=[.A223]-[.A$20]" office:value-type="float" office:value="0.0439330000000098">
            <text:p>0.043933</text:p>
          </table:table-cell>
          <table:table-cell table:formula="of:=[.B223]-[.B222]" office:value-type="float" office:value="0.00000200000000916134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56589">
            <text:p>109.156589</text:p>
          </table:table-cell>
          <table:table-cell table:formula="of:=[.A224]-[.A$20]" office:value-type="float" office:value="0.0439369999999997">
            <text:p>0.043937</text:p>
          </table:table-cell>
          <table:table-cell table:formula="of:=[.B224]-[.B223]" office:value-type="float" office:value="0.00000399999998990097">
            <text:p>0.000004</text:p>
          </table:table-cell>
          <table:table-cell office:value-type="string">
            <text:p>0.079483 / 0.016197 &gt; 1.000000 / 2.000000</text:p>
          </table:table-cell>
          <table:table-cell table:number-columns-repeated="2"/>
        </table:table-row>
        <table:table-row table:style-name="ro1">
          <table:table-cell office:value-type="float" office:value="109.156591">
            <text:p>109.156591</text:p>
          </table:table-cell>
          <table:table-cell table:formula="of:=[.A225]-[.A$20]" office:value-type="float" office:value="0.0439390000000088">
            <text:p>0.043939</text:p>
          </table:table-cell>
          <table:table-cell table:formula="of:=[.B225]-[.B224]" office:value-type="float" office:value="0.00000200000000916134">
            <text:p>0.000002</text:p>
          </table:table-cell>
          <table:table-cell office:value-type="string">
            <text:p>d_s is renewed (r + D) to 109158.585176; c_s is fully topped up</text:p>
          </table:table-cell>
          <table:table-cell table:number-columns-repeated="2"/>
        </table:table-row>
        <table:table-row table:style-name="ro1">
          <table:table-cell office:value-type="float" office:value="109.156594">
            <text:p>109.156594</text:p>
          </table:table-cell>
          <table:table-cell table:formula="of:=[.A226]-[.A$20]" office:value-type="float" office:value="0.0439420000000013">
            <text:p>0.043942</text:p>
          </table:table-cell>
          <table:table-cell table:formula="of:=[.B226]-[.B225]" office:value-type="float" office:value="0.00000299999999242573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9.156597">
            <text:p>109.156597</text:p>
          </table:table-cell>
          <table:table-cell table:formula="of:=[.A227]-[.A$20]" office:value-type="float" office:value="0.0439450000000079">
            <text:p>0.043945</text:p>
          </table:table-cell>
          <table:table-cell table:formula="of:=[.B227]-[.B226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56599">
            <text:p>109.156599</text:p>
          </table:table-cell>
          <table:table-cell table:formula="of:=[.A228]-[.A$20]" office:value-type="float" office:value="0.0439470000000028">
            <text:p>0.043947</text:p>
          </table:table-cell>
          <table:table-cell table:formula="of:=[.B228]-[.B227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156602">
            <text:p>109.156602</text:p>
          </table:table-cell>
          <table:table-cell table:formula="of:=[.A229]-[.A$20]" office:value-type="float" office:value="0.0439500000000095">
            <text:p>0.043950</text:p>
          </table:table-cell>
          <table:table-cell table:formula="of:=[.B229]-[.B228]" office:value-type="float" office:value="0.00000300000000663658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56607">
            <text:p>109.156607</text:p>
          </table:table-cell>
          <table:table-cell table:formula="of:=[.A230]-[.A$20]" office:value-type="float" office:value="0.0439549999999969">
            <text:p>0.043955</text:p>
          </table:table-cell>
          <table:table-cell table:formula="of:=[.B230]-[.B229]" office:value-type="float" office:value="0.00000499999998737621">
            <text:p>0.000005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09.157547">
            <text:p>109.157547</text:p>
          </table:table-cell>
          <table:table-cell table:formula="of:=[.A231]-[.A$20]" office:value-type="float" office:value="0.0448949999999968">
            <text:p>0.044895</text:p>
          </table:table-cell>
          <table:table-cell table:formula="of:=[.B231]-[.B230]" office:value-type="float" office:value="0.000939999999999941">
            <text:p>0.00094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57549">
            <text:p>109.157549</text:p>
          </table:table-cell>
          <table:table-cell table:formula="of:=[.A232]-[.A$20]" office:value-type="float" office:value="0.044897000000006">
            <text:p>0.044897</text:p>
          </table:table-cell>
          <table:table-cell table:formula="of:=[.B232]-[.B231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57553">
            <text:p>109.157553</text:p>
          </table:table-cell>
          <table:table-cell table:formula="of:=[.A233]-[.A$20]" office:value-type="float" office:value="0.0449009999999959">
            <text:p>0.044901</text:p>
          </table:table-cell>
          <table:table-cell table:formula="of:=[.B233]-[.B232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159481">
            <text:p>109.159481</text:p>
          </table:table-cell>
          <table:table-cell table:formula="of:=[.A234]-[.A$20]" office:value-type="float" office:value="0.0468290000000025">
            <text:p>0.046829</text:p>
          </table:table-cell>
          <table:table-cell table:formula="of:=[.B234]-[.B233]" office:value-type="float" office:value="0.00192800000000659">
            <text:p>0.00192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159483">
            <text:p>109.159483</text:p>
          </table:table-cell>
          <table:table-cell table:formula="of:=[.A235]-[.A$20]" office:value-type="float" office:value="0.0468309999999974">
            <text:p>0.046831</text:p>
          </table:table-cell>
          <table:table-cell table:formula="of:=[.B235]-[.B234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59486">
            <text:p>109.159486</text:p>
          </table:table-cell>
          <table:table-cell table:formula="of:=[.A236]-[.A$20]" office:value-type="float" office:value="0.046834000000004">
            <text:p>0.046834</text:p>
          </table:table-cell>
          <table:table-cell table:formula="of:=[.B236]-[.B235]" office:value-type="float" office:value="0.00000300000000663658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159498">
            <text:p>109.159498</text:p>
          </table:table-cell>
          <table:table-cell table:formula="of:=[.A237]-[.A$20]" office:value-type="float" office:value="0.0468460000000022">
            <text:p>0.046846</text:p>
          </table:table-cell>
          <table:table-cell table:formula="of:=[.B237]-[.B236]" office:value-type="float" office:value="0.0000119999999981246">
            <text:p>0.00001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595">
            <text:p>109.159500</text:p>
          </table:table-cell>
          <table:table-cell table:formula="of:=[.A238]-[.A$20]" office:value-type="float" office:value="0.0468479999999971">
            <text:p>0.046848</text:p>
          </table:table-cell>
          <table:table-cell table:formula="of:=[.B238]-[.B23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59655">
            <text:p>109.159655</text:p>
          </table:table-cell>
          <table:table-cell table:formula="of:=[.A239]-[.A$20]" office:value-type="float" office:value="0.0470030000000037">
            <text:p>0.047003</text:p>
          </table:table-cell>
          <table:table-cell table:formula="of:=[.B239]-[.B238]" office:value-type="float" office:value="0.000155000000006567">
            <text:p>0.00015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59658">
            <text:p>109.159658</text:p>
          </table:table-cell>
          <table:table-cell table:formula="of:=[.A240]-[.A$20]" office:value-type="float" office:value="0.0470059999999961">
            <text:p>0.047006</text:p>
          </table:table-cell>
          <table:table-cell table:formula="of:=[.B240]-[.B239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59662">
            <text:p>109.159662</text:p>
          </table:table-cell>
          <table:table-cell table:formula="of:=[.A241]-[.A$20]" office:value-type="float" office:value="0.0470100000000002">
            <text:p>0.047010</text:p>
          </table:table-cell>
          <table:table-cell table:formula="of:=[.B241]-[.B240]" office:value-type="float" office:value="0.00000400000000411183">
            <text:p>0.000004</text:p>
          </table:table-cell>
          <table:table-cell/>
          <table:table-cell office:value-type="string">
            <text:p>0.995540 / 3.875935 &lt;= 2.000000 / 5.000000</text:p>
          </table:table-cell>
          <table:table-cell/>
        </table:table-row>
        <table:table-row table:style-name="ro1">
          <table:table-cell office:value-type="float" office:value="109.159663">
            <text:p>109.159663</text:p>
          </table:table-cell>
          <table:table-cell table:formula="of:=[.A242]-[.A$20]" office:value-type="float" office:value="0.0470109999999977">
            <text:p>0.047011</text:p>
          </table:table-cell>
          <table:table-cell table:formula="of:=[.B242]-[.B241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9.159671">
            <text:p>109.159671</text:p>
          </table:table-cell>
          <table:table-cell table:formula="of:=[.A243]-[.A$20]" office:value-type="float" office:value="0.0470190000000059">
            <text:p>0.047019</text:p>
          </table:table-cell>
          <table:table-cell table:formula="of:=[.B243]-[.B242]" office:value-type="float" office:value="0.00000800000000822365">
            <text:p>0.000008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09.160582">
            <text:p>109.160582</text:p>
          </table:table-cell>
          <table:table-cell table:formula="of:=[.A244]-[.A$20]" office:value-type="float" office:value="0.047930000000008">
            <text:p>0.047930</text:p>
          </table:table-cell>
          <table:table-cell table:formula="of:=[.B244]-[.B243]" office:value-type="float" office:value="0.000911000000002105">
            <text:p>0.00091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60584">
            <text:p>109.160584</text:p>
          </table:table-cell>
          <table:table-cell table:formula="of:=[.A245]-[.A$20]" office:value-type="float" office:value="0.047932000000003">
            <text:p>0.047932</text:p>
          </table:table-cell>
          <table:table-cell table:formula="of:=[.B245]-[.B24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60587">
            <text:p>109.160587</text:p>
          </table:table-cell>
          <table:table-cell table:formula="of:=[.A246]-[.A$20]" office:value-type="float" office:value="0.0479350000000096">
            <text:p>0.047935</text:p>
          </table:table-cell>
          <table:table-cell table:formula="of:=[.B246]-[.B245]" office:value-type="float" office:value="0.00000300000000663658">
            <text:p>0.000003</text:p>
          </table:table-cell>
          <table:table-cell office:value-type="string">
            <text:p>d_s is renewed (r + D) to 109162.584351; c_s is fully topped up</text:p>
          </table:table-cell>
          <table:table-cell table:number-columns-repeated="2"/>
        </table:table-row>
        <table:table-row table:style-name="ro1">
          <table:table-cell office:value-type="float" office:value="109.16059">
            <text:p>109.160590</text:p>
          </table:table-cell>
          <table:table-cell table:formula="of:=[.A247]-[.A$20]" office:value-type="float" office:value="0.047938000000002">
            <text:p>0.047938</text:p>
          </table:table-cell>
          <table:table-cell table:formula="of:=[.B247]-[.B246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160595">
            <text:p>109.160595</text:p>
          </table:table-cell>
          <table:table-cell table:formula="of:=[.A248]-[.A$20]" office:value-type="float" office:value="0.0479430000000036">
            <text:p>0.047943</text:p>
          </table:table-cell>
          <table:table-cell table:formula="of:=[.B248]-[.B247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60597">
            <text:p>109.160597</text:p>
          </table:table-cell>
          <table:table-cell table:formula="of:=[.A249]-[.A$20]" office:value-type="float" office:value="0.0479449999999986">
            <text:p>0.047945</text:p>
          </table:table-cell>
          <table:table-cell table:formula="of:=[.B249]-[.B248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161529">
            <text:p>109.161529</text:p>
          </table:table-cell>
          <table:table-cell table:formula="of:=[.A250]-[.A$20]" office:value-type="float" office:value="0.0488770000000045">
            <text:p>0.048877</text:p>
          </table:table-cell>
          <table:table-cell table:formula="of:=[.B250]-[.B249]" office:value-type="float" office:value="0.000932000000005928">
            <text:p>0.00093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61531">
            <text:p>109.161531</text:p>
          </table:table-cell>
          <table:table-cell table:formula="of:=[.A251]-[.A$20]" office:value-type="float" office:value="0.0488789999999995">
            <text:p>0.048879</text:p>
          </table:table-cell>
          <table:table-cell table:formula="of:=[.B251]-[.B25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61535">
            <text:p>109.161535</text:p>
          </table:table-cell>
          <table:table-cell table:formula="of:=[.A252]-[.A$20]" office:value-type="float" office:value="0.0488830000000036">
            <text:p>0.048883</text:p>
          </table:table-cell>
          <table:table-cell table:formula="of:=[.B252]-[.B251]" office:value-type="float" office:value="0.00000400000000411183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162574">
            <text:p>109.162574</text:p>
          </table:table-cell>
          <table:table-cell table:formula="of:=[.A253]-[.A$20]" office:value-type="float" office:value="0.0499220000000094">
            <text:p>0.049922</text:p>
          </table:table-cell>
          <table:table-cell table:formula="of:=[.B253]-[.B252]" office:value-type="float" office:value="0.00103900000000579">
            <text:p>0.00103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62576">
            <text:p>109.162576</text:p>
          </table:table-cell>
          <table:table-cell table:formula="of:=[.A254]-[.A$20]" office:value-type="float" office:value="0.0499240000000043">
            <text:p>0.049924</text:p>
          </table:table-cell>
          <table:table-cell table:formula="of:=[.B254]-[.B253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16258">
            <text:p>109.162580</text:p>
          </table:table-cell>
          <table:table-cell table:formula="of:=[.A255]-[.A$20]" office:value-type="float" office:value="0.0499280000000084">
            <text:p>0.049928</text:p>
          </table:table-cell>
          <table:table-cell table:formula="of:=[.B255]-[.B254]" office:value-type="float" office:value="0.00000400000000411183">
            <text:p>0.000004</text:p>
          </table:table-cell>
          <table:table-cell/>
          <table:table-cell office:value-type="string">
            <text:p>uses up its c_s; 109162.573840-109161.528372=1.045468</text:p>
          </table:table-cell>
          <table:table-cell/>
        </table:table-row>
        <table:table-row table:style-name="ro1">
          <table:table-cell office:value-type="float" office:value="109.162584">
            <text:p>109.162584</text:p>
          </table:table-cell>
          <table:table-cell table:formula="of:=[.A256]-[.A$20]" office:value-type="float" office:value="0.0499319999999983">
            <text:p>0.049932</text:p>
          </table:table-cell>
          <table:table-cell table:formula="of:=[.B256]-[.B255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62592">
            <text:p>109.162592</text:p>
          </table:table-cell>
          <table:table-cell table:formula="of:=[.A257]-[.A$20]" office:value-type="float" office:value="0.0499400000000065">
            <text:p>0.049940</text:p>
          </table:table-cell>
          <table:table-cell table:formula="of:=[.B257]-[.B256]" office:value-type="float" office:value="0.00000800000000822365">
            <text:p>0.00000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162595">
            <text:p>109.162595</text:p>
          </table:table-cell>
          <table:table-cell table:formula="of:=[.A258]-[.A$20]" office:value-type="float" office:value="0.049942999999999">
            <text:p>0.049943</text:p>
          </table:table-cell>
          <table:table-cell table:formula="of:=[.B258]-[.B257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162597">
            <text:p>109.162597</text:p>
          </table:table-cell>
          <table:table-cell table:formula="of:=[.A259]-[.A$20]" office:value-type="float" office:value="0.0499450000000081">
            <text:p>0.049945</text:p>
          </table:table-cell>
          <table:table-cell table:formula="of:=[.B259]-[.B258]" office:value-type="float" office:value="0.00000200000000916134">
            <text:p>0.000002</text:p>
          </table:table-cell>
          <table:table-cell table:number-columns-repeated="2"/>
          <table:table-cell office:value-type="string">
            <text:p>d_s is renewed (r + D) to 109169.594485; c_s is fully topped up</text:p>
          </table:table-cell>
        </table:table-row>
        <table:table-row table:style-name="ro1">
          <table:table-cell office:value-type="float" office:value="109.1626">
            <text:p>109.162600</text:p>
          </table:table-cell>
          <table:table-cell table:formula="of:=[.A260]-[.A$20]" office:value-type="float" office:value="0.0499480000000006">
            <text:p>0.049948</text:p>
          </table:table-cell>
          <table:table-cell table:formula="of:=[.B260]-[.B259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62602">
            <text:p>109.162602</text:p>
          </table:table-cell>
          <table:table-cell table:formula="of:=[.A261]-[.A$20]" office:value-type="float" office:value="0.0499500000000097">
            <text:p>0.049950</text:p>
          </table:table-cell>
          <table:table-cell table:formula="of:=[.B261]-[.B260]" office:value-type="float" office:value="0.00000200000000916134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162608">
            <text:p>109.162608</text:p>
          </table:table-cell>
          <table:table-cell table:formula="of:=[.A262]-[.A$20]" office:value-type="float" office:value="0.0499560000000088">
            <text:p>0.049956</text:p>
          </table:table-cell>
          <table:table-cell table:formula="of:=[.B262]-[.B261]" office:value-type="float" office:value="0.00000599999999906231">
            <text:p>0.000006</text:p>
          </table:table-cell>
          <table:table-cell table:number-columns-repeated="2"/>
          <table:table-cell office:value-type="string">
            <text:p>is pick_next_task_dl-ed by ksoftirqd/0 (3)</text:p>
          </table:table-cell>
        </table:table-row>
        <table:table-row table:style-name="ro1">
          <table:table-cell office:value-type="float" office:value="109.163544">
            <text:p>109.163544</text:p>
          </table:table-cell>
          <table:table-cell table:formula="of:=[.A263]-[.A$20]" office:value-type="float" office:value="0.0508920000000046">
            <text:p>0.050892</text:p>
          </table:table-cell>
          <table:table-cell table:formula="of:=[.B263]-[.B262]" office:value-type="float" office:value="0.000935999999995829">
            <text:p>0.00093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163545">
            <text:p>109.163545</text:p>
          </table:table-cell>
          <table:table-cell table:formula="of:=[.A264]-[.A$20]" office:value-type="float" office:value="0.0508930000000021">
            <text:p>0.050893</text:p>
          </table:table-cell>
          <table:table-cell table:formula="of:=[.B264]-[.B263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63548">
            <text:p>109.163548</text:p>
          </table:table-cell>
          <table:table-cell table:formula="of:=[.A265]-[.A$20]" office:value-type="float" office:value="0.0508960000000087">
            <text:p>0.050896</text:p>
          </table:table-cell>
          <table:table-cell table:formula="of:=[.B265]-[.B264]" office:value-type="float" office:value="0.00000300000000663658">
            <text:p>0.000003</text:p>
          </table:table-cell>
          <table:table-cell/>
          <table:table-cell office:value-type="string">
            <text:p>postpones its deadline to 109168.533659; c_s is topped up to 1.023800</text:p>
          </table:table-cell>
          <table:table-cell/>
        </table:table-row>
        <table:table-row table:style-name="ro1">
          <table:table-cell office:value-type="float" office:value="109.163551">
            <text:p>109.163551</text:p>
          </table:table-cell>
          <table:table-cell table:formula="of:=[.A266]-[.A$20]" office:value-type="float" office:value="0.0508990000000011">
            <text:p>0.050899</text:p>
          </table:table-cell>
          <table:table-cell table:formula="of:=[.B266]-[.B265]" office:value-type="float" office:value="0.00000299999999242573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163554">
            <text:p>109.163554</text:p>
          </table:table-cell>
          <table:table-cell table:formula="of:=[.A267]-[.A$20]" office:value-type="float" office:value="0.0509020000000078">
            <text:p>0.050902</text:p>
          </table:table-cell>
          <table:table-cell table:formula="of:=[.B267]-[.B266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63558">
            <text:p>109.163558</text:p>
          </table:table-cell>
          <table:table-cell table:formula="of:=[.A268]-[.A$20]" office:value-type="float" office:value="0.0509059999999977">
            <text:p>0.050906</text:p>
          </table:table-cell>
          <table:table-cell table:formula="of:=[.B268]-[.B267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16356">
            <text:p>109.163560</text:p>
          </table:table-cell>
          <table:table-cell table:formula="of:=[.A269]-[.A$20]" office:value-type="float" office:value="0.0509080000000068">
            <text:p>0.050908</text:p>
          </table:table-cell>
          <table:table-cell table:formula="of:=[.B269]-[.B268]" office:value-type="float" office:value="0.00000200000000916134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63564">
            <text:p>109.163564</text:p>
          </table:table-cell>
          <table:table-cell table:formula="of:=[.A270]-[.A$20]" office:value-type="float" office:value="0.0509119999999967">
            <text:p>0.050912</text:p>
          </table:table-cell>
          <table:table-cell table:formula="of:=[.B270]-[.B269]" office:value-type="float" office:value="0.00000399999998990097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164582">
            <text:p>109.164582</text:p>
          </table:table-cell>
          <table:table-cell table:formula="of:=[.A271]-[.A$20]" office:value-type="float" office:value="0.0519299999999987">
            <text:p>0.051930</text:p>
          </table:table-cell>
          <table:table-cell table:formula="of:=[.B271]-[.B270]" office:value-type="float" office:value="0.00101800000000196">
            <text:p>0.00101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64585">
            <text:p>109.164585</text:p>
          </table:table-cell>
          <table:table-cell table:formula="of:=[.A272]-[.A$20]" office:value-type="float" office:value="0.0519330000000053">
            <text:p>0.051933</text:p>
          </table:table-cell>
          <table:table-cell table:formula="of:=[.B272]-[.B271]" office:value-type="float" office:value="0.00000300000000663658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64588">
            <text:p>109.164588</text:p>
          </table:table-cell>
          <table:table-cell table:formula="of:=[.A273]-[.A$20]" office:value-type="float" office:value="0.0519359999999978">
            <text:p>0.051936</text:p>
          </table:table-cell>
          <table:table-cell table:formula="of:=[.B273]-[.B272]" office:value-type="float" office:value="0.00000299999999242573">
            <text:p>0.000003</text:p>
          </table:table-cell>
          <table:table-cell office:value-type="string">
            <text:p>d_s is renewed (r + D) to 109166.584998; c_s is fully topped up</text:p>
          </table:table-cell>
          <table:table-cell table:number-columns-repeated="2"/>
        </table:table-row>
        <table:table-row table:style-name="ro1">
          <table:table-cell office:value-type="float" office:value="109.16459">
            <text:p>109.164590</text:p>
          </table:table-cell>
          <table:table-cell table:formula="of:=[.A274]-[.A$20]" office:value-type="float" office:value="0.0519380000000069">
            <text:p>0.051938</text:p>
          </table:table-cell>
          <table:table-cell table:formula="of:=[.B274]-[.B273]" office:value-type="float" office:value="0.00000200000000916134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164595">
            <text:p>109.164595</text:p>
          </table:table-cell>
          <table:table-cell table:formula="of:=[.A275]-[.A$20]" office:value-type="float" office:value="0.0519430000000085">
            <text:p>0.051943</text:p>
          </table:table-cell>
          <table:table-cell table:formula="of:=[.B275]-[.B274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64597">
            <text:p>109.164597</text:p>
          </table:table-cell>
          <table:table-cell table:formula="of:=[.A276]-[.A$20]" office:value-type="float" office:value="0.0519450000000035">
            <text:p>0.051945</text:p>
          </table:table-cell>
          <table:table-cell table:formula="of:=[.B276]-[.B275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1646">
            <text:p>109.164600</text:p>
          </table:table-cell>
          <table:table-cell table:formula="of:=[.A277]-[.A$20]" office:value-type="float" office:value="0.0519479999999959">
            <text:p>0.051948</text:p>
          </table:table-cell>
          <table:table-cell table:formula="of:=[.B277]-[.B276]" office:value-type="float" office:value="0.00000299999999242573">
            <text:p>0.000003</text:p>
          </table:table-cell>
          <table:table-cell/>
          <table:table-cell office:value-type="string">
            <text:p>uses up its c_s; 109164.595411-109164.555064=0.040347</text:p>
          </table:table-cell>
          <table:table-cell/>
        </table:table-row>
        <table:table-row table:style-name="ro1">
          <table:table-cell office:value-type="float" office:value="109.164604">
            <text:p>109.164604</text:p>
          </table:table-cell>
          <table:table-cell table:formula="of:=[.A278]-[.A$20]" office:value-type="float" office:value="0.051952">
            <text:p>0.051952</text:p>
          </table:table-cell>
          <table:table-cell table:formula="of:=[.B278]-[.B277]" office:value-type="float" office:value="0.00000400000000411183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165522">
            <text:p>109.165522</text:p>
          </table:table-cell>
          <table:table-cell table:formula="of:=[.A279]-[.A$20]" office:value-type="float" office:value="0.0528699999999986">
            <text:p>0.052870</text:p>
          </table:table-cell>
          <table:table-cell table:formula="of:=[.B279]-[.B278]" office:value-type="float" office:value="0.000917999999998642">
            <text:p>0.0009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65524">
            <text:p>109.165524</text:p>
          </table:table-cell>
          <table:table-cell table:formula="of:=[.A280]-[.A$20]" office:value-type="float" office:value="0.0528720000000078">
            <text:p>0.052872</text:p>
          </table:table-cell>
          <table:table-cell table:formula="of:=[.B280]-[.B279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65528">
            <text:p>109.165528</text:p>
          </table:table-cell>
          <table:table-cell table:formula="of:=[.A281]-[.A$20]" office:value-type="float" office:value="0.0528759999999977">
            <text:p>0.052876</text:p>
          </table:table-cell>
          <table:table-cell table:formula="of:=[.B281]-[.B280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167532">
            <text:p>109.167532</text:p>
          </table:table-cell>
          <table:table-cell table:formula="of:=[.A282]-[.A$20]" office:value-type="float" office:value="0.0548799999999972">
            <text:p>0.054880</text:p>
          </table:table-cell>
          <table:table-cell table:formula="of:=[.B282]-[.B281]" office:value-type="float" office:value="0.00200399999999945">
            <text:p>0.00200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167534">
            <text:p>109.167534</text:p>
          </table:table-cell>
          <table:table-cell table:formula="of:=[.A283]-[.A$20]" office:value-type="float" office:value="0.0548820000000063">
            <text:p>0.054882</text:p>
          </table:table-cell>
          <table:table-cell table:formula="of:=[.B283]-[.B282]" office:value-type="float" office:value="0.00000200000000916134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68549">
            <text:p>109.168549</text:p>
          </table:table-cell>
          <table:table-cell table:formula="of:=[.A284]-[.A$20]" office:value-type="float" office:value="0.0558970000000016">
            <text:p>0.055897</text:p>
          </table:table-cell>
          <table:table-cell table:formula="of:=[.B284]-[.B283]" office:value-type="float" office:value="0.00101499999999533">
            <text:p>0.00101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168553">
            <text:p>109.168553</text:p>
          </table:table-cell>
          <table:table-cell table:formula="of:=[.A285]-[.A$20]" office:value-type="float" office:value="0.0559010000000058">
            <text:p>0.055901</text:p>
          </table:table-cell>
          <table:table-cell table:formula="of:=[.B285]-[.B284]" office:value-type="float" office:value="0.00000400000000411183">
            <text:p>0.000004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68557">
            <text:p>109.168557</text:p>
          </table:table-cell>
          <table:table-cell table:formula="of:=[.A286]-[.A$20]" office:value-type="float" office:value="0.0559050000000099">
            <text:p>0.055905</text:p>
          </table:table-cell>
          <table:table-cell table:formula="of:=[.B286]-[.B285]" office:value-type="float" office:value="0.00000400000000411183">
            <text:p>0.000004</text:p>
          </table:table-cell>
          <table:table-cell/>
          <table:table-cell office:value-type="string">
            <text:p>postpones its deadline to 109173.533659; c_s is topped up to 1.982268</text:p>
          </table:table-cell>
          <table:table-cell/>
        </table:table-row>
        <table:table-row table:style-name="ro1">
          <table:table-cell office:value-type="float" office:value="109.16856">
            <text:p>109.168560</text:p>
          </table:table-cell>
          <table:table-cell table:formula="of:=[.A287]-[.A$20]" office:value-type="float" office:value="0.0559080000000023">
            <text:p>0.055908</text:p>
          </table:table-cell>
          <table:table-cell table:formula="of:=[.B287]-[.B286]" office:value-type="float" office:value="0.00000299999999242573">
            <text:p>0.000003</text:p>
          </table:table-cell>
          <table:table-cell/>
          <table:table-cell office:value-type="string">
            <text:p>preempts rsyslogd (814)</text:p>
          </table:table-cell>
          <table:table-cell/>
        </table:table-row>
        <table:table-row table:style-name="ro1">
          <table:table-cell office:value-type="float" office:value="109.168565">
            <text:p>109.168565</text:p>
          </table:table-cell>
          <table:table-cell table:formula="of:=[.A288]-[.A$20]" office:value-type="float" office:value="0.0559130000000039">
            <text:p>0.055913</text:p>
          </table:table-cell>
          <table:table-cell table:formula="of:=[.B288]-[.B287]" office:value-type="float" office:value="0.00000500000000158707">
            <text:p>0.000005</text:p>
          </table:table-cell>
          <table:table-cell/>
          <table:table-cell office:value-type="string">
            <text:p>is pick_next_task_dl-ed by rsyslogd (814)</text:p>
          </table:table-cell>
          <table:table-cell/>
        </table:table-row>
        <table:table-row table:style-name="ro1">
          <table:table-cell office:value-type="float" office:value="109.16857">
            <text:p>109.168570</text:p>
          </table:table-cell>
          <table:table-cell table:formula="of:=[.A289]-[.A$20]" office:value-type="float" office:value="0.0559180000000055">
            <text:p>0.055918</text:p>
          </table:table-cell>
          <table:table-cell table:formula="of:=[.B289]-[.B288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68573">
            <text:p>109.168573</text:p>
          </table:table-cell>
          <table:table-cell table:formula="of:=[.A290]-[.A$20]" office:value-type="float" office:value="0.0559209999999979">
            <text:p>0.055921</text:p>
          </table:table-cell>
          <table:table-cell table:formula="of:=[.B290]-[.B289]" office:value-type="float" office:value="0.00000299999999242573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168581">
            <text:p>109.168581</text:p>
          </table:table-cell>
          <table:table-cell table:formula="of:=[.A291]-[.A$20]" office:value-type="float" office:value="0.0559290000000061">
            <text:p>0.055929</text:p>
          </table:table-cell>
          <table:table-cell table:formula="of:=[.B291]-[.B290]" office:value-type="float" office:value="0.00000800000000822365">
            <text:p>0.00000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68583">
            <text:p>109.168583</text:p>
          </table:table-cell>
          <table:table-cell table:formula="of:=[.A292]-[.A$20]" office:value-type="float" office:value="0.0559310000000011">
            <text:p>0.055931</text:p>
          </table:table-cell>
          <table:table-cell table:formula="of:=[.B292]-[.B29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68586">
            <text:p>109.168586</text:p>
          </table:table-cell>
          <table:table-cell table:formula="of:=[.A293]-[.A$20]" office:value-type="float" office:value="0.0559340000000077">
            <text:p>0.055934</text:p>
          </table:table-cell>
          <table:table-cell table:formula="of:=[.B293]-[.B292]" office:value-type="float" office:value="0.00000300000000663658">
            <text:p>0.000003</text:p>
          </table:table-cell>
          <table:table-cell office:value-type="string">
            <text:p>d_s is renewed (r + D) to 109170.583336; c_s is fully topped up</text:p>
          </table:table-cell>
          <table:table-cell table:number-columns-repeated="2"/>
        </table:table-row>
        <table:table-row table:style-name="ro1">
          <table:table-cell office:value-type="float" office:value="109.168588">
            <text:p>109.168588</text:p>
          </table:table-cell>
          <table:table-cell table:formula="of:=[.A294]-[.A$20]" office:value-type="float" office:value="0.0559360000000027">
            <text:p>0.055936</text:p>
          </table:table-cell>
          <table:table-cell table:formula="of:=[.B294]-[.B29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168593">
            <text:p>109.168593</text:p>
          </table:table-cell>
          <table:table-cell table:formula="of:=[.A295]-[.A$20]" office:value-type="float" office:value="0.0559410000000042">
            <text:p>0.055941</text:p>
          </table:table-cell>
          <table:table-cell table:formula="of:=[.B295]-[.B294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68595">
            <text:p>109.168595</text:p>
          </table:table-cell>
          <table:table-cell table:formula="of:=[.A296]-[.A$20]" office:value-type="float" office:value="0.0559429999999992">
            <text:p>0.055943</text:p>
          </table:table-cell>
          <table:table-cell table:formula="of:=[.B296]-[.B295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169514">
            <text:p>109.169514</text:p>
          </table:table-cell>
          <table:table-cell table:formula="of:=[.A297]-[.A$20]" office:value-type="float" office:value="0.0568620000000095">
            <text:p>0.056862</text:p>
          </table:table-cell>
          <table:table-cell table:formula="of:=[.B297]-[.B296]" office:value-type="float" office:value="0.000919000000010328">
            <text:p>0.0009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69516">
            <text:p>109.169516</text:p>
          </table:table-cell>
          <table:table-cell table:formula="of:=[.A298]-[.A$20]" office:value-type="float" office:value="0.0568640000000045">
            <text:p>0.056864</text:p>
          </table:table-cell>
          <table:table-cell table:formula="of:=[.B298]-[.B29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69521">
            <text:p>109.169521</text:p>
          </table:table-cell>
          <table:table-cell table:formula="of:=[.A299]-[.A$20]" office:value-type="float" office:value="0.0568690000000061">
            <text:p>0.056869</text:p>
          </table:table-cell>
          <table:table-cell table:formula="of:=[.B299]-[.B298]" office:value-type="float" office:value="0.0000050000000015870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170476">
            <text:p>109.170476</text:p>
          </table:table-cell>
          <table:table-cell table:formula="of:=[.A300]-[.A$20]" office:value-type="float" office:value="0.0578239999999965">
            <text:p>0.057824</text:p>
          </table:table-cell>
          <table:table-cell table:formula="of:=[.B300]-[.B299]" office:value-type="float" office:value="0.000954999999990491">
            <text:p>0.00095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70479">
            <text:p>109.170479</text:p>
          </table:table-cell>
          <table:table-cell table:formula="of:=[.A301]-[.A$20]" office:value-type="float" office:value="0.0578270000000032">
            <text:p>0.057827</text:p>
          </table:table-cell>
          <table:table-cell table:formula="of:=[.B301]-[.B300]" office:value-type="float" office:value="0.00000300000000663658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70488">
            <text:p>109.170488</text:p>
          </table:table-cell>
          <table:table-cell table:formula="of:=[.A302]-[.A$20]" office:value-type="float" office:value="0.0578360000000089">
            <text:p>0.057836</text:p>
          </table:table-cell>
          <table:table-cell table:formula="of:=[.B302]-[.B301]" office:value-type="float" office:value="0.00000900000000569889">
            <text:p>0.00000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7049">
            <text:p>109.170490</text:p>
          </table:table-cell>
          <table:table-cell table:formula="of:=[.A303]-[.A$20]" office:value-type="float" office:value="0.0578380000000038">
            <text:p>0.057838</text:p>
          </table:table-cell>
          <table:table-cell table:formula="of:=[.B303]-[.B30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70493">
            <text:p>109.170493</text:p>
          </table:table-cell>
          <table:table-cell table:formula="of:=[.A304]-[.A$20]" office:value-type="float" office:value="0.0578409999999963">
            <text:p>0.057841</text:p>
          </table:table-cell>
          <table:table-cell table:formula="of:=[.B304]-[.B303]" office:value-type="float" office:value="0.00000299999999242573">
            <text:p>0.000003</text:p>
          </table:table-cell>
          <table:table-cell/>
          <table:table-cell office:value-type="string">
            <text:p>0.990106 / 3.044013 &lt;= 2.000000 / 5.000000</text:p>
          </table:table-cell>
          <table:table-cell/>
        </table:table-row>
        <table:table-row table:style-name="ro1">
          <table:table-cell office:value-type="float" office:value="109.170495">
            <text:p>109.170495</text:p>
          </table:table-cell>
          <table:table-cell table:formula="of:=[.A305]-[.A$20]" office:value-type="float" office:value="0.0578430000000054">
            <text:p>0.057843</text:p>
          </table:table-cell>
          <table:table-cell table:formula="of:=[.B305]-[.B304]" office:value-type="float" office:value="0.00000200000000916134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9.170502">
            <text:p>109.170502</text:p>
          </table:table-cell>
          <table:table-cell table:formula="of:=[.A306]-[.A$20]" office:value-type="float" office:value="0.057850000000002">
            <text:p>0.057850</text:p>
          </table:table-cell>
          <table:table-cell table:formula="of:=[.B306]-[.B305]" office:value-type="float" office:value="0.00000699999999653755">
            <text:p>0.000007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09.171511">
            <text:p>109.171511</text:p>
          </table:table-cell>
          <table:table-cell table:formula="of:=[.A307]-[.A$20]" office:value-type="float" office:value="0.0588589999999982">
            <text:p>0.058859</text:p>
          </table:table-cell>
          <table:table-cell table:formula="of:=[.B307]-[.B306]" office:value-type="float" office:value="0.00100899999999626">
            <text:p>0.00100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171515">
            <text:p>109.171515</text:p>
          </table:table-cell>
          <table:table-cell table:formula="of:=[.A308]-[.A$20]" office:value-type="float" office:value="0.0588630000000023">
            <text:p>0.058863</text:p>
          </table:table-cell>
          <table:table-cell table:formula="of:=[.B308]-[.B307]" office:value-type="float" office:value="0.00000400000000411183">
            <text:p>0.000004</text:p>
          </table:table-cell>
          <table:table-cell/>
          <table:table-cell office:value-type="string">
            <text:p>uses up its c_s; 109171.510296-109170.498972=1.011324</text:p>
          </table:table-cell>
          <table:table-cell/>
        </table:table-row>
        <table:table-row table:style-name="ro1">
          <table:table-cell office:value-type="float" office:value="109.17152">
            <text:p>109.171520</text:p>
          </table:table-cell>
          <table:table-cell table:formula="of:=[.A309]-[.A$20]" office:value-type="float" office:value="0.0588680000000039">
            <text:p>0.058868</text:p>
          </table:table-cell>
          <table:table-cell table:formula="of:=[.B309]-[.B308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72589">
            <text:p>109.172589</text:p>
          </table:table-cell>
          <table:table-cell table:formula="of:=[.A310]-[.A$20]" office:value-type="float" office:value="0.059937000000005">
            <text:p>0.059937</text:p>
          </table:table-cell>
          <table:table-cell table:formula="of:=[.B310]-[.B309]" office:value-type="float" office:value="0.0010690000000011">
            <text:p>0.00106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172592">
            <text:p>109.172592</text:p>
          </table:table-cell>
          <table:table-cell table:formula="of:=[.A311]-[.A$20]" office:value-type="float" office:value="0.0599399999999974">
            <text:p>0.059940</text:p>
          </table:table-cell>
          <table:table-cell table:formula="of:=[.B311]-[.B31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172595">
            <text:p>109.172595</text:p>
          </table:table-cell>
          <table:table-cell table:formula="of:=[.A312]-[.A$20]" office:value-type="float" office:value="0.0599430000000041">
            <text:p>0.059943</text:p>
          </table:table-cell>
          <table:table-cell table:formula="of:=[.B312]-[.B311]" office:value-type="float" office:value="0.00000300000000663658">
            <text:p>0.000003</text:p>
          </table:table-cell>
          <table:table-cell table:number-columns-repeated="2"/>
          <table:table-cell office:value-type="string">
            <text:p>d_s is renewed (r + D) to 109179.592045; c_s is fully topped up</text:p>
          </table:table-cell>
        </table:table-row>
        <table:table-row table:style-name="ro1">
          <table:table-cell office:value-type="float" office:value="109.172598">
            <text:p>109.172598</text:p>
          </table:table-cell>
          <table:table-cell table:formula="of:=[.A313]-[.A$20]" office:value-type="float" office:value="0.0599459999999965">
            <text:p>0.059946</text:p>
          </table:table-cell>
          <table:table-cell table:formula="of:=[.B313]-[.B312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726">
            <text:p>109.172600</text:p>
          </table:table-cell>
          <table:table-cell table:formula="of:=[.A314]-[.A$20]" office:value-type="float" office:value="0.0599480000000057">
            <text:p>0.059948</text:p>
          </table:table-cell>
          <table:table-cell table:formula="of:=[.B314]-[.B313]" office:value-type="float" office:value="0.00000200000000916134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72602">
            <text:p>109.172602</text:p>
          </table:table-cell>
          <table:table-cell table:formula="of:=[.A315]-[.A$20]" office:value-type="float" office:value="0.0599500000000006">
            <text:p>0.059950</text:p>
          </table:table-cell>
          <table:table-cell table:formula="of:=[.B315]-[.B314]" office:value-type="float" office:value="0.00000199999999495049">
            <text:p>0.000002</text:p>
          </table:table-cell>
          <table:table-cell office:value-type="string">
            <text:p>d_s is renewed (r + D) to 109174.599557; c_s is fully topped up</text:p>
          </table:table-cell>
          <table:table-cell table:number-columns-repeated="2"/>
        </table:table-row>
        <table:table-row table:style-name="ro1">
          <table:table-cell office:value-type="float" office:value="109.172607">
            <text:p>109.172607</text:p>
          </table:table-cell>
          <table:table-cell table:formula="of:=[.A316]-[.A$20]" office:value-type="float" office:value="0.0599550000000022">
            <text:p>0.059955</text:p>
          </table:table-cell>
          <table:table-cell table:formula="of:=[.B316]-[.B315]" office:value-type="float" office:value="0.00000500000000158707">
            <text:p>0.000005</text:p>
          </table:table-cell>
          <table:table-cell office:value-type="string">
            <text:p>is pick_next_task_dl-ed by rsyslogd (814)</text:p>
          </table:table-cell>
          <table:table-cell table:number-columns-repeated="2"/>
        </table:table-row>
        <table:table-row table:style-name="ro1">
          <table:table-cell office:value-type="float" office:value="109.173537">
            <text:p>109.173537</text:p>
          </table:table-cell>
          <table:table-cell table:formula="of:=[.A317]-[.A$20]" office:value-type="float" office:value="0.060884999999999">
            <text:p>0.060885</text:p>
          </table:table-cell>
          <table:table-cell table:formula="of:=[.B317]-[.B316]" office:value-type="float" office:value="0.000929999999996767">
            <text:p>0.0009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73539">
            <text:p>109.173539</text:p>
          </table:table-cell>
          <table:table-cell table:formula="of:=[.A318]-[.A$20]" office:value-type="float" office:value="0.0608870000000081">
            <text:p>0.060887</text:p>
          </table:table-cell>
          <table:table-cell table:formula="of:=[.B318]-[.B317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73542">
            <text:p>109.173542</text:p>
          </table:table-cell>
          <table:table-cell table:formula="of:=[.A319]-[.A$20]" office:value-type="float" office:value="0.0608900000000006">
            <text:p>0.060890</text:p>
          </table:table-cell>
          <table:table-cell table:formula="of:=[.B319]-[.B318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173549">
            <text:p>109.173549</text:p>
          </table:table-cell>
          <table:table-cell table:formula="of:=[.A320]-[.A$20]" office:value-type="float" office:value="0.0608969999999971">
            <text:p>0.060897</text:p>
          </table:table-cell>
          <table:table-cell table:formula="of:=[.B320]-[.B319]" office:value-type="float" office:value="0.00000699999999653755">
            <text:p>0.00000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173551">
            <text:p>109.173551</text:p>
          </table:table-cell>
          <table:table-cell table:formula="of:=[.A321]-[.A$20]" office:value-type="float" office:value="0.0608990000000063">
            <text:p>0.060899</text:p>
          </table:table-cell>
          <table:table-cell table:formula="of:=[.B321]-[.B320]" office:value-type="float" office:value="0.00000200000000916134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73554">
            <text:p>109.173554</text:p>
          </table:table-cell>
          <table:table-cell table:formula="of:=[.A322]-[.A$20]" office:value-type="float" office:value="0.0609019999999987">
            <text:p>0.060902</text:p>
          </table:table-cell>
          <table:table-cell table:formula="of:=[.B322]-[.B321]" office:value-type="float" office:value="0.00000299999999242573">
            <text:p>0.000003</text:p>
          </table:table-cell>
          <table:table-cell/>
          <table:table-cell office:value-type="string">
            <text:p>postpones its deadline to 109178.533659; c_s is topped up to 1.978782</text:p>
          </table:table-cell>
          <table:table-cell/>
        </table:table-row>
        <table:table-row table:style-name="ro1">
          <table:table-cell office:value-type="float" office:value="109.173556">
            <text:p>109.173556</text:p>
          </table:table-cell>
          <table:table-cell table:formula="of:=[.A323]-[.A$20]" office:value-type="float" office:value="0.0609040000000078">
            <text:p>0.060904</text:p>
          </table:table-cell>
          <table:table-cell table:formula="of:=[.B323]-[.B322]" office:value-type="float" office:value="0.00000200000000916134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17356">
            <text:p>109.173560</text:p>
          </table:table-cell>
          <table:table-cell table:formula="of:=[.A324]-[.A$20]" office:value-type="float" office:value="0.0609079999999977">
            <text:p>0.060908</text:p>
          </table:table-cell>
          <table:table-cell table:formula="of:=[.B324]-[.B323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73565">
            <text:p>109.173565</text:p>
          </table:table-cell>
          <table:table-cell table:formula="of:=[.A325]-[.A$20]" office:value-type="float" office:value="0.0609129999999993">
            <text:p>0.060913</text:p>
          </table:table-cell>
          <table:table-cell table:formula="of:=[.B325]-[.B324]" office:value-type="float" office:value="0.00000500000000158707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174515">
            <text:p>109.174515</text:p>
          </table:table-cell>
          <table:table-cell table:formula="of:=[.A326]-[.A$20]" office:value-type="float" office:value="0.0618630000000024">
            <text:p>0.061863</text:p>
          </table:table-cell>
          <table:table-cell table:formula="of:=[.B326]-[.B325]" office:value-type="float" office:value="0.000950000000003115">
            <text:p>0.00095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74517">
            <text:p>109.174517</text:p>
          </table:table-cell>
          <table:table-cell table:formula="of:=[.A327]-[.A$20]" office:value-type="float" office:value="0.0618649999999974">
            <text:p>0.061865</text:p>
          </table:table-cell>
          <table:table-cell table:formula="of:=[.B327]-[.B32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74521">
            <text:p>109.174521</text:p>
          </table:table-cell>
          <table:table-cell table:formula="of:=[.A328]-[.A$20]" office:value-type="float" office:value="0.0618690000000015">
            <text:p>0.061869</text:p>
          </table:table-cell>
          <table:table-cell table:formula="of:=[.B328]-[.B327]" office:value-type="float" office:value="0.00000400000000411183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175142">
            <text:p>109.175142</text:p>
          </table:table-cell>
          <table:table-cell table:formula="of:=[.A329]-[.A$20]" office:value-type="float" office:value="0.0624899999999968">
            <text:p>0.062490</text:p>
          </table:table-cell>
          <table:table-cell table:formula="of:=[.B329]-[.B328]" office:value-type="float" office:value="0.00062099999999532">
            <text:p>0.00062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75144">
            <text:p>109.175144</text:p>
          </table:table-cell>
          <table:table-cell table:formula="of:=[.A330]-[.A$20]" office:value-type="float" office:value="0.062492000000006">
            <text:p>0.062492</text:p>
          </table:table-cell>
          <table:table-cell table:formula="of:=[.B330]-[.B329]" office:value-type="float" office:value="0.00000200000000916134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75147">
            <text:p>109.175147</text:p>
          </table:table-cell>
          <table:table-cell table:formula="of:=[.A331]-[.A$20]" office:value-type="float" office:value="0.0624949999999984">
            <text:p>0.062495</text:p>
          </table:table-cell>
          <table:table-cell table:formula="of:=[.B331]-[.B330]" office:value-type="float" office:value="0.00000299999999242573">
            <text:p>0.000003</text:p>
          </table:table-cell>
          <table:table-cell/>
          <table:table-cell office:value-type="string">
            <text:p>1.023903 / 3.389857 &lt;= 2.000000 / 5.000000</text:p>
          </table:table-cell>
          <table:table-cell/>
        </table:table-row>
        <table:table-row table:style-name="ro1">
          <table:table-cell office:value-type="float" office:value="109.175148">
            <text:p>109.175148</text:p>
          </table:table-cell>
          <table:table-cell table:formula="of:=[.A332]-[.A$20]" office:value-type="float" office:value="0.0624959999999959">
            <text:p>0.062496</text:p>
          </table:table-cell>
          <table:table-cell table:formula="of:=[.B332]-[.B331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9.17515">
            <text:p>109.175150</text:p>
          </table:table-cell>
          <table:table-cell table:formula="of:=[.A333]-[.A$20]" office:value-type="float" office:value="0.0624980000000051">
            <text:p>0.062498</text:p>
          </table:table-cell>
          <table:table-cell table:formula="of:=[.B333]-[.B332]" office:value-type="float" office:value="0.00000200000000916134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175159">
            <text:p>109.175159</text:p>
          </table:table-cell>
          <table:table-cell table:formula="of:=[.A334]-[.A$20]" office:value-type="float" office:value="0.0625069999999965">
            <text:p>0.062507</text:p>
          </table:table-cell>
          <table:table-cell table:formula="of:=[.B334]-[.B333]" office:value-type="float" office:value="0.00000899999999148804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75163">
            <text:p>109.175163</text:p>
          </table:table-cell>
          <table:table-cell table:formula="of:=[.A335]-[.A$20]" office:value-type="float" office:value="0.0625110000000007">
            <text:p>0.062511</text:p>
          </table:table-cell>
          <table:table-cell table:formula="of:=[.B335]-[.B334]" office:value-type="float" office:value="0.00000400000000411183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176582">
            <text:p>109.176582</text:p>
          </table:table-cell>
          <table:table-cell table:formula="of:=[.A336]-[.A$20]" office:value-type="float" office:value="0.0639299999999992">
            <text:p>0.063930</text:p>
          </table:table-cell>
          <table:table-cell table:formula="of:=[.B336]-[.B335]" office:value-type="float" office:value="0.0014189999999985">
            <text:p>0.00141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76584">
            <text:p>109.176584</text:p>
          </table:table-cell>
          <table:table-cell table:formula="of:=[.A337]-[.A$20]" office:value-type="float" office:value="0.0639320000000083">
            <text:p>0.063932</text:p>
          </table:table-cell>
          <table:table-cell table:formula="of:=[.B337]-[.B336]" office:value-type="float" office:value="0.00000200000000916134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76586">
            <text:p>109.176586</text:p>
          </table:table-cell>
          <table:table-cell table:formula="of:=[.A338]-[.A$20]" office:value-type="float" office:value="0.0639340000000033">
            <text:p>0.063934</text:p>
          </table:table-cell>
          <table:table-cell table:formula="of:=[.B338]-[.B337]" office:value-type="float" office:value="0.00000199999999495049">
            <text:p>0.000002</text:p>
          </table:table-cell>
          <table:table-cell office:value-type="string">
            <text:p>d_s is renewed (r + D) to 109178.583805; c_s is fully topped up</text:p>
          </table:table-cell>
          <table:table-cell table:number-columns-repeated="2"/>
        </table:table-row>
        <table:table-row table:style-name="ro1">
          <table:table-cell office:value-type="float" office:value="109.177127">
            <text:p>109.177127</text:p>
          </table:table-cell>
          <table:table-cell table:formula="of:=[.A339]-[.A$20]" office:value-type="float" office:value="0.0644750000000016">
            <text:p>0.064475</text:p>
          </table:table-cell>
          <table:table-cell table:formula="of:=[.B339]-[.B338]" office:value-type="float" office:value="0.000540999999998348">
            <text:p>0.00054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77129">
            <text:p>109.177129</text:p>
          </table:table-cell>
          <table:table-cell table:formula="of:=[.A340]-[.A$20]" office:value-type="float" office:value="0.0644769999999966">
            <text:p>0.064477</text:p>
          </table:table-cell>
          <table:table-cell table:formula="of:=[.B340]-[.B339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177132">
            <text:p>109.177132</text:p>
          </table:table-cell>
          <table:table-cell table:formula="of:=[.A341]-[.A$20]" office:value-type="float" office:value="0.0644800000000032">
            <text:p>0.064480</text:p>
          </table:table-cell>
          <table:table-cell table:formula="of:=[.B341]-[.B340]" office:value-type="float" office:value="0.00000300000000663658">
            <text:p>0.000003</text:p>
          </table:table-cell>
          <table:table-cell/>
          <table:table-cell office:value-type="string">
            <text:p>uses up its c_s; 109177.127229-109176.146589=0.980640</text:p>
          </table:table-cell>
          <table:table-cell/>
        </table:table-row>
        <table:table-row table:style-name="ro1">
          <table:table-cell office:value-type="float" office:value="109.177135">
            <text:p>109.177135</text:p>
          </table:table-cell>
          <table:table-cell table:formula="of:=[.A342]-[.A$20]" office:value-type="float" office:value="0.0644830000000098">
            <text:p>0.064483</text:p>
          </table:table-cell>
          <table:table-cell table:formula="of:=[.B342]-[.B341]" office:value-type="float" office:value="0.00000300000000663658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77137">
            <text:p>109.177137</text:p>
          </table:table-cell>
          <table:table-cell table:formula="of:=[.A343]-[.A$20]" office:value-type="float" office:value="0.0644850000000048">
            <text:p>0.064485</text:p>
          </table:table-cell>
          <table:table-cell table:formula="of:=[.B343]-[.B342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177578">
            <text:p>109.177578</text:p>
          </table:table-cell>
          <table:table-cell table:formula="of:=[.A344]-[.A$20]" office:value-type="float" office:value="0.0649259999999998">
            <text:p>0.064926</text:p>
          </table:table-cell>
          <table:table-cell table:formula="of:=[.B344]-[.B343]" office:value-type="float" office:value="0.000440999999995029">
            <text:p>0.00044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7758">
            <text:p>109.177580</text:p>
          </table:table-cell>
          <table:table-cell table:formula="of:=[.A345]-[.A$20]" office:value-type="float" office:value="0.064928000000009">
            <text:p>0.064928</text:p>
          </table:table-cell>
          <table:table-cell table:formula="of:=[.B345]-[.B344]" office:value-type="float" office:value="0.00000200000000916134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177583">
            <text:p>109.177583</text:p>
          </table:table-cell>
          <table:table-cell table:formula="of:=[.A346]-[.A$20]" office:value-type="float" office:value="0.0649310000000014">
            <text:p>0.064931</text:p>
          </table:table-cell>
          <table:table-cell table:formula="of:=[.B346]-[.B345]" office:value-type="float" office:value="0.00000299999999242573">
            <text:p>0.000003</text:p>
          </table:table-cell>
          <table:table-cell/>
          <table:table-cell office:value-type="string">
            <text:p>preempts Task 1</text:p>
          </table:table-cell>
          <table:table-cell/>
        </table:table-row>
        <table:table-row table:style-name="ro1">
          <table:table-cell office:value-type="float" office:value="109.177586">
            <text:p>109.177586</text:p>
          </table:table-cell>
          <table:table-cell table:formula="of:=[.A347]-[.A$20]" office:value-type="float" office:value="0.064934000000008">
            <text:p>0.064934</text:p>
          </table:table-cell>
          <table:table-cell table:formula="of:=[.B347]-[.B346]" office:value-type="float" office:value="0.00000300000000663658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7759">
            <text:p>109.177590</text:p>
          </table:table-cell>
          <table:table-cell table:formula="of:=[.A348]-[.A$20]" office:value-type="float" office:value="0.0649379999999979">
            <text:p>0.064938</text:p>
          </table:table-cell>
          <table:table-cell table:formula="of:=[.B348]-[.B347]" office:value-type="float" office:value="0.00000399999998990097">
            <text:p>0.000004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09.17807">
            <text:p>109.178070</text:p>
          </table:table-cell>
          <table:table-cell table:formula="of:=[.A349]-[.A$20]" office:value-type="float" office:value="0.0654180000000082">
            <text:p>0.065418</text:p>
          </table:table-cell>
          <table:table-cell table:formula="of:=[.B349]-[.B348]" office:value-type="float" office:value="0.00048000000001025">
            <text:p>0.00048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78072">
            <text:p>109.178072</text:p>
          </table:table-cell>
          <table:table-cell table:formula="of:=[.A350]-[.A$20]" office:value-type="float" office:value="0.0654200000000031">
            <text:p>0.065420</text:p>
          </table:table-cell>
          <table:table-cell table:formula="of:=[.B350]-[.B34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78075">
            <text:p>109.178075</text:p>
          </table:table-cell>
          <table:table-cell table:formula="of:=[.A351]-[.A$20]" office:value-type="float" office:value="0.0654230000000098">
            <text:p>0.065423</text:p>
          </table:table-cell>
          <table:table-cell table:formula="of:=[.B351]-[.B350]" office:value-type="float" office:value="0.00000300000000663658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17854">
            <text:p>109.178540</text:p>
          </table:table-cell>
          <table:table-cell table:formula="of:=[.A352]-[.A$20]" office:value-type="float" office:value="0.0658880000000011">
            <text:p>0.065888</text:p>
          </table:table-cell>
          <table:table-cell table:formula="of:=[.B352]-[.B351]" office:value-type="float" office:value="0.000464999999991278">
            <text:p>0.00046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178541">
            <text:p>109.178541</text:p>
          </table:table-cell>
          <table:table-cell table:formula="of:=[.A353]-[.A$20]" office:value-type="float" office:value="0.0658889999999985">
            <text:p>0.065889</text:p>
          </table:table-cell>
          <table:table-cell table:formula="of:=[.B353]-[.B352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78544">
            <text:p>109.178544</text:p>
          </table:table-cell>
          <table:table-cell table:formula="of:=[.A354]-[.A$20]" office:value-type="float" office:value="0.0658920000000052">
            <text:p>0.065892</text:p>
          </table:table-cell>
          <table:table-cell table:formula="of:=[.B354]-[.B353]" office:value-type="float" office:value="0.00000300000000663658">
            <text:p>0.000003</text:p>
          </table:table-cell>
          <table:table-cell/>
          <table:table-cell office:value-type="string">
            <text:p>postpones its deadline to 109183.533659; c_s is topped up to 1.055987</text:p>
          </table:table-cell>
          <table:table-cell/>
        </table:table-row>
        <table:table-row table:style-name="ro1">
          <table:table-cell office:value-type="float" office:value="109.180012">
            <text:p>109.180012</text:p>
          </table:table-cell>
          <table:table-cell table:formula="of:=[.A355]-[.A$20]" office:value-type="float" office:value="0.0673600000000079">
            <text:p>0.067360</text:p>
          </table:table-cell>
          <table:table-cell table:formula="of:=[.B355]-[.B354]" office:value-type="float" office:value="0.00146800000000269">
            <text:p>0.001468</text:p>
          </table:table-cell>
          <table:table-cell table:number-columns-repeated="2"/>
          <table:table-cell office:value-type="string">
            <text:p>dmiss</text:p>
          </table:table-cell>
        </table:table-row>
        <table:table-row table:style-name="ro1">
          <table:table-cell office:value-type="float" office:value="109.180015">
            <text:p>109.180015</text:p>
          </table:table-cell>
          <table:table-cell table:formula="of:=[.A356]-[.A$20]" office:value-type="float" office:value="0.0673630000000003">
            <text:p>0.067363</text:p>
          </table:table-cell>
          <table:table-cell table:formula="of:=[.B356]-[.B355]" office:value-type="float" office:value="0.00000299999999242573">
            <text:p>0.000003</text:p>
          </table:table-cell>
          <table:table-cell table:number-columns-repeated="2"/>
          <table:table-cell office:value-type="string">
            <text:p>uses up its c_s; 109180.011376-109178.742830=1.268546</text:p>
          </table:table-cell>
        </table:table-row>
        <table:table-row table:style-name="ro1">
          <table:table-cell office:value-type="float" office:value="109.180018">
            <text:p>109.180018</text:p>
          </table:table-cell>
          <table:table-cell table:formula="of:=[.A357]-[.A$20]" office:value-type="float" office:value="0.0673660000000069">
            <text:p>0.067366</text:p>
          </table:table-cell>
          <table:table-cell table:formula="of:=[.B357]-[.B356]" office:value-type="float" office:value="0.00000300000000663658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180021">
            <text:p>109.180021</text:p>
          </table:table-cell>
          <table:table-cell table:formula="of:=[.A358]-[.A$20]" office:value-type="float" office:value="0.0673689999999993">
            <text:p>0.067369</text:p>
          </table:table-cell>
          <table:table-cell table:formula="of:=[.B358]-[.B357]" office:value-type="float" office:value="0.00000299999999242573">
            <text:p>0.000003</text:p>
          </table:table-cell>
          <table:table-cell table:number-columns-repeated="2"/>
          <table:table-cell office:value-type="string">
            <text:p>postpones its deadline to 109186.592045; c_s is topped up to 2.580669</text:p>
          </table:table-cell>
        </table:table-row>
        <table:table-row table:style-name="ro1">
          <table:table-cell office:value-type="float" office:value="109.180033">
            <text:p>109.180033</text:p>
          </table:table-cell>
          <table:table-cell table:formula="of:=[.A359]-[.A$20]" office:value-type="float" office:value="0.0673809999999975">
            <text:p>0.067381</text:p>
          </table:table-cell>
          <table:table-cell table:formula="of:=[.B359]-[.B358]" office:value-type="float" office:value="0.0000119999999981246">
            <text:p>0.00001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80036">
            <text:p>109.180036</text:p>
          </table:table-cell>
          <table:table-cell table:formula="of:=[.A360]-[.A$20]" office:value-type="float" office:value="0.0673840000000041">
            <text:p>0.067384</text:p>
          </table:table-cell>
          <table:table-cell table:formula="of:=[.B360]-[.B359]" office:value-type="float" office:value="0.00000300000000663658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180039">
            <text:p>109.180039</text:p>
          </table:table-cell>
          <table:table-cell table:formula="of:=[.A361]-[.A$20]" office:value-type="float" office:value="0.0673869999999965">
            <text:p>0.067387</text:p>
          </table:table-cell>
          <table:table-cell table:formula="of:=[.B361]-[.B360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80043">
            <text:p>109.180043</text:p>
          </table:table-cell>
          <table:table-cell table:formula="of:=[.A362]-[.A$20]" office:value-type="float" office:value="0.0673910000000006">
            <text:p>0.067391</text:p>
          </table:table-cell>
          <table:table-cell table:formula="of:=[.B362]-[.B361]" office:value-type="float" office:value="0.00000400000000411183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180581">
            <text:p>109.180581</text:p>
          </table:table-cell>
          <table:table-cell table:formula="of:=[.A363]-[.A$20]" office:value-type="float" office:value="0.0679290000000066">
            <text:p>0.067929</text:p>
          </table:table-cell>
          <table:table-cell table:formula="of:=[.B363]-[.B362]" office:value-type="float" office:value="0.000538000000005923">
            <text:p>0.00053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80583">
            <text:p>109.180583</text:p>
          </table:table-cell>
          <table:table-cell table:formula="of:=[.A364]-[.A$20]" office:value-type="float" office:value="0.0679310000000015">
            <text:p>0.067931</text:p>
          </table:table-cell>
          <table:table-cell table:formula="of:=[.B364]-[.B36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80585">
            <text:p>109.180585</text:p>
          </table:table-cell>
          <table:table-cell table:formula="of:=[.A365]-[.A$20]" office:value-type="float" office:value="0.0679329999999965">
            <text:p>0.067933</text:p>
          </table:table-cell>
          <table:table-cell table:formula="of:=[.B365]-[.B364]" office:value-type="float" office:value="0.00000199999999495049">
            <text:p>0.000002</text:p>
          </table:table-cell>
          <table:table-cell office:value-type="string">
            <text:p>d_s is renewed (r + D) to 109182.583288; c_s is fully topped up</text:p>
          </table:table-cell>
          <table:table-cell table:number-columns-repeated="2"/>
        </table:table-row>
        <table:table-row table:style-name="ro1">
          <table:table-cell office:value-type="float" office:value="109.180588">
            <text:p>109.180588</text:p>
          </table:table-cell>
          <table:table-cell table:formula="of:=[.A366]-[.A$20]" office:value-type="float" office:value="0.0679360000000031">
            <text:p>0.067936</text:p>
          </table:table-cell>
          <table:table-cell table:formula="of:=[.B366]-[.B365]" office:value-type="float" office:value="0.00000300000000663658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180593">
            <text:p>109.180593</text:p>
          </table:table-cell>
          <table:table-cell table:formula="of:=[.A367]-[.A$20]" office:value-type="float" office:value="0.0679410000000047">
            <text:p>0.067941</text:p>
          </table:table-cell>
          <table:table-cell table:formula="of:=[.B367]-[.B366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80595">
            <text:p>109.180595</text:p>
          </table:table-cell>
          <table:table-cell table:formula="of:=[.A368]-[.A$20]" office:value-type="float" office:value="0.0679429999999996">
            <text:p>0.067943</text:p>
          </table:table-cell>
          <table:table-cell table:formula="of:=[.B368]-[.B367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181517">
            <text:p>109.181517</text:p>
          </table:table-cell>
          <table:table-cell table:formula="of:=[.A369]-[.A$20]" office:value-type="float" office:value="0.0688650000000024">
            <text:p>0.068865</text:p>
          </table:table-cell>
          <table:table-cell table:formula="of:=[.B369]-[.B368]" office:value-type="float" office:value="0.000922000000002754">
            <text:p>0.00092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81518">
            <text:p>109.181518</text:p>
          </table:table-cell>
          <table:table-cell table:formula="of:=[.A370]-[.A$20]" office:value-type="float" office:value="0.0688659999999999">
            <text:p>0.068866</text:p>
          </table:table-cell>
          <table:table-cell table:formula="of:=[.B370]-[.B36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81522">
            <text:p>109.181522</text:p>
          </table:table-cell>
          <table:table-cell table:formula="of:=[.A371]-[.A$20]" office:value-type="float" office:value="0.068870000000004">
            <text:p>0.068870</text:p>
          </table:table-cell>
          <table:table-cell table:formula="of:=[.B371]-[.B370]" office:value-type="float" office:value="0.00000400000000411183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182913">
            <text:p>109.182913</text:p>
          </table:table-cell>
          <table:table-cell table:formula="of:=[.A372]-[.A$20]" office:value-type="float" office:value="0.0702610000000021">
            <text:p>0.070261</text:p>
          </table:table-cell>
          <table:table-cell table:formula="of:=[.B372]-[.B371]" office:value-type="float" office:value="0.00139099999999814">
            <text:p>0.00139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82915">
            <text:p>109.182915</text:p>
          </table:table-cell>
          <table:table-cell table:formula="of:=[.A373]-[.A$20]" office:value-type="float" office:value="0.0702629999999971">
            <text:p>0.070263</text:p>
          </table:table-cell>
          <table:table-cell table:formula="of:=[.B373]-[.B372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182919">
            <text:p>109.182919</text:p>
          </table:table-cell>
          <table:table-cell table:formula="of:=[.A374]-[.A$20]" office:value-type="float" office:value="0.0702670000000012">
            <text:p>0.070267</text:p>
          </table:table-cell>
          <table:table-cell table:formula="of:=[.B374]-[.B373]" office:value-type="float" office:value="0.00000400000000411183">
            <text:p>0.000004</text:p>
          </table:table-cell>
          <table:table-cell/>
          <table:table-cell office:value-type="string">
            <text:p>uses up its c_s; 109182.913260-109181.516164=1.397096</text:p>
          </table:table-cell>
          <table:table-cell/>
        </table:table-row>
        <table:table-row table:style-name="ro1">
          <table:table-cell office:value-type="float" office:value="109.182923">
            <text:p>109.182923</text:p>
          </table:table-cell>
          <table:table-cell table:formula="of:=[.A375]-[.A$20]" office:value-type="float" office:value="0.0702710000000053">
            <text:p>0.070271</text:p>
          </table:table-cell>
          <table:table-cell table:formula="of:=[.B375]-[.B374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82926">
            <text:p>109.182926</text:p>
          </table:table-cell>
          <table:table-cell table:formula="of:=[.A376]-[.A$20]" office:value-type="float" office:value="0.0702739999999977">
            <text:p>0.070274</text:p>
          </table:table-cell>
          <table:table-cell table:formula="of:=[.B376]-[.B375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182986">
            <text:p>109.182986</text:p>
          </table:table-cell>
          <table:table-cell table:formula="of:=[.A377]-[.A$20]" office:value-type="float" office:value="0.0703340000000026">
            <text:p>0.070334</text:p>
          </table:table-cell>
          <table:table-cell table:formula="of:=[.B377]-[.B376]" office:value-type="float" office:value="0.000060000000004834">
            <text:p>0.00006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82989">
            <text:p>109.182989</text:p>
          </table:table-cell>
          <table:table-cell table:formula="of:=[.A378]-[.A$20]" office:value-type="float" office:value="0.0703370000000092">
            <text:p>0.070337</text:p>
          </table:table-cell>
          <table:table-cell table:formula="of:=[.B378]-[.B377]" office:value-type="float" office:value="0.00000300000000663658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182991">
            <text:p>109.182991</text:p>
          </table:table-cell>
          <table:table-cell table:formula="of:=[.A379]-[.A$20]" office:value-type="float" office:value="0.0703390000000042">
            <text:p>0.070339</text:p>
          </table:table-cell>
          <table:table-cell table:formula="of:=[.B379]-[.B378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182997">
            <text:p>109.182997</text:p>
          </table:table-cell>
          <table:table-cell table:formula="of:=[.A380]-[.A$20]" office:value-type="float" office:value="0.0703450000000032">
            <text:p>0.070345</text:p>
          </table:table-cell>
          <table:table-cell table:formula="of:=[.B380]-[.B379]" office:value-type="float" office:value="0.00000599999999906231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83002">
            <text:p>109.183002</text:p>
          </table:table-cell>
          <table:table-cell table:formula="of:=[.A381]-[.A$20]" office:value-type="float" office:value="0.0703500000000048">
            <text:p>0.070350</text:p>
          </table:table-cell>
          <table:table-cell table:formula="of:=[.B381]-[.B380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183386">
            <text:p>109.183386</text:p>
          </table:table-cell>
          <table:table-cell table:formula="of:=[.A382]-[.A$20]" office:value-type="float" office:value="0.0707340000000016">
            <text:p>0.070734</text:p>
          </table:table-cell>
          <table:table-cell table:formula="of:=[.B382]-[.B381]" office:value-type="float" office:value="0.000383999999996831">
            <text:p>0.00038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183388">
            <text:p>109.183388</text:p>
          </table:table-cell>
          <table:table-cell table:formula="of:=[.A383]-[.A$20]" office:value-type="float" office:value="0.0707359999999966">
            <text:p>0.070736</text:p>
          </table:table-cell>
          <table:table-cell table:formula="of:=[.B383]-[.B382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83395">
            <text:p>109.183395</text:p>
          </table:table-cell>
          <table:table-cell table:formula="of:=[.A384]-[.A$20]" office:value-type="float" office:value="0.0707430000000073">
            <text:p>0.070743</text:p>
          </table:table-cell>
          <table:table-cell table:formula="of:=[.B384]-[.B383]" office:value-type="float" office:value="0.00000700000001074841">
            <text:p>0.00000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183397">
            <text:p>109.183397</text:p>
          </table:table-cell>
          <table:table-cell table:formula="of:=[.A385]-[.A$20]" office:value-type="float" office:value="0.0707450000000023">
            <text:p>0.070745</text:p>
          </table:table-cell>
          <table:table-cell table:formula="of:=[.B385]-[.B38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1834">
            <text:p>109.183400</text:p>
          </table:table-cell>
          <table:table-cell table:formula="of:=[.A386]-[.A$20]" office:value-type="float" office:value="0.0707480000000089">
            <text:p>0.070748</text:p>
          </table:table-cell>
          <table:table-cell table:formula="of:=[.B386]-[.B385]" office:value-type="float" office:value="0.00000300000000663658">
            <text:p>0.000003</text:p>
          </table:table-cell>
          <table:table-cell table:number-columns-repeated="2"/>
          <table:table-cell office:value-type="string">
            <text:p>2.087025 / 3.195176 &gt; 3.000000 / 7.000000</text:p>
          </table:table-cell>
        </table:table-row>
        <table:table-row table:style-name="ro1">
          <table:table-cell office:value-type="float" office:value="109.183403">
            <text:p>109.183403</text:p>
          </table:table-cell>
          <table:table-cell table:formula="of:=[.A387]-[.A$20]" office:value-type="float" office:value="0.0707510000000013">
            <text:p>0.070751</text:p>
          </table:table-cell>
          <table:table-cell table:formula="of:=[.B387]-[.B386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109190.396869; c_s is fully topped up</text:p>
          </table:table-cell>
        </table:table-row>
        <table:table-row table:style-name="ro1">
          <table:table-cell office:value-type="float" office:value="109.183408">
            <text:p>109.183408</text:p>
          </table:table-cell>
          <table:table-cell table:formula="of:=[.A388]-[.A$20]" office:value-type="float" office:value="0.0707560000000029">
            <text:p>0.070756</text:p>
          </table:table-cell>
          <table:table-cell table:formula="of:=[.B388]-[.B387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ksoftirqd/0 (3)</text:p>
          </table:table-cell>
        </table:table-row>
        <table:table-row table:style-name="ro1">
          <table:table-cell office:value-type="float" office:value="109.183543">
            <text:p>109.183543</text:p>
          </table:table-cell>
          <table:table-cell table:formula="of:=[.A389]-[.A$20]" office:value-type="float" office:value="0.0708910000000031">
            <text:p>0.070891</text:p>
          </table:table-cell>
          <table:table-cell table:formula="of:=[.B389]-[.B388]" office:value-type="float" office:value="0.000135000000000218">
            <text:p>0.00013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183544">
            <text:p>109.183544</text:p>
          </table:table-cell>
          <table:table-cell table:formula="of:=[.A390]-[.A$20]" office:value-type="float" office:value="0.0708920000000006">
            <text:p>0.070892</text:p>
          </table:table-cell>
          <table:table-cell table:formula="of:=[.B390]-[.B389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83548">
            <text:p>109.183548</text:p>
          </table:table-cell>
          <table:table-cell table:formula="of:=[.A391]-[.A$20]" office:value-type="float" office:value="0.0708960000000047">
            <text:p>0.070896</text:p>
          </table:table-cell>
          <table:table-cell table:formula="of:=[.B391]-[.B390]" office:value-type="float" office:value="0.00000400000000411183">
            <text:p>0.000004</text:p>
          </table:table-cell>
          <table:table-cell/>
          <table:table-cell office:value-type="string">
            <text:p>postpones its deadline to 109188.533659; c_s is topped up to 1.098702</text:p>
          </table:table-cell>
          <table:table-cell/>
        </table:table-row>
        <table:table-row table:style-name="ro1">
          <table:table-cell office:value-type="float" office:value="109.18355">
            <text:p>109.183550</text:p>
          </table:table-cell>
          <table:table-cell table:formula="of:=[.A392]-[.A$20]" office:value-type="float" office:value="0.0708979999999997">
            <text:p>0.070898</text:p>
          </table:table-cell>
          <table:table-cell table:formula="of:=[.B392]-[.B391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183553">
            <text:p>109.183553</text:p>
          </table:table-cell>
          <table:table-cell table:formula="of:=[.A393]-[.A$20]" office:value-type="float" office:value="0.0709010000000063">
            <text:p>0.070901</text:p>
          </table:table-cell>
          <table:table-cell table:formula="of:=[.B393]-[.B392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83557">
            <text:p>109.183557</text:p>
          </table:table-cell>
          <table:table-cell table:formula="of:=[.A394]-[.A$20]" office:value-type="float" office:value="0.0709049999999962">
            <text:p>0.070905</text:p>
          </table:table-cell>
          <table:table-cell table:formula="of:=[.B394]-[.B393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183559">
            <text:p>109.183559</text:p>
          </table:table-cell>
          <table:table-cell table:formula="of:=[.A395]-[.A$20]" office:value-type="float" office:value="0.0709070000000054">
            <text:p>0.070907</text:p>
          </table:table-cell>
          <table:table-cell table:formula="of:=[.B395]-[.B394]" office:value-type="float" office:value="0.00000200000000916134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83563">
            <text:p>109.183563</text:p>
          </table:table-cell>
          <table:table-cell table:formula="of:=[.A396]-[.A$20]" office:value-type="float" office:value="0.0709110000000095">
            <text:p>0.070911</text:p>
          </table:table-cell>
          <table:table-cell table:formula="of:=[.B396]-[.B395]" office:value-type="float" office:value="0.00000400000000411183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184582">
            <text:p>109.184582</text:p>
          </table:table-cell>
          <table:table-cell table:formula="of:=[.A397]-[.A$20]" office:value-type="float" office:value="0.0719300000000089">
            <text:p>0.071930</text:p>
          </table:table-cell>
          <table:table-cell table:formula="of:=[.B397]-[.B396]" office:value-type="float" office:value="0.00101899999999944">
            <text:p>0.00101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84585">
            <text:p>109.184585</text:p>
          </table:table-cell>
          <table:table-cell table:formula="of:=[.A398]-[.A$20]" office:value-type="float" office:value="0.0719330000000014">
            <text:p>0.071933</text:p>
          </table:table-cell>
          <table:table-cell table:formula="of:=[.B398]-[.B397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84587">
            <text:p>109.184587</text:p>
          </table:table-cell>
          <table:table-cell table:formula="of:=[.A399]-[.A$20]" office:value-type="float" office:value="0.0719349999999963">
            <text:p>0.071935</text:p>
          </table:table-cell>
          <table:table-cell table:formula="of:=[.B399]-[.B398]" office:value-type="float" office:value="0.00000199999999495049">
            <text:p>0.000002</text:p>
          </table:table-cell>
          <table:table-cell office:value-type="string">
            <text:p>d_s is renewed (r + D) to 109186.584733; c_s is fully topped up</text:p>
          </table:table-cell>
          <table:table-cell table:number-columns-repeated="2"/>
        </table:table-row>
        <table:table-row table:style-name="ro1">
          <table:table-cell office:value-type="float" office:value="109.184589">
            <text:p>109.184589</text:p>
          </table:table-cell>
          <table:table-cell table:formula="of:=[.A400]-[.A$20]" office:value-type="float" office:value="0.0719370000000055">
            <text:p>0.071937</text:p>
          </table:table-cell>
          <table:table-cell table:formula="of:=[.B400]-[.B399]" office:value-type="float" office:value="0.00000200000000916134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184594">
            <text:p>109.184594</text:p>
          </table:table-cell>
          <table:table-cell table:formula="of:=[.A401]-[.A$20]" office:value-type="float" office:value="0.0719420000000071">
            <text:p>0.071942</text:p>
          </table:table-cell>
          <table:table-cell table:formula="of:=[.B401]-[.B400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84596">
            <text:p>109.184596</text:p>
          </table:table-cell>
          <table:table-cell table:formula="of:=[.A402]-[.A$20]" office:value-type="float" office:value="0.071944000000002">
            <text:p>0.071944</text:p>
          </table:table-cell>
          <table:table-cell table:formula="of:=[.B402]-[.B401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185522">
            <text:p>109.185522</text:p>
          </table:table-cell>
          <table:table-cell table:formula="of:=[.A403]-[.A$20]" office:value-type="float" office:value="0.0728700000000089">
            <text:p>0.072870</text:p>
          </table:table-cell>
          <table:table-cell table:formula="of:=[.B403]-[.B402]" office:value-type="float" office:value="0.000926000000006866">
            <text:p>0.00092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85523">
            <text:p>109.185523</text:p>
          </table:table-cell>
          <table:table-cell table:formula="of:=[.A404]-[.A$20]" office:value-type="float" office:value="0.0728710000000064">
            <text:p>0.072871</text:p>
          </table:table-cell>
          <table:table-cell table:formula="of:=[.B404]-[.B40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85528">
            <text:p>109.185528</text:p>
          </table:table-cell>
          <table:table-cell table:formula="of:=[.A405]-[.A$20]" office:value-type="float" office:value="0.0728760000000079">
            <text:p>0.072876</text:p>
          </table:table-cell>
          <table:table-cell table:formula="of:=[.B405]-[.B404]" office:value-type="float" office:value="0.0000050000000015870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186462">
            <text:p>109.186462</text:p>
          </table:table-cell>
          <table:table-cell table:formula="of:=[.A406]-[.A$20]" office:value-type="float" office:value="0.0738100000000088">
            <text:p>0.073810</text:p>
          </table:table-cell>
          <table:table-cell table:formula="of:=[.B406]-[.B405]" office:value-type="float" office:value="0.000934000000000879">
            <text:p>0.00093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86464">
            <text:p>109.186464</text:p>
          </table:table-cell>
          <table:table-cell table:formula="of:=[.A407]-[.A$20]" office:value-type="float" office:value="0.0738120000000038">
            <text:p>0.073812</text:p>
          </table:table-cell>
          <table:table-cell table:formula="of:=[.B407]-[.B406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186467">
            <text:p>109.186467</text:p>
          </table:table-cell>
          <table:table-cell table:formula="of:=[.A408]-[.A$20]" office:value-type="float" office:value="0.0738149999999962">
            <text:p>0.073815</text:p>
          </table:table-cell>
          <table:table-cell table:formula="of:=[.B408]-[.B407]" office:value-type="float" office:value="0.00000299999999242573">
            <text:p>0.000003</text:p>
          </table:table-cell>
          <table:table-cell/>
          <table:table-cell office:value-type="string">
            <text:p>uses up its c_s; 109186.462478-109185.521567=0.940911</text:p>
          </table:table-cell>
          <table:table-cell/>
        </table:table-row>
        <table:table-row table:style-name="ro1">
          <table:table-cell office:value-type="float" office:value="109.186471">
            <text:p>109.186471</text:p>
          </table:table-cell>
          <table:table-cell table:formula="of:=[.A409]-[.A$20]" office:value-type="float" office:value="0.0738190000000003">
            <text:p>0.073819</text:p>
          </table:table-cell>
          <table:table-cell table:formula="of:=[.B409]-[.B408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86476">
            <text:p>109.186476</text:p>
          </table:table-cell>
          <table:table-cell table:formula="of:=[.A410]-[.A$20]" office:value-type="float" office:value="0.0738240000000019">
            <text:p>0.073824</text:p>
          </table:table-cell>
          <table:table-cell table:formula="of:=[.B410]-[.B409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187574">
            <text:p>109.187574</text:p>
          </table:table-cell>
          <table:table-cell table:formula="of:=[.A411]-[.A$20]" office:value-type="float" office:value="0.0749220000000008">
            <text:p>0.074922</text:p>
          </table:table-cell>
          <table:table-cell table:formula="of:=[.B411]-[.B410]" office:value-type="float" office:value="0.00109799999999893">
            <text:p>0.00109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87576">
            <text:p>109.187576</text:p>
          </table:table-cell>
          <table:table-cell table:formula="of:=[.A412]-[.A$20]" office:value-type="float" office:value="0.07492400000001">
            <text:p>0.074924</text:p>
          </table:table-cell>
          <table:table-cell table:formula="of:=[.B412]-[.B411]" office:value-type="float" office:value="0.00000200000000916134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187578">
            <text:p>109.187578</text:p>
          </table:table-cell>
          <table:table-cell table:formula="of:=[.A413]-[.A$20]" office:value-type="float" office:value="0.0749260000000049">
            <text:p>0.074926</text:p>
          </table:table-cell>
          <table:table-cell table:formula="of:=[.B413]-[.B412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187582">
            <text:p>109.187582</text:p>
          </table:table-cell>
          <table:table-cell table:formula="of:=[.A414]-[.A$20]" office:value-type="float" office:value="0.074930000000009">
            <text:p>0.074930</text:p>
          </table:table-cell>
          <table:table-cell table:formula="of:=[.B414]-[.B413]" office:value-type="float" office:value="0.00000400000000411183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87585">
            <text:p>109.187585</text:p>
          </table:table-cell>
          <table:table-cell table:formula="of:=[.A415]-[.A$20]" office:value-type="float" office:value="0.0749330000000015">
            <text:p>0.074933</text:p>
          </table:table-cell>
          <table:table-cell table:formula="of:=[.B415]-[.B414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188549">
            <text:p>109.188549</text:p>
          </table:table-cell>
          <table:table-cell table:formula="of:=[.A416]-[.A$20]" office:value-type="float" office:value="0.0758969999999977">
            <text:p>0.075897</text:p>
          </table:table-cell>
          <table:table-cell table:formula="of:=[.B416]-[.B415]" office:value-type="float" office:value="0.00096399999999619">
            <text:p>0.00096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188551">
            <text:p>109.188551</text:p>
          </table:table-cell>
          <table:table-cell table:formula="of:=[.A417]-[.A$20]" office:value-type="float" office:value="0.0758990000000068">
            <text:p>0.075899</text:p>
          </table:table-cell>
          <table:table-cell table:formula="of:=[.B417]-[.B416]" office:value-type="float" office:value="0.00000200000000916134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88554">
            <text:p>109.188554</text:p>
          </table:table-cell>
          <table:table-cell table:formula="of:=[.A418]-[.A$20]" office:value-type="float" office:value="0.0759019999999993">
            <text:p>0.075902</text:p>
          </table:table-cell>
          <table:table-cell table:formula="of:=[.B418]-[.B417]" office:value-type="float" office:value="0.00000299999999242573">
            <text:p>0.000003</text:p>
          </table:table-cell>
          <table:table-cell/>
          <table:table-cell office:value-type="string">
            <text:p>postpones its deadline to 109193.533659; c_s is topped up to 1.117006</text:p>
          </table:table-cell>
          <table:table-cell/>
        </table:table-row>
        <table:table-row table:style-name="ro1">
          <table:table-cell office:value-type="float" office:value="109.188581">
            <text:p>109.188581</text:p>
          </table:table-cell>
          <table:table-cell table:formula="of:=[.A419]-[.A$20]" office:value-type="float" office:value="0.0759290000000021">
            <text:p>0.075929</text:p>
          </table:table-cell>
          <table:table-cell table:formula="of:=[.B419]-[.B418]" office:value-type="float" office:value="0.0000270000000028858">
            <text:p>0.00002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88582">
            <text:p>109.188582</text:p>
          </table:table-cell>
          <table:table-cell table:formula="of:=[.A420]-[.A$20]" office:value-type="float" office:value="0.0759299999999996">
            <text:p>0.075930</text:p>
          </table:table-cell>
          <table:table-cell table:formula="of:=[.B420]-[.B419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88585">
            <text:p>109.188585</text:p>
          </table:table-cell>
          <table:table-cell table:formula="of:=[.A421]-[.A$20]" office:value-type="float" office:value="0.0759330000000062">
            <text:p>0.075933</text:p>
          </table:table-cell>
          <table:table-cell table:formula="of:=[.B421]-[.B420]" office:value-type="float" office:value="0.00000300000000663658">
            <text:p>0.000003</text:p>
          </table:table-cell>
          <table:table-cell office:value-type="string">
            <text:p>d_s is renewed (r + D) to 109190.582490; c_s is fully topped up</text:p>
          </table:table-cell>
          <table:table-cell table:number-columns-repeated="2"/>
        </table:table-row>
        <table:table-row table:style-name="ro1">
          <table:table-cell office:value-type="float" office:value="109.189355">
            <text:p>109.189355</text:p>
          </table:table-cell>
          <table:table-cell table:formula="of:=[.A422]-[.A$20]" office:value-type="float" office:value="0.0767030000000091">
            <text:p>0.076703</text:p>
          </table:table-cell>
          <table:table-cell table:formula="of:=[.B422]-[.B421]" office:value-type="float" office:value="0.000770000000002824">
            <text:p>0.00077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189358">
            <text:p>109.189358</text:p>
          </table:table-cell>
          <table:table-cell table:formula="of:=[.A423]-[.A$20]" office:value-type="float" office:value="0.0767060000000015">
            <text:p>0.076706</text:p>
          </table:table-cell>
          <table:table-cell table:formula="of:=[.B423]-[.B422]" office:value-type="float" office:value="0.00000299999999242573">
            <text:p>0.000003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18936">
            <text:p>109.189360</text:p>
          </table:table-cell>
          <table:table-cell table:formula="of:=[.A424]-[.A$20]" office:value-type="float" office:value="0.0767079999999964">
            <text:p>0.076708</text:p>
          </table:table-cell>
          <table:table-cell table:formula="of:=[.B424]-[.B423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; 109189.355102-109188.852452=0.502650</text:p>
          </table:table-cell>
        </table:table-row>
        <table:table-row table:style-name="ro1">
          <table:table-cell office:value-type="float" office:value="109.189365">
            <text:p>109.189365</text:p>
          </table:table-cell>
          <table:table-cell table:formula="of:=[.A425]-[.A$20]" office:value-type="float" office:value="0.076712999999998">
            <text:p>0.076713</text:p>
          </table:table-cell>
          <table:table-cell table:formula="of:=[.B425]-[.B424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89367">
            <text:p>109.189367</text:p>
          </table:table-cell>
          <table:table-cell table:formula="of:=[.A426]-[.A$20]" office:value-type="float" office:value="0.0767150000000072">
            <text:p>0.076715</text:p>
          </table:table-cell>
          <table:table-cell table:formula="of:=[.B426]-[.B425]" office:value-type="float" office:value="0.00000200000000916134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190291">
            <text:p>109.190291</text:p>
          </table:table-cell>
          <table:table-cell table:formula="of:=[.A427]-[.A$20]" office:value-type="float" office:value="0.0776390000000049">
            <text:p>0.077639</text:p>
          </table:table-cell>
          <table:table-cell table:formula="of:=[.B427]-[.B426]" office:value-type="float" office:value="0.000923999999997704">
            <text:p>0.00092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90293">
            <text:p>109.190293</text:p>
          </table:table-cell>
          <table:table-cell table:formula="of:=[.A428]-[.A$20]" office:value-type="float" office:value="0.0776409999999999">
            <text:p>0.077641</text:p>
          </table:table-cell>
          <table:table-cell table:formula="of:=[.B428]-[.B42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90296">
            <text:p>109.190296</text:p>
          </table:table-cell>
          <table:table-cell table:formula="of:=[.A429]-[.A$20]" office:value-type="float" office:value="0.0776440000000065">
            <text:p>0.077644</text:p>
          </table:table-cell>
          <table:table-cell table:formula="of:=[.B429]-[.B428]" office:value-type="float" office:value="0.00000300000000663658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190299">
            <text:p>109.190299</text:p>
          </table:table-cell>
          <table:table-cell table:formula="of:=[.A430]-[.A$20]" office:value-type="float" office:value="0.0776469999999989">
            <text:p>0.077647</text:p>
          </table:table-cell>
          <table:table-cell table:formula="of:=[.B430]-[.B429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90302">
            <text:p>109.190302</text:p>
          </table:table-cell>
          <table:table-cell table:formula="of:=[.A431]-[.A$20]" office:value-type="float" office:value="0.0776500000000056">
            <text:p>0.077650</text:p>
          </table:table-cell>
          <table:table-cell table:formula="of:=[.B431]-[.B430]" office:value-type="float" office:value="0.00000300000000663658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190406">
            <text:p>109.190406</text:p>
          </table:table-cell>
          <table:table-cell table:formula="of:=[.A432]-[.A$20]" office:value-type="float" office:value="0.0777539999999988">
            <text:p>0.077754</text:p>
          </table:table-cell>
          <table:table-cell table:formula="of:=[.B432]-[.B431]" office:value-type="float" office:value="0.000103999999993221">
            <text:p>0.00010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192015">
            <text:p>109.192015</text:p>
          </table:table-cell>
          <table:table-cell table:formula="of:=[.A433]-[.A$20]" office:value-type="float" office:value="0.0793630000000007">
            <text:p>0.079363</text:p>
          </table:table-cell>
          <table:table-cell table:formula="of:=[.B433]-[.B432]" office:value-type="float" office:value="0.00160900000000197">
            <text:p>0.00160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192018">
            <text:p>109.192018</text:p>
          </table:table-cell>
          <table:table-cell table:formula="of:=[.A434]-[.A$20]" office:value-type="float" office:value="0.0793660000000074">
            <text:p>0.079366</text:p>
          </table:table-cell>
          <table:table-cell table:formula="of:=[.B434]-[.B433]" office:value-type="float" office:value="0.00000300000000663658">
            <text:p>0.000003</text:p>
          </table:table-cell>
          <table:table-cell/>
          <table:table-cell office:value-type="string">
            <text:p>uses up its c_s; 109192.014073-109191.193101=0.820972</text:p>
          </table:table-cell>
          <table:table-cell/>
        </table:table-row>
        <table:table-row table:style-name="ro1">
          <table:table-cell office:value-type="float" office:value="109.192027">
            <text:p>109.192027</text:p>
          </table:table-cell>
          <table:table-cell table:formula="of:=[.A435]-[.A$20]" office:value-type="float" office:value="0.0793749999999989">
            <text:p>0.079375</text:p>
          </table:table-cell>
          <table:table-cell table:formula="of:=[.B435]-[.B434]" office:value-type="float" office:value="0.00000899999999148804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92586">
            <text:p>109.192586</text:p>
          </table:table-cell>
          <table:table-cell table:formula="of:=[.A436]-[.A$20]" office:value-type="float" office:value="0.0799340000000086">
            <text:p>0.079934</text:p>
          </table:table-cell>
          <table:table-cell table:formula="of:=[.B436]-[.B435]" office:value-type="float" office:value="0.000559000000009746">
            <text:p>0.00055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192589">
            <text:p>109.192589</text:p>
          </table:table-cell>
          <table:table-cell table:formula="of:=[.A437]-[.A$20]" office:value-type="float" office:value="0.079937000000001">
            <text:p>0.079937</text:p>
          </table:table-cell>
          <table:table-cell table:formula="of:=[.B437]-[.B436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192592">
            <text:p>109.192592</text:p>
          </table:table-cell>
          <table:table-cell table:formula="of:=[.A438]-[.A$20]" office:value-type="float" office:value="0.0799400000000077">
            <text:p>0.079940</text:p>
          </table:table-cell>
          <table:table-cell table:formula="of:=[.B438]-[.B437]" office:value-type="float" office:value="0.00000300000000663658">
            <text:p>0.000003</text:p>
          </table:table-cell>
          <table:table-cell table:number-columns-repeated="2"/>
          <table:table-cell office:value-type="string">
            <text:p>d_s is renewed (r + D) to 109199.589100; c_s is fully topped up</text:p>
          </table:table-cell>
        </table:table-row>
        <table:table-row table:style-name="ro1">
          <table:table-cell office:value-type="float" office:value="109.192596">
            <text:p>109.192596</text:p>
          </table:table-cell>
          <table:table-cell table:formula="of:=[.A439]-[.A$20]" office:value-type="float" office:value="0.0799439999999976">
            <text:p>0.079944</text:p>
          </table:table-cell>
          <table:table-cell table:formula="of:=[.B439]-[.B438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92598">
            <text:p>109.192598</text:p>
          </table:table-cell>
          <table:table-cell table:formula="of:=[.A440]-[.A$20]" office:value-type="float" office:value="0.0799460000000067">
            <text:p>0.079946</text:p>
          </table:table-cell>
          <table:table-cell table:formula="of:=[.B440]-[.B439]" office:value-type="float" office:value="0.00000200000000916134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926">
            <text:p>109.192600</text:p>
          </table:table-cell>
          <table:table-cell table:formula="of:=[.A441]-[.A$20]" office:value-type="float" office:value="0.0799480000000017">
            <text:p>0.079948</text:p>
          </table:table-cell>
          <table:table-cell table:formula="of:=[.B441]-[.B440]" office:value-type="float" office:value="0.00000199999999495049">
            <text:p>0.000002</text:p>
          </table:table-cell>
          <table:table-cell office:value-type="string">
            <text:p>d_s is renewed (r + D) to 109194.589100; c_s is fully topped up</text:p>
          </table:table-cell>
          <table:table-cell table:number-columns-repeated="2"/>
        </table:table-row>
        <table:table-row table:style-name="ro1">
          <table:table-cell office:value-type="float" office:value="109.192605">
            <text:p>109.192605</text:p>
          </table:table-cell>
          <table:table-cell table:formula="of:=[.A442]-[.A$20]" office:value-type="float" office:value="0.0799530000000033">
            <text:p>0.079953</text:p>
          </table:table-cell>
          <table:table-cell table:formula="of:=[.B442]-[.B441]" office:value-type="float" office:value="0.00000500000000158707">
            <text:p>0.000005</text:p>
          </table:table-cell>
          <table:table-cell office:value-type="string">
            <text:p>is pick_next_task_dl-ed by rsyslogd (814)</text:p>
          </table:table-cell>
          <table:table-cell table:number-columns-repeated="2"/>
        </table:table-row>
        <table:table-row table:style-name="ro1">
          <table:table-cell office:value-type="float" office:value="109.193528">
            <text:p>109.193528</text:p>
          </table:table-cell>
          <table:table-cell table:formula="of:=[.A443]-[.A$20]" office:value-type="float" office:value="0.0808760000000035">
            <text:p>0.080876</text:p>
          </table:table-cell>
          <table:table-cell table:formula="of:=[.B443]-[.B442]" office:value-type="float" office:value="0.000923000000000229">
            <text:p>0.00092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93531">
            <text:p>109.193531</text:p>
          </table:table-cell>
          <table:table-cell table:formula="of:=[.A444]-[.A$20]" office:value-type="float" office:value="0.0808789999999959">
            <text:p>0.080879</text:p>
          </table:table-cell>
          <table:table-cell table:formula="of:=[.B444]-[.B443]" office:value-type="float" office:value="0.00000299999999242573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93533">
            <text:p>109.193533</text:p>
          </table:table-cell>
          <table:table-cell table:formula="of:=[.A445]-[.A$20]" office:value-type="float" office:value="0.0808810000000051">
            <text:p>0.080881</text:p>
          </table:table-cell>
          <table:table-cell table:formula="of:=[.B445]-[.B444]" office:value-type="float" office:value="0.00000200000000916134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193536">
            <text:p>109.193536</text:p>
          </table:table-cell>
          <table:table-cell table:formula="of:=[.A446]-[.A$20]" office:value-type="float" office:value="0.0808839999999975">
            <text:p>0.080884</text:p>
          </table:table-cell>
          <table:table-cell table:formula="of:=[.B446]-[.B445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93538">
            <text:p>109.193538</text:p>
          </table:table-cell>
          <table:table-cell table:formula="of:=[.A447]-[.A$20]" office:value-type="float" office:value="0.0808860000000067">
            <text:p>0.080886</text:p>
          </table:table-cell>
          <table:table-cell table:formula="of:=[.B447]-[.B446]" office:value-type="float" office:value="0.00000200000000916134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193542">
            <text:p>109.193542</text:p>
          </table:table-cell>
          <table:table-cell table:formula="of:=[.A448]-[.A$20]" office:value-type="float" office:value="0.0808899999999966">
            <text:p>0.080890</text:p>
          </table:table-cell>
          <table:table-cell table:formula="of:=[.B448]-[.B447]" office:value-type="float" office:value="0.00000399999998990097">
            <text:p>0.0000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193544">
            <text:p>109.193544</text:p>
          </table:table-cell>
          <table:table-cell table:formula="of:=[.A449]-[.A$20]" office:value-type="float" office:value="0.0808920000000057">
            <text:p>0.080892</text:p>
          </table:table-cell>
          <table:table-cell table:formula="of:=[.B449]-[.B448]" office:value-type="float" office:value="0.00000200000000916134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93547">
            <text:p>109.193547</text:p>
          </table:table-cell>
          <table:table-cell table:formula="of:=[.A450]-[.A$20]" office:value-type="float" office:value="0.0808949999999982">
            <text:p>0.080895</text:p>
          </table:table-cell>
          <table:table-cell table:formula="of:=[.B450]-[.B449]" office:value-type="float" office:value="0.00000299999999242573">
            <text:p>0.000003</text:p>
          </table:table-cell>
          <table:table-cell/>
          <table:table-cell office:value-type="string">
            <text:p>postpones its deadline to 109198.533659; c_s is topped up to 1.393860</text:p>
          </table:table-cell>
          <table:table-cell/>
        </table:table-row>
        <table:table-row table:style-name="ro1">
          <table:table-cell office:value-type="float" office:value="109.193549">
            <text:p>109.193549</text:p>
          </table:table-cell>
          <table:table-cell table:formula="of:=[.A451]-[.A$20]" office:value-type="float" office:value="0.0808970000000073">
            <text:p>0.080897</text:p>
          </table:table-cell>
          <table:table-cell table:formula="of:=[.B451]-[.B450]" office:value-type="float" office:value="0.00000200000000916134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193553">
            <text:p>109.193553</text:p>
          </table:table-cell>
          <table:table-cell table:formula="of:=[.A452]-[.A$20]" office:value-type="float" office:value="0.0809009999999972">
            <text:p>0.080901</text:p>
          </table:table-cell>
          <table:table-cell table:formula="of:=[.B452]-[.B451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93557">
            <text:p>109.193557</text:p>
          </table:table-cell>
          <table:table-cell table:formula="of:=[.A453]-[.A$20]" office:value-type="float" office:value="0.0809050000000013">
            <text:p>0.080905</text:p>
          </table:table-cell>
          <table:table-cell table:formula="of:=[.B453]-[.B452]" office:value-type="float" office:value="0.00000400000000411183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193803">
            <text:p>109.193803</text:p>
          </table:table-cell>
          <table:table-cell table:formula="of:=[.A454]-[.A$20]" office:value-type="float" office:value="0.0811510000000055">
            <text:p>0.081151</text:p>
          </table:table-cell>
          <table:table-cell table:formula="of:=[.B454]-[.B453]" office:value-type="float" office:value="0.000246000000004187">
            <text:p>0.00024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93805">
            <text:p>109.193805</text:p>
          </table:table-cell>
          <table:table-cell table:formula="of:=[.A455]-[.A$20]" office:value-type="float" office:value="0.0811530000000005">
            <text:p>0.081153</text:p>
          </table:table-cell>
          <table:table-cell table:formula="of:=[.B455]-[.B45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93808">
            <text:p>109.193808</text:p>
          </table:table-cell>
          <table:table-cell table:formula="of:=[.A456]-[.A$20]" office:value-type="float" office:value="0.0811560000000071">
            <text:p>0.081156</text:p>
          </table:table-cell>
          <table:table-cell table:formula="of:=[.B456]-[.B455]" office:value-type="float" office:value="0.00000300000000663658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194162">
            <text:p>109.194162</text:p>
          </table:table-cell>
          <table:table-cell table:formula="of:=[.A457]-[.A$20]" office:value-type="float" office:value="0.0815100000000086">
            <text:p>0.081510</text:p>
          </table:table-cell>
          <table:table-cell table:formula="of:=[.B457]-[.B456]" office:value-type="float" office:value="0.00035400000000152">
            <text:p>0.00035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94164">
            <text:p>109.194164</text:p>
          </table:table-cell>
          <table:table-cell table:formula="of:=[.A458]-[.A$20]" office:value-type="float" office:value="0.0815120000000036">
            <text:p>0.081512</text:p>
          </table:table-cell>
          <table:table-cell table:formula="of:=[.B458]-[.B45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94167">
            <text:p>109.194167</text:p>
          </table:table-cell>
          <table:table-cell table:formula="of:=[.A459]-[.A$20]" office:value-type="float" office:value="0.081514999999996">
            <text:p>0.081515</text:p>
          </table:table-cell>
          <table:table-cell table:formula="of:=[.B459]-[.B458]" office:value-type="float" office:value="0.00000299999999242573">
            <text:p>0.000003</text:p>
          </table:table-cell>
          <table:table-cell/>
          <table:table-cell office:value-type="string">
            <text:p>1.144219 / 4.369856 &lt;= 2.000000 / 5.000000</text:p>
          </table:table-cell>
          <table:table-cell/>
        </table:table-row>
        <table:table-row table:style-name="ro1">
          <table:table-cell office:value-type="float" office:value="109.194168">
            <text:p>109.194168</text:p>
          </table:table-cell>
          <table:table-cell table:formula="of:=[.A460]-[.A$20]" office:value-type="float" office:value="0.0815160000000077">
            <text:p>0.081516</text:p>
          </table:table-cell>
          <table:table-cell table:formula="of:=[.B460]-[.B459]" office:value-type="float" office:value="0.0000010000000116861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9.19417">
            <text:p>109.194170</text:p>
          </table:table-cell>
          <table:table-cell table:formula="of:=[.A461]-[.A$20]" office:value-type="float" office:value="0.0815180000000026">
            <text:p>0.081518</text:p>
          </table:table-cell>
          <table:table-cell table:formula="of:=[.B461]-[.B460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19418">
            <text:p>109.194180</text:p>
          </table:table-cell>
          <table:table-cell table:formula="of:=[.A462]-[.A$20]" office:value-type="float" office:value="0.0815280000000058">
            <text:p>0.081528</text:p>
          </table:table-cell>
          <table:table-cell table:formula="of:=[.B462]-[.B461]" office:value-type="float" office:value="0.0000100000000031741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94184">
            <text:p>109.194184</text:p>
          </table:table-cell>
          <table:table-cell table:formula="of:=[.A463]-[.A$20]" office:value-type="float" office:value="0.0815320000000099">
            <text:p>0.081532</text:p>
          </table:table-cell>
          <table:table-cell table:formula="of:=[.B463]-[.B462]" office:value-type="float" office:value="0.00000400000000411183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196016">
            <text:p>109.196016</text:p>
          </table:table-cell>
          <table:table-cell table:formula="of:=[.A464]-[.A$20]" office:value-type="float" office:value="0.0833640000000031">
            <text:p>0.083364</text:p>
          </table:table-cell>
          <table:table-cell table:formula="of:=[.B464]-[.B463]" office:value-type="float" office:value="0.00183199999999317">
            <text:p>0.00183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19602">
            <text:p>109.196020</text:p>
          </table:table-cell>
          <table:table-cell table:formula="of:=[.A465]-[.A$20]" office:value-type="float" office:value="0.0833680000000072">
            <text:p>0.083368</text:p>
          </table:table-cell>
          <table:table-cell table:formula="of:=[.B465]-[.B464]" office:value-type="float" office:value="0.00000400000000411183">
            <text:p>0.000004</text:p>
          </table:table-cell>
          <table:table-cell/>
          <table:table-cell office:value-type="string">
            <text:p>uses up its c_s; 109196.014786-109195.038618=0.976168</text:p>
          </table:table-cell>
          <table:table-cell/>
        </table:table-row>
        <table:table-row table:style-name="ro1">
          <table:table-cell office:value-type="float" office:value="109.196028">
            <text:p>109.196028</text:p>
          </table:table-cell>
          <table:table-cell table:formula="of:=[.A466]-[.A$20]" office:value-type="float" office:value="0.0833760000000012">
            <text:p>0.083376</text:p>
          </table:table-cell>
          <table:table-cell table:formula="of:=[.B466]-[.B465]" office:value-type="float" office:value="0.0000079999999940128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96033">
            <text:p>109.196033</text:p>
          </table:table-cell>
          <table:table-cell table:formula="of:=[.A467]-[.A$20]" office:value-type="float" office:value="0.0833810000000028">
            <text:p>0.083381</text:p>
          </table:table-cell>
          <table:table-cell table:formula="of:=[.B467]-[.B466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196581">
            <text:p>109.196581</text:p>
          </table:table-cell>
          <table:table-cell table:formula="of:=[.A468]-[.A$20]" office:value-type="float" office:value="0.0839289999999977">
            <text:p>0.083929</text:p>
          </table:table-cell>
          <table:table-cell table:formula="of:=[.B468]-[.B467]" office:value-type="float" office:value="0.000547999999994886">
            <text:p>0.00054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196584">
            <text:p>109.196584</text:p>
          </table:table-cell>
          <table:table-cell table:formula="of:=[.A469]-[.A$20]" office:value-type="float" office:value="0.0839320000000043">
            <text:p>0.083932</text:p>
          </table:table-cell>
          <table:table-cell table:formula="of:=[.B469]-[.B468]" office:value-type="float" office:value="0.00000300000000663658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196586">
            <text:p>109.196586</text:p>
          </table:table-cell>
          <table:table-cell table:formula="of:=[.A470]-[.A$20]" office:value-type="float" office:value="0.0839339999999993">
            <text:p>0.083934</text:p>
          </table:table-cell>
          <table:table-cell table:formula="of:=[.B470]-[.B469]" office:value-type="float" office:value="0.00000199999999495049">
            <text:p>0.000002</text:p>
          </table:table-cell>
          <table:table-cell office:value-type="string">
            <text:p>d_s is renewed (r + D) to 109198.583598; c_s is fully topped up</text:p>
          </table:table-cell>
          <table:table-cell table:number-columns-repeated="2"/>
        </table:table-row>
        <table:table-row table:style-name="ro1">
          <table:table-cell office:value-type="float" office:value="109.196589">
            <text:p>109.196589</text:p>
          </table:table-cell>
          <table:table-cell table:formula="of:=[.A471]-[.A$20]" office:value-type="float" office:value="0.0839370000000059">
            <text:p>0.083937</text:p>
          </table:table-cell>
          <table:table-cell table:formula="of:=[.B471]-[.B470]" office:value-type="float" office:value="0.00000300000000663658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9.196594">
            <text:p>109.196594</text:p>
          </table:table-cell>
          <table:table-cell table:formula="of:=[.A472]-[.A$20]" office:value-type="float" office:value="0.0839420000000075">
            <text:p>0.083942</text:p>
          </table:table-cell>
          <table:table-cell table:formula="of:=[.B472]-[.B471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96596">
            <text:p>109.196596</text:p>
          </table:table-cell>
          <table:table-cell table:formula="of:=[.A473]-[.A$20]" office:value-type="float" office:value="0.0839440000000025">
            <text:p>0.083944</text:p>
          </table:table-cell>
          <table:table-cell table:formula="of:=[.B473]-[.B472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197539">
            <text:p>109.197539</text:p>
          </table:table-cell>
          <table:table-cell table:formula="of:=[.A474]-[.A$20]" office:value-type="float" office:value="0.084887000000009">
            <text:p>0.084887</text:p>
          </table:table-cell>
          <table:table-cell table:formula="of:=[.B474]-[.B473]" office:value-type="float" office:value="0.000943000000006577">
            <text:p>0.00094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197541">
            <text:p>109.197541</text:p>
          </table:table-cell>
          <table:table-cell table:formula="of:=[.A475]-[.A$20]" office:value-type="float" office:value="0.084889000000004">
            <text:p>0.084889</text:p>
          </table:table-cell>
          <table:table-cell table:formula="of:=[.B475]-[.B47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197546">
            <text:p>109.197546</text:p>
          </table:table-cell>
          <table:table-cell table:formula="of:=[.A476]-[.A$20]" office:value-type="float" office:value="0.0848940000000056">
            <text:p>0.084894</text:p>
          </table:table-cell>
          <table:table-cell table:formula="of:=[.B476]-[.B475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198539">
            <text:p>109.198539</text:p>
          </table:table-cell>
          <table:table-cell table:formula="of:=[.A477]-[.A$20]" office:value-type="float" office:value="0.0858869999999996">
            <text:p>0.085887</text:p>
          </table:table-cell>
          <table:table-cell table:formula="of:=[.B477]-[.B476]" office:value-type="float" office:value="0.000992999999994026">
            <text:p>0.00099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19854">
            <text:p>109.198540</text:p>
          </table:table-cell>
          <table:table-cell table:formula="of:=[.A478]-[.A$20]" office:value-type="float" office:value="0.0858879999999971">
            <text:p>0.085888</text:p>
          </table:table-cell>
          <table:table-cell table:formula="of:=[.B478]-[.B477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98543">
            <text:p>109.198543</text:p>
          </table:table-cell>
          <table:table-cell table:formula="of:=[.A479]-[.A$20]" office:value-type="float" office:value="0.0858910000000037">
            <text:p>0.085891</text:p>
          </table:table-cell>
          <table:table-cell table:formula="of:=[.B479]-[.B478]" office:value-type="float" office:value="0.00000300000000663658">
            <text:p>0.000003</text:p>
          </table:table-cell>
          <table:table-cell/>
          <table:table-cell office:value-type="string">
            <text:p>postpones its deadline to 109203.533659; c_s is topped up to 1.309125</text:p>
          </table:table-cell>
          <table:table-cell/>
        </table:table-row>
        <table:table-row table:style-name="ro1">
          <table:table-cell office:value-type="float" office:value="109.199591">
            <text:p>109.199591</text:p>
          </table:table-cell>
          <table:table-cell table:formula="of:=[.A480]-[.A$20]" office:value-type="float" office:value="0.086939000000001">
            <text:p>0.086939</text:p>
          </table:table-cell>
          <table:table-cell table:formula="of:=[.B480]-[.B479]" office:value-type="float" office:value="0.00104799999999727">
            <text:p>0.00104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199593">
            <text:p>109.199593</text:p>
          </table:table-cell>
          <table:table-cell table:formula="of:=[.A481]-[.A$20]" office:value-type="float" office:value="0.0869409999999959">
            <text:p>0.086941</text:p>
          </table:table-cell>
          <table:table-cell table:formula="of:=[.B481]-[.B480]" office:value-type="float" office:value="0.00000199999999495049">
            <text:p>0.000002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09.199596">
            <text:p>109.199596</text:p>
          </table:table-cell>
          <table:table-cell table:formula="of:=[.A482]-[.A$20]" office:value-type="float" office:value="0.0869440000000026">
            <text:p>0.086944</text:p>
          </table:table-cell>
          <table:table-cell table:formula="of:=[.B482]-[.B481]" office:value-type="float" office:value="0.00000300000000663658">
            <text:p>0.000003</text:p>
          </table:table-cell>
          <table:table-cell table:number-columns-repeated="2"/>
          <table:table-cell office:value-type="string">
            <text:p>uses up its c_s; 109199.591228-109198.512132=1.079096</text:p>
          </table:table-cell>
        </table:table-row>
        <table:table-row table:style-name="ro1">
          <table:table-cell office:value-type="float" office:value="109.1996">
            <text:p>109.199600</text:p>
          </table:table-cell>
          <table:table-cell table:formula="of:=[.A483]-[.A$20]" office:value-type="float" office:value="0.0869480000000067">
            <text:p>0.086948</text:p>
          </table:table-cell>
          <table:table-cell table:formula="of:=[.B483]-[.B482]" office:value-type="float" office:value="0.00000400000000411183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199602">
            <text:p>109.199602</text:p>
          </table:table-cell>
          <table:table-cell table:formula="of:=[.A484]-[.A$20]" office:value-type="float" office:value="0.0869500000000016">
            <text:p>0.086950</text:p>
          </table:table-cell>
          <table:table-cell table:formula="of:=[.B484]-[.B483]" office:value-type="float" office:value="0.00000199999999495049">
            <text:p>0.000002</text:p>
          </table:table-cell>
          <table:table-cell table:number-columns-repeated="2"/>
          <table:table-cell office:value-type="string">
            <text:p>postpones its deadline to 109206.589100; c_s is topped up to 2.976106</text:p>
          </table:table-cell>
        </table:table-row>
        <table:table-row table:style-name="ro1">
          <table:table-cell office:value-type="float" office:value="109.199604">
            <text:p>109.199604</text:p>
          </table:table-cell>
          <table:table-cell table:formula="of:=[.A485]-[.A$20]" office:value-type="float" office:value="0.0869519999999966">
            <text:p>0.086952</text:p>
          </table:table-cell>
          <table:table-cell table:formula="of:=[.B485]-[.B484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199608">
            <text:p>109.199608</text:p>
          </table:table-cell>
          <table:table-cell table:formula="of:=[.A486]-[.A$20]" office:value-type="float" office:value="0.0869560000000007">
            <text:p>0.086956</text:p>
          </table:table-cell>
          <table:table-cell table:formula="of:=[.B486]-[.B485]" office:value-type="float" office:value="0.00000400000000411183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199735">
            <text:p>109.199735</text:p>
          </table:table-cell>
          <table:table-cell table:formula="of:=[.A487]-[.A$20]" office:value-type="float" office:value="0.0870830000000069">
            <text:p>0.087083</text:p>
          </table:table-cell>
          <table:table-cell table:formula="of:=[.B487]-[.B486]" office:value-type="float" office:value="0.000127000000006205">
            <text:p>0.00012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199737">
            <text:p>109.199737</text:p>
          </table:table-cell>
          <table:table-cell table:formula="of:=[.A488]-[.A$20]" office:value-type="float" office:value="0.0870850000000019">
            <text:p>0.087085</text:p>
          </table:table-cell>
          <table:table-cell table:formula="of:=[.B488]-[.B48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199745">
            <text:p>109.199745</text:p>
          </table:table-cell>
          <table:table-cell table:formula="of:=[.A489]-[.A$20]" office:value-type="float" office:value="0.0870929999999959">
            <text:p>0.087093</text:p>
          </table:table-cell>
          <table:table-cell table:formula="of:=[.B489]-[.B488]" office:value-type="float" office:value="0.0000079999999940128">
            <text:p>0.00000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199747">
            <text:p>109.199747</text:p>
          </table:table-cell>
          <table:table-cell table:formula="of:=[.A490]-[.A$20]" office:value-type="float" office:value="0.087095000000005">
            <text:p>0.087095</text:p>
          </table:table-cell>
          <table:table-cell table:formula="of:=[.B490]-[.B489]" office:value-type="float" office:value="0.00000200000000916134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19975">
            <text:p>109.199750</text:p>
          </table:table-cell>
          <table:table-cell table:formula="of:=[.A491]-[.A$20]" office:value-type="float" office:value="0.0870979999999975">
            <text:p>0.087098</text:p>
          </table:table-cell>
          <table:table-cell table:formula="of:=[.B491]-[.B490]" office:value-type="float" office:value="0.00000299999999242573">
            <text:p>0.000003</text:p>
          </table:table-cell>
          <table:table-cell/>
          <table:table-cell office:value-type="string">
            <text:p>1.165428 / 3.786839 &lt;= 2.000000 / 5.000000</text:p>
          </table:table-cell>
          <table:table-cell/>
        </table:table-row>
        <table:table-row table:style-name="ro1">
          <table:table-cell office:value-type="float" office:value="109.199752">
            <text:p>109.199752</text:p>
          </table:table-cell>
          <table:table-cell table:formula="of:=[.A492]-[.A$20]" office:value-type="float" office:value="0.0871000000000066">
            <text:p>0.087100</text:p>
          </table:table-cell>
          <table:table-cell table:formula="of:=[.B492]-[.B491]" office:value-type="float" office:value="0.00000200000000916134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9.199758">
            <text:p>109.199758</text:p>
          </table:table-cell>
          <table:table-cell table:formula="of:=[.A493]-[.A$20]" office:value-type="float" office:value="0.0871060000000057">
            <text:p>0.087106</text:p>
          </table:table-cell>
          <table:table-cell table:formula="of:=[.B493]-[.B492]" office:value-type="float" office:value="0.00000599999999906231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09.200583">
            <text:p>109.200583</text:p>
          </table:table-cell>
          <table:table-cell table:formula="of:=[.A494]-[.A$20]" office:value-type="float" office:value="0.0879309999999975">
            <text:p>0.087931</text:p>
          </table:table-cell>
          <table:table-cell table:formula="of:=[.B494]-[.B493]" office:value-type="float" office:value="0.00082499999999186">
            <text:p>0.00082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00585">
            <text:p>109.200585</text:p>
          </table:table-cell>
          <table:table-cell table:formula="of:=[.A495]-[.A$20]" office:value-type="float" office:value="0.0879330000000067">
            <text:p>0.087933</text:p>
          </table:table-cell>
          <table:table-cell table:formula="of:=[.B495]-[.B494]" office:value-type="float" office:value="0.00000200000000916134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00588">
            <text:p>109.200588</text:p>
          </table:table-cell>
          <table:table-cell table:formula="of:=[.A496]-[.A$20]" office:value-type="float" office:value="0.0879359999999991">
            <text:p>0.087936</text:p>
          </table:table-cell>
          <table:table-cell table:formula="of:=[.B496]-[.B495]" office:value-type="float" office:value="0.00000299999999242573">
            <text:p>0.000003</text:p>
          </table:table-cell>
          <table:table-cell office:value-type="string">
            <text:p>d_s is renewed (r + D) to 109202.585347; c_s is fully topped up</text:p>
          </table:table-cell>
          <table:table-cell table:number-columns-repeated="2"/>
        </table:table-row>
        <table:table-row table:style-name="ro1">
          <table:table-cell office:value-type="float" office:value="109.20059">
            <text:p>109.200590</text:p>
          </table:table-cell>
          <table:table-cell table:formula="of:=[.A497]-[.A$20]" office:value-type="float" office:value="0.0879380000000083">
            <text:p>0.087938</text:p>
          </table:table-cell>
          <table:table-cell table:formula="of:=[.B497]-[.B496]" office:value-type="float" office:value="0.00000200000000916134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200595">
            <text:p>109.200595</text:p>
          </table:table-cell>
          <table:table-cell table:formula="of:=[.A498]-[.A$20]" office:value-type="float" office:value="0.0879430000000099">
            <text:p>0.087943</text:p>
          </table:table-cell>
          <table:table-cell table:formula="of:=[.B498]-[.B497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00597">
            <text:p>109.200597</text:p>
          </table:table-cell>
          <table:table-cell table:formula="of:=[.A499]-[.A$20]" office:value-type="float" office:value="0.0879450000000048">
            <text:p>0.087945</text:p>
          </table:table-cell>
          <table:table-cell table:formula="of:=[.B499]-[.B498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201523">
            <text:p>109.201523</text:p>
          </table:table-cell>
          <table:table-cell table:formula="of:=[.A500]-[.A$20]" office:value-type="float" office:value="0.0888709999999975">
            <text:p>0.088871</text:p>
          </table:table-cell>
          <table:table-cell table:formula="of:=[.B500]-[.B499]" office:value-type="float" office:value="0.000925999999992655">
            <text:p>0.00092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01525">
            <text:p>109.201525</text:p>
          </table:table-cell>
          <table:table-cell table:formula="of:=[.A501]-[.A$20]" office:value-type="float" office:value="0.0888730000000066">
            <text:p>0.088873</text:p>
          </table:table-cell>
          <table:table-cell table:formula="of:=[.B501]-[.B500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01529">
            <text:p>109.201529</text:p>
          </table:table-cell>
          <table:table-cell table:formula="of:=[.A502]-[.A$20]" office:value-type="float" office:value="0.0888769999999965">
            <text:p>0.088877</text:p>
          </table:table-cell>
          <table:table-cell table:formula="of:=[.B502]-[.B501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02578">
            <text:p>109.202578</text:p>
          </table:table-cell>
          <table:table-cell table:formula="of:=[.A503]-[.A$20]" office:value-type="float" office:value="0.0899260000000055">
            <text:p>0.089926</text:p>
          </table:table-cell>
          <table:table-cell table:formula="of:=[.B503]-[.B502]" office:value-type="float" office:value="0.00104900000000896">
            <text:p>0.00104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20258">
            <text:p>109.202580</text:p>
          </table:table-cell>
          <table:table-cell table:formula="of:=[.A504]-[.A$20]" office:value-type="float" office:value="0.0899280000000005">
            <text:p>0.089928</text:p>
          </table:table-cell>
          <table:table-cell table:formula="of:=[.B504]-[.B50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202584">
            <text:p>109.202584</text:p>
          </table:table-cell>
          <table:table-cell table:formula="of:=[.A505]-[.A$20]" office:value-type="float" office:value="0.0899320000000046">
            <text:p>0.089932</text:p>
          </table:table-cell>
          <table:table-cell table:formula="of:=[.B505]-[.B504]" office:value-type="float" office:value="0.00000400000000411183">
            <text:p>0.000004</text:p>
          </table:table-cell>
          <table:table-cell table:number-columns-repeated="2"/>
          <table:table-cell office:value-type="string">
            <text:p>2.976106 / 4.008721 &gt; 3.000000 / 7.000000</text:p>
          </table:table-cell>
        </table:table-row>
        <table:table-row table:style-name="ro1">
          <table:table-cell office:value-type="float" office:value="109.202586">
            <text:p>109.202586</text:p>
          </table:table-cell>
          <table:table-cell table:formula="of:=[.A506]-[.A$20]" office:value-type="float" office:value="0.0899339999999995">
            <text:p>0.089934</text:p>
          </table:table-cell>
          <table:table-cell table:formula="of:=[.B506]-[.B505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09209.580379; c_s is fully topped up</text:p>
          </table:table-cell>
        </table:table-row>
        <table:table-row table:style-name="ro1">
          <table:table-cell office:value-type="float" office:value="109.202668">
            <text:p>109.202668</text:p>
          </table:table-cell>
          <table:table-cell table:formula="of:=[.A507]-[.A$20]" office:value-type="float" office:value="0.0900160000000057">
            <text:p>0.090016</text:p>
          </table:table-cell>
          <table:table-cell table:formula="of:=[.B507]-[.B506]" office:value-type="float" office:value="0.0000820000000061327">
            <text:p>0.00008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02671">
            <text:p>109.202671</text:p>
          </table:table-cell>
          <table:table-cell table:formula="of:=[.A508]-[.A$20]" office:value-type="float" office:value="0.0900189999999981">
            <text:p>0.090019</text:p>
          </table:table-cell>
          <table:table-cell table:formula="of:=[.B508]-[.B507]" office:value-type="float" office:value="0.00000299999999242573">
            <text:p>0.00000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02673">
            <text:p>109.202673</text:p>
          </table:table-cell>
          <table:table-cell table:formula="of:=[.A509]-[.A$20]" office:value-type="float" office:value="0.0900210000000072">
            <text:p>0.090021</text:p>
          </table:table-cell>
          <table:table-cell table:formula="of:=[.B509]-[.B508]" office:value-type="float" office:value="0.00000200000000916134">
            <text:p>0.000002</text:p>
          </table:table-cell>
          <table:table-cell/>
          <table:table-cell office:value-type="string">
            <text:p>uses up its c_s; 109202.580379-109201.522757=1.057622</text:p>
          </table:table-cell>
          <table:table-cell/>
        </table:table-row>
        <table:table-row table:style-name="ro1">
          <table:table-cell office:value-type="float" office:value="109.202677">
            <text:p>109.202677</text:p>
          </table:table-cell>
          <table:table-cell table:formula="of:=[.A510]-[.A$20]" office:value-type="float" office:value="0.0900249999999971">
            <text:p>0.090025</text:p>
          </table:table-cell>
          <table:table-cell table:formula="of:=[.B510]-[.B509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02679">
            <text:p>109.202679</text:p>
          </table:table-cell>
          <table:table-cell table:formula="of:=[.A511]-[.A$20]" office:value-type="float" office:value="0.0900270000000063">
            <text:p>0.090027</text:p>
          </table:table-cell>
          <table:table-cell table:formula="of:=[.B511]-[.B510]" office:value-type="float" office:value="0.00000200000000916134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202682">
            <text:p>109.202682</text:p>
          </table:table-cell>
          <table:table-cell table:formula="of:=[.A512]-[.A$20]" office:value-type="float" office:value="0.0900299999999987">
            <text:p>0.090030</text:p>
          </table:table-cell>
          <table:table-cell table:formula="of:=[.B512]-[.B511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02685">
            <text:p>109.202685</text:p>
          </table:table-cell>
          <table:table-cell table:formula="of:=[.A513]-[.A$20]" office:value-type="float" office:value="0.0900330000000054">
            <text:p>0.090033</text:p>
          </table:table-cell>
          <table:table-cell table:formula="of:=[.B513]-[.B512]" office:value-type="float" office:value="0.00000300000000663658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02883">
            <text:p>109.202883</text:p>
          </table:table-cell>
          <table:table-cell table:formula="of:=[.A514]-[.A$20]" office:value-type="float" office:value="0.0902310000000028">
            <text:p>0.090231</text:p>
          </table:table-cell>
          <table:table-cell table:formula="of:=[.B514]-[.B513]" office:value-type="float" office:value="0.000197999999997478">
            <text:p>0.00019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02885">
            <text:p>109.202885</text:p>
          </table:table-cell>
          <table:table-cell table:formula="of:=[.A515]-[.A$20]" office:value-type="float" office:value="0.0902329999999978">
            <text:p>0.090233</text:p>
          </table:table-cell>
          <table:table-cell table:formula="of:=[.B515]-[.B514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02887">
            <text:p>109.202887</text:p>
          </table:table-cell>
          <table:table-cell table:formula="of:=[.A516]-[.A$20]" office:value-type="float" office:value="0.090235000000007">
            <text:p>0.090235</text:p>
          </table:table-cell>
          <table:table-cell table:formula="of:=[.B516]-[.B515]" office:value-type="float" office:value="0.00000200000000916134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02894">
            <text:p>109.202894</text:p>
          </table:table-cell>
          <table:table-cell table:formula="of:=[.A517]-[.A$20]" office:value-type="float" office:value="0.0902420000000035">
            <text:p>0.090242</text:p>
          </table:table-cell>
          <table:table-cell table:formula="of:=[.B517]-[.B516]" office:value-type="float" office:value="0.00000699999999653755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02899">
            <text:p>109.202899</text:p>
          </table:table-cell>
          <table:table-cell table:formula="of:=[.A518]-[.A$20]" office:value-type="float" office:value="0.0902470000000051">
            <text:p>0.090247</text:p>
          </table:table-cell>
          <table:table-cell table:formula="of:=[.B518]-[.B517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0363">
            <text:p>109.203630</text:p>
          </table:table-cell>
          <table:table-cell table:formula="of:=[.A519]-[.A$20]" office:value-type="float" office:value="0.0909780000000069">
            <text:p>0.090978</text:p>
          </table:table-cell>
          <table:table-cell table:formula="of:=[.B519]-[.B518]" office:value-type="float" office:value="0.000731000000001814">
            <text:p>0.00073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03631">
            <text:p>109.203631</text:p>
          </table:table-cell>
          <table:table-cell table:formula="of:=[.A520]-[.A$20]" office:value-type="float" office:value="0.0909790000000044">
            <text:p>0.090979</text:p>
          </table:table-cell>
          <table:table-cell table:formula="of:=[.B520]-[.B519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03634">
            <text:p>109.203634</text:p>
          </table:table-cell>
          <table:table-cell table:formula="of:=[.A521]-[.A$20]" office:value-type="float" office:value="0.0909819999999968">
            <text:p>0.090982</text:p>
          </table:table-cell>
          <table:table-cell table:formula="of:=[.B521]-[.B520]" office:value-type="float" office:value="0.00000299999999242573">
            <text:p>0.000003</text:p>
          </table:table-cell>
          <table:table-cell/>
          <table:table-cell office:value-type="string">
            <text:p>postpones its deadline to 109208.533659; c_s is topped up to 1.268060</text:p>
          </table:table-cell>
          <table:table-cell/>
        </table:table-row>
        <table:table-row table:style-name="ro1">
          <table:table-cell office:value-type="float" office:value="109.203637">
            <text:p>109.203637</text:p>
          </table:table-cell>
          <table:table-cell table:formula="of:=[.A522]-[.A$20]" office:value-type="float" office:value="0.0909850000000034">
            <text:p>0.090985</text:p>
          </table:table-cell>
          <table:table-cell table:formula="of:=[.B522]-[.B521]" office:value-type="float" office:value="0.00000300000000663658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03641">
            <text:p>109.203641</text:p>
          </table:table-cell>
          <table:table-cell table:formula="of:=[.A523]-[.A$20]" office:value-type="float" office:value="0.0909890000000075">
            <text:p>0.090989</text:p>
          </table:table-cell>
          <table:table-cell table:formula="of:=[.B523]-[.B522]" office:value-type="float" office:value="0.00000400000000411183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03645">
            <text:p>109.203645</text:p>
          </table:table-cell>
          <table:table-cell table:formula="of:=[.A524]-[.A$20]" office:value-type="float" office:value="0.0909929999999974">
            <text:p>0.090993</text:p>
          </table:table-cell>
          <table:table-cell table:formula="of:=[.B524]-[.B523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03647">
            <text:p>109.203647</text:p>
          </table:table-cell>
          <table:table-cell table:formula="of:=[.A525]-[.A$20]" office:value-type="float" office:value="0.0909950000000066">
            <text:p>0.090995</text:p>
          </table:table-cell>
          <table:table-cell table:formula="of:=[.B525]-[.B524]" office:value-type="float" office:value="0.00000200000000916134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03651">
            <text:p>109.203651</text:p>
          </table:table-cell>
          <table:table-cell table:formula="of:=[.A526]-[.A$20]" office:value-type="float" office:value="0.0909989999999965">
            <text:p>0.090999</text:p>
          </table:table-cell>
          <table:table-cell table:formula="of:=[.B526]-[.B525]" office:value-type="float" office:value="0.00000399999998990097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04582">
            <text:p>109.204582</text:p>
          </table:table-cell>
          <table:table-cell table:formula="of:=[.A527]-[.A$20]" office:value-type="float" office:value="0.091930000000005">
            <text:p>0.091930</text:p>
          </table:table-cell>
          <table:table-cell table:formula="of:=[.B527]-[.B526]" office:value-type="float" office:value="0.000931000000008453">
            <text:p>0.00093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04584">
            <text:p>109.204584</text:p>
          </table:table-cell>
          <table:table-cell table:formula="of:=[.A528]-[.A$20]" office:value-type="float" office:value="0.0919319999999999">
            <text:p>0.091932</text:p>
          </table:table-cell>
          <table:table-cell table:formula="of:=[.B528]-[.B52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04586">
            <text:p>109.204586</text:p>
          </table:table-cell>
          <table:table-cell table:formula="of:=[.A529]-[.A$20]" office:value-type="float" office:value="0.0919340000000091">
            <text:p>0.091934</text:p>
          </table:table-cell>
          <table:table-cell table:formula="of:=[.B529]-[.B528]" office:value-type="float" office:value="0.00000200000000916134">
            <text:p>0.000002</text:p>
          </table:table-cell>
          <table:table-cell office:value-type="string">
            <text:p>d_s is renewed (r + D) to 109206.584139; c_s is fully topped up</text:p>
          </table:table-cell>
          <table:table-cell table:number-columns-repeated="2"/>
        </table:table-row>
        <table:table-row table:style-name="ro1">
          <table:table-cell office:value-type="float" office:value="109.204589">
            <text:p>109.204589</text:p>
          </table:table-cell>
          <table:table-cell table:formula="of:=[.A530]-[.A$20]" office:value-type="float" office:value="0.0919370000000015">
            <text:p>0.091937</text:p>
          </table:table-cell>
          <table:table-cell table:formula="of:=[.B530]-[.B529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204594">
            <text:p>109.204594</text:p>
          </table:table-cell>
          <table:table-cell table:formula="of:=[.A531]-[.A$20]" office:value-type="float" office:value="0.0919420000000031">
            <text:p>0.091942</text:p>
          </table:table-cell>
          <table:table-cell table:formula="of:=[.B531]-[.B530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04596">
            <text:p>109.204596</text:p>
          </table:table-cell>
          <table:table-cell table:formula="of:=[.A532]-[.A$20]" office:value-type="float" office:value="0.091943999999998">
            <text:p>0.091944</text:p>
          </table:table-cell>
          <table:table-cell table:formula="of:=[.B532]-[.B531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20552">
            <text:p>109.205520</text:p>
          </table:table-cell>
          <table:table-cell table:formula="of:=[.A533]-[.A$20]" office:value-type="float" office:value="0.0928680000000099">
            <text:p>0.092868</text:p>
          </table:table-cell>
          <table:table-cell table:formula="of:=[.B533]-[.B532]" office:value-type="float" office:value="0.000924000000011915">
            <text:p>0.00092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05521">
            <text:p>109.205521</text:p>
          </table:table-cell>
          <table:table-cell table:formula="of:=[.A534]-[.A$20]" office:value-type="float" office:value="0.0928690000000074">
            <text:p>0.092869</text:p>
          </table:table-cell>
          <table:table-cell table:formula="of:=[.B534]-[.B53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05526">
            <text:p>109.205526</text:p>
          </table:table-cell>
          <table:table-cell table:formula="of:=[.A535]-[.A$20]" office:value-type="float" office:value="0.092874000000009">
            <text:p>0.092874</text:p>
          </table:table-cell>
          <table:table-cell table:formula="of:=[.B535]-[.B534]" office:value-type="float" office:value="0.0000050000000015870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06546">
            <text:p>109.206546</text:p>
          </table:table-cell>
          <table:table-cell table:formula="of:=[.A536]-[.A$20]" office:value-type="float" office:value="0.0938940000000059">
            <text:p>0.093894</text:p>
          </table:table-cell>
          <table:table-cell table:formula="of:=[.B536]-[.B535]" office:value-type="float" office:value="0.00101999999999691">
            <text:p>0.00102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06548">
            <text:p>109.206548</text:p>
          </table:table-cell>
          <table:table-cell table:formula="of:=[.A537]-[.A$20]" office:value-type="float" office:value="0.0938960000000009">
            <text:p>0.093896</text:p>
          </table:table-cell>
          <table:table-cell table:formula="of:=[.B537]-[.B536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06551">
            <text:p>109.206551</text:p>
          </table:table-cell>
          <table:table-cell table:formula="of:=[.A538]-[.A$20]" office:value-type="float" office:value="0.0938990000000075">
            <text:p>0.093899</text:p>
          </table:table-cell>
          <table:table-cell table:formula="of:=[.B538]-[.B537]" office:value-type="float" office:value="0.00000300000000663658">
            <text:p>0.000003</text:p>
          </table:table-cell>
          <table:table-cell/>
          <table:table-cell office:value-type="string">
            <text:p>uses up its c_s; 109206.546373-109205.519778=1.026595</text:p>
          </table:table-cell>
          <table:table-cell/>
        </table:table-row>
        <table:table-row table:style-name="ro1">
          <table:table-cell office:value-type="float" office:value="109.206555">
            <text:p>109.206555</text:p>
          </table:table-cell>
          <table:table-cell table:formula="of:=[.A539]-[.A$20]" office:value-type="float" office:value="0.0939029999999974">
            <text:p>0.093903</text:p>
          </table:table-cell>
          <table:table-cell table:formula="of:=[.B539]-[.B538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06558">
            <text:p>109.206558</text:p>
          </table:table-cell>
          <table:table-cell table:formula="of:=[.A540]-[.A$20]" office:value-type="float" office:value="0.093906000000004">
            <text:p>0.093906</text:p>
          </table:table-cell>
          <table:table-cell table:formula="of:=[.B540]-[.B539]" office:value-type="float" office:value="0.00000300000000663658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207575">
            <text:p>109.207575</text:p>
          </table:table-cell>
          <table:table-cell table:formula="of:=[.A541]-[.A$20]" office:value-type="float" office:value="0.0949230000000085">
            <text:p>0.094923</text:p>
          </table:table-cell>
          <table:table-cell table:formula="of:=[.B541]-[.B540]" office:value-type="float" office:value="0.00101700000000449">
            <text:p>0.00101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07577">
            <text:p>109.207577</text:p>
          </table:table-cell>
          <table:table-cell table:formula="of:=[.A542]-[.A$20]" office:value-type="float" office:value="0.0949250000000035">
            <text:p>0.094925</text:p>
          </table:table-cell>
          <table:table-cell table:formula="of:=[.B542]-[.B541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07579">
            <text:p>109.207579</text:p>
          </table:table-cell>
          <table:table-cell table:formula="of:=[.A543]-[.A$20]" office:value-type="float" office:value="0.0949269999999984">
            <text:p>0.094927</text:p>
          </table:table-cell>
          <table:table-cell table:formula="of:=[.B543]-[.B542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07583">
            <text:p>109.207583</text:p>
          </table:table-cell>
          <table:table-cell table:formula="of:=[.A544]-[.A$20]" office:value-type="float" office:value="0.0949310000000025">
            <text:p>0.094931</text:p>
          </table:table-cell>
          <table:table-cell table:formula="of:=[.B544]-[.B543]" office:value-type="float" office:value="0.00000400000000411183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07587">
            <text:p>109.207587</text:p>
          </table:table-cell>
          <table:table-cell table:formula="of:=[.A545]-[.A$20]" office:value-type="float" office:value="0.0949350000000067">
            <text:p>0.094935</text:p>
          </table:table-cell>
          <table:table-cell table:formula="of:=[.B545]-[.B544]" office:value-type="float" office:value="0.00000400000000411183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08549">
            <text:p>109.208549</text:p>
          </table:table-cell>
          <table:table-cell table:formula="of:=[.A546]-[.A$20]" office:value-type="float" office:value="0.0958970000000079">
            <text:p>0.095897</text:p>
          </table:table-cell>
          <table:table-cell table:formula="of:=[.B546]-[.B545]" office:value-type="float" office:value="0.00096200000000124">
            <text:p>0.00096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08551">
            <text:p>109.208551</text:p>
          </table:table-cell>
          <table:table-cell table:formula="of:=[.A547]-[.A$20]" office:value-type="float" office:value="0.0958990000000028">
            <text:p>0.095899</text:p>
          </table:table-cell>
          <table:table-cell table:formula="of:=[.B547]-[.B54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08553">
            <text:p>109.208553</text:p>
          </table:table-cell>
          <table:table-cell table:formula="of:=[.A548]-[.A$20]" office:value-type="float" office:value="0.0959009999999978">
            <text:p>0.095901</text:p>
          </table:table-cell>
          <table:table-cell table:formula="of:=[.B548]-[.B547]" office:value-type="float" office:value="0.00000199999999495049">
            <text:p>0.000002</text:p>
          </table:table-cell>
          <table:table-cell/>
          <table:table-cell office:value-type="string">
            <text:p>postpones its deadline to 109213.533659; c_s is topped up to 1.289514</text:p>
          </table:table-cell>
          <table:table-cell/>
        </table:table-row>
        <table:table-row table:style-name="ro1">
          <table:table-cell office:value-type="float" office:value="109.208581">
            <text:p>109.208581</text:p>
          </table:table-cell>
          <table:table-cell table:formula="of:=[.A549]-[.A$20]" office:value-type="float" office:value="0.0959289999999982">
            <text:p>0.095929</text:p>
          </table:table-cell>
          <table:table-cell table:formula="of:=[.B549]-[.B548]" office:value-type="float" office:value="0.0000280000000003611">
            <text:p>0.00002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08583">
            <text:p>109.208583</text:p>
          </table:table-cell>
          <table:table-cell table:formula="of:=[.A550]-[.A$20]" office:value-type="float" office:value="0.0959310000000073">
            <text:p>0.095931</text:p>
          </table:table-cell>
          <table:table-cell table:formula="of:=[.B550]-[.B549]" office:value-type="float" office:value="0.00000200000000916134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08585">
            <text:p>109.208585</text:p>
          </table:table-cell>
          <table:table-cell table:formula="of:=[.A551]-[.A$20]" office:value-type="float" office:value="0.0959330000000023">
            <text:p>0.095933</text:p>
          </table:table-cell>
          <table:table-cell table:formula="of:=[.B551]-[.B550]" office:value-type="float" office:value="0.00000199999999495049">
            <text:p>0.000002</text:p>
          </table:table-cell>
          <table:table-cell office:value-type="string">
            <text:p>d_s is renewed (r + D) to 109210.582880; c_s is fully topped up</text:p>
          </table:table-cell>
          <table:table-cell table:number-columns-repeated="2"/>
        </table:table-row>
        <table:table-row table:style-name="ro1">
          <table:table-cell office:value-type="float" office:value="109.20863">
            <text:p>109.208630</text:p>
          </table:table-cell>
          <table:table-cell table:formula="of:=[.A552]-[.A$20]" office:value-type="float" office:value="0.0959780000000023">
            <text:p>0.095978</text:p>
          </table:table-cell>
          <table:table-cell table:formula="of:=[.B552]-[.B551]" office:value-type="float" office:value="0.0000450000000000728">
            <text:p>0.00004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208631">
            <text:p>109.208631</text:p>
          </table:table-cell>
          <table:table-cell table:formula="of:=[.A553]-[.A$20]" office:value-type="float" office:value="0.0959789999999998">
            <text:p>0.095979</text:p>
          </table:table-cell>
          <table:table-cell table:formula="of:=[.B553]-[.B552]" office:value-type="float" office:value="0.000000999999997475243">
            <text:p>0.000001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208634">
            <text:p>109.208634</text:p>
          </table:table-cell>
          <table:table-cell table:formula="of:=[.A554]-[.A$20]" office:value-type="float" office:value="0.0959820000000065">
            <text:p>0.095982</text:p>
          </table:table-cell>
          <table:table-cell table:formula="of:=[.B554]-[.B553]" office:value-type="float" office:value="0.00000300000000663658">
            <text:p>0.000003</text:p>
          </table:table-cell>
          <table:table-cell table:number-columns-repeated="2"/>
          <table:table-cell office:value-type="string">
            <text:p>uses up its c_s; 109208.629646-109208.006964=0.622682</text:p>
          </table:table-cell>
        </table:table-row>
        <table:table-row table:style-name="ro1">
          <table:table-cell office:value-type="float" office:value="109.208639">
            <text:p>109.208639</text:p>
          </table:table-cell>
          <table:table-cell table:formula="of:=[.A555]-[.A$20]" office:value-type="float" office:value="0.095987000000008">
            <text:p>0.095987</text:p>
          </table:table-cell>
          <table:table-cell table:formula="of:=[.B555]-[.B554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08641">
            <text:p>109.208641</text:p>
          </table:table-cell>
          <table:table-cell table:formula="of:=[.A556]-[.A$20]" office:value-type="float" office:value="0.095989000000003">
            <text:p>0.095989</text:p>
          </table:table-cell>
          <table:table-cell table:formula="of:=[.B556]-[.B555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209554">
            <text:p>109.209554</text:p>
          </table:table-cell>
          <table:table-cell table:formula="of:=[.A557]-[.A$20]" office:value-type="float" office:value="0.096902">
            <text:p>0.096902</text:p>
          </table:table-cell>
          <table:table-cell table:formula="of:=[.B557]-[.B556]" office:value-type="float" office:value="0.000912999999997055">
            <text:p>0.0009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09556">
            <text:p>109.209556</text:p>
          </table:table-cell>
          <table:table-cell table:formula="of:=[.A558]-[.A$20]" office:value-type="float" office:value="0.0969040000000092">
            <text:p>0.096904</text:p>
          </table:table-cell>
          <table:table-cell table:formula="of:=[.B558]-[.B557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09559">
            <text:p>109.209559</text:p>
          </table:table-cell>
          <table:table-cell table:formula="of:=[.A559]-[.A$20]" office:value-type="float" office:value="0.0969070000000016">
            <text:p>0.096907</text:p>
          </table:table-cell>
          <table:table-cell table:formula="of:=[.B559]-[.B558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09562">
            <text:p>109.209562</text:p>
          </table:table-cell>
          <table:table-cell table:formula="of:=[.A560]-[.A$20]" office:value-type="float" office:value="0.0969100000000083">
            <text:p>0.096910</text:p>
          </table:table-cell>
          <table:table-cell table:formula="of:=[.B560]-[.B559]" office:value-type="float" office:value="0.00000300000000663658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09565">
            <text:p>109.209565</text:p>
          </table:table-cell>
          <table:table-cell table:formula="of:=[.A561]-[.A$20]" office:value-type="float" office:value="0.0969130000000007">
            <text:p>0.096913</text:p>
          </table:table-cell>
          <table:table-cell table:formula="of:=[.B561]-[.B560]" office:value-type="float" office:value="0.00000299999999242573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09588">
            <text:p>109.209588</text:p>
          </table:table-cell>
          <table:table-cell table:formula="of:=[.A562]-[.A$20]" office:value-type="float" office:value="0.0969359999999995">
            <text:p>0.096936</text:p>
          </table:table-cell>
          <table:table-cell table:formula="of:=[.B562]-[.B561]" office:value-type="float" office:value="0.000022999999998774">
            <text:p>0.000023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2115">
            <text:p>109.211500</text:p>
          </table:table-cell>
          <table:table-cell table:formula="of:=[.A563]-[.A$20]" office:value-type="float" office:value="0.0988480000000038">
            <text:p>0.098848</text:p>
          </table:table-cell>
          <table:table-cell table:formula="of:=[.B563]-[.B562]" office:value-type="float" office:value="0.00191200000000435">
            <text:p>0.00191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11502">
            <text:p>109.211502</text:p>
          </table:table-cell>
          <table:table-cell table:formula="of:=[.A564]-[.A$20]" office:value-type="float" office:value="0.0988499999999988">
            <text:p>0.098850</text:p>
          </table:table-cell>
          <table:table-cell table:formula="of:=[.B564]-[.B563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11504">
            <text:p>109.211504</text:p>
          </table:table-cell>
          <table:table-cell table:formula="of:=[.A565]-[.A$20]" office:value-type="float" office:value="0.0988520000000079">
            <text:p>0.098852</text:p>
          </table:table-cell>
          <table:table-cell table:formula="of:=[.B565]-[.B564]" office:value-type="float" office:value="0.00000200000000916134">
            <text:p>0.000002</text:p>
          </table:table-cell>
          <table:table-cell/>
          <table:table-cell office:value-type="string">
            <text:p>uses up its c_s; 109211.499512-109210.282760=1.216752</text:p>
          </table:table-cell>
          <table:table-cell/>
        </table:table-row>
        <table:table-row table:style-name="ro1">
          <table:table-cell office:value-type="float" office:value="109.211508">
            <text:p>109.211508</text:p>
          </table:table-cell>
          <table:table-cell table:formula="of:=[.A566]-[.A$20]" office:value-type="float" office:value="0.0988559999999978">
            <text:p>0.098856</text:p>
          </table:table-cell>
          <table:table-cell table:formula="of:=[.B566]-[.B565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12595">
            <text:p>109.212595</text:p>
          </table:table-cell>
          <table:table-cell table:formula="of:=[.A567]-[.A$20]" office:value-type="float" office:value="0.0999429999999961">
            <text:p>0.099943</text:p>
          </table:table-cell>
          <table:table-cell table:formula="of:=[.B567]-[.B566]" office:value-type="float" office:value="0.00108699999999828">
            <text:p>0.00108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212598">
            <text:p>109.212598</text:p>
          </table:table-cell>
          <table:table-cell table:formula="of:=[.A568]-[.A$20]" office:value-type="float" office:value="0.0999460000000028">
            <text:p>0.099946</text:p>
          </table:table-cell>
          <table:table-cell table:formula="of:=[.B568]-[.B567]" office:value-type="float" office:value="0.00000300000000663658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212601">
            <text:p>109.212601</text:p>
          </table:table-cell>
          <table:table-cell table:formula="of:=[.A569]-[.A$20]" office:value-type="float" office:value="0.0999490000000094">
            <text:p>0.099949</text:p>
          </table:table-cell>
          <table:table-cell table:formula="of:=[.B569]-[.B568]" office:value-type="float" office:value="0.00000300000000663658">
            <text:p>0.000003</text:p>
          </table:table-cell>
          <table:table-cell table:number-columns-repeated="2"/>
          <table:table-cell office:value-type="string">
            <text:p>d_s is renewed (r + D) to 109219.597830; c_s is fully topped up</text:p>
          </table:table-cell>
        </table:table-row>
        <table:table-row table:style-name="ro1">
          <table:table-cell office:value-type="float" office:value="109.212604">
            <text:p>109.212604</text:p>
          </table:table-cell>
          <table:table-cell table:formula="of:=[.A570]-[.A$20]" office:value-type="float" office:value="0.0999520000000018">
            <text:p>0.099952</text:p>
          </table:table-cell>
          <table:table-cell table:formula="of:=[.B570]-[.B569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12606">
            <text:p>109.212606</text:p>
          </table:table-cell>
          <table:table-cell table:formula="of:=[.A571]-[.A$20]" office:value-type="float" office:value="0.0999539999999968">
            <text:p>0.099954</text:p>
          </table:table-cell>
          <table:table-cell table:formula="of:=[.B571]-[.B57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12608">
            <text:p>109.212608</text:p>
          </table:table-cell>
          <table:table-cell table:formula="of:=[.A572]-[.A$20]" office:value-type="float" office:value="0.0999560000000059">
            <text:p>0.099956</text:p>
          </table:table-cell>
          <table:table-cell table:formula="of:=[.B572]-[.B571]" office:value-type="float" office:value="0.00000200000000916134">
            <text:p>0.000002</text:p>
          </table:table-cell>
          <table:table-cell office:value-type="string">
            <text:p>d_s is renewed (r + D) to 109214.597830; c_s is fully topped up</text:p>
          </table:table-cell>
          <table:table-cell table:number-columns-repeated="2"/>
        </table:table-row>
        <table:table-row table:style-name="ro1">
          <table:table-cell office:value-type="float" office:value="109.212611">
            <text:p>109.212611</text:p>
          </table:table-cell>
          <table:table-cell table:formula="of:=[.A573]-[.A$20]" office:value-type="float" office:value="0.0999589999999984">
            <text:p>0.099959</text:p>
          </table:table-cell>
          <table:table-cell table:formula="of:=[.B573]-[.B572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12612">
            <text:p>109.212612</text:p>
          </table:table-cell>
          <table:table-cell table:formula="of:=[.A574]-[.A$20]" office:value-type="float" office:value="0.0999599999999958">
            <text:p>0.099960</text:p>
          </table:table-cell>
          <table:table-cell table:formula="of:=[.B574]-[.B573]" office:value-type="float" office:value="0.000000999999997475243">
            <text:p>0.000001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12621">
            <text:p>109.212621</text:p>
          </table:table-cell>
          <table:table-cell table:formula="of:=[.A575]-[.A$20]" office:value-type="float" office:value="0.0999690000000015">
            <text:p>0.099969</text:p>
          </table:table-cell>
          <table:table-cell table:formula="of:=[.B575]-[.B574]" office:value-type="float" office:value="0.00000900000000569889">
            <text:p>0.000009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09.213551">
            <text:p>109.213551</text:p>
          </table:table-cell>
          <table:table-cell table:formula="of:=[.A576]-[.A$20]" office:value-type="float" office:value="0.100898999999998">
            <text:p>0.100899</text:p>
          </table:table-cell>
          <table:table-cell table:formula="of:=[.B576]-[.B575]" office:value-type="float" office:value="0.000929999999996767">
            <text:p>0.00093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13553">
            <text:p>109.213553</text:p>
          </table:table-cell>
          <table:table-cell table:formula="of:=[.A577]-[.A$20]" office:value-type="float" office:value="0.100901000000007">
            <text:p>0.100901</text:p>
          </table:table-cell>
          <table:table-cell table:formula="of:=[.B577]-[.B576]" office:value-type="float" office:value="0.00000200000000916134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13556">
            <text:p>109.213556</text:p>
          </table:table-cell>
          <table:table-cell table:formula="of:=[.A578]-[.A$20]" office:value-type="float" office:value="0.100904">
            <text:p>0.100904</text:p>
          </table:table-cell>
          <table:table-cell table:formula="of:=[.B578]-[.B577]" office:value-type="float" office:value="0.00000299999999242573">
            <text:p>0.000003</text:p>
          </table:table-cell>
          <table:table-cell/>
          <table:table-cell office:value-type="string">
            <text:p>postpones its deadline to 109218.533659; c_s is topped up to 1.344280</text:p>
          </table:table-cell>
          <table:table-cell/>
        </table:table-row>
        <table:table-row table:style-name="ro1">
          <table:table-cell office:value-type="float" office:value="109.213578">
            <text:p>109.213578</text:p>
          </table:table-cell>
          <table:table-cell table:formula="of:=[.A579]-[.A$20]" office:value-type="float" office:value="0.100926000000001">
            <text:p>0.100926</text:p>
          </table:table-cell>
          <table:table-cell table:formula="of:=[.B579]-[.B578]" office:value-type="float" office:value="0.0000220000000012988">
            <text:p>0.00002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13581">
            <text:p>109.213581</text:p>
          </table:table-cell>
          <table:table-cell table:formula="of:=[.A580]-[.A$20]" office:value-type="float" office:value="0.100929000000008">
            <text:p>0.100929</text:p>
          </table:table-cell>
          <table:table-cell table:formula="of:=[.B580]-[.B579]" office:value-type="float" office:value="0.00000300000000663658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13586">
            <text:p>109.213586</text:p>
          </table:table-cell>
          <table:table-cell table:formula="of:=[.A581]-[.A$20]" office:value-type="float" office:value="0.100934000000009">
            <text:p>0.100934</text:p>
          </table:table-cell>
          <table:table-cell table:formula="of:=[.B581]-[.B580]" office:value-type="float" office:value="0.0000050000000015870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13591">
            <text:p>109.213591</text:p>
          </table:table-cell>
          <table:table-cell table:formula="of:=[.A582]-[.A$20]" office:value-type="float" office:value="0.100938999999997">
            <text:p>0.100939</text:p>
          </table:table-cell>
          <table:table-cell table:formula="of:=[.B582]-[.B581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13596">
            <text:p>109.213596</text:p>
          </table:table-cell>
          <table:table-cell table:formula="of:=[.A583]-[.A$20]" office:value-type="float" office:value="0.100943999999998">
            <text:p>0.100944</text:p>
          </table:table-cell>
          <table:table-cell table:formula="of:=[.B583]-[.B582]" office:value-type="float" office:value="0.00000500000000158707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15523">
            <text:p>109.215523</text:p>
          </table:table-cell>
          <table:table-cell table:formula="of:=[.A584]-[.A$20]" office:value-type="float" office:value="0.102871000000007">
            <text:p>0.102871</text:p>
          </table:table-cell>
          <table:table-cell table:formula="of:=[.B584]-[.B583]" office:value-type="float" office:value="0.00192700000000912">
            <text:p>0.00192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15525">
            <text:p>109.215525</text:p>
          </table:table-cell>
          <table:table-cell table:formula="of:=[.A585]-[.A$20]" office:value-type="float" office:value="0.102873000000002">
            <text:p>0.102873</text:p>
          </table:table-cell>
          <table:table-cell table:formula="of:=[.B585]-[.B584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15528">
            <text:p>109.215528</text:p>
          </table:table-cell>
          <table:table-cell table:formula="of:=[.A586]-[.A$20]" office:value-type="float" office:value="0.102876000000009">
            <text:p>0.102876</text:p>
          </table:table-cell>
          <table:table-cell table:formula="of:=[.B586]-[.B585]" office:value-type="float" office:value="0.00000300000000663658">
            <text:p>0.000003</text:p>
          </table:table-cell>
          <table:table-cell/>
          <table:table-cell office:value-type="string">
            <text:p>uses up its c_s; 109215.522904-109214.262611=1.260293</text:p>
          </table:table-cell>
          <table:table-cell/>
        </table:table-row>
        <table:table-row table:style-name="ro1">
          <table:table-cell office:value-type="float" office:value="109.215531">
            <text:p>109.215531</text:p>
          </table:table-cell>
          <table:table-cell table:formula="of:=[.A587]-[.A$20]" office:value-type="float" office:value="0.102879000000002">
            <text:p>0.102879</text:p>
          </table:table-cell>
          <table:table-cell table:formula="of:=[.B587]-[.B586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15533">
            <text:p>109.215533</text:p>
          </table:table-cell>
          <table:table-cell table:formula="of:=[.A588]-[.A$20]" office:value-type="float" office:value="0.102880999999996">
            <text:p>0.102881</text:p>
          </table:table-cell>
          <table:table-cell table:formula="of:=[.B588]-[.B58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215536">
            <text:p>109.215536</text:p>
          </table:table-cell>
          <table:table-cell table:formula="of:=[.A589]-[.A$20]" office:value-type="float" office:value="0.102884000000003">
            <text:p>0.102884</text:p>
          </table:table-cell>
          <table:table-cell table:formula="of:=[.B589]-[.B588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1554">
            <text:p>109.215540</text:p>
          </table:table-cell>
          <table:table-cell table:formula="of:=[.A590]-[.A$20]" office:value-type="float" office:value="0.102888000000007">
            <text:p>0.102888</text:p>
          </table:table-cell>
          <table:table-cell table:formula="of:=[.B590]-[.B589]" office:value-type="float" office:value="0.00000400000000411183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16582">
            <text:p>109.216582</text:p>
          </table:table-cell>
          <table:table-cell table:formula="of:=[.A591]-[.A$20]" office:value-type="float" office:value="0.103930000000005">
            <text:p>0.103930</text:p>
          </table:table-cell>
          <table:table-cell table:formula="of:=[.B591]-[.B590]" office:value-type="float" office:value="0.00104199999999821">
            <text:p>0.00104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16584">
            <text:p>109.216584</text:p>
          </table:table-cell>
          <table:table-cell table:formula="of:=[.A592]-[.A$20]" office:value-type="float" office:value="0.103932">
            <text:p>0.103932</text:p>
          </table:table-cell>
          <table:table-cell table:formula="of:=[.B592]-[.B59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16586">
            <text:p>109.216586</text:p>
          </table:table-cell>
          <table:table-cell table:formula="of:=[.A593]-[.A$20]" office:value-type="float" office:value="0.10393400000001">
            <text:p>0.103934</text:p>
          </table:table-cell>
          <table:table-cell table:formula="of:=[.B593]-[.B592]" office:value-type="float" office:value="0.00000200000000916134">
            <text:p>0.000002</text:p>
          </table:table-cell>
          <table:table-cell office:value-type="string">
            <text:p>d_s is renewed (r + D) to 109218.583811; c_s is fully topped up</text:p>
          </table:table-cell>
          <table:table-cell table:number-columns-repeated="2"/>
        </table:table-row>
        <table:table-row table:style-name="ro1">
          <table:table-cell office:value-type="float" office:value="109.216589">
            <text:p>109.216589</text:p>
          </table:table-cell>
          <table:table-cell table:formula="of:=[.A594]-[.A$20]" office:value-type="float" office:value="0.103937000000002">
            <text:p>0.103937</text:p>
          </table:table-cell>
          <table:table-cell table:formula="of:=[.B594]-[.B593]" office:value-type="float" office:value="0.00000299999999242573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9.216592">
            <text:p>109.216592</text:p>
          </table:table-cell>
          <table:table-cell table:formula="of:=[.A595]-[.A$20]" office:value-type="float" office:value="0.103940000000009">
            <text:p>0.103940</text:p>
          </table:table-cell>
          <table:table-cell table:formula="of:=[.B595]-[.B594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16594">
            <text:p>109.216594</text:p>
          </table:table-cell>
          <table:table-cell table:formula="of:=[.A596]-[.A$20]" office:value-type="float" office:value="0.103942000000004">
            <text:p>0.103942</text:p>
          </table:table-cell>
          <table:table-cell table:formula="of:=[.B596]-[.B595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217509">
            <text:p>109.217509</text:p>
          </table:table-cell>
          <table:table-cell table:formula="of:=[.A597]-[.A$20]" office:value-type="float" office:value="0.10485700000001">
            <text:p>0.104857</text:p>
          </table:table-cell>
          <table:table-cell table:formula="of:=[.B597]-[.B596]" office:value-type="float" office:value="0.000915000000006216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1751">
            <text:p>109.217510</text:p>
          </table:table-cell>
          <table:table-cell table:formula="of:=[.A598]-[.A$20]" office:value-type="float" office:value="0.104858000000007">
            <text:p>0.104858</text:p>
          </table:table-cell>
          <table:table-cell table:formula="of:=[.B598]-[.B597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17514">
            <text:p>109.217514</text:p>
          </table:table-cell>
          <table:table-cell table:formula="of:=[.A599]-[.A$20]" office:value-type="float" office:value="0.104861999999997">
            <text:p>0.104862</text:p>
          </table:table-cell>
          <table:table-cell table:formula="of:=[.B599]-[.B598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217579">
            <text:p>109.217579</text:p>
          </table:table-cell>
          <table:table-cell table:formula="of:=[.A600]-[.A$20]" office:value-type="float" office:value="0.104927000000004">
            <text:p>0.104927</text:p>
          </table:table-cell>
          <table:table-cell table:formula="of:=[.B600]-[.B599]" office:value-type="float" office:value="0.000065000000006421">
            <text:p>0.00006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17581">
            <text:p>109.217581</text:p>
          </table:table-cell>
          <table:table-cell table:formula="of:=[.A601]-[.A$20]" office:value-type="float" office:value="0.104928999999999">
            <text:p>0.104929</text:p>
          </table:table-cell>
          <table:table-cell table:formula="of:=[.B601]-[.B600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17583">
            <text:p>109.217583</text:p>
          </table:table-cell>
          <table:table-cell table:formula="of:=[.A602]-[.A$20]" office:value-type="float" office:value="0.104931000000008">
            <text:p>0.104931</text:p>
          </table:table-cell>
          <table:table-cell table:formula="of:=[.B602]-[.B601]" office:value-type="float" office:value="0.00000200000000916134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17586">
            <text:p>109.217586</text:p>
          </table:table-cell>
          <table:table-cell table:formula="of:=[.A603]-[.A$20]" office:value-type="float" office:value="0.104934">
            <text:p>0.104934</text:p>
          </table:table-cell>
          <table:table-cell table:formula="of:=[.B603]-[.B602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17589">
            <text:p>109.217589</text:p>
          </table:table-cell>
          <table:table-cell table:formula="of:=[.A604]-[.A$20]" office:value-type="float" office:value="0.104937000000007">
            <text:p>0.104937</text:p>
          </table:table-cell>
          <table:table-cell table:formula="of:=[.B604]-[.B603]" office:value-type="float" office:value="0.00000300000000663658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18544">
            <text:p>109.218544</text:p>
          </table:table-cell>
          <table:table-cell table:formula="of:=[.A605]-[.A$20]" office:value-type="float" office:value="0.105891999999997">
            <text:p>0.105892</text:p>
          </table:table-cell>
          <table:table-cell table:formula="of:=[.B605]-[.B604]" office:value-type="float" office:value="0.000954999999990491">
            <text:p>0.00095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18546">
            <text:p>109.218546</text:p>
          </table:table-cell>
          <table:table-cell table:formula="of:=[.A606]-[.A$20]" office:value-type="float" office:value="0.105894000000006">
            <text:p>0.105894</text:p>
          </table:table-cell>
          <table:table-cell table:formula="of:=[.B606]-[.B605]" office:value-type="float" office:value="0.00000200000000916134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18548">
            <text:p>109.218548</text:p>
          </table:table-cell>
          <table:table-cell table:formula="of:=[.A607]-[.A$20]" office:value-type="float" office:value="0.105896000000001">
            <text:p>0.105896</text:p>
          </table:table-cell>
          <table:table-cell table:formula="of:=[.B607]-[.B606]" office:value-type="float" office:value="0.00000199999999495049">
            <text:p>0.000002</text:p>
          </table:table-cell>
          <table:table-cell/>
          <table:table-cell office:value-type="string">
            <text:p>postpones its deadline to 109223.533659; c_s is topped up to 1.399701</text:p>
          </table:table-cell>
          <table:table-cell/>
        </table:table-row>
        <table:table-row table:style-name="ro1">
          <table:table-cell office:value-type="float" office:value="109.219473">
            <text:p>109.219473</text:p>
          </table:table-cell>
          <table:table-cell table:formula="of:=[.A608]-[.A$20]" office:value-type="float" office:value="0.106820999999997">
            <text:p>0.106821</text:p>
          </table:table-cell>
          <table:table-cell table:formula="of:=[.B608]-[.B607]" office:value-type="float" office:value="0.00092499999999518">
            <text:p>0.00092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219475">
            <text:p>109.219475</text:p>
          </table:table-cell>
          <table:table-cell table:formula="of:=[.A609]-[.A$20]" office:value-type="float" office:value="0.106823000000006">
            <text:p>0.106823</text:p>
          </table:table-cell>
          <table:table-cell table:formula="of:=[.B609]-[.B608]" office:value-type="float" office:value="0.00000200000000916134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219477">
            <text:p>109.219477</text:p>
          </table:table-cell>
          <table:table-cell table:formula="of:=[.A610]-[.A$20]" office:value-type="float" office:value="0.106825000000001">
            <text:p>0.106825</text:p>
          </table:table-cell>
          <table:table-cell table:formula="of:=[.B610]-[.B609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; 109219.472989-109218.728966=0.744023</text:p>
          </table:table-cell>
        </table:table-row>
        <table:table-row table:style-name="ro1">
          <table:table-cell office:value-type="float" office:value="109.219482">
            <text:p>109.219482</text:p>
          </table:table-cell>
          <table:table-cell table:formula="of:=[.A611]-[.A$20]" office:value-type="float" office:value="0.106830000000002">
            <text:p>0.106830</text:p>
          </table:table-cell>
          <table:table-cell table:formula="of:=[.B611]-[.B610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19485">
            <text:p>109.219485</text:p>
          </table:table-cell>
          <table:table-cell table:formula="of:=[.A612]-[.A$20]" office:value-type="float" office:value="0.106833000000009">
            <text:p>0.106833</text:p>
          </table:table-cell>
          <table:table-cell table:formula="of:=[.B612]-[.B611]" office:value-type="float" office:value="0.00000300000000663658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19488">
            <text:p>109.219488</text:p>
          </table:table-cell>
          <table:table-cell table:formula="of:=[.A613]-[.A$20]" office:value-type="float" office:value="0.106836000000001">
            <text:p>0.106836</text:p>
          </table:table-cell>
          <table:table-cell table:formula="of:=[.B613]-[.B612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19491">
            <text:p>109.219491</text:p>
          </table:table-cell>
          <table:table-cell table:formula="of:=[.A614]-[.A$20]" office:value-type="float" office:value="0.106839000000008">
            <text:p>0.106839</text:p>
          </table:table-cell>
          <table:table-cell table:formula="of:=[.B614]-[.B613]" office:value-type="float" office:value="0.00000300000000663658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19607">
            <text:p>109.219607</text:p>
          </table:table-cell>
          <table:table-cell table:formula="of:=[.A615]-[.A$20]" office:value-type="float" office:value="0.106954999999999">
            <text:p>0.106955</text:p>
          </table:table-cell>
          <table:table-cell table:formula="of:=[.B615]-[.B614]" office:value-type="float" office:value="0.000115999999991345">
            <text:p>0.00011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220581">
            <text:p>109.220581</text:p>
          </table:table-cell>
          <table:table-cell table:formula="of:=[.A616]-[.A$20]" office:value-type="float" office:value="0.107928999999999">
            <text:p>0.107929</text:p>
          </table:table-cell>
          <table:table-cell table:formula="of:=[.B616]-[.B615]" office:value-type="float" office:value="0.000973999999999364">
            <text:p>0.00097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20583">
            <text:p>109.220583</text:p>
          </table:table-cell>
          <table:table-cell table:formula="of:=[.A617]-[.A$20]" office:value-type="float" office:value="0.107931000000008">
            <text:p>0.107931</text:p>
          </table:table-cell>
          <table:table-cell table:formula="of:=[.B617]-[.B616]" office:value-type="float" office:value="0.00000200000000916134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20585">
            <text:p>109.220585</text:p>
          </table:table-cell>
          <table:table-cell table:formula="of:=[.A618]-[.A$20]" office:value-type="float" office:value="0.107933000000003">
            <text:p>0.107933</text:p>
          </table:table-cell>
          <table:table-cell table:formula="of:=[.B618]-[.B617]" office:value-type="float" office:value="0.00000199999999495049">
            <text:p>0.000002</text:p>
          </table:table-cell>
          <table:table-cell office:value-type="string">
            <text:p>d_s is renewed (r + D) to 109222.582885; c_s is fully topped up</text:p>
          </table:table-cell>
          <table:table-cell table:number-columns-repeated="2"/>
        </table:table-row>
        <table:table-row table:style-name="ro1">
          <table:table-cell office:value-type="float" office:value="109.220587">
            <text:p>109.220587</text:p>
          </table:table-cell>
          <table:table-cell table:formula="of:=[.A619]-[.A$20]" office:value-type="float" office:value="0.107934999999998">
            <text:p>0.107935</text:p>
          </table:table-cell>
          <table:table-cell table:formula="of:=[.B619]-[.B618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220592">
            <text:p>109.220592</text:p>
          </table:table-cell>
          <table:table-cell table:formula="of:=[.A620]-[.A$20]" office:value-type="float" office:value="0.107939999999999">
            <text:p>0.107940</text:p>
          </table:table-cell>
          <table:table-cell table:formula="of:=[.B620]-[.B619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20594">
            <text:p>109.220594</text:p>
          </table:table-cell>
          <table:table-cell table:formula="of:=[.A621]-[.A$20]" office:value-type="float" office:value="0.107942000000008">
            <text:p>0.107942</text:p>
          </table:table-cell>
          <table:table-cell table:formula="of:=[.B621]-[.B620]" office:value-type="float" office:value="0.00000200000000916134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221509">
            <text:p>109.221509</text:p>
          </table:table-cell>
          <table:table-cell table:formula="of:=[.A622]-[.A$20]" office:value-type="float" office:value="0.108857">
            <text:p>0.108857</text:p>
          </table:table-cell>
          <table:table-cell table:formula="of:=[.B622]-[.B621]" office:value-type="float" office:value="0.000914999999992006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2151">
            <text:p>109.221510</text:p>
          </table:table-cell>
          <table:table-cell table:formula="of:=[.A623]-[.A$20]" office:value-type="float" office:value="0.108857999999998">
            <text:p>0.108858</text:p>
          </table:table-cell>
          <table:table-cell table:formula="of:=[.B623]-[.B622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21514">
            <text:p>109.221514</text:p>
          </table:table-cell>
          <table:table-cell table:formula="of:=[.A624]-[.A$20]" office:value-type="float" office:value="0.108862000000002">
            <text:p>0.108862</text:p>
          </table:table-cell>
          <table:table-cell table:formula="of:=[.B624]-[.B623]" office:value-type="float" office:value="0.00000400000000411183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22378">
            <text:p>109.222378</text:p>
          </table:table-cell>
          <table:table-cell table:formula="of:=[.A625]-[.A$20]" office:value-type="float" office:value="0.109726000000009">
            <text:p>0.109726</text:p>
          </table:table-cell>
          <table:table-cell table:formula="of:=[.B625]-[.B624]" office:value-type="float" office:value="0.000864000000007081">
            <text:p>0.00086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2238">
            <text:p>109.222380</text:p>
          </table:table-cell>
          <table:table-cell table:formula="of:=[.A626]-[.A$20]" office:value-type="float" office:value="0.109728000000004">
            <text:p>0.109728</text:p>
          </table:table-cell>
          <table:table-cell table:formula="of:=[.B626]-[.B625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22382">
            <text:p>109.222382</text:p>
          </table:table-cell>
          <table:table-cell table:formula="of:=[.A627]-[.A$20]" office:value-type="float" office:value="0.109729999999999">
            <text:p>0.109730</text:p>
          </table:table-cell>
          <table:table-cell table:formula="of:=[.B627]-[.B626]" office:value-type="float" office:value="0.00000199999999495049">
            <text:p>0.000002</text:p>
          </table:table-cell>
          <table:table-cell/>
          <table:table-cell office:value-type="string">
            <text:p>uses up its c_s; 109222.378003-109221.508466=0.869537</text:p>
          </table:table-cell>
          <table:table-cell/>
        </table:table-row>
        <table:table-row table:style-name="ro1">
          <table:table-cell office:value-type="float" office:value="109.222387">
            <text:p>109.222387</text:p>
          </table:table-cell>
          <table:table-cell table:formula="of:=[.A628]-[.A$20]" office:value-type="float" office:value="0.109735000000001">
            <text:p>0.109735</text:p>
          </table:table-cell>
          <table:table-cell table:formula="of:=[.B628]-[.B627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22657">
            <text:p>109.222657</text:p>
          </table:table-cell>
          <table:table-cell table:formula="of:=[.A629]-[.A$20]" office:value-type="float" office:value="0.110005000000001">
            <text:p>0.110005</text:p>
          </table:table-cell>
          <table:table-cell table:formula="of:=[.B629]-[.B628]" office:value-type="float" office:value="0.000270000000000437">
            <text:p>0.00027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22266">
            <text:p>109.222660</text:p>
          </table:table-cell>
          <table:table-cell table:formula="of:=[.A630]-[.A$20]" office:value-type="float" office:value="0.110008000000008">
            <text:p>0.110008</text:p>
          </table:table-cell>
          <table:table-cell table:formula="of:=[.B630]-[.B629]" office:value-type="float" office:value="0.00000300000000663658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222662">
            <text:p>109.222662</text:p>
          </table:table-cell>
          <table:table-cell table:formula="of:=[.A631]-[.A$20]" office:value-type="float" office:value="0.110010000000003">
            <text:p>0.110010</text:p>
          </table:table-cell>
          <table:table-cell table:formula="of:=[.B631]-[.B630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09229.659999; c_s is fully topped up</text:p>
          </table:table-cell>
        </table:table-row>
        <table:table-row table:style-name="ro1">
          <table:table-cell office:value-type="float" office:value="109.222665">
            <text:p>109.222665</text:p>
          </table:table-cell>
          <table:table-cell table:formula="of:=[.A632]-[.A$20]" office:value-type="float" office:value="0.110013000000009">
            <text:p>0.110013</text:p>
          </table:table-cell>
          <table:table-cell table:formula="of:=[.B632]-[.B631]" office:value-type="float" office:value="0.00000300000000663658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22667">
            <text:p>109.222667</text:p>
          </table:table-cell>
          <table:table-cell table:formula="of:=[.A633]-[.A$20]" office:value-type="float" office:value="0.110015000000004">
            <text:p>0.110015</text:p>
          </table:table-cell>
          <table:table-cell table:formula="of:=[.B633]-[.B632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22678">
            <text:p>109.222678</text:p>
          </table:table-cell>
          <table:table-cell table:formula="of:=[.A634]-[.A$20]" office:value-type="float" office:value="0.110026000000005">
            <text:p>0.110026</text:p>
          </table:table-cell>
          <table:table-cell table:formula="of:=[.B634]-[.B633]" office:value-type="float" office:value="0.0000110000000006494">
            <text:p>0.000011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109.22268">
            <text:p>109.222680</text:p>
          </table:table-cell>
          <table:table-cell table:formula="of:=[.A635]-[.A$20]" office:value-type="float" office:value="0.110028">
            <text:p>0.110028</text:p>
          </table:table-cell>
          <table:table-cell table:formula="of:=[.B635]-[.B634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22685">
            <text:p>109.222685</text:p>
          </table:table-cell>
          <table:table-cell table:formula="of:=[.A636]-[.A$20]" office:value-type="float" office:value="0.110033000000001">
            <text:p>0.110033</text:p>
          </table:table-cell>
          <table:table-cell table:formula="of:=[.B636]-[.B635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23546">
            <text:p>109.223546</text:p>
          </table:table-cell>
          <table:table-cell table:formula="of:=[.A637]-[.A$20]" office:value-type="float" office:value="0.110894000000002">
            <text:p>0.110894</text:p>
          </table:table-cell>
          <table:table-cell table:formula="of:=[.B637]-[.B636]" office:value-type="float" office:value="0.000861000000000445">
            <text:p>0.00086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23548">
            <text:p>109.223548</text:p>
          </table:table-cell>
          <table:table-cell table:formula="of:=[.A638]-[.A$20]" office:value-type="float" office:value="0.110895999999997">
            <text:p>0.110896</text:p>
          </table:table-cell>
          <table:table-cell table:formula="of:=[.B638]-[.B63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2355">
            <text:p>109.223550</text:p>
          </table:table-cell>
          <table:table-cell table:formula="of:=[.A639]-[.A$20]" office:value-type="float" office:value="0.110898000000006">
            <text:p>0.110898</text:p>
          </table:table-cell>
          <table:table-cell table:formula="of:=[.B639]-[.B638]" office:value-type="float" office:value="0.00000200000000916134">
            <text:p>0.000002</text:p>
          </table:table-cell>
          <table:table-cell/>
          <table:table-cell office:value-type="string">
            <text:p>postpones its deadline to 109228.533659; c_s is topped up to 1.411345</text:p>
          </table:table-cell>
          <table:table-cell/>
        </table:table-row>
        <table:table-row table:style-name="ro1">
          <table:table-cell office:value-type="float" office:value="109.223553">
            <text:p>109.223553</text:p>
          </table:table-cell>
          <table:table-cell table:formula="of:=[.A640]-[.A$20]" office:value-type="float" office:value="0.110900999999998">
            <text:p>0.110901</text:p>
          </table:table-cell>
          <table:table-cell table:formula="of:=[.B640]-[.B639]" office:value-type="float" office:value="0.00000299999999242573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23557">
            <text:p>109.223557</text:p>
          </table:table-cell>
          <table:table-cell table:formula="of:=[.A641]-[.A$20]" office:value-type="float" office:value="0.110905000000002">
            <text:p>0.110905</text:p>
          </table:table-cell>
          <table:table-cell table:formula="of:=[.B641]-[.B640]" office:value-type="float" office:value="0.00000400000000411183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2356">
            <text:p>109.223560</text:p>
          </table:table-cell>
          <table:table-cell table:formula="of:=[.A642]-[.A$20]" office:value-type="float" office:value="0.110908000000009">
            <text:p>0.110908</text:p>
          </table:table-cell>
          <table:table-cell table:formula="of:=[.B642]-[.B641]" office:value-type="float" office:value="0.00000300000000663658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23562">
            <text:p>109.223562</text:p>
          </table:table-cell>
          <table:table-cell table:formula="of:=[.A643]-[.A$20]" office:value-type="float" office:value="0.110910000000004">
            <text:p>0.110910</text:p>
          </table:table-cell>
          <table:table-cell table:formula="of:=[.B643]-[.B64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23566">
            <text:p>109.223566</text:p>
          </table:table-cell>
          <table:table-cell table:formula="of:=[.A644]-[.A$20]" office:value-type="float" office:value="0.110914000000008">
            <text:p>0.110914</text:p>
          </table:table-cell>
          <table:table-cell table:formula="of:=[.B644]-[.B643]" office:value-type="float" office:value="0.00000400000000411183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24582">
            <text:p>109.224582</text:p>
          </table:table-cell>
          <table:table-cell table:formula="of:=[.A645]-[.A$20]" office:value-type="float" office:value="0.111930000000001">
            <text:p>0.111930</text:p>
          </table:table-cell>
          <table:table-cell table:formula="of:=[.B645]-[.B644]" office:value-type="float" office:value="0.0010159999999928">
            <text:p>0.0010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24584">
            <text:p>109.224584</text:p>
          </table:table-cell>
          <table:table-cell table:formula="of:=[.A646]-[.A$20]" office:value-type="float" office:value="0.111931999999996">
            <text:p>0.111932</text:p>
          </table:table-cell>
          <table:table-cell table:formula="of:=[.B646]-[.B64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24586">
            <text:p>109.224586</text:p>
          </table:table-cell>
          <table:table-cell table:formula="of:=[.A647]-[.A$20]" office:value-type="float" office:value="0.111934000000005">
            <text:p>0.111934</text:p>
          </table:table-cell>
          <table:table-cell table:formula="of:=[.B647]-[.B646]" office:value-type="float" office:value="0.00000200000000916134">
            <text:p>0.000002</text:p>
          </table:table-cell>
          <table:table-cell office:value-type="string">
            <text:p>d_s is renewed (r + D) to 109226.583654; c_s is fully topped up</text:p>
          </table:table-cell>
          <table:table-cell table:number-columns-repeated="2"/>
        </table:table-row>
        <table:table-row table:style-name="ro1">
          <table:table-cell office:value-type="float" office:value="109.224588">
            <text:p>109.224588</text:p>
          </table:table-cell>
          <table:table-cell table:formula="of:=[.A648]-[.A$20]" office:value-type="float" office:value="0.111936">
            <text:p>0.111936</text:p>
          </table:table-cell>
          <table:table-cell table:formula="of:=[.B648]-[.B647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224593">
            <text:p>109.224593</text:p>
          </table:table-cell>
          <table:table-cell table:formula="of:=[.A649]-[.A$20]" office:value-type="float" office:value="0.111941000000002">
            <text:p>0.111941</text:p>
          </table:table-cell>
          <table:table-cell table:formula="of:=[.B649]-[.B648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24595">
            <text:p>109.224595</text:p>
          </table:table-cell>
          <table:table-cell table:formula="of:=[.A650]-[.A$20]" office:value-type="float" office:value="0.111942999999997">
            <text:p>0.111943</text:p>
          </table:table-cell>
          <table:table-cell table:formula="of:=[.B650]-[.B649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225516">
            <text:p>109.225516</text:p>
          </table:table-cell>
          <table:table-cell table:formula="of:=[.A651]-[.A$20]" office:value-type="float" office:value="0.112864000000002">
            <text:p>0.112864</text:p>
          </table:table-cell>
          <table:table-cell table:formula="of:=[.B651]-[.B650]" office:value-type="float" office:value="0.000921000000005279">
            <text:p>0.00092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25517">
            <text:p>109.225517</text:p>
          </table:table-cell>
          <table:table-cell table:formula="of:=[.A652]-[.A$20]" office:value-type="float" office:value="0.112864999999999">
            <text:p>0.112865</text:p>
          </table:table-cell>
          <table:table-cell table:formula="of:=[.B652]-[.B651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25521">
            <text:p>109.225521</text:p>
          </table:table-cell>
          <table:table-cell table:formula="of:=[.A653]-[.A$20]" office:value-type="float" office:value="0.112869000000003">
            <text:p>0.112869</text:p>
          </table:table-cell>
          <table:table-cell table:formula="of:=[.B653]-[.B652]" office:value-type="float" office:value="0.00000400000000411183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26447">
            <text:p>109.226447</text:p>
          </table:table-cell>
          <table:table-cell table:formula="of:=[.A654]-[.A$20]" office:value-type="float" office:value="0.113794999999996">
            <text:p>0.113795</text:p>
          </table:table-cell>
          <table:table-cell table:formula="of:=[.B654]-[.B653]" office:value-type="float" office:value="0.000925999999992655">
            <text:p>0.00092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26449">
            <text:p>109.226449</text:p>
          </table:table-cell>
          <table:table-cell table:formula="of:=[.A655]-[.A$20]" office:value-type="float" office:value="0.113797000000005">
            <text:p>0.113797</text:p>
          </table:table-cell>
          <table:table-cell table:formula="of:=[.B655]-[.B654]" office:value-type="float" office:value="0.00000200000000916134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26452">
            <text:p>109.226452</text:p>
          </table:table-cell>
          <table:table-cell table:formula="of:=[.A656]-[.A$20]" office:value-type="float" office:value="0.113799999999998">
            <text:p>0.113800</text:p>
          </table:table-cell>
          <table:table-cell table:formula="of:=[.B656]-[.B655]" office:value-type="float" office:value="0.00000299999999242573">
            <text:p>0.000003</text:p>
          </table:table-cell>
          <table:table-cell/>
          <table:table-cell office:value-type="string">
            <text:p>uses up its c_s; 109226.447425-109225.515515=0.931910</text:p>
          </table:table-cell>
          <table:table-cell/>
        </table:table-row>
        <table:table-row table:style-name="ro1">
          <table:table-cell office:value-type="float" office:value="109.226456">
            <text:p>109.226456</text:p>
          </table:table-cell>
          <table:table-cell table:formula="of:=[.A657]-[.A$20]" office:value-type="float" office:value="0.113804000000002">
            <text:p>0.113804</text:p>
          </table:table-cell>
          <table:table-cell table:formula="of:=[.B657]-[.B656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26461">
            <text:p>109.226461</text:p>
          </table:table-cell>
          <table:table-cell table:formula="of:=[.A658]-[.A$20]" office:value-type="float" office:value="0.113809000000003">
            <text:p>0.113809</text:p>
          </table:table-cell>
          <table:table-cell table:formula="of:=[.B658]-[.B657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227576">
            <text:p>109.227576</text:p>
          </table:table-cell>
          <table:table-cell table:formula="of:=[.A659]-[.A$20]" office:value-type="float" office:value="0.114924000000002">
            <text:p>0.114924</text:p>
          </table:table-cell>
          <table:table-cell table:formula="of:=[.B659]-[.B658]" office:value-type="float" office:value="0.00111499999999864">
            <text:p>0.00111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27579">
            <text:p>109.227579</text:p>
          </table:table-cell>
          <table:table-cell table:formula="of:=[.A660]-[.A$20]" office:value-type="float" office:value="0.114927000000009">
            <text:p>0.114927</text:p>
          </table:table-cell>
          <table:table-cell table:formula="of:=[.B660]-[.B659]" office:value-type="float" office:value="0.00000300000000663658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27581">
            <text:p>109.227581</text:p>
          </table:table-cell>
          <table:table-cell table:formula="of:=[.A661]-[.A$20]" office:value-type="float" office:value="0.114929000000004">
            <text:p>0.114929</text:p>
          </table:table-cell>
          <table:table-cell table:formula="of:=[.B661]-[.B660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27584">
            <text:p>109.227584</text:p>
          </table:table-cell>
          <table:table-cell table:formula="of:=[.A662]-[.A$20]" office:value-type="float" office:value="0.114931999999996">
            <text:p>0.114932</text:p>
          </table:table-cell>
          <table:table-cell table:formula="of:=[.B662]-[.B661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27587">
            <text:p>109.227587</text:p>
          </table:table-cell>
          <table:table-cell table:formula="of:=[.A663]-[.A$20]" office:value-type="float" office:value="0.114935000000003">
            <text:p>0.114935</text:p>
          </table:table-cell>
          <table:table-cell table:formula="of:=[.B663]-[.B662]" office:value-type="float" office:value="0.00000300000000663658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28549">
            <text:p>109.228549</text:p>
          </table:table-cell>
          <table:table-cell table:formula="of:=[.A664]-[.A$20]" office:value-type="float" office:value="0.115897000000004">
            <text:p>0.115897</text:p>
          </table:table-cell>
          <table:table-cell table:formula="of:=[.B664]-[.B663]" office:value-type="float" office:value="0.00096200000000124">
            <text:p>0.00096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2855">
            <text:p>109.228550</text:p>
          </table:table-cell>
          <table:table-cell table:formula="of:=[.A665]-[.A$20]" office:value-type="float" office:value="0.115898000000001">
            <text:p>0.115898</text:p>
          </table:table-cell>
          <table:table-cell table:formula="of:=[.B665]-[.B664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28554">
            <text:p>109.228554</text:p>
          </table:table-cell>
          <table:table-cell table:formula="of:=[.A666]-[.A$20]" office:value-type="float" office:value="0.115902000000006">
            <text:p>0.115902</text:p>
          </table:table-cell>
          <table:table-cell table:formula="of:=[.B666]-[.B665]" office:value-type="float" office:value="0.00000400000000411183">
            <text:p>0.000004</text:p>
          </table:table-cell>
          <table:table-cell/>
          <table:table-cell office:value-type="string">
            <text:p>postpones its deadline to 109233.533659; c_s is topped up to 1.443476</text:p>
          </table:table-cell>
          <table:table-cell/>
        </table:table-row>
        <table:table-row table:style-name="ro1">
          <table:table-cell office:value-type="float" office:value="109.228581">
            <text:p>109.228581</text:p>
          </table:table-cell>
          <table:table-cell table:formula="of:=[.A667]-[.A$20]" office:value-type="float" office:value="0.115929000000008">
            <text:p>0.115929</text:p>
          </table:table-cell>
          <table:table-cell table:formula="of:=[.B667]-[.B666]" office:value-type="float" office:value="0.0000270000000028858">
            <text:p>0.00002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28583">
            <text:p>109.228583</text:p>
          </table:table-cell>
          <table:table-cell table:formula="of:=[.A668]-[.A$20]" office:value-type="float" office:value="0.115931000000003">
            <text:p>0.115931</text:p>
          </table:table-cell>
          <table:table-cell table:formula="of:=[.B668]-[.B66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28585">
            <text:p>109.228585</text:p>
          </table:table-cell>
          <table:table-cell table:formula="of:=[.A669]-[.A$20]" office:value-type="float" office:value="0.115932999999998">
            <text:p>0.115933</text:p>
          </table:table-cell>
          <table:table-cell table:formula="of:=[.B669]-[.B668]" office:value-type="float" office:value="0.00000199999999495049">
            <text:p>0.000002</text:p>
          </table:table-cell>
          <table:table-cell office:value-type="string">
            <text:p>d_s is renewed (r + D) to 109230.582840; c_s is fully topped up</text:p>
          </table:table-cell>
          <table:table-cell table:number-columns-repeated="2"/>
        </table:table-row>
        <table:table-row table:style-name="ro1">
          <table:table-cell office:value-type="float" office:value="109.228637">
            <text:p>109.228637</text:p>
          </table:table-cell>
          <table:table-cell table:formula="of:=[.A670]-[.A$20]" office:value-type="float" office:value="0.115985000000009">
            <text:p>0.115985</text:p>
          </table:table-cell>
          <table:table-cell table:formula="of:=[.B670]-[.B669]" office:value-type="float" office:value="0.0000520000000108212">
            <text:p>0.00005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228638">
            <text:p>109.228638</text:p>
          </table:table-cell>
          <table:table-cell table:formula="of:=[.A671]-[.A$20]" office:value-type="float" office:value="0.115986000000007">
            <text:p>0.115986</text:p>
          </table:table-cell>
          <table:table-cell table:formula="of:=[.B671]-[.B670]" office:value-type="float" office:value="0.000000999999997475243">
            <text:p>0.000001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228641">
            <text:p>109.228641</text:p>
          </table:table-cell>
          <table:table-cell table:formula="of:=[.A672]-[.A$20]" office:value-type="float" office:value="0.115988999999999">
            <text:p>0.115989</text:p>
          </table:table-cell>
          <table:table-cell table:formula="of:=[.B672]-[.B671]" office:value-type="float" office:value="0.00000299999999242573">
            <text:p>0.000003</text:p>
          </table:table-cell>
          <table:table-cell table:number-columns-repeated="2"/>
          <table:table-cell office:value-type="string">
            <text:p>uses up its c_s; 109228.636674-109228.008617=0.628057</text:p>
          </table:table-cell>
        </table:table-row>
        <table:table-row table:style-name="ro1">
          <table:table-cell office:value-type="float" office:value="109.228646">
            <text:p>109.228646</text:p>
          </table:table-cell>
          <table:table-cell table:formula="of:=[.A673]-[.A$20]" office:value-type="float" office:value="0.115994000000001">
            <text:p>0.115994</text:p>
          </table:table-cell>
          <table:table-cell table:formula="of:=[.B673]-[.B672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28648">
            <text:p>109.228648</text:p>
          </table:table-cell>
          <table:table-cell table:formula="of:=[.A674]-[.A$20]" office:value-type="float" office:value="0.11599600000001">
            <text:p>0.115996</text:p>
          </table:table-cell>
          <table:table-cell table:formula="of:=[.B674]-[.B673]" office:value-type="float" office:value="0.00000200000000916134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229565">
            <text:p>109.229565</text:p>
          </table:table-cell>
          <table:table-cell table:formula="of:=[.A675]-[.A$20]" office:value-type="float" office:value="0.116912999999997">
            <text:p>0.116913</text:p>
          </table:table-cell>
          <table:table-cell table:formula="of:=[.B675]-[.B674]" office:value-type="float" office:value="0.000916999999986956">
            <text:p>0.00091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29567">
            <text:p>109.229567</text:p>
          </table:table-cell>
          <table:table-cell table:formula="of:=[.A676]-[.A$20]" office:value-type="float" office:value="0.116915000000006">
            <text:p>0.116915</text:p>
          </table:table-cell>
          <table:table-cell table:formula="of:=[.B676]-[.B675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2957">
            <text:p>109.229570</text:p>
          </table:table-cell>
          <table:table-cell table:formula="of:=[.A677]-[.A$20]" office:value-type="float" office:value="0.116917999999998">
            <text:p>0.116918</text:p>
          </table:table-cell>
          <table:table-cell table:formula="of:=[.B677]-[.B676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29573">
            <text:p>109.229573</text:p>
          </table:table-cell>
          <table:table-cell table:formula="of:=[.A678]-[.A$20]" office:value-type="float" office:value="0.116921000000005">
            <text:p>0.116921</text:p>
          </table:table-cell>
          <table:table-cell table:formula="of:=[.B678]-[.B677]" office:value-type="float" office:value="0.00000300000000663658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29576">
            <text:p>109.229576</text:p>
          </table:table-cell>
          <table:table-cell table:formula="of:=[.A679]-[.A$20]" office:value-type="float" office:value="0.116923999999997">
            <text:p>0.116924</text:p>
          </table:table-cell>
          <table:table-cell table:formula="of:=[.B679]-[.B678]" office:value-type="float" office:value="0.00000299999999242573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29667">
            <text:p>109.229667</text:p>
          </table:table-cell>
          <table:table-cell table:formula="of:=[.A680]-[.A$20]" office:value-type="float" office:value="0.117015000000009">
            <text:p>0.117015</text:p>
          </table:table-cell>
          <table:table-cell table:formula="of:=[.B680]-[.B679]" office:value-type="float" office:value="0.0000910000000118316">
            <text:p>0.000091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231274">
            <text:p>109.231274</text:p>
          </table:table-cell>
          <table:table-cell table:formula="of:=[.A681]-[.A$20]" office:value-type="float" office:value="0.118622000000002">
            <text:p>0.118622</text:p>
          </table:table-cell>
          <table:table-cell table:formula="of:=[.B681]-[.B680]" office:value-type="float" office:value="0.00160699999999281">
            <text:p>0.00160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31276">
            <text:p>109.231276</text:p>
          </table:table-cell>
          <table:table-cell table:formula="of:=[.A682]-[.A$20]" office:value-type="float" office:value="0.118623999999997">
            <text:p>0.118624</text:p>
          </table:table-cell>
          <table:table-cell table:formula="of:=[.B682]-[.B681]" office:value-type="float" office:value="0.00000199999999495049">
            <text:p>0.000002</text:p>
          </table:table-cell>
          <table:table-cell/>
          <table:table-cell office:value-type="string">
            <text:p>uses up its c_s; 109231.273454-109230.140489=1.132965</text:p>
          </table:table-cell>
          <table:table-cell/>
        </table:table-row>
        <table:table-row table:style-name="ro1">
          <table:table-cell office:value-type="float" office:value="109.231281">
            <text:p>109.231281</text:p>
          </table:table-cell>
          <table:table-cell table:formula="of:=[.A683]-[.A$20]" office:value-type="float" office:value="0.118628999999999">
            <text:p>0.118629</text:p>
          </table:table-cell>
          <table:table-cell table:formula="of:=[.B683]-[.B682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32594">
            <text:p>109.232594</text:p>
          </table:table-cell>
          <table:table-cell table:formula="of:=[.A684]-[.A$20]" office:value-type="float" office:value="0.119942000000009">
            <text:p>0.119942</text:p>
          </table:table-cell>
          <table:table-cell table:formula="of:=[.B684]-[.B683]" office:value-type="float" office:value="0.00131300000001033">
            <text:p>0.00131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232597">
            <text:p>109.232597</text:p>
          </table:table-cell>
          <table:table-cell table:formula="of:=[.A685]-[.A$20]" office:value-type="float" office:value="0.119945000000001">
            <text:p>0.119945</text:p>
          </table:table-cell>
          <table:table-cell table:formula="of:=[.B685]-[.B684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2326">
            <text:p>109.232600</text:p>
          </table:table-cell>
          <table:table-cell table:formula="of:=[.A686]-[.A$20]" office:value-type="float" office:value="0.119948000000008">
            <text:p>0.119948</text:p>
          </table:table-cell>
          <table:table-cell table:formula="of:=[.B686]-[.B685]" office:value-type="float" office:value="0.00000300000000663658">
            <text:p>0.000003</text:p>
          </table:table-cell>
          <table:table-cell table:number-columns-repeated="2"/>
          <table:table-cell office:value-type="string">
            <text:p>d_s is renewed (r + D) to 109239.596892; c_s is fully topped up</text:p>
          </table:table-cell>
        </table:table-row>
        <table:table-row table:style-name="ro1">
          <table:table-cell office:value-type="float" office:value="109.232602">
            <text:p>109.232602</text:p>
          </table:table-cell>
          <table:table-cell table:formula="of:=[.A687]-[.A$20]" office:value-type="float" office:value="0.119950000000003">
            <text:p>0.119950</text:p>
          </table:table-cell>
          <table:table-cell table:formula="of:=[.B687]-[.B686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32604">
            <text:p>109.232604</text:p>
          </table:table-cell>
          <table:table-cell table:formula="of:=[.A688]-[.A$20]" office:value-type="float" office:value="0.119951999999998">
            <text:p>0.119952</text:p>
          </table:table-cell>
          <table:table-cell table:formula="of:=[.B688]-[.B68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32606">
            <text:p>109.232606</text:p>
          </table:table-cell>
          <table:table-cell table:formula="of:=[.A689]-[.A$20]" office:value-type="float" office:value="0.119954000000007">
            <text:p>0.119954</text:p>
          </table:table-cell>
          <table:table-cell table:formula="of:=[.B689]-[.B688]" office:value-type="float" office:value="0.00000200000000916134">
            <text:p>0.000002</text:p>
          </table:table-cell>
          <table:table-cell office:value-type="string">
            <text:p>d_s is renewed (r + D) to 109234.596892; c_s is fully topped up</text:p>
          </table:table-cell>
          <table:table-cell table:number-columns-repeated="2"/>
        </table:table-row>
        <table:table-row table:style-name="ro1">
          <table:table-cell office:value-type="float" office:value="109.232614">
            <text:p>109.232614</text:p>
          </table:table-cell>
          <table:table-cell table:formula="of:=[.A690]-[.A$20]" office:value-type="float" office:value="0.119962000000001">
            <text:p>0.119962</text:p>
          </table:table-cell>
          <table:table-cell table:formula="of:=[.B690]-[.B689]" office:value-type="float" office:value="0.0000079999999940128">
            <text:p>0.00000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09.23353">
            <text:p>109.233530</text:p>
          </table:table-cell>
          <table:table-cell table:formula="of:=[.A691]-[.A$20]" office:value-type="float" office:value="0.120878000000005">
            <text:p>0.120878</text:p>
          </table:table-cell>
          <table:table-cell table:formula="of:=[.B691]-[.B690]" office:value-type="float" office:value="0.000916000000003692">
            <text:p>0.00091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33532">
            <text:p>109.233532</text:p>
          </table:table-cell>
          <table:table-cell table:formula="of:=[.A692]-[.A$20]" office:value-type="float" office:value="0.12088">
            <text:p>0.120880</text:p>
          </table:table-cell>
          <table:table-cell table:formula="of:=[.B692]-[.B69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33534">
            <text:p>109.233534</text:p>
          </table:table-cell>
          <table:table-cell table:formula="of:=[.A693]-[.A$20]" office:value-type="float" office:value="0.120882000000009">
            <text:p>0.120882</text:p>
          </table:table-cell>
          <table:table-cell table:formula="of:=[.B693]-[.B692]" office:value-type="float" office:value="0.00000200000000916134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233537">
            <text:p>109.233537</text:p>
          </table:table-cell>
          <table:table-cell table:formula="of:=[.A694]-[.A$20]" office:value-type="float" office:value="0.120885000000001">
            <text:p>0.120885</text:p>
          </table:table-cell>
          <table:table-cell table:formula="of:=[.B694]-[.B693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33539">
            <text:p>109.233539</text:p>
          </table:table-cell>
          <table:table-cell table:formula="of:=[.A695]-[.A$20]" office:value-type="float" office:value="0.120886999999996">
            <text:p>0.120887</text:p>
          </table:table-cell>
          <table:table-cell table:formula="of:=[.B695]-[.B69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33547">
            <text:p>109.233547</text:p>
          </table:table-cell>
          <table:table-cell table:formula="of:=[.A696]-[.A$20]" office:value-type="float" office:value="0.120895000000004">
            <text:p>0.120895</text:p>
          </table:table-cell>
          <table:table-cell table:formula="of:=[.B696]-[.B695]" office:value-type="float" office:value="0.00000800000000822365">
            <text:p>0.00000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33549">
            <text:p>109.233549</text:p>
          </table:table-cell>
          <table:table-cell table:formula="of:=[.A697]-[.A$20]" office:value-type="float" office:value="0.120896999999999">
            <text:p>0.120897</text:p>
          </table:table-cell>
          <table:table-cell table:formula="of:=[.B697]-[.B69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33551">
            <text:p>109.233551</text:p>
          </table:table-cell>
          <table:table-cell table:formula="of:=[.A698]-[.A$20]" office:value-type="float" office:value="0.120899000000009">
            <text:p>0.120899</text:p>
          </table:table-cell>
          <table:table-cell table:formula="of:=[.B698]-[.B697]" office:value-type="float" office:value="0.00000200000000916134">
            <text:p>0.000002</text:p>
          </table:table-cell>
          <table:table-cell/>
          <table:table-cell office:value-type="string">
            <text:p>postpones its deadline to 109238.533659; c_s is topped up to 1.734756</text:p>
          </table:table-cell>
          <table:table-cell/>
        </table:table-row>
        <table:table-row table:style-name="ro1">
          <table:table-cell office:value-type="float" office:value="109.233554">
            <text:p>109.233554</text:p>
          </table:table-cell>
          <table:table-cell table:formula="of:=[.A699]-[.A$20]" office:value-type="float" office:value="0.120902000000001">
            <text:p>0.120902</text:p>
          </table:table-cell>
          <table:table-cell table:formula="of:=[.B699]-[.B698]" office:value-type="float" office:value="0.00000299999999242573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33557">
            <text:p>109.233557</text:p>
          </table:table-cell>
          <table:table-cell table:formula="of:=[.A700]-[.A$20]" office:value-type="float" office:value="0.120905000000008">
            <text:p>0.120905</text:p>
          </table:table-cell>
          <table:table-cell table:formula="of:=[.B700]-[.B699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33562">
            <text:p>109.233562</text:p>
          </table:table-cell>
          <table:table-cell table:formula="of:=[.A701]-[.A$20]" office:value-type="float" office:value="0.120910000000009">
            <text:p>0.120910</text:p>
          </table:table-cell>
          <table:table-cell table:formula="of:=[.B701]-[.B700]" office:value-type="float" office:value="0.00000500000000158707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33802">
            <text:p>109.233802</text:p>
          </table:table-cell>
          <table:table-cell table:formula="of:=[.A702]-[.A$20]" office:value-type="float" office:value="0.12115">
            <text:p>0.121150</text:p>
          </table:table-cell>
          <table:table-cell table:formula="of:=[.B702]-[.B701]" office:value-type="float" office:value="0.000239999999990914">
            <text:p>0.00024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33803">
            <text:p>109.233803</text:p>
          </table:table-cell>
          <table:table-cell table:formula="of:=[.A703]-[.A$20]" office:value-type="float" office:value="0.121150999999998">
            <text:p>0.121151</text:p>
          </table:table-cell>
          <table:table-cell table:formula="of:=[.B703]-[.B702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33807">
            <text:p>109.233807</text:p>
          </table:table-cell>
          <table:table-cell table:formula="of:=[.A704]-[.A$20]" office:value-type="float" office:value="0.121155000000002">
            <text:p>0.121155</text:p>
          </table:table-cell>
          <table:table-cell table:formula="of:=[.B704]-[.B703]" office:value-type="float" office:value="0.00000400000000411183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233826">
            <text:p>109.233826</text:p>
          </table:table-cell>
          <table:table-cell table:formula="of:=[.A705]-[.A$20]" office:value-type="float" office:value="0.121173999999996">
            <text:p>0.121174</text:p>
          </table:table-cell>
          <table:table-cell table:formula="of:=[.B705]-[.B704]" office:value-type="float" office:value="0.0000189999999946622">
            <text:p>0.00001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33828">
            <text:p>109.233828</text:p>
          </table:table-cell>
          <table:table-cell table:formula="of:=[.A706]-[.A$20]" office:value-type="float" office:value="0.121176000000006">
            <text:p>0.121176</text:p>
          </table:table-cell>
          <table:table-cell table:formula="of:=[.B706]-[.B705]" office:value-type="float" office:value="0.00000200000000916134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33831">
            <text:p>109.233831</text:p>
          </table:table-cell>
          <table:table-cell table:formula="of:=[.A707]-[.A$20]" office:value-type="float" office:value="0.121178999999998">
            <text:p>0.121179</text:p>
          </table:table-cell>
          <table:table-cell table:formula="of:=[.B707]-[.B706]" office:value-type="float" office:value="0.00000299999999242573">
            <text:p>0.000003</text:p>
          </table:table-cell>
          <table:table-cell/>
          <table:table-cell office:value-type="string">
            <text:p>1.490658 / 4.705646 &lt;= 2.000000 / 5.000000</text:p>
          </table:table-cell>
          <table:table-cell/>
        </table:table-row>
        <table:table-row table:style-name="ro1">
          <table:table-cell office:value-type="float" office:value="109.233833">
            <text:p>109.233833</text:p>
          </table:table-cell>
          <table:table-cell table:formula="of:=[.A708]-[.A$20]" office:value-type="float" office:value="0.121181000000007">
            <text:p>0.121181</text:p>
          </table:table-cell>
          <table:table-cell table:formula="of:=[.B708]-[.B707]" office:value-type="float" office:value="0.00000200000000916134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9.233834">
            <text:p>109.233834</text:p>
          </table:table-cell>
          <table:table-cell table:formula="of:=[.A709]-[.A$20]" office:value-type="float" office:value="0.121182000000005">
            <text:p>0.121182</text:p>
          </table:table-cell>
          <table:table-cell table:formula="of:=[.B709]-[.B708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33845">
            <text:p>109.233845</text:p>
          </table:table-cell>
          <table:table-cell table:formula="of:=[.A710]-[.A$20]" office:value-type="float" office:value="0.121193000000005">
            <text:p>0.121193</text:p>
          </table:table-cell>
          <table:table-cell table:formula="of:=[.B710]-[.B709]" office:value-type="float" office:value="0.0000110000000006494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3385">
            <text:p>109.233850</text:p>
          </table:table-cell>
          <table:table-cell table:formula="of:=[.A711]-[.A$20]" office:value-type="float" office:value="0.121198000000007">
            <text:p>0.121198</text:p>
          </table:table-cell>
          <table:table-cell table:formula="of:=[.B711]-[.B710]" office:value-type="float" office:value="0.00000500000000158707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35381">
            <text:p>109.235381</text:p>
          </table:table-cell>
          <table:table-cell table:formula="of:=[.A712]-[.A$20]" office:value-type="float" office:value="0.122729000000007">
            <text:p>0.122729</text:p>
          </table:table-cell>
          <table:table-cell table:formula="of:=[.B712]-[.B711]" office:value-type="float" office:value="0.00153099999999995">
            <text:p>0.00153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35384">
            <text:p>109.235384</text:p>
          </table:table-cell>
          <table:table-cell table:formula="of:=[.A713]-[.A$20]" office:value-type="float" office:value="0.122731999999999">
            <text:p>0.122732</text:p>
          </table:table-cell>
          <table:table-cell table:formula="of:=[.B713]-[.B712]" office:value-type="float" office:value="0.00000299999999242573">
            <text:p>0.000003</text:p>
          </table:table-cell>
          <table:table-cell/>
          <table:table-cell office:value-type="string">
            <text:p>uses up its c_s; 109235.380972-109234.358142=1.022830</text:p>
          </table:table-cell>
          <table:table-cell/>
        </table:table-row>
        <table:table-row table:style-name="ro1">
          <table:table-cell office:value-type="float" office:value="109.235389">
            <text:p>109.235389</text:p>
          </table:table-cell>
          <table:table-cell table:formula="of:=[.A714]-[.A$20]" office:value-type="float" office:value="0.122737000000001">
            <text:p>0.122737</text:p>
          </table:table-cell>
          <table:table-cell table:formula="of:=[.B714]-[.B713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35393">
            <text:p>109.235393</text:p>
          </table:table-cell>
          <table:table-cell table:formula="of:=[.A715]-[.A$20]" office:value-type="float" office:value="0.122741000000005">
            <text:p>0.122741</text:p>
          </table:table-cell>
          <table:table-cell table:formula="of:=[.B715]-[.B714]" office:value-type="float" office:value="0.00000400000000411183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236581">
            <text:p>109.236581</text:p>
          </table:table-cell>
          <table:table-cell table:formula="of:=[.A716]-[.A$20]" office:value-type="float" office:value="0.123929000000004">
            <text:p>0.123929</text:p>
          </table:table-cell>
          <table:table-cell table:formula="of:=[.B716]-[.B715]" office:value-type="float" office:value="0.00118799999999908">
            <text:p>0.00118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36583">
            <text:p>109.236583</text:p>
          </table:table-cell>
          <table:table-cell table:formula="of:=[.A717]-[.A$20]" office:value-type="float" office:value="0.123930999999999">
            <text:p>0.123931</text:p>
          </table:table-cell>
          <table:table-cell table:formula="of:=[.B717]-[.B71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36585">
            <text:p>109.236585</text:p>
          </table:table-cell>
          <table:table-cell table:formula="of:=[.A718]-[.A$20]" office:value-type="float" office:value="0.123933000000008">
            <text:p>0.123933</text:p>
          </table:table-cell>
          <table:table-cell table:formula="of:=[.B718]-[.B717]" office:value-type="float" office:value="0.00000200000000916134">
            <text:p>0.000002</text:p>
          </table:table-cell>
          <table:table-cell office:value-type="string">
            <text:p>d_s is renewed (r + D) to 109238.583001; c_s is fully topped up</text:p>
          </table:table-cell>
          <table:table-cell table:number-columns-repeated="2"/>
        </table:table-row>
        <table:table-row table:style-name="ro1">
          <table:table-cell office:value-type="float" office:value="109.236587">
            <text:p>109.236587</text:p>
          </table:table-cell>
          <table:table-cell table:formula="of:=[.A719]-[.A$20]" office:value-type="float" office:value="0.123935000000003">
            <text:p>0.123935</text:p>
          </table:table-cell>
          <table:table-cell table:formula="of:=[.B719]-[.B718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9.236592">
            <text:p>109.236592</text:p>
          </table:table-cell>
          <table:table-cell table:formula="of:=[.A720]-[.A$20]" office:value-type="float" office:value="0.123940000000005">
            <text:p>0.123940</text:p>
          </table:table-cell>
          <table:table-cell table:formula="of:=[.B720]-[.B719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36594">
            <text:p>109.236594</text:p>
          </table:table-cell>
          <table:table-cell table:formula="of:=[.A721]-[.A$20]" office:value-type="float" office:value="0.123942">
            <text:p>0.123942</text:p>
          </table:table-cell>
          <table:table-cell table:formula="of:=[.B721]-[.B720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237514">
            <text:p>109.237514</text:p>
          </table:table-cell>
          <table:table-cell table:formula="of:=[.A722]-[.A$20]" office:value-type="float" office:value="0.124862000000007">
            <text:p>0.124862</text:p>
          </table:table-cell>
          <table:table-cell table:formula="of:=[.B722]-[.B721]" office:value-type="float" office:value="0.000920000000007803">
            <text:p>0.00092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37515">
            <text:p>109.237515</text:p>
          </table:table-cell>
          <table:table-cell table:formula="of:=[.A723]-[.A$20]" office:value-type="float" office:value="0.124863000000005">
            <text:p>0.124863</text:p>
          </table:table-cell>
          <table:table-cell table:formula="of:=[.B723]-[.B722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37519">
            <text:p>109.237519</text:p>
          </table:table-cell>
          <table:table-cell table:formula="of:=[.A724]-[.A$20]" office:value-type="float" office:value="0.124867000000009">
            <text:p>0.124867</text:p>
          </table:table-cell>
          <table:table-cell table:formula="of:=[.B724]-[.B723]" office:value-type="float" office:value="0.00000400000000411183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238543">
            <text:p>109.238543</text:p>
          </table:table-cell>
          <table:table-cell table:formula="of:=[.A725]-[.A$20]" office:value-type="float" office:value="0.12589100000001">
            <text:p>0.125891</text:p>
          </table:table-cell>
          <table:table-cell table:formula="of:=[.B725]-[.B724]" office:value-type="float" office:value="0.00102400000000102">
            <text:p>0.00102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38545">
            <text:p>109.238545</text:p>
          </table:table-cell>
          <table:table-cell table:formula="of:=[.A726]-[.A$20]" office:value-type="float" office:value="0.125893000000005">
            <text:p>0.125893</text:p>
          </table:table-cell>
          <table:table-cell table:formula="of:=[.B726]-[.B72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38547">
            <text:p>109.238547</text:p>
          </table:table-cell>
          <table:table-cell table:formula="of:=[.A727]-[.A$20]" office:value-type="float" office:value="0.125895">
            <text:p>0.125895</text:p>
          </table:table-cell>
          <table:table-cell table:formula="of:=[.B727]-[.B726]" office:value-type="float" office:value="0.00000199999999495049">
            <text:p>0.000002</text:p>
          </table:table-cell>
          <table:table-cell/>
          <table:table-cell office:value-type="string">
            <text:p>postpones its deadline to 109243.533659; c_s is topped up to 1.955215</text:p>
          </table:table-cell>
          <table:table-cell/>
        </table:table-row>
        <table:table-row table:style-name="ro1">
          <table:table-cell office:value-type="float" office:value="109.239279">
            <text:p>109.239279</text:p>
          </table:table-cell>
          <table:table-cell table:formula="of:=[.A728]-[.A$20]" office:value-type="float" office:value="0.126626999999999">
            <text:p>0.126627</text:p>
          </table:table-cell>
          <table:table-cell table:formula="of:=[.B728]-[.B727]" office:value-type="float" office:value="0.000731999999999289">
            <text:p>0.00073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239281">
            <text:p>109.239281</text:p>
          </table:table-cell>
          <table:table-cell table:formula="of:=[.A729]-[.A$20]" office:value-type="float" office:value="0.126629000000008">
            <text:p>0.126629</text:p>
          </table:table-cell>
          <table:table-cell table:formula="of:=[.B729]-[.B728]" office:value-type="float" office:value="0.00000200000000916134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239283">
            <text:p>109.239283</text:p>
          </table:table-cell>
          <table:table-cell table:formula="of:=[.A730]-[.A$20]" office:value-type="float" office:value="0.126631000000003">
            <text:p>0.126631</text:p>
          </table:table-cell>
          <table:table-cell table:formula="of:=[.B730]-[.B729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; 109239.279163-109238.790822=0.488341</text:p>
          </table:table-cell>
        </table:table-row>
        <table:table-row table:style-name="ro1">
          <table:table-cell office:value-type="float" office:value="109.239288">
            <text:p>109.239288</text:p>
          </table:table-cell>
          <table:table-cell table:formula="of:=[.A731]-[.A$20]" office:value-type="float" office:value="0.126636000000005">
            <text:p>0.126636</text:p>
          </table:table-cell>
          <table:table-cell table:formula="of:=[.B731]-[.B730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39292">
            <text:p>109.239292</text:p>
          </table:table-cell>
          <table:table-cell table:formula="of:=[.A732]-[.A$20]" office:value-type="float" office:value="0.126640000000009">
            <text:p>0.126640</text:p>
          </table:table-cell>
          <table:table-cell table:formula="of:=[.B732]-[.B731]" office:value-type="float" office:value="0.00000400000000411183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39605">
            <text:p>109.239605</text:p>
          </table:table-cell>
          <table:table-cell table:formula="of:=[.A733]-[.A$20]" office:value-type="float" office:value="0.126953">
            <text:p>0.126953</text:p>
          </table:table-cell>
          <table:table-cell table:formula="of:=[.B733]-[.B732]" office:value-type="float" office:value="0.000312999999991348">
            <text:p>0.000313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239714">
            <text:p>109.239714</text:p>
          </table:table-cell>
          <table:table-cell table:formula="of:=[.A734]-[.A$20]" office:value-type="float" office:value="0.127062000000009">
            <text:p>0.127062</text:p>
          </table:table-cell>
          <table:table-cell table:formula="of:=[.B734]-[.B733]" office:value-type="float" office:value="0.000109000000009019">
            <text:p>0.00010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39715">
            <text:p>109.239715</text:p>
          </table:table-cell>
          <table:table-cell table:formula="of:=[.A735]-[.A$20]" office:value-type="float" office:value="0.127063000000007">
            <text:p>0.127063</text:p>
          </table:table-cell>
          <table:table-cell table:formula="of:=[.B735]-[.B734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39719">
            <text:p>109.239719</text:p>
          </table:table-cell>
          <table:table-cell table:formula="of:=[.A736]-[.A$20]" office:value-type="float" office:value="0.127066999999997">
            <text:p>0.127067</text:p>
          </table:table-cell>
          <table:table-cell table:formula="of:=[.B736]-[.B735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39721">
            <text:p>109.239721</text:p>
          </table:table-cell>
          <table:table-cell table:formula="of:=[.A737]-[.A$20]" office:value-type="float" office:value="0.127069000000006">
            <text:p>0.127069</text:p>
          </table:table-cell>
          <table:table-cell table:formula="of:=[.B737]-[.B736]" office:value-type="float" office:value="0.00000200000000916134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39724">
            <text:p>109.239724</text:p>
          </table:table-cell>
          <table:table-cell table:formula="of:=[.A738]-[.A$20]" office:value-type="float" office:value="0.127071999999998">
            <text:p>0.127072</text:p>
          </table:table-cell>
          <table:table-cell table:formula="of:=[.B738]-[.B737]" office:value-type="float" office:value="0.00000299999999242573">
            <text:p>0.000003</text:p>
          </table:table-cell>
          <table:table-cell/>
          <table:table-cell office:value-type="string">
            <text:p>1.520672 / 3.812501 &lt;= 2.000000 / 5.000000</text:p>
          </table:table-cell>
          <table:table-cell/>
        </table:table-row>
        <table:table-row table:style-name="ro1">
          <table:table-cell office:value-type="float" office:value="109.239726">
            <text:p>109.239726</text:p>
          </table:table-cell>
          <table:table-cell table:formula="of:=[.A739]-[.A$20]" office:value-type="float" office:value="0.127074000000007">
            <text:p>0.127074</text:p>
          </table:table-cell>
          <table:table-cell table:formula="of:=[.B739]-[.B738]" office:value-type="float" office:value="0.00000200000000916134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9.239731">
            <text:p>109.239731</text:p>
          </table:table-cell>
          <table:table-cell table:formula="of:=[.A740]-[.A$20]" office:value-type="float" office:value="0.127079000000009">
            <text:p>0.127079</text:p>
          </table:table-cell>
          <table:table-cell table:formula="of:=[.B740]-[.B739]" office:value-type="float" office:value="0.00000500000000158707">
            <text:p>0.000005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09.240582">
            <text:p>109.240582</text:p>
          </table:table-cell>
          <table:table-cell table:formula="of:=[.A741]-[.A$20]" office:value-type="float" office:value="0.127930000000006">
            <text:p>0.127930</text:p>
          </table:table-cell>
          <table:table-cell table:formula="of:=[.B741]-[.B740]" office:value-type="float" office:value="0.000850999999997271">
            <text:p>0.00085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40584">
            <text:p>109.240584</text:p>
          </table:table-cell>
          <table:table-cell table:formula="of:=[.A742]-[.A$20]" office:value-type="float" office:value="0.127932000000001">
            <text:p>0.127932</text:p>
          </table:table-cell>
          <table:table-cell table:formula="of:=[.B742]-[.B74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40586">
            <text:p>109.240586</text:p>
          </table:table-cell>
          <table:table-cell table:formula="of:=[.A743]-[.A$20]" office:value-type="float" office:value="0.127933999999996">
            <text:p>0.127934</text:p>
          </table:table-cell>
          <table:table-cell table:formula="of:=[.B743]-[.B742]" office:value-type="float" office:value="0.00000199999999495049">
            <text:p>0.000002</text:p>
          </table:table-cell>
          <table:table-cell office:value-type="string">
            <text:p>d_s is renewed (r + D) to 109242.583807; c_s is fully topped up</text:p>
          </table:table-cell>
          <table:table-cell table:number-columns-repeated="2"/>
        </table:table-row>
        <table:table-row table:style-name="ro1">
          <table:table-cell office:value-type="float" office:value="109.240589">
            <text:p>109.240589</text:p>
          </table:table-cell>
          <table:table-cell table:formula="of:=[.A744]-[.A$20]" office:value-type="float" office:value="0.127937000000003">
            <text:p>0.127937</text:p>
          </table:table-cell>
          <table:table-cell table:formula="of:=[.B744]-[.B743]" office:value-type="float" office:value="0.00000300000000663658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240593">
            <text:p>109.240593</text:p>
          </table:table-cell>
          <table:table-cell table:formula="of:=[.A745]-[.A$20]" office:value-type="float" office:value="0.127941000000007">
            <text:p>0.127941</text:p>
          </table:table-cell>
          <table:table-cell table:formula="of:=[.B745]-[.B744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40595">
            <text:p>109.240595</text:p>
          </table:table-cell>
          <table:table-cell table:formula="of:=[.A746]-[.A$20]" office:value-type="float" office:value="0.127943000000002">
            <text:p>0.127943</text:p>
          </table:table-cell>
          <table:table-cell table:formula="of:=[.B746]-[.B745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241511">
            <text:p>109.241511</text:p>
          </table:table-cell>
          <table:table-cell table:formula="of:=[.A747]-[.A$20]" office:value-type="float" office:value="0.128859000000006">
            <text:p>0.128859</text:p>
          </table:table-cell>
          <table:table-cell table:formula="of:=[.B747]-[.B746]" office:value-type="float" office:value="0.000916000000003692">
            <text:p>0.00091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41513">
            <text:p>109.241513</text:p>
          </table:table-cell>
          <table:table-cell table:formula="of:=[.A748]-[.A$20]" office:value-type="float" office:value="0.128861000000001">
            <text:p>0.128861</text:p>
          </table:table-cell>
          <table:table-cell table:formula="of:=[.B748]-[.B74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41516">
            <text:p>109.241516</text:p>
          </table:table-cell>
          <table:table-cell table:formula="of:=[.A749]-[.A$20]" office:value-type="float" office:value="0.128864000000007">
            <text:p>0.128864</text:p>
          </table:table-cell>
          <table:table-cell table:formula="of:=[.B749]-[.B748]" office:value-type="float" office:value="0.00000300000000663658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42578">
            <text:p>109.242578</text:p>
          </table:table-cell>
          <table:table-cell table:formula="of:=[.A750]-[.A$20]" office:value-type="float" office:value="0.129925999999998">
            <text:p>0.129926</text:p>
          </table:table-cell>
          <table:table-cell table:formula="of:=[.B750]-[.B749]" office:value-type="float" office:value="0.00106199999999035">
            <text:p>0.00106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24258">
            <text:p>109.242580</text:p>
          </table:table-cell>
          <table:table-cell table:formula="of:=[.A751]-[.A$20]" office:value-type="float" office:value="0.129928000000007">
            <text:p>0.129928</text:p>
          </table:table-cell>
          <table:table-cell table:formula="of:=[.B751]-[.B750]" office:value-type="float" office:value="0.00000200000000916134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242582">
            <text:p>109.242582</text:p>
          </table:table-cell>
          <table:table-cell table:formula="of:=[.A752]-[.A$20]" office:value-type="float" office:value="0.129930000000002">
            <text:p>0.129930</text:p>
          </table:table-cell>
          <table:table-cell table:formula="of:=[.B752]-[.B751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09249.579848; c_s is fully topped up</text:p>
          </table:table-cell>
        </table:table-row>
        <table:table-row table:style-name="ro1">
          <table:table-cell office:value-type="float" office:value="109.242644">
            <text:p>109.242644</text:p>
          </table:table-cell>
          <table:table-cell table:formula="of:=[.A753]-[.A$20]" office:value-type="float" office:value="0.129992000000001">
            <text:p>0.129992</text:p>
          </table:table-cell>
          <table:table-cell table:formula="of:=[.B753]-[.B752]" office:value-type="float" office:value="0.0000619999999997844">
            <text:p>0.00006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42646">
            <text:p>109.242646</text:p>
          </table:table-cell>
          <table:table-cell table:formula="of:=[.A754]-[.A$20]" office:value-type="float" office:value="0.129993999999996">
            <text:p>0.129994</text:p>
          </table:table-cell>
          <table:table-cell table:formula="of:=[.B754]-[.B753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42648">
            <text:p>109.242648</text:p>
          </table:table-cell>
          <table:table-cell table:formula="of:=[.A755]-[.A$20]" office:value-type="float" office:value="0.129996000000006">
            <text:p>0.129996</text:p>
          </table:table-cell>
          <table:table-cell table:formula="of:=[.B755]-[.B754]" office:value-type="float" office:value="0.00000200000000916134">
            <text:p>0.000002</text:p>
          </table:table-cell>
          <table:table-cell/>
          <table:table-cell office:value-type="string">
            <text:p>uses up its c_s; 109242.579848-109241.510649=1.069199</text:p>
          </table:table-cell>
          <table:table-cell/>
        </table:table-row>
        <table:table-row table:style-name="ro1">
          <table:table-cell office:value-type="float" office:value="109.242652">
            <text:p>109.242652</text:p>
          </table:table-cell>
          <table:table-cell table:formula="of:=[.A756]-[.A$20]" office:value-type="float" office:value="0.13000000000001">
            <text:p>0.130000</text:p>
          </table:table-cell>
          <table:table-cell table:formula="of:=[.B756]-[.B755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42654">
            <text:p>109.242654</text:p>
          </table:table-cell>
          <table:table-cell table:formula="of:=[.A757]-[.A$20]" office:value-type="float" office:value="0.130002000000005">
            <text:p>0.130002</text:p>
          </table:table-cell>
          <table:table-cell table:formula="of:=[.B757]-[.B75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242656">
            <text:p>109.242656</text:p>
          </table:table-cell>
          <table:table-cell table:formula="of:=[.A758]-[.A$20]" office:value-type="float" office:value="0.130004">
            <text:p>0.130004</text:p>
          </table:table-cell>
          <table:table-cell table:formula="of:=[.B758]-[.B757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4266">
            <text:p>109.242660</text:p>
          </table:table-cell>
          <table:table-cell table:formula="of:=[.A759]-[.A$20]" office:value-type="float" office:value="0.130008000000004">
            <text:p>0.130008</text:p>
          </table:table-cell>
          <table:table-cell table:formula="of:=[.B759]-[.B758]" office:value-type="float" office:value="0.00000400000000411183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42857">
            <text:p>109.242857</text:p>
          </table:table-cell>
          <table:table-cell table:formula="of:=[.A760]-[.A$20]" office:value-type="float" office:value="0.130205000000004">
            <text:p>0.130205</text:p>
          </table:table-cell>
          <table:table-cell table:formula="of:=[.B760]-[.B759]" office:value-type="float" office:value="0.000197000000000003">
            <text:p>0.00019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4286">
            <text:p>109.242860</text:p>
          </table:table-cell>
          <table:table-cell table:formula="of:=[.A761]-[.A$20]" office:value-type="float" office:value="0.130207999999996">
            <text:p>0.130208</text:p>
          </table:table-cell>
          <table:table-cell table:formula="of:=[.B761]-[.B760]" office:value-type="float" office:value="0.00000299999999242573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42861">
            <text:p>109.242861</text:p>
          </table:table-cell>
          <table:table-cell table:formula="of:=[.A762]-[.A$20]" office:value-type="float" office:value="0.130209000000008">
            <text:p>0.130209</text:p>
          </table:table-cell>
          <table:table-cell table:formula="of:=[.B762]-[.B761]" office:value-type="float" office:value="0.0000010000000116861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4287">
            <text:p>109.242870</text:p>
          </table:table-cell>
          <table:table-cell table:formula="of:=[.A763]-[.A$20]" office:value-type="float" office:value="0.130217999999999">
            <text:p>0.130218</text:p>
          </table:table-cell>
          <table:table-cell table:formula="of:=[.B763]-[.B762]" office:value-type="float" office:value="0.00000899999999148804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42875">
            <text:p>109.242875</text:p>
          </table:table-cell>
          <table:table-cell table:formula="of:=[.A764]-[.A$20]" office:value-type="float" office:value="0.130223000000001">
            <text:p>0.130223</text:p>
          </table:table-cell>
          <table:table-cell table:formula="of:=[.B764]-[.B763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43605">
            <text:p>109.243605</text:p>
          </table:table-cell>
          <table:table-cell table:formula="of:=[.A765]-[.A$20]" office:value-type="float" office:value="0.130953000000005">
            <text:p>0.130953</text:p>
          </table:table-cell>
          <table:table-cell table:formula="of:=[.B765]-[.B764]" office:value-type="float" office:value="0.000730000000004338">
            <text:p>0.00073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43606">
            <text:p>109.243606</text:p>
          </table:table-cell>
          <table:table-cell table:formula="of:=[.A766]-[.A$20]" office:value-type="float" office:value="0.130954000000003">
            <text:p>0.130954</text:p>
          </table:table-cell>
          <table:table-cell table:formula="of:=[.B766]-[.B765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43609">
            <text:p>109.243609</text:p>
          </table:table-cell>
          <table:table-cell table:formula="of:=[.A767]-[.A$20]" office:value-type="float" office:value="0.130957000000009">
            <text:p>0.130957</text:p>
          </table:table-cell>
          <table:table-cell table:formula="of:=[.B767]-[.B766]" office:value-type="float" office:value="0.00000300000000663658">
            <text:p>0.000003</text:p>
          </table:table-cell>
          <table:table-cell/>
          <table:table-cell office:value-type="string">
            <text:p>postpones its deadline to 109248.533659; c_s is topped up to 1.587329</text:p>
          </table:table-cell>
          <table:table-cell/>
        </table:table-row>
        <table:table-row table:style-name="ro1">
          <table:table-cell office:value-type="float" office:value="109.243611">
            <text:p>109.243611</text:p>
          </table:table-cell>
          <table:table-cell table:formula="of:=[.A768]-[.A$20]" office:value-type="float" office:value="0.130959000000004">
            <text:p>0.130959</text:p>
          </table:table-cell>
          <table:table-cell table:formula="of:=[.B768]-[.B767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43616">
            <text:p>109.243616</text:p>
          </table:table-cell>
          <table:table-cell table:formula="of:=[.A769]-[.A$20]" office:value-type="float" office:value="0.130964000000006">
            <text:p>0.130964</text:p>
          </table:table-cell>
          <table:table-cell table:formula="of:=[.B769]-[.B768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43619">
            <text:p>109.243619</text:p>
          </table:table-cell>
          <table:table-cell table:formula="of:=[.A770]-[.A$20]" office:value-type="float" office:value="0.130966999999998">
            <text:p>0.130967</text:p>
          </table:table-cell>
          <table:table-cell table:formula="of:=[.B770]-[.B769]" office:value-type="float" office:value="0.00000299999999242573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43621">
            <text:p>109.243621</text:p>
          </table:table-cell>
          <table:table-cell table:formula="of:=[.A771]-[.A$20]" office:value-type="float" office:value="0.130969000000007">
            <text:p>0.130969</text:p>
          </table:table-cell>
          <table:table-cell table:formula="of:=[.B771]-[.B770]" office:value-type="float" office:value="0.00000200000000916134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43625">
            <text:p>109.243625</text:p>
          </table:table-cell>
          <table:table-cell table:formula="of:=[.A772]-[.A$20]" office:value-type="float" office:value="0.130972999999997">
            <text:p>0.130973</text:p>
          </table:table-cell>
          <table:table-cell table:formula="of:=[.B772]-[.B771]" office:value-type="float" office:value="0.00000399999998990097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44582">
            <text:p>109.244582</text:p>
          </table:table-cell>
          <table:table-cell table:formula="of:=[.A773]-[.A$20]" office:value-type="float" office:value="0.131929999999997">
            <text:p>0.131930</text:p>
          </table:table-cell>
          <table:table-cell table:formula="of:=[.B773]-[.B772]" office:value-type="float" office:value="0.000956999999999653">
            <text:p>0.00095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44585">
            <text:p>109.244585</text:p>
          </table:table-cell>
          <table:table-cell table:formula="of:=[.A774]-[.A$20]" office:value-type="float" office:value="0.131933000000004">
            <text:p>0.131933</text:p>
          </table:table-cell>
          <table:table-cell table:formula="of:=[.B774]-[.B773]" office:value-type="float" office:value="0.00000300000000663658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44587">
            <text:p>109.244587</text:p>
          </table:table-cell>
          <table:table-cell table:formula="of:=[.A775]-[.A$20]" office:value-type="float" office:value="0.131934999999999">
            <text:p>0.131935</text:p>
          </table:table-cell>
          <table:table-cell table:formula="of:=[.B775]-[.B774]" office:value-type="float" office:value="0.00000199999999495049">
            <text:p>0.000002</text:p>
          </table:table-cell>
          <table:table-cell office:value-type="string">
            <text:p>d_s is renewed (r + D) to 109246.584678; c_s is fully topped up</text:p>
          </table:table-cell>
          <table:table-cell table:number-columns-repeated="2"/>
        </table:table-row>
        <table:table-row table:style-name="ro1">
          <table:table-cell office:value-type="float" office:value="109.244589">
            <text:p>109.244589</text:p>
          </table:table-cell>
          <table:table-cell table:formula="of:=[.A776]-[.A$20]" office:value-type="float" office:value="0.131937000000008">
            <text:p>0.131937</text:p>
          </table:table-cell>
          <table:table-cell table:formula="of:=[.B776]-[.B775]" office:value-type="float" office:value="0.00000200000000916134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244594">
            <text:p>109.244594</text:p>
          </table:table-cell>
          <table:table-cell table:formula="of:=[.A777]-[.A$20]" office:value-type="float" office:value="0.131942000000009">
            <text:p>0.131942</text:p>
          </table:table-cell>
          <table:table-cell table:formula="of:=[.B777]-[.B776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44596">
            <text:p>109.244596</text:p>
          </table:table-cell>
          <table:table-cell table:formula="of:=[.A778]-[.A$20]" office:value-type="float" office:value="0.131944000000004">
            <text:p>0.131944</text:p>
          </table:table-cell>
          <table:table-cell table:formula="of:=[.B778]-[.B777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245511">
            <text:p>109.245511</text:p>
          </table:table-cell>
          <table:table-cell table:formula="of:=[.A779]-[.A$20]" office:value-type="float" office:value="0.132858999999996">
            <text:p>0.132859</text:p>
          </table:table-cell>
          <table:table-cell table:formula="of:=[.B779]-[.B778]" office:value-type="float" office:value="0.000914999999992006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45513">
            <text:p>109.245513</text:p>
          </table:table-cell>
          <table:table-cell table:formula="of:=[.A780]-[.A$20]" office:value-type="float" office:value="0.132861000000005">
            <text:p>0.132861</text:p>
          </table:table-cell>
          <table:table-cell table:formula="of:=[.B780]-[.B779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45517">
            <text:p>109.245517</text:p>
          </table:table-cell>
          <table:table-cell table:formula="of:=[.A781]-[.A$20]" office:value-type="float" office:value="0.13286500000001">
            <text:p>0.132865</text:p>
          </table:table-cell>
          <table:table-cell table:formula="of:=[.B781]-[.B780]" office:value-type="float" office:value="0.00000400000000411183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4652">
            <text:p>109.246520</text:p>
          </table:table-cell>
          <table:table-cell table:formula="of:=[.A782]-[.A$20]" office:value-type="float" office:value="0.133868000000007">
            <text:p>0.133868</text:p>
          </table:table-cell>
          <table:table-cell table:formula="of:=[.B782]-[.B781]" office:value-type="float" office:value="0.0010029999999972">
            <text:p>0.00100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46521">
            <text:p>109.246521</text:p>
          </table:table-cell>
          <table:table-cell table:formula="of:=[.A783]-[.A$20]" office:value-type="float" office:value="0.133869000000004">
            <text:p>0.133869</text:p>
          </table:table-cell>
          <table:table-cell table:formula="of:=[.B783]-[.B782]" office:value-type="float" office:value="0.000000999999997475243">
            <text:p>0.00000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46524">
            <text:p>109.246524</text:p>
          </table:table-cell>
          <table:table-cell table:formula="of:=[.A784]-[.A$20]" office:value-type="float" office:value="0.133871999999997">
            <text:p>0.133872</text:p>
          </table:table-cell>
          <table:table-cell table:formula="of:=[.B784]-[.B783]" office:value-type="float" office:value="0.00000299999999242573">
            <text:p>0.000003</text:p>
          </table:table-cell>
          <table:table-cell/>
          <table:table-cell office:value-type="string">
            <text:p>uses up its c_s; 109246.519506-109245.511328=1.008178</text:p>
          </table:table-cell>
          <table:table-cell/>
        </table:table-row>
        <table:table-row table:style-name="ro1">
          <table:table-cell office:value-type="float" office:value="109.246528">
            <text:p>109.246528</text:p>
          </table:table-cell>
          <table:table-cell table:formula="of:=[.A785]-[.A$20]" office:value-type="float" office:value="0.133876000000001">
            <text:p>0.133876</text:p>
          </table:table-cell>
          <table:table-cell table:formula="of:=[.B785]-[.B784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46532">
            <text:p>109.246532</text:p>
          </table:table-cell>
          <table:table-cell table:formula="of:=[.A786]-[.A$20]" office:value-type="float" office:value="0.133880000000005">
            <text:p>0.133880</text:p>
          </table:table-cell>
          <table:table-cell table:formula="of:=[.B786]-[.B785]" office:value-type="float" office:value="0.00000400000000411183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247574">
            <text:p>109.247574</text:p>
          </table:table-cell>
          <table:table-cell table:formula="of:=[.A787]-[.A$20]" office:value-type="float" office:value="0.134922000000003">
            <text:p>0.134922</text:p>
          </table:table-cell>
          <table:table-cell table:formula="of:=[.B787]-[.B786]" office:value-type="float" office:value="0.00104199999999821">
            <text:p>0.00104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47576">
            <text:p>109.247576</text:p>
          </table:table-cell>
          <table:table-cell table:formula="of:=[.A788]-[.A$20]" office:value-type="float" office:value="0.134923999999998">
            <text:p>0.134924</text:p>
          </table:table-cell>
          <table:table-cell table:formula="of:=[.B788]-[.B787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47578">
            <text:p>109.247578</text:p>
          </table:table-cell>
          <table:table-cell table:formula="of:=[.A789]-[.A$20]" office:value-type="float" office:value="0.134926000000007">
            <text:p>0.134926</text:p>
          </table:table-cell>
          <table:table-cell table:formula="of:=[.B789]-[.B788]" office:value-type="float" office:value="0.00000200000000916134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47581">
            <text:p>109.247581</text:p>
          </table:table-cell>
          <table:table-cell table:formula="of:=[.A790]-[.A$20]" office:value-type="float" office:value="0.134929">
            <text:p>0.134929</text:p>
          </table:table-cell>
          <table:table-cell table:formula="of:=[.B790]-[.B789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47584">
            <text:p>109.247584</text:p>
          </table:table-cell>
          <table:table-cell table:formula="of:=[.A791]-[.A$20]" office:value-type="float" office:value="0.134932000000006">
            <text:p>0.134932</text:p>
          </table:table-cell>
          <table:table-cell table:formula="of:=[.B791]-[.B790]" office:value-type="float" office:value="0.00000300000000663658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48548">
            <text:p>109.248548</text:p>
          </table:table-cell>
          <table:table-cell table:formula="of:=[.A792]-[.A$20]" office:value-type="float" office:value="0.135896000000002">
            <text:p>0.135896</text:p>
          </table:table-cell>
          <table:table-cell table:formula="of:=[.B792]-[.B791]" office:value-type="float" office:value="0.00096399999999619">
            <text:p>0.00096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4855">
            <text:p>109.248550</text:p>
          </table:table-cell>
          <table:table-cell table:formula="of:=[.A793]-[.A$20]" office:value-type="float" office:value="0.135897999999997">
            <text:p>0.135898</text:p>
          </table:table-cell>
          <table:table-cell table:formula="of:=[.B793]-[.B79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48553">
            <text:p>109.248553</text:p>
          </table:table-cell>
          <table:table-cell table:formula="of:=[.A794]-[.A$20]" office:value-type="float" office:value="0.135901000000004">
            <text:p>0.135901</text:p>
          </table:table-cell>
          <table:table-cell table:formula="of:=[.B794]-[.B793]" office:value-type="float" office:value="0.00000300000000663658">
            <text:p>0.000003</text:p>
          </table:table-cell>
          <table:table-cell/>
          <table:table-cell office:value-type="string">
            <text:p>postpones its deadline to 109253.533659; c_s is topped up to 1.601132</text:p>
          </table:table-cell>
          <table:table-cell/>
        </table:table-row>
        <table:table-row table:style-name="ro1">
          <table:table-cell office:value-type="float" office:value="109.248581">
            <text:p>109.248581</text:p>
          </table:table-cell>
          <table:table-cell table:formula="of:=[.A795]-[.A$20]" office:value-type="float" office:value="0.135929000000004">
            <text:p>0.135929</text:p>
          </table:table-cell>
          <table:table-cell table:formula="of:=[.B795]-[.B794]" office:value-type="float" office:value="0.0000280000000003611">
            <text:p>0.00002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48583">
            <text:p>109.248583</text:p>
          </table:table-cell>
          <table:table-cell table:formula="of:=[.A796]-[.A$20]" office:value-type="float" office:value="0.135930999999999">
            <text:p>0.135931</text:p>
          </table:table-cell>
          <table:table-cell table:formula="of:=[.B796]-[.B79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48585">
            <text:p>109.248585</text:p>
          </table:table-cell>
          <table:table-cell table:formula="of:=[.A797]-[.A$20]" office:value-type="float" office:value="0.135933000000009">
            <text:p>0.135933</text:p>
          </table:table-cell>
          <table:table-cell table:formula="of:=[.B797]-[.B796]" office:value-type="float" office:value="0.00000200000000916134">
            <text:p>0.000002</text:p>
          </table:table-cell>
          <table:table-cell office:value-type="string">
            <text:p>d_s is renewed (r + D) to 109250.582651; c_s is fully topped up</text:p>
          </table:table-cell>
          <table:table-cell table:number-columns-repeated="2"/>
        </table:table-row>
        <table:table-row table:style-name="ro1">
          <table:table-cell office:value-type="float" office:value="109.248591">
            <text:p>109.248591</text:p>
          </table:table-cell>
          <table:table-cell table:formula="of:=[.A798]-[.A$20]" office:value-type="float" office:value="0.135939000000008">
            <text:p>0.135939</text:p>
          </table:table-cell>
          <table:table-cell table:formula="of:=[.B798]-[.B797]" office:value-type="float" office:value="0.00000599999999906231">
            <text:p>0.0000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248593">
            <text:p>109.248593</text:p>
          </table:table-cell>
          <table:table-cell table:formula="of:=[.A799]-[.A$20]" office:value-type="float" office:value="0.135941000000003">
            <text:p>0.135941</text:p>
          </table:table-cell>
          <table:table-cell table:formula="of:=[.B799]-[.B798]" office:value-type="float" office:value="0.00000199999999495049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248595">
            <text:p>109.248595</text:p>
          </table:table-cell>
          <table:table-cell table:formula="of:=[.A800]-[.A$20]" office:value-type="float" office:value="0.135942999999997">
            <text:p>0.135943</text:p>
          </table:table-cell>
          <table:table-cell table:formula="of:=[.B800]-[.B799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; 109248.590962-109248.007251=0.583711</text:p>
          </table:table-cell>
        </table:table-row>
        <table:table-row table:style-name="ro1">
          <table:table-cell office:value-type="float" office:value="109.2486">
            <text:p>109.248600</text:p>
          </table:table-cell>
          <table:table-cell table:formula="of:=[.A801]-[.A$20]" office:value-type="float" office:value="0.135947999999999">
            <text:p>0.135948</text:p>
          </table:table-cell>
          <table:table-cell table:formula="of:=[.B801]-[.B800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48602">
            <text:p>109.248602</text:p>
          </table:table-cell>
          <table:table-cell table:formula="of:=[.A802]-[.A$20]" office:value-type="float" office:value="0.135950000000008">
            <text:p>0.135950</text:p>
          </table:table-cell>
          <table:table-cell table:formula="of:=[.B802]-[.B801]" office:value-type="float" office:value="0.00000200000000916134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249521">
            <text:p>109.249521</text:p>
          </table:table-cell>
          <table:table-cell table:formula="of:=[.A803]-[.A$20]" office:value-type="float" office:value="0.136869000000004">
            <text:p>0.136869</text:p>
          </table:table-cell>
          <table:table-cell table:formula="of:=[.B803]-[.B802]" office:value-type="float" office:value="0.000918999999996117">
            <text:p>0.0009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49523">
            <text:p>109.249523</text:p>
          </table:table-cell>
          <table:table-cell table:formula="of:=[.A804]-[.A$20]" office:value-type="float" office:value="0.136870999999999">
            <text:p>0.136871</text:p>
          </table:table-cell>
          <table:table-cell table:formula="of:=[.B804]-[.B803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49526">
            <text:p>109.249526</text:p>
          </table:table-cell>
          <table:table-cell table:formula="of:=[.A805]-[.A$20]" office:value-type="float" office:value="0.136874000000006">
            <text:p>0.136874</text:p>
          </table:table-cell>
          <table:table-cell table:formula="of:=[.B805]-[.B804]" office:value-type="float" office:value="0.00000300000000663658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49529">
            <text:p>109.249529</text:p>
          </table:table-cell>
          <table:table-cell table:formula="of:=[.A806]-[.A$20]" office:value-type="float" office:value="0.136876999999998">
            <text:p>0.136877</text:p>
          </table:table-cell>
          <table:table-cell table:formula="of:=[.B806]-[.B805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49532">
            <text:p>109.249532</text:p>
          </table:table-cell>
          <table:table-cell table:formula="of:=[.A807]-[.A$20]" office:value-type="float" office:value="0.136880000000005">
            <text:p>0.136880</text:p>
          </table:table-cell>
          <table:table-cell table:formula="of:=[.B807]-[.B806]" office:value-type="float" office:value="0.00000300000000663658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49587">
            <text:p>109.249587</text:p>
          </table:table-cell>
          <table:table-cell table:formula="of:=[.A808]-[.A$20]" office:value-type="float" office:value="0.136935000000008">
            <text:p>0.136935</text:p>
          </table:table-cell>
          <table:table-cell table:formula="of:=[.B808]-[.B807]" office:value-type="float" office:value="0.0000550000000032469">
            <text:p>0.000055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251467">
            <text:p>109.251467</text:p>
          </table:table-cell>
          <table:table-cell table:formula="of:=[.A809]-[.A$20]" office:value-type="float" office:value="0.138815000000008">
            <text:p>0.138815</text:p>
          </table:table-cell>
          <table:table-cell table:formula="of:=[.B809]-[.B808]" office:value-type="float" office:value="0.00187999999999988">
            <text:p>0.00188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51469">
            <text:p>109.251469</text:p>
          </table:table-cell>
          <table:table-cell table:formula="of:=[.A810]-[.A$20]" office:value-type="float" office:value="0.138817000000003">
            <text:p>0.138817</text:p>
          </table:table-cell>
          <table:table-cell table:formula="of:=[.B810]-[.B809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51471">
            <text:p>109.251471</text:p>
          </table:table-cell>
          <table:table-cell table:formula="of:=[.A811]-[.A$20]" office:value-type="float" office:value="0.138818999999998">
            <text:p>0.138819</text:p>
          </table:table-cell>
          <table:table-cell table:formula="of:=[.B811]-[.B810]" office:value-type="float" office:value="0.00000199999999495049">
            <text:p>0.000002</text:p>
          </table:table-cell>
          <table:table-cell/>
          <table:table-cell office:value-type="string">
            <text:p>uses up its c_s; 109251.466418-109250.755872=0.710546</text:p>
          </table:table-cell>
          <table:table-cell/>
        </table:table-row>
        <table:table-row table:style-name="ro1">
          <table:table-cell office:value-type="float" office:value="109.251475">
            <text:p>109.251475</text:p>
          </table:table-cell>
          <table:table-cell table:formula="of:=[.A812]-[.A$20]" office:value-type="float" office:value="0.138823000000002">
            <text:p>0.138823</text:p>
          </table:table-cell>
          <table:table-cell table:formula="of:=[.B812]-[.B811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52595">
            <text:p>109.252595</text:p>
          </table:table-cell>
          <table:table-cell table:formula="of:=[.A813]-[.A$20]" office:value-type="float" office:value="0.139943000000002">
            <text:p>0.139943</text:p>
          </table:table-cell>
          <table:table-cell table:formula="of:=[.B813]-[.B812]" office:value-type="float" office:value="0.00112000000000023">
            <text:p>0.00112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252597">
            <text:p>109.252597</text:p>
          </table:table-cell>
          <table:table-cell table:formula="of:=[.A814]-[.A$20]" office:value-type="float" office:value="0.139944999999997">
            <text:p>0.139945</text:p>
          </table:table-cell>
          <table:table-cell table:formula="of:=[.B814]-[.B81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2526">
            <text:p>109.252600</text:p>
          </table:table-cell>
          <table:table-cell table:formula="of:=[.A815]-[.A$20]" office:value-type="float" office:value="0.139948000000004">
            <text:p>0.139948</text:p>
          </table:table-cell>
          <table:table-cell table:formula="of:=[.B815]-[.B814]" office:value-type="float" office:value="0.00000300000000663658">
            <text:p>0.000003</text:p>
          </table:table-cell>
          <table:table-cell table:number-columns-repeated="2"/>
          <table:table-cell office:value-type="string">
            <text:p>d_s is renewed (r + D) to 109259.597078; c_s is fully topped up</text:p>
          </table:table-cell>
        </table:table-row>
        <table:table-row table:style-name="ro1">
          <table:table-cell office:value-type="float" office:value="109.252603">
            <text:p>109.252603</text:p>
          </table:table-cell>
          <table:table-cell table:formula="of:=[.A816]-[.A$20]" office:value-type="float" office:value="0.139950999999996">
            <text:p>0.139951</text:p>
          </table:table-cell>
          <table:table-cell table:formula="of:=[.B816]-[.B815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52604">
            <text:p>109.252604</text:p>
          </table:table-cell>
          <table:table-cell table:formula="of:=[.A817]-[.A$20]" office:value-type="float" office:value="0.139952000000008">
            <text:p>0.139952</text:p>
          </table:table-cell>
          <table:table-cell table:formula="of:=[.B817]-[.B816]" office:value-type="float" office:value="0.0000010000000116861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52607">
            <text:p>109.252607</text:p>
          </table:table-cell>
          <table:table-cell table:formula="of:=[.A818]-[.A$20]" office:value-type="float" office:value="0.139955000000001">
            <text:p>0.139955</text:p>
          </table:table-cell>
          <table:table-cell table:formula="of:=[.B818]-[.B817]" office:value-type="float" office:value="0.00000299999999242573">
            <text:p>0.000003</text:p>
          </table:table-cell>
          <table:table-cell office:value-type="string">
            <text:p>d_s is renewed (r + D) to 109254.597078; c_s is fully topped up</text:p>
          </table:table-cell>
          <table:table-cell table:number-columns-repeated="2"/>
        </table:table-row>
        <table:table-row table:style-name="ro1">
          <table:table-cell office:value-type="float" office:value="109.252609">
            <text:p>109.252609</text:p>
          </table:table-cell>
          <table:table-cell table:formula="of:=[.A819]-[.A$20]" office:value-type="float" office:value="0.13995700000001">
            <text:p>0.139957</text:p>
          </table:table-cell>
          <table:table-cell table:formula="of:=[.B819]-[.B818]" office:value-type="float" office:value="0.00000200000000916134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52611">
            <text:p>109.252611</text:p>
          </table:table-cell>
          <table:table-cell table:formula="of:=[.A820]-[.A$20]" office:value-type="float" office:value="0.139959000000005">
            <text:p>0.139959</text:p>
          </table:table-cell>
          <table:table-cell table:formula="of:=[.B820]-[.B819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52619">
            <text:p>109.252619</text:p>
          </table:table-cell>
          <table:table-cell table:formula="of:=[.A821]-[.A$20]" office:value-type="float" office:value="0.139966999999999">
            <text:p>0.139967</text:p>
          </table:table-cell>
          <table:table-cell table:formula="of:=[.B821]-[.B820]" office:value-type="float" office:value="0.0000079999999940128">
            <text:p>0.00000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09.253544">
            <text:p>109.253544</text:p>
          </table:table-cell>
          <table:table-cell table:formula="of:=[.A822]-[.A$20]" office:value-type="float" office:value="0.140892000000008">
            <text:p>0.140892</text:p>
          </table:table-cell>
          <table:table-cell table:formula="of:=[.B822]-[.B821]" office:value-type="float" office:value="0.000925000000009391">
            <text:p>0.00092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53546">
            <text:p>109.253546</text:p>
          </table:table-cell>
          <table:table-cell table:formula="of:=[.A823]-[.A$20]" office:value-type="float" office:value="0.140894000000003">
            <text:p>0.140894</text:p>
          </table:table-cell>
          <table:table-cell table:formula="of:=[.B823]-[.B82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53548">
            <text:p>109.253548</text:p>
          </table:table-cell>
          <table:table-cell table:formula="of:=[.A824]-[.A$20]" office:value-type="float" office:value="0.140895999999998">
            <text:p>0.140896</text:p>
          </table:table-cell>
          <table:table-cell table:formula="of:=[.B824]-[.B82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253552">
            <text:p>109.253552</text:p>
          </table:table-cell>
          <table:table-cell table:formula="of:=[.A825]-[.A$20]" office:value-type="float" office:value="0.140900000000002">
            <text:p>0.140900</text:p>
          </table:table-cell>
          <table:table-cell table:formula="of:=[.B825]-[.B824]" office:value-type="float" office:value="0.00000400000000411183">
            <text:p>0.0000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53553">
            <text:p>109.253553</text:p>
          </table:table-cell>
          <table:table-cell table:formula="of:=[.A826]-[.A$20]" office:value-type="float" office:value="0.140901">
            <text:p>0.140901</text:p>
          </table:table-cell>
          <table:table-cell table:formula="of:=[.B826]-[.B825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53556">
            <text:p>109.253556</text:p>
          </table:table-cell>
          <table:table-cell table:formula="of:=[.A827]-[.A$20]" office:value-type="float" office:value="0.140904000000006">
            <text:p>0.140904</text:p>
          </table:table-cell>
          <table:table-cell table:formula="of:=[.B827]-[.B826]" office:value-type="float" office:value="0.00000300000000663658">
            <text:p>0.000003</text:p>
          </table:table-cell>
          <table:table-cell/>
          <table:table-cell office:value-type="string">
            <text:p>postpones its deadline to 109258.533659; c_s is topped up to 1.655994</text:p>
          </table:table-cell>
          <table:table-cell/>
        </table:table-row>
        <table:table-row table:style-name="ro1">
          <table:table-cell office:value-type="float" office:value="109.253558">
            <text:p>109.253558</text:p>
          </table:table-cell>
          <table:table-cell table:formula="of:=[.A828]-[.A$20]" office:value-type="float" office:value="0.140906000000001">
            <text:p>0.140906</text:p>
          </table:table-cell>
          <table:table-cell table:formula="of:=[.B828]-[.B827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53562">
            <text:p>109.253562</text:p>
          </table:table-cell>
          <table:table-cell table:formula="of:=[.A829]-[.A$20]" office:value-type="float" office:value="0.140910000000005">
            <text:p>0.140910</text:p>
          </table:table-cell>
          <table:table-cell table:formula="of:=[.B829]-[.B828]" office:value-type="float" office:value="0.00000400000000411183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53566">
            <text:p>109.253566</text:p>
          </table:table-cell>
          <table:table-cell table:formula="of:=[.A830]-[.A$20]" office:value-type="float" office:value="0.140914000000009">
            <text:p>0.140914</text:p>
          </table:table-cell>
          <table:table-cell table:formula="of:=[.B830]-[.B829]" office:value-type="float" office:value="0.00000400000000411183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5357">
            <text:p>109.253570</text:p>
          </table:table-cell>
          <table:table-cell table:formula="of:=[.A831]-[.A$20]" office:value-type="float" office:value="0.140917999999999">
            <text:p>0.140918</text:p>
          </table:table-cell>
          <table:table-cell table:formula="of:=[.B831]-[.B830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53575">
            <text:p>109.253575</text:p>
          </table:table-cell>
          <table:table-cell table:formula="of:=[.A832]-[.A$20]" office:value-type="float" office:value="0.140923000000001">
            <text:p>0.140923</text:p>
          </table:table-cell>
          <table:table-cell table:formula="of:=[.B832]-[.B831]" office:value-type="float" office:value="0.00000500000000158707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55499">
            <text:p>109.255499</text:p>
          </table:table-cell>
          <table:table-cell table:formula="of:=[.A833]-[.A$20]" office:value-type="float" office:value="0.142847000000003">
            <text:p>0.142847</text:p>
          </table:table-cell>
          <table:table-cell table:formula="of:=[.B833]-[.B832]" office:value-type="float" office:value="0.00192400000000248">
            <text:p>0.00192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55501">
            <text:p>109.255501</text:p>
          </table:table-cell>
          <table:table-cell table:formula="of:=[.A834]-[.A$20]" office:value-type="float" office:value="0.142848999999998">
            <text:p>0.142849</text:p>
          </table:table-cell>
          <table:table-cell table:formula="of:=[.B834]-[.B833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55504">
            <text:p>109.255504</text:p>
          </table:table-cell>
          <table:table-cell table:formula="of:=[.A835]-[.A$20]" office:value-type="float" office:value="0.142852000000005">
            <text:p>0.142852</text:p>
          </table:table-cell>
          <table:table-cell table:formula="of:=[.B835]-[.B834]" office:value-type="float" office:value="0.00000300000000663658">
            <text:p>0.000003</text:p>
          </table:table-cell>
          <table:table-cell/>
          <table:table-cell office:value-type="string">
            <text:p>uses up its c_s; 109255.498577-109254.636643=0.861934</text:p>
          </table:table-cell>
          <table:table-cell/>
        </table:table-row>
        <table:table-row table:style-name="ro1">
          <table:table-cell office:value-type="float" office:value="109.255507">
            <text:p>109.255507</text:p>
          </table:table-cell>
          <table:table-cell table:formula="of:=[.A836]-[.A$20]" office:value-type="float" office:value="0.142854999999997">
            <text:p>0.142855</text:p>
          </table:table-cell>
          <table:table-cell table:formula="of:=[.B836]-[.B835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55512">
            <text:p>109.255512</text:p>
          </table:table-cell>
          <table:table-cell table:formula="of:=[.A837]-[.A$20]" office:value-type="float" office:value="0.142859999999999">
            <text:p>0.142860</text:p>
          </table:table-cell>
          <table:table-cell table:formula="of:=[.B837]-[.B836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256583">
            <text:p>109.256583</text:p>
          </table:table-cell>
          <table:table-cell table:formula="of:=[.A838]-[.A$20]" office:value-type="float" office:value="0.143931000000009">
            <text:p>0.143931</text:p>
          </table:table-cell>
          <table:table-cell table:formula="of:=[.B838]-[.B837]" office:value-type="float" office:value="0.00107100000001026">
            <text:p>0.00107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56585">
            <text:p>109.256585</text:p>
          </table:table-cell>
          <table:table-cell table:formula="of:=[.A839]-[.A$20]" office:value-type="float" office:value="0.143933000000004">
            <text:p>0.143933</text:p>
          </table:table-cell>
          <table:table-cell table:formula="of:=[.B839]-[.B83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56588">
            <text:p>109.256588</text:p>
          </table:table-cell>
          <table:table-cell table:formula="of:=[.A840]-[.A$20]" office:value-type="float" office:value="0.143935999999997">
            <text:p>0.143936</text:p>
          </table:table-cell>
          <table:table-cell table:formula="of:=[.B840]-[.B839]" office:value-type="float" office:value="0.00000299999999242573">
            <text:p>0.000003</text:p>
          </table:table-cell>
          <table:table-cell office:value-type="string">
            <text:p>d_s is renewed (r + D) to 109258.585248; c_s is fully topped up</text:p>
          </table:table-cell>
          <table:table-cell table:number-columns-repeated="2"/>
        </table:table-row>
        <table:table-row table:style-name="ro1">
          <table:table-cell office:value-type="float" office:value="109.256591">
            <text:p>109.256591</text:p>
          </table:table-cell>
          <table:table-cell table:formula="of:=[.A841]-[.A$20]" office:value-type="float" office:value="0.143939000000003">
            <text:p>0.143939</text:p>
          </table:table-cell>
          <table:table-cell table:formula="of:=[.B841]-[.B840]" office:value-type="float" office:value="0.00000300000000663658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9.256595">
            <text:p>109.256595</text:p>
          </table:table-cell>
          <table:table-cell table:formula="of:=[.A842]-[.A$20]" office:value-type="float" office:value="0.143943000000007">
            <text:p>0.143943</text:p>
          </table:table-cell>
          <table:table-cell table:formula="of:=[.B842]-[.B841]" office:value-type="float" office:value="0.00000400000000411183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56597">
            <text:p>109.256597</text:p>
          </table:table-cell>
          <table:table-cell table:formula="of:=[.A843]-[.A$20]" office:value-type="float" office:value="0.143945000000002">
            <text:p>0.143945</text:p>
          </table:table-cell>
          <table:table-cell table:formula="of:=[.B843]-[.B842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257513">
            <text:p>109.257513</text:p>
          </table:table-cell>
          <table:table-cell table:formula="of:=[.A844]-[.A$20]" office:value-type="float" office:value="0.144861000000006">
            <text:p>0.144861</text:p>
          </table:table-cell>
          <table:table-cell table:formula="of:=[.B844]-[.B843]" office:value-type="float" office:value="0.000916000000003692">
            <text:p>0.00091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57515">
            <text:p>109.257515</text:p>
          </table:table-cell>
          <table:table-cell table:formula="of:=[.A845]-[.A$20]" office:value-type="float" office:value="0.144863000000001">
            <text:p>0.144863</text:p>
          </table:table-cell>
          <table:table-cell table:formula="of:=[.B845]-[.B84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57518">
            <text:p>109.257518</text:p>
          </table:table-cell>
          <table:table-cell table:formula="of:=[.A846]-[.A$20]" office:value-type="float" office:value="0.144866000000008">
            <text:p>0.144866</text:p>
          </table:table-cell>
          <table:table-cell table:formula="of:=[.B846]-[.B845]" office:value-type="float" office:value="0.00000300000000663658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257579">
            <text:p>109.257579</text:p>
          </table:table-cell>
          <table:table-cell table:formula="of:=[.A847]-[.A$20]" office:value-type="float" office:value="0.14492700000001">
            <text:p>0.144927</text:p>
          </table:table-cell>
          <table:table-cell table:formula="of:=[.B847]-[.B846]" office:value-type="float" office:value="0.0000610000000023092">
            <text:p>0.00006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57581">
            <text:p>109.257581</text:p>
          </table:table-cell>
          <table:table-cell table:formula="of:=[.A848]-[.A$20]" office:value-type="float" office:value="0.144929000000005">
            <text:p>0.144929</text:p>
          </table:table-cell>
          <table:table-cell table:formula="of:=[.B848]-[.B847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57583">
            <text:p>109.257583</text:p>
          </table:table-cell>
          <table:table-cell table:formula="of:=[.A849]-[.A$20]" office:value-type="float" office:value="0.144931">
            <text:p>0.144931</text:p>
          </table:table-cell>
          <table:table-cell table:formula="of:=[.B849]-[.B848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57586">
            <text:p>109.257586</text:p>
          </table:table-cell>
          <table:table-cell table:formula="of:=[.A850]-[.A$20]" office:value-type="float" office:value="0.144934000000006">
            <text:p>0.144934</text:p>
          </table:table-cell>
          <table:table-cell table:formula="of:=[.B850]-[.B849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5759">
            <text:p>109.257590</text:p>
          </table:table-cell>
          <table:table-cell table:formula="of:=[.A851]-[.A$20]" office:value-type="float" office:value="0.144937999999996">
            <text:p>0.144938</text:p>
          </table:table-cell>
          <table:table-cell table:formula="of:=[.B851]-[.B850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58545">
            <text:p>109.258545</text:p>
          </table:table-cell>
          <table:table-cell table:formula="of:=[.A852]-[.A$20]" office:value-type="float" office:value="0.145893000000001">
            <text:p>0.145893</text:p>
          </table:table-cell>
          <table:table-cell table:formula="of:=[.B852]-[.B851]" office:value-type="float" office:value="0.000955000000004702">
            <text:p>0.00095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58547">
            <text:p>109.258547</text:p>
          </table:table-cell>
          <table:table-cell table:formula="of:=[.A853]-[.A$20]" office:value-type="float" office:value="0.145894999999996">
            <text:p>0.145895</text:p>
          </table:table-cell>
          <table:table-cell table:formula="of:=[.B853]-[.B85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5855">
            <text:p>109.258550</text:p>
          </table:table-cell>
          <table:table-cell table:formula="of:=[.A854]-[.A$20]" office:value-type="float" office:value="0.145898000000003">
            <text:p>0.145898</text:p>
          </table:table-cell>
          <table:table-cell table:formula="of:=[.B854]-[.B853]" office:value-type="float" office:value="0.00000300000000663658">
            <text:p>0.000003</text:p>
          </table:table-cell>
          <table:table-cell/>
          <table:table-cell office:value-type="string">
            <text:p>postpones its deadline to 109263.533659; c_s is topped up to 1.719234</text:p>
          </table:table-cell>
          <table:table-cell/>
        </table:table-row>
        <table:table-row table:style-name="ro1">
          <table:table-cell office:value-type="float" office:value="109.259477">
            <text:p>109.259477</text:p>
          </table:table-cell>
          <table:table-cell table:formula="of:=[.A855]-[.A$20]" office:value-type="float" office:value="0.146825000000007">
            <text:p>0.146825</text:p>
          </table:table-cell>
          <table:table-cell table:formula="of:=[.B855]-[.B854]" office:value-type="float" office:value="0.000927000000004341">
            <text:p>0.00092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259479">
            <text:p>109.259479</text:p>
          </table:table-cell>
          <table:table-cell table:formula="of:=[.A856]-[.A$20]" office:value-type="float" office:value="0.146827000000002">
            <text:p>0.146827</text:p>
          </table:table-cell>
          <table:table-cell table:formula="of:=[.B856]-[.B855]" office:value-type="float" office:value="0.00000199999999495049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259481">
            <text:p>109.259481</text:p>
          </table:table-cell>
          <table:table-cell table:formula="of:=[.A857]-[.A$20]" office:value-type="float" office:value="0.146828999999997">
            <text:p>0.146829</text:p>
          </table:table-cell>
          <table:table-cell table:formula="of:=[.B857]-[.B856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; 109259.476911-109258.770611=0.706300</text:p>
          </table:table-cell>
        </table:table-row>
        <table:table-row table:style-name="ro1">
          <table:table-cell office:value-type="float" office:value="109.259486">
            <text:p>109.259486</text:p>
          </table:table-cell>
          <table:table-cell table:formula="of:=[.A858]-[.A$20]" office:value-type="float" office:value="0.146833999999998">
            <text:p>0.146834</text:p>
          </table:table-cell>
          <table:table-cell table:formula="of:=[.B858]-[.B857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5949">
            <text:p>109.259490</text:p>
          </table:table-cell>
          <table:table-cell table:formula="of:=[.A859]-[.A$20]" office:value-type="float" office:value="0.146838000000002">
            <text:p>0.146838</text:p>
          </table:table-cell>
          <table:table-cell table:formula="of:=[.B859]-[.B858]" office:value-type="float" office:value="0.00000400000000411183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59492">
            <text:p>109.259492</text:p>
          </table:table-cell>
          <table:table-cell table:formula="of:=[.A860]-[.A$20]" office:value-type="float" office:value="0.146839999999997">
            <text:p>0.146840</text:p>
          </table:table-cell>
          <table:table-cell table:formula="of:=[.B860]-[.B85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59496">
            <text:p>109.259496</text:p>
          </table:table-cell>
          <table:table-cell table:formula="of:=[.A861]-[.A$20]" office:value-type="float" office:value="0.146844000000002">
            <text:p>0.146844</text:p>
          </table:table-cell>
          <table:table-cell table:formula="of:=[.B861]-[.B860]" office:value-type="float" office:value="0.00000400000000411183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59606">
            <text:p>109.259606</text:p>
          </table:table-cell>
          <table:table-cell table:formula="of:=[.A862]-[.A$20]" office:value-type="float" office:value="0.146954000000008">
            <text:p>0.146954</text:p>
          </table:table-cell>
          <table:table-cell table:formula="of:=[.B862]-[.B861]" office:value-type="float" office:value="0.000110000000006494">
            <text:p>0.000110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260581">
            <text:p>109.260581</text:p>
          </table:table-cell>
          <table:table-cell table:formula="of:=[.A863]-[.A$20]" office:value-type="float" office:value="0.147929000000005">
            <text:p>0.147929</text:p>
          </table:table-cell>
          <table:table-cell table:formula="of:=[.B863]-[.B862]" office:value-type="float" office:value="0.00097499999999684">
            <text:p>0.00097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60583">
            <text:p>109.260583</text:p>
          </table:table-cell>
          <table:table-cell table:formula="of:=[.A864]-[.A$20]" office:value-type="float" office:value="0.147931">
            <text:p>0.147931</text:p>
          </table:table-cell>
          <table:table-cell table:formula="of:=[.B864]-[.B86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60586">
            <text:p>109.260586</text:p>
          </table:table-cell>
          <table:table-cell table:formula="of:=[.A865]-[.A$20]" office:value-type="float" office:value="0.147934000000006">
            <text:p>0.147934</text:p>
          </table:table-cell>
          <table:table-cell table:formula="of:=[.B865]-[.B864]" office:value-type="float" office:value="0.00000300000000663658">
            <text:p>0.000003</text:p>
          </table:table-cell>
          <table:table-cell office:value-type="string">
            <text:p>d_s is renewed (r + D) to 109262.583512; c_s is fully topped up</text:p>
          </table:table-cell>
          <table:table-cell table:number-columns-repeated="2"/>
        </table:table-row>
        <table:table-row table:style-name="ro1">
          <table:table-cell office:value-type="float" office:value="109.260588">
            <text:p>109.260588</text:p>
          </table:table-cell>
          <table:table-cell table:formula="of:=[.A866]-[.A$20]" office:value-type="float" office:value="0.147936000000001">
            <text:p>0.147936</text:p>
          </table:table-cell>
          <table:table-cell table:formula="of:=[.B866]-[.B865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260593">
            <text:p>109.260593</text:p>
          </table:table-cell>
          <table:table-cell table:formula="of:=[.A867]-[.A$20]" office:value-type="float" office:value="0.147941000000003">
            <text:p>0.147941</text:p>
          </table:table-cell>
          <table:table-cell table:formula="of:=[.B867]-[.B866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60595">
            <text:p>109.260595</text:p>
          </table:table-cell>
          <table:table-cell table:formula="of:=[.A868]-[.A$20]" office:value-type="float" office:value="0.147942999999998">
            <text:p>0.147943</text:p>
          </table:table-cell>
          <table:table-cell table:formula="of:=[.B868]-[.B867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261516">
            <text:p>109.261516</text:p>
          </table:table-cell>
          <table:table-cell table:formula="of:=[.A869]-[.A$20]" office:value-type="float" office:value="0.148864000000003">
            <text:p>0.148864</text:p>
          </table:table-cell>
          <table:table-cell table:formula="of:=[.B869]-[.B868]" office:value-type="float" office:value="0.000921000000005279">
            <text:p>0.00092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61518">
            <text:p>109.261518</text:p>
          </table:table-cell>
          <table:table-cell table:formula="of:=[.A870]-[.A$20]" office:value-type="float" office:value="0.148865999999998">
            <text:p>0.148866</text:p>
          </table:table-cell>
          <table:table-cell table:formula="of:=[.B870]-[.B86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61521">
            <text:p>109.261521</text:p>
          </table:table-cell>
          <table:table-cell table:formula="of:=[.A871]-[.A$20]" office:value-type="float" office:value="0.148869000000005">
            <text:p>0.148869</text:p>
          </table:table-cell>
          <table:table-cell table:formula="of:=[.B871]-[.B870]" office:value-type="float" office:value="0.00000300000000663658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62391">
            <text:p>109.262391</text:p>
          </table:table-cell>
          <table:table-cell table:formula="of:=[.A872]-[.A$20]" office:value-type="float" office:value="0.149738999999997">
            <text:p>0.149739</text:p>
          </table:table-cell>
          <table:table-cell table:formula="of:=[.B872]-[.B871]" office:value-type="float" office:value="0.000869999999991933">
            <text:p>0.00087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62393">
            <text:p>109.262393</text:p>
          </table:table-cell>
          <table:table-cell table:formula="of:=[.A873]-[.A$20]" office:value-type="float" office:value="0.149741000000006">
            <text:p>0.149741</text:p>
          </table:table-cell>
          <table:table-cell table:formula="of:=[.B873]-[.B872]" office:value-type="float" office:value="0.00000200000000916134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62396">
            <text:p>109.262396</text:p>
          </table:table-cell>
          <table:table-cell table:formula="of:=[.A874]-[.A$20]" office:value-type="float" office:value="0.149743999999998">
            <text:p>0.149744</text:p>
          </table:table-cell>
          <table:table-cell table:formula="of:=[.B874]-[.B873]" office:value-type="float" office:value="0.00000299999999242573">
            <text:p>0.000003</text:p>
          </table:table-cell>
          <table:table-cell/>
          <table:table-cell office:value-type="string">
            <text:p>uses up its c_s; 109262.391355-109261.516011=0.875344</text:p>
          </table:table-cell>
          <table:table-cell/>
        </table:table-row>
        <table:table-row table:style-name="ro1">
          <table:table-cell office:value-type="float" office:value="109.2624">
            <text:p>109.262400</text:p>
          </table:table-cell>
          <table:table-cell table:formula="of:=[.A875]-[.A$20]" office:value-type="float" office:value="0.149748000000002">
            <text:p>0.149748</text:p>
          </table:table-cell>
          <table:table-cell table:formula="of:=[.B875]-[.B874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62635">
            <text:p>109.262635</text:p>
          </table:table-cell>
          <table:table-cell table:formula="of:=[.A876]-[.A$20]" office:value-type="float" office:value="0.149983000000006">
            <text:p>0.149983</text:p>
          </table:table-cell>
          <table:table-cell table:formula="of:=[.B876]-[.B875]" office:value-type="float" office:value="0.000235000000003538">
            <text:p>0.00023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262638">
            <text:p>109.262638</text:p>
          </table:table-cell>
          <table:table-cell table:formula="of:=[.A877]-[.A$20]" office:value-type="float" office:value="0.149985999999998">
            <text:p>0.149986</text:p>
          </table:table-cell>
          <table:table-cell table:formula="of:=[.B877]-[.B876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26264">
            <text:p>109.262640</text:p>
          </table:table-cell>
          <table:table-cell table:formula="of:=[.A878]-[.A$20]" office:value-type="float" office:value="0.149988000000008">
            <text:p>0.149988</text:p>
          </table:table-cell>
          <table:table-cell table:formula="of:=[.B878]-[.B877]" office:value-type="float" office:value="0.00000200000000916134">
            <text:p>0.000002</text:p>
          </table:table-cell>
          <table:table-cell table:number-columns-repeated="2"/>
          <table:table-cell office:value-type="string">
            <text:p>d_s is renewed (r + D) to 109269.637494; c_s is fully topped up</text:p>
          </table:table-cell>
        </table:table-row>
        <table:table-row table:style-name="ro1">
          <table:table-cell office:value-type="float" office:value="109.262643">
            <text:p>109.262643</text:p>
          </table:table-cell>
          <table:table-cell table:formula="of:=[.A879]-[.A$20]" office:value-type="float" office:value="0.149991">
            <text:p>0.149991</text:p>
          </table:table-cell>
          <table:table-cell table:formula="of:=[.B879]-[.B878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62644">
            <text:p>109.262644</text:p>
          </table:table-cell>
          <table:table-cell table:formula="of:=[.A880]-[.A$20]" office:value-type="float" office:value="0.149991999999997">
            <text:p>0.149992</text:p>
          </table:table-cell>
          <table:table-cell table:formula="of:=[.B880]-[.B879]" office:value-type="float" office:value="0.000000999999997475243">
            <text:p>0.000001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62654">
            <text:p>109.262654</text:p>
          </table:table-cell>
          <table:table-cell table:formula="of:=[.A881]-[.A$20]" office:value-type="float" office:value="0.150002000000001">
            <text:p>0.150002</text:p>
          </table:table-cell>
          <table:table-cell table:formula="of:=[.B881]-[.B880]" office:value-type="float" office:value="0.0000100000000031741">
            <text:p>0.000010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109.262657">
            <text:p>109.262657</text:p>
          </table:table-cell>
          <table:table-cell table:formula="of:=[.A882]-[.A$20]" office:value-type="float" office:value="0.150005000000007">
            <text:p>0.150005</text:p>
          </table:table-cell>
          <table:table-cell table:formula="of:=[.B882]-[.B881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62662">
            <text:p>109.262662</text:p>
          </table:table-cell>
          <table:table-cell table:formula="of:=[.A883]-[.A$20]" office:value-type="float" office:value="0.150010000000009">
            <text:p>0.150010</text:p>
          </table:table-cell>
          <table:table-cell table:formula="of:=[.B883]-[.B882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63546">
            <text:p>109.263546</text:p>
          </table:table-cell>
          <table:table-cell table:formula="of:=[.A884]-[.A$20]" office:value-type="float" office:value="0.150894000000008">
            <text:p>0.150894</text:p>
          </table:table-cell>
          <table:table-cell table:formula="of:=[.B884]-[.B883]" office:value-type="float" office:value="0.000883999999999219">
            <text:p>0.00088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63548">
            <text:p>109.263548</text:p>
          </table:table-cell>
          <table:table-cell table:formula="of:=[.A885]-[.A$20]" office:value-type="float" office:value="0.150896000000003">
            <text:p>0.150896</text:p>
          </table:table-cell>
          <table:table-cell table:formula="of:=[.B885]-[.B88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6355">
            <text:p>109.263550</text:p>
          </table:table-cell>
          <table:table-cell table:formula="of:=[.A886]-[.A$20]" office:value-type="float" office:value="0.150897999999998">
            <text:p>0.150898</text:p>
          </table:table-cell>
          <table:table-cell table:formula="of:=[.B886]-[.B885]" office:value-type="float" office:value="0.00000199999999495049">
            <text:p>0.000002</text:p>
          </table:table-cell>
          <table:table-cell/>
          <table:table-cell office:value-type="string">
            <text:p>postpones its deadline to 109268.533659; c_s is topped up to 1.728257</text:p>
          </table:table-cell>
          <table:table-cell/>
        </table:table-row>
        <table:table-row table:style-name="ro1">
          <table:table-cell office:value-type="float" office:value="109.263553">
            <text:p>109.263553</text:p>
          </table:table-cell>
          <table:table-cell table:formula="of:=[.A887]-[.A$20]" office:value-type="float" office:value="0.150901000000005">
            <text:p>0.150901</text:p>
          </table:table-cell>
          <table:table-cell table:formula="of:=[.B887]-[.B886]" office:value-type="float" office:value="0.00000300000000663658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63556">
            <text:p>109.263556</text:p>
          </table:table-cell>
          <table:table-cell table:formula="of:=[.A888]-[.A$20]" office:value-type="float" office:value="0.150903999999997">
            <text:p>0.150904</text:p>
          </table:table-cell>
          <table:table-cell table:formula="of:=[.B888]-[.B887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6356">
            <text:p>109.263560</text:p>
          </table:table-cell>
          <table:table-cell table:formula="of:=[.A889]-[.A$20]" office:value-type="float" office:value="0.150908000000001">
            <text:p>0.150908</text:p>
          </table:table-cell>
          <table:table-cell table:formula="of:=[.B889]-[.B888]" office:value-type="float" office:value="0.00000400000000411183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63564">
            <text:p>109.263564</text:p>
          </table:table-cell>
          <table:table-cell table:formula="of:=[.A890]-[.A$20]" office:value-type="float" office:value="0.150912000000005">
            <text:p>0.150912</text:p>
          </table:table-cell>
          <table:table-cell table:formula="of:=[.B890]-[.B889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63568">
            <text:p>109.263568</text:p>
          </table:table-cell>
          <table:table-cell table:formula="of:=[.A891]-[.A$20]" office:value-type="float" office:value="0.150916000000009">
            <text:p>0.150916</text:p>
          </table:table-cell>
          <table:table-cell table:formula="of:=[.B891]-[.B890]" office:value-type="float" office:value="0.00000400000000411183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64581">
            <text:p>109.264581</text:p>
          </table:table-cell>
          <table:table-cell table:formula="of:=[.A892]-[.A$20]" office:value-type="float" office:value="0.15192900000001">
            <text:p>0.151929</text:p>
          </table:table-cell>
          <table:table-cell table:formula="of:=[.B892]-[.B891]" office:value-type="float" office:value="0.00101300000000037">
            <text:p>0.00101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64583">
            <text:p>109.264583</text:p>
          </table:table-cell>
          <table:table-cell table:formula="of:=[.A893]-[.A$20]" office:value-type="float" office:value="0.151931000000005">
            <text:p>0.151931</text:p>
          </table:table-cell>
          <table:table-cell table:formula="of:=[.B893]-[.B89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64585">
            <text:p>109.264585</text:p>
          </table:table-cell>
          <table:table-cell table:formula="of:=[.A894]-[.A$20]" office:value-type="float" office:value="0.151933">
            <text:p>0.151933</text:p>
          </table:table-cell>
          <table:table-cell table:formula="of:=[.B894]-[.B893]" office:value-type="float" office:value="0.00000199999999495049">
            <text:p>0.000002</text:p>
          </table:table-cell>
          <table:table-cell office:value-type="string">
            <text:p>d_s is renewed (r + D) to 109266.582971; c_s is fully topped up</text:p>
          </table:table-cell>
          <table:table-cell table:number-columns-repeated="2"/>
        </table:table-row>
        <table:table-row table:style-name="ro1">
          <table:table-cell office:value-type="float" office:value="109.264587">
            <text:p>109.264587</text:p>
          </table:table-cell>
          <table:table-cell table:formula="of:=[.A895]-[.A$20]" office:value-type="float" office:value="0.151935000000009">
            <text:p>0.151935</text:p>
          </table:table-cell>
          <table:table-cell table:formula="of:=[.B895]-[.B894]" office:value-type="float" office:value="0.00000200000000916134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264592">
            <text:p>109.264592</text:p>
          </table:table-cell>
          <table:table-cell table:formula="of:=[.A896]-[.A$20]" office:value-type="float" office:value="0.151939999999996">
            <text:p>0.151940</text:p>
          </table:table-cell>
          <table:table-cell table:formula="of:=[.B896]-[.B895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64594">
            <text:p>109.264594</text:p>
          </table:table-cell>
          <table:table-cell table:formula="of:=[.A897]-[.A$20]" office:value-type="float" office:value="0.151942000000005">
            <text:p>0.151942</text:p>
          </table:table-cell>
          <table:table-cell table:formula="of:=[.B897]-[.B896]" office:value-type="float" office:value="0.00000200000000916134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265509">
            <text:p>109.265509</text:p>
          </table:table-cell>
          <table:table-cell table:formula="of:=[.A898]-[.A$20]" office:value-type="float" office:value="0.152856999999997">
            <text:p>0.152857</text:p>
          </table:table-cell>
          <table:table-cell table:formula="of:=[.B898]-[.B897]" office:value-type="float" office:value="0.000914999999992006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6551">
            <text:p>109.265510</text:p>
          </table:table-cell>
          <table:table-cell table:formula="of:=[.A899]-[.A$20]" office:value-type="float" office:value="0.152858000000009">
            <text:p>0.152858</text:p>
          </table:table-cell>
          <table:table-cell table:formula="of:=[.B899]-[.B898]" office:value-type="float" office:value="0.0000010000000116861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65515">
            <text:p>109.265515</text:p>
          </table:table-cell>
          <table:table-cell table:formula="of:=[.A900]-[.A$20]" office:value-type="float" office:value="0.152862999999996">
            <text:p>0.152863</text:p>
          </table:table-cell>
          <table:table-cell table:formula="of:=[.B900]-[.B899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66449">
            <text:p>109.266449</text:p>
          </table:table-cell>
          <table:table-cell table:formula="of:=[.A901]-[.A$20]" office:value-type="float" office:value="0.153796999999997">
            <text:p>0.153797</text:p>
          </table:table-cell>
          <table:table-cell table:formula="of:=[.B901]-[.B900]" office:value-type="float" office:value="0.000934000000000879">
            <text:p>0.00093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66451">
            <text:p>109.266451</text:p>
          </table:table-cell>
          <table:table-cell table:formula="of:=[.A902]-[.A$20]" office:value-type="float" office:value="0.153799000000006">
            <text:p>0.153799</text:p>
          </table:table-cell>
          <table:table-cell table:formula="of:=[.B902]-[.B901]" office:value-type="float" office:value="0.00000200000000916134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66453">
            <text:p>109.266453</text:p>
          </table:table-cell>
          <table:table-cell table:formula="of:=[.A903]-[.A$20]" office:value-type="float" office:value="0.153801000000001">
            <text:p>0.153801</text:p>
          </table:table-cell>
          <table:table-cell table:formula="of:=[.B903]-[.B902]" office:value-type="float" office:value="0.00000199999999495049">
            <text:p>0.000002</text:p>
          </table:table-cell>
          <table:table-cell/>
          <table:table-cell office:value-type="string">
            <text:p>uses up its c_s; 109266.448922-109265.508678=0.940244</text:p>
          </table:table-cell>
          <table:table-cell/>
        </table:table-row>
        <table:table-row table:style-name="ro1">
          <table:table-cell office:value-type="float" office:value="109.266457">
            <text:p>109.266457</text:p>
          </table:table-cell>
          <table:table-cell table:formula="of:=[.A904]-[.A$20]" office:value-type="float" office:value="0.153805000000006">
            <text:p>0.153805</text:p>
          </table:table-cell>
          <table:table-cell table:formula="of:=[.B904]-[.B903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66461">
            <text:p>109.266461</text:p>
          </table:table-cell>
          <table:table-cell table:formula="of:=[.A905]-[.A$20]" office:value-type="float" office:value="0.15380900000001">
            <text:p>0.153809</text:p>
          </table:table-cell>
          <table:table-cell table:formula="of:=[.B905]-[.B904]" office:value-type="float" office:value="0.00000400000000411183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267574">
            <text:p>109.267574</text:p>
          </table:table-cell>
          <table:table-cell table:formula="of:=[.A906]-[.A$20]" office:value-type="float" office:value="0.154921999999999">
            <text:p>0.154922</text:p>
          </table:table-cell>
          <table:table-cell table:formula="of:=[.B906]-[.B905]" office:value-type="float" office:value="0.00111299999998948">
            <text:p>0.00111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67576">
            <text:p>109.267576</text:p>
          </table:table-cell>
          <table:table-cell table:formula="of:=[.A907]-[.A$20]" office:value-type="float" office:value="0.154924000000008">
            <text:p>0.154924</text:p>
          </table:table-cell>
          <table:table-cell table:formula="of:=[.B907]-[.B906]" office:value-type="float" office:value="0.00000200000000916134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67578">
            <text:p>109.267578</text:p>
          </table:table-cell>
          <table:table-cell table:formula="of:=[.A908]-[.A$20]" office:value-type="float" office:value="0.154926000000003">
            <text:p>0.154926</text:p>
          </table:table-cell>
          <table:table-cell table:formula="of:=[.B908]-[.B907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67581">
            <text:p>109.267581</text:p>
          </table:table-cell>
          <table:table-cell table:formula="of:=[.A909]-[.A$20]" office:value-type="float" office:value="0.15492900000001">
            <text:p>0.154929</text:p>
          </table:table-cell>
          <table:table-cell table:formula="of:=[.B909]-[.B908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67585">
            <text:p>109.267585</text:p>
          </table:table-cell>
          <table:table-cell table:formula="of:=[.A910]-[.A$20]" office:value-type="float" office:value="0.154933">
            <text:p>0.154933</text:p>
          </table:table-cell>
          <table:table-cell table:formula="of:=[.B910]-[.B909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68547">
            <text:p>109.268547</text:p>
          </table:table-cell>
          <table:table-cell table:formula="of:=[.A911]-[.A$20]" office:value-type="float" office:value="0.155895000000001">
            <text:p>0.155895</text:p>
          </table:table-cell>
          <table:table-cell table:formula="of:=[.B911]-[.B910]" office:value-type="float" office:value="0.00096200000000124">
            <text:p>0.00096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68549">
            <text:p>109.268549</text:p>
          </table:table-cell>
          <table:table-cell table:formula="of:=[.A912]-[.A$20]" office:value-type="float" office:value="0.155896999999996">
            <text:p>0.155897</text:p>
          </table:table-cell>
          <table:table-cell table:formula="of:=[.B912]-[.B91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68552">
            <text:p>109.268552</text:p>
          </table:table-cell>
          <table:table-cell table:formula="of:=[.A913]-[.A$20]" office:value-type="float" office:value="0.155900000000003">
            <text:p>0.155900</text:p>
          </table:table-cell>
          <table:table-cell table:formula="of:=[.B913]-[.B912]" office:value-type="float" office:value="0.00000300000000663658">
            <text:p>0.000003</text:p>
          </table:table-cell>
          <table:table-cell/>
          <table:table-cell office:value-type="string">
            <text:p>postpones its deadline to 109273.533659; c_s is topped up to 1.752066</text:p>
          </table:table-cell>
          <table:table-cell/>
        </table:table-row>
        <table:table-row table:style-name="ro1">
          <table:table-cell office:value-type="float" office:value="109.268578">
            <text:p>109.268578</text:p>
          </table:table-cell>
          <table:table-cell table:formula="of:=[.A914]-[.A$20]" office:value-type="float" office:value="0.155926000000008">
            <text:p>0.155926</text:p>
          </table:table-cell>
          <table:table-cell table:formula="of:=[.B914]-[.B913]" office:value-type="float" office:value="0.0000260000000054106">
            <text:p>0.00002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26858">
            <text:p>109.268580</text:p>
          </table:table-cell>
          <table:table-cell table:formula="of:=[.A915]-[.A$20]" office:value-type="float" office:value="0.155928000000003">
            <text:p>0.155928</text:p>
          </table:table-cell>
          <table:table-cell table:formula="of:=[.B915]-[.B914]" office:value-type="float" office:value="0.00000199999999495049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268583">
            <text:p>109.268583</text:p>
          </table:table-cell>
          <table:table-cell table:formula="of:=[.A916]-[.A$20]" office:value-type="float" office:value="0.15593100000001">
            <text:p>0.155931</text:p>
          </table:table-cell>
          <table:table-cell table:formula="of:=[.B916]-[.B915]" office:value-type="float" office:value="0.00000300000000663658">
            <text:p>0.000003</text:p>
          </table:table-cell>
          <table:table-cell table:number-columns-repeated="2"/>
          <table:table-cell office:value-type="string">
            <text:p>uses up its c_s; 109268.578336-109268.006936=0.571400</text:p>
          </table:table-cell>
        </table:table-row>
        <table:table-row table:style-name="ro1">
          <table:table-cell office:value-type="float" office:value="109.268586">
            <text:p>109.268586</text:p>
          </table:table-cell>
          <table:table-cell table:formula="of:=[.A917]-[.A$20]" office:value-type="float" office:value="0.155934000000002">
            <text:p>0.155934</text:p>
          </table:table-cell>
          <table:table-cell table:formula="of:=[.B917]-[.B916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6859">
            <text:p>109.268590</text:p>
          </table:table-cell>
          <table:table-cell table:formula="of:=[.A918]-[.A$20]" office:value-type="float" office:value="0.155938000000006">
            <text:p>0.155938</text:p>
          </table:table-cell>
          <table:table-cell table:formula="of:=[.B918]-[.B917]" office:value-type="float" office:value="0.00000400000000411183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68593">
            <text:p>109.268593</text:p>
          </table:table-cell>
          <table:table-cell table:formula="of:=[.A919]-[.A$20]" office:value-type="float" office:value="0.155940999999999">
            <text:p>0.155941</text:p>
          </table:table-cell>
          <table:table-cell table:formula="of:=[.B919]-[.B918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68595">
            <text:p>109.268595</text:p>
          </table:table-cell>
          <table:table-cell table:formula="of:=[.A920]-[.A$20]" office:value-type="float" office:value="0.155943000000008">
            <text:p>0.155943</text:p>
          </table:table-cell>
          <table:table-cell table:formula="of:=[.B920]-[.B919]" office:value-type="float" office:value="0.00000200000000916134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68597">
            <text:p>109.268597</text:p>
          </table:table-cell>
          <table:table-cell table:formula="of:=[.A921]-[.A$20]" office:value-type="float" office:value="0.155945000000003">
            <text:p>0.155945</text:p>
          </table:table-cell>
          <table:table-cell table:formula="of:=[.B921]-[.B920]" office:value-type="float" office:value="0.00000199999999495049">
            <text:p>0.000002</text:p>
          </table:table-cell>
          <table:table-cell office:value-type="string">
            <text:p>d_s is renewed (r + D) to 109270.595060; c_s is fully topped up</text:p>
          </table:table-cell>
          <table:table-cell table:number-columns-repeated="2"/>
        </table:table-row>
        <table:table-row table:style-name="ro1">
          <table:table-cell office:value-type="float" office:value="109.268599">
            <text:p>109.268599</text:p>
          </table:table-cell>
          <table:table-cell table:formula="of:=[.A922]-[.A$20]" office:value-type="float" office:value="0.155946999999998">
            <text:p>0.155947</text:p>
          </table:table-cell>
          <table:table-cell table:formula="of:=[.B922]-[.B921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268604">
            <text:p>109.268604</text:p>
          </table:table-cell>
          <table:table-cell table:formula="of:=[.A923]-[.A$20]" office:value-type="float" office:value="0.155951999999999">
            <text:p>0.155952</text:p>
          </table:table-cell>
          <table:table-cell table:formula="of:=[.B923]-[.B922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68606">
            <text:p>109.268606</text:p>
          </table:table-cell>
          <table:table-cell table:formula="of:=[.A924]-[.A$20]" office:value-type="float" office:value="0.155954000000008">
            <text:p>0.155954</text:p>
          </table:table-cell>
          <table:table-cell table:formula="of:=[.B924]-[.B923]" office:value-type="float" office:value="0.00000200000000916134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269523">
            <text:p>109.269523</text:p>
          </table:table-cell>
          <table:table-cell table:formula="of:=[.A925]-[.A$20]" office:value-type="float" office:value="0.15687100000001">
            <text:p>0.156871</text:p>
          </table:table-cell>
          <table:table-cell table:formula="of:=[.B925]-[.B924]" office:value-type="float" office:value="0.000917000000001167">
            <text:p>0.00091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69524">
            <text:p>109.269524</text:p>
          </table:table-cell>
          <table:table-cell table:formula="of:=[.A926]-[.A$20]" office:value-type="float" office:value="0.156872000000007">
            <text:p>0.156872</text:p>
          </table:table-cell>
          <table:table-cell table:formula="of:=[.B926]-[.B925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69528">
            <text:p>109.269528</text:p>
          </table:table-cell>
          <table:table-cell table:formula="of:=[.A927]-[.A$20]" office:value-type="float" office:value="0.156875999999997">
            <text:p>0.156876</text:p>
          </table:table-cell>
          <table:table-cell table:formula="of:=[.B927]-[.B926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69645">
            <text:p>109.269645</text:p>
          </table:table-cell>
          <table:table-cell table:formula="of:=[.A928]-[.A$20]" office:value-type="float" office:value="0.156993">
            <text:p>0.156993</text:p>
          </table:table-cell>
          <table:table-cell table:formula="of:=[.B928]-[.B927]" office:value-type="float" office:value="0.000117000000003031">
            <text:p>0.000117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271465">
            <text:p>109.271465</text:p>
          </table:table-cell>
          <table:table-cell table:formula="of:=[.A929]-[.A$20]" office:value-type="float" office:value="0.158813000000009">
            <text:p>0.158813</text:p>
          </table:table-cell>
          <table:table-cell table:formula="of:=[.B929]-[.B928]" office:value-type="float" office:value="0.00182000000000926">
            <text:p>0.00182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71468">
            <text:p>109.271468</text:p>
          </table:table-cell>
          <table:table-cell table:formula="of:=[.A930]-[.A$20]" office:value-type="float" office:value="0.158816000000002">
            <text:p>0.158816</text:p>
          </table:table-cell>
          <table:table-cell table:formula="of:=[.B930]-[.B929]" office:value-type="float" office:value="0.00000299999999242573">
            <text:p>0.000003</text:p>
          </table:table-cell>
          <table:table-cell/>
          <table:table-cell office:value-type="string">
            <text:p>uses up its c_s; 109271.464289-109270.356184=1.108105</text:p>
          </table:table-cell>
          <table:table-cell/>
        </table:table-row>
        <table:table-row table:style-name="ro1">
          <table:table-cell office:value-type="float" office:value="109.271473">
            <text:p>109.271473</text:p>
          </table:table-cell>
          <table:table-cell table:formula="of:=[.A931]-[.A$20]" office:value-type="float" office:value="0.158821000000003">
            <text:p>0.158821</text:p>
          </table:table-cell>
          <table:table-cell table:formula="of:=[.B931]-[.B930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72602">
            <text:p>109.272602</text:p>
          </table:table-cell>
          <table:table-cell table:formula="of:=[.A932]-[.A$20]" office:value-type="float" office:value="0.159950000000009">
            <text:p>0.159950</text:p>
          </table:table-cell>
          <table:table-cell table:formula="of:=[.B932]-[.B931]" office:value-type="float" office:value="0.00112900000000593">
            <text:p>0.00112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272604">
            <text:p>109.272604</text:p>
          </table:table-cell>
          <table:table-cell table:formula="of:=[.A933]-[.A$20]" office:value-type="float" office:value="0.159952000000004">
            <text:p>0.159952</text:p>
          </table:table-cell>
          <table:table-cell table:formula="of:=[.B933]-[.B93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272607">
            <text:p>109.272607</text:p>
          </table:table-cell>
          <table:table-cell table:formula="of:=[.A934]-[.A$20]" office:value-type="float" office:value="0.159954999999997">
            <text:p>0.159955</text:p>
          </table:table-cell>
          <table:table-cell table:formula="of:=[.B934]-[.B933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109279.604348; c_s is fully topped up</text:p>
          </table:table-cell>
        </table:table-row>
        <table:table-row table:style-name="ro1">
          <table:table-cell office:value-type="float" office:value="109.27261">
            <text:p>109.272610</text:p>
          </table:table-cell>
          <table:table-cell table:formula="of:=[.A935]-[.A$20]" office:value-type="float" office:value="0.159958000000003">
            <text:p>0.159958</text:p>
          </table:table-cell>
          <table:table-cell table:formula="of:=[.B935]-[.B934]" office:value-type="float" office:value="0.00000300000000663658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72611">
            <text:p>109.272611</text:p>
          </table:table-cell>
          <table:table-cell table:formula="of:=[.A936]-[.A$20]" office:value-type="float" office:value="0.159959000000001">
            <text:p>0.159959</text:p>
          </table:table-cell>
          <table:table-cell table:formula="of:=[.B936]-[.B935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72613">
            <text:p>109.272613</text:p>
          </table:table-cell>
          <table:table-cell table:formula="of:=[.A937]-[.A$20]" office:value-type="float" office:value="0.15996100000001">
            <text:p>0.159961</text:p>
          </table:table-cell>
          <table:table-cell table:formula="of:=[.B937]-[.B936]" office:value-type="float" office:value="0.00000200000000916134">
            <text:p>0.000002</text:p>
          </table:table-cell>
          <table:table-cell office:value-type="string">
            <text:p>d_s is renewed (r + D) to 109274.604348; c_s is fully topped up</text:p>
          </table:table-cell>
          <table:table-cell table:number-columns-repeated="2"/>
        </table:table-row>
        <table:table-row table:style-name="ro1">
          <table:table-cell office:value-type="float" office:value="109.272621">
            <text:p>109.272621</text:p>
          </table:table-cell>
          <table:table-cell table:formula="of:=[.A938]-[.A$20]" office:value-type="float" office:value="0.159969000000004">
            <text:p>0.159969</text:p>
          </table:table-cell>
          <table:table-cell table:formula="of:=[.B938]-[.B937]" office:value-type="float" office:value="0.0000079999999940128">
            <text:p>0.00000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09.273549">
            <text:p>109.273549</text:p>
          </table:table-cell>
          <table:table-cell table:formula="of:=[.A939]-[.A$20]" office:value-type="float" office:value="0.160897000000006">
            <text:p>0.160897</text:p>
          </table:table-cell>
          <table:table-cell table:formula="of:=[.B939]-[.B938]" office:value-type="float" office:value="0.000928000000001816">
            <text:p>0.00092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7355">
            <text:p>109.273550</text:p>
          </table:table-cell>
          <table:table-cell table:formula="of:=[.A940]-[.A$20]" office:value-type="float" office:value="0.160898000000003">
            <text:p>0.160898</text:p>
          </table:table-cell>
          <table:table-cell table:formula="of:=[.B940]-[.B939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73553">
            <text:p>109.273553</text:p>
          </table:table-cell>
          <table:table-cell table:formula="of:=[.A941]-[.A$20]" office:value-type="float" office:value="0.16090100000001">
            <text:p>0.160901</text:p>
          </table:table-cell>
          <table:table-cell table:formula="of:=[.B941]-[.B940]" office:value-type="float" office:value="0.00000300000000663658">
            <text:p>0.000003</text:p>
          </table:table-cell>
          <table:table-cell/>
          <table:table-cell office:value-type="string">
            <text:p>postpones its deadline to 109278.533659; c_s is topped up to 1.784476</text:p>
          </table:table-cell>
          <table:table-cell/>
        </table:table-row>
        <table:table-row table:style-name="ro1">
          <table:table-cell office:value-type="float" office:value="109.273557">
            <text:p>109.273557</text:p>
          </table:table-cell>
          <table:table-cell table:formula="of:=[.A942]-[.A$20]" office:value-type="float" office:value="0.160905">
            <text:p>0.160905</text:p>
          </table:table-cell>
          <table:table-cell table:formula="of:=[.B942]-[.B941]" office:value-type="float" office:value="0.00000399999998990097">
            <text:p>0.0000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73559">
            <text:p>109.273559</text:p>
          </table:table-cell>
          <table:table-cell table:formula="of:=[.A943]-[.A$20]" office:value-type="float" office:value="0.160907000000009">
            <text:p>0.160907</text:p>
          </table:table-cell>
          <table:table-cell table:formula="of:=[.B943]-[.B942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73564">
            <text:p>109.273564</text:p>
          </table:table-cell>
          <table:table-cell table:formula="of:=[.A944]-[.A$20]" office:value-type="float" office:value="0.160911999999996">
            <text:p>0.160912</text:p>
          </table:table-cell>
          <table:table-cell table:formula="of:=[.B944]-[.B943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73584">
            <text:p>109.273584</text:p>
          </table:table-cell>
          <table:table-cell table:formula="of:=[.A945]-[.A$20]" office:value-type="float" office:value="0.160932000000003">
            <text:p>0.160932</text:p>
          </table:table-cell>
          <table:table-cell table:formula="of:=[.B945]-[.B944]" office:value-type="float" office:value="0.0000200000000063483">
            <text:p>0.00002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73586">
            <text:p>109.273586</text:p>
          </table:table-cell>
          <table:table-cell table:formula="of:=[.A946]-[.A$20]" office:value-type="float" office:value="0.160933999999997">
            <text:p>0.160934</text:p>
          </table:table-cell>
          <table:table-cell table:formula="of:=[.B946]-[.B94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73588">
            <text:p>109.273588</text:p>
          </table:table-cell>
          <table:table-cell table:formula="of:=[.A947]-[.A$20]" office:value-type="float" office:value="0.160936000000007">
            <text:p>0.160936</text:p>
          </table:table-cell>
          <table:table-cell table:formula="of:=[.B947]-[.B946]" office:value-type="float" office:value="0.00000200000000916134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27359">
            <text:p>109.273590</text:p>
          </table:table-cell>
          <table:table-cell table:formula="of:=[.A948]-[.A$20]" office:value-type="float" office:value="0.160938000000002">
            <text:p>0.160938</text:p>
          </table:table-cell>
          <table:table-cell table:formula="of:=[.B948]-[.B947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73592">
            <text:p>109.273592</text:p>
          </table:table-cell>
          <table:table-cell table:formula="of:=[.A949]-[.A$20]" office:value-type="float" office:value="0.160939999999997">
            <text:p>0.160940</text:p>
          </table:table-cell>
          <table:table-cell table:formula="of:=[.B949]-[.B948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73779">
            <text:p>109.273779</text:p>
          </table:table-cell>
          <table:table-cell table:formula="of:=[.A950]-[.A$20]" office:value-type="float" office:value="0.161127000000008">
            <text:p>0.161127</text:p>
          </table:table-cell>
          <table:table-cell table:formula="of:=[.B950]-[.B949]" office:value-type="float" office:value="0.000187000000011039">
            <text:p>0.00018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73781">
            <text:p>109.273781</text:p>
          </table:table-cell>
          <table:table-cell table:formula="of:=[.A951]-[.A$20]" office:value-type="float" office:value="0.161129000000003">
            <text:p>0.161129</text:p>
          </table:table-cell>
          <table:table-cell table:formula="of:=[.B951]-[.B95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73783">
            <text:p>109.273783</text:p>
          </table:table-cell>
          <table:table-cell table:formula="of:=[.A952]-[.A$20]" office:value-type="float" office:value="0.161130999999997">
            <text:p>0.161131</text:p>
          </table:table-cell>
          <table:table-cell table:formula="of:=[.B952]-[.B951]" office:value-type="float" office:value="0.00000199999999495049">
            <text:p>0.000002</text:p>
          </table:table-cell>
          <table:table-cell/>
          <table:table-cell office:value-type="string">
            <text:p>1.758030 / 4.753039 &lt;= 2.000000 / 5.000000</text:p>
          </table:table-cell>
          <table:table-cell/>
        </table:table-row>
        <table:table-row table:style-name="ro1">
          <table:table-cell office:value-type="float" office:value="109.273785">
            <text:p>109.273785</text:p>
          </table:table-cell>
          <table:table-cell table:formula="of:=[.A953]-[.A$20]" office:value-type="float" office:value="0.161133000000007">
            <text:p>0.161133</text:p>
          </table:table-cell>
          <table:table-cell table:formula="of:=[.B953]-[.B952]" office:value-type="float" office:value="0.00000200000000916134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09.273787">
            <text:p>109.273787</text:p>
          </table:table-cell>
          <table:table-cell table:formula="of:=[.A954]-[.A$20]" office:value-type="float" office:value="0.161135000000002">
            <text:p>0.161135</text:p>
          </table:table-cell>
          <table:table-cell table:formula="of:=[.B954]-[.B953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73793">
            <text:p>109.273793</text:p>
          </table:table-cell>
          <table:table-cell table:formula="of:=[.A955]-[.A$20]" office:value-type="float" office:value="0.161141000000001">
            <text:p>0.161141</text:p>
          </table:table-cell>
          <table:table-cell table:formula="of:=[.B955]-[.B954]" office:value-type="float" office:value="0.00000599999999906231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73797">
            <text:p>109.273797</text:p>
          </table:table-cell>
          <table:table-cell table:formula="of:=[.A956]-[.A$20]" office:value-type="float" office:value="0.161145000000005">
            <text:p>0.161145</text:p>
          </table:table-cell>
          <table:table-cell table:formula="of:=[.B956]-[.B955]" office:value-type="float" office:value="0.00000400000000411183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75731">
            <text:p>109.275731</text:p>
          </table:table-cell>
          <table:table-cell table:formula="of:=[.A957]-[.A$20]" office:value-type="float" office:value="0.163078999999996">
            <text:p>0.163079</text:p>
          </table:table-cell>
          <table:table-cell table:formula="of:=[.B957]-[.B956]" office:value-type="float" office:value="0.00193399999999144">
            <text:p>0.00193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75733">
            <text:p>109.275733</text:p>
          </table:table-cell>
          <table:table-cell table:formula="of:=[.A958]-[.A$20]" office:value-type="float" office:value="0.163081000000005">
            <text:p>0.163081</text:p>
          </table:table-cell>
          <table:table-cell table:formula="of:=[.B958]-[.B957]" office:value-type="float" office:value="0.00000200000000916134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75735">
            <text:p>109.275735</text:p>
          </table:table-cell>
          <table:table-cell table:formula="of:=[.A959]-[.A$20]" office:value-type="float" office:value="0.163083">
            <text:p>0.163083</text:p>
          </table:table-cell>
          <table:table-cell table:formula="of:=[.B959]-[.B958]" office:value-type="float" office:value="0.00000199999999495049">
            <text:p>0.000002</text:p>
          </table:table-cell>
          <table:table-cell/>
          <table:table-cell office:value-type="string">
            <text:p>uses up its c_s; 109275.730784-109275.506105=0.224679</text:p>
          </table:table-cell>
          <table:table-cell/>
        </table:table-row>
        <table:table-row table:style-name="ro1">
          <table:table-cell office:value-type="float" office:value="109.275738">
            <text:p>109.275738</text:p>
          </table:table-cell>
          <table:table-cell table:formula="of:=[.A960]-[.A$20]" office:value-type="float" office:value="0.163086000000007">
            <text:p>0.163086</text:p>
          </table:table-cell>
          <table:table-cell table:formula="of:=[.B960]-[.B959]" office:value-type="float" office:value="0.00000300000000663658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75743">
            <text:p>109.275743</text:p>
          </table:table-cell>
          <table:table-cell table:formula="of:=[.A961]-[.A$20]" office:value-type="float" office:value="0.163091000000009">
            <text:p>0.163091</text:p>
          </table:table-cell>
          <table:table-cell table:formula="of:=[.B961]-[.B960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276581">
            <text:p>109.276581</text:p>
          </table:table-cell>
          <table:table-cell table:formula="of:=[.A962]-[.A$20]" office:value-type="float" office:value="0.163928999999996">
            <text:p>0.163929</text:p>
          </table:table-cell>
          <table:table-cell table:formula="of:=[.B962]-[.B961]" office:value-type="float" office:value="0.00083799999998746">
            <text:p>0.00083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76583">
            <text:p>109.276583</text:p>
          </table:table-cell>
          <table:table-cell table:formula="of:=[.A963]-[.A$20]" office:value-type="float" office:value="0.163931000000005">
            <text:p>0.163931</text:p>
          </table:table-cell>
          <table:table-cell table:formula="of:=[.B963]-[.B962]" office:value-type="float" office:value="0.00000200000000916134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76585">
            <text:p>109.276585</text:p>
          </table:table-cell>
          <table:table-cell table:formula="of:=[.A964]-[.A$20]" office:value-type="float" office:value="0.163933">
            <text:p>0.163933</text:p>
          </table:table-cell>
          <table:table-cell table:formula="of:=[.B964]-[.B963]" office:value-type="float" office:value="0.00000199999999495049">
            <text:p>0.000002</text:p>
          </table:table-cell>
          <table:table-cell office:value-type="string">
            <text:p>d_s is renewed (r + D) to 109278.583215; c_s is fully topped up</text:p>
          </table:table-cell>
          <table:table-cell table:number-columns-repeated="2"/>
        </table:table-row>
        <table:table-row table:style-name="ro1">
          <table:table-cell office:value-type="float" office:value="109.276588">
            <text:p>109.276588</text:p>
          </table:table-cell>
          <table:table-cell table:formula="of:=[.A965]-[.A$20]" office:value-type="float" office:value="0.163936000000007">
            <text:p>0.163936</text:p>
          </table:table-cell>
          <table:table-cell table:formula="of:=[.B965]-[.B964]" office:value-type="float" office:value="0.00000300000000663658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9.276592">
            <text:p>109.276592</text:p>
          </table:table-cell>
          <table:table-cell table:formula="of:=[.A966]-[.A$20]" office:value-type="float" office:value="0.163939999999997">
            <text:p>0.163940</text:p>
          </table:table-cell>
          <table:table-cell table:formula="of:=[.B966]-[.B965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76594">
            <text:p>109.276594</text:p>
          </table:table-cell>
          <table:table-cell table:formula="of:=[.A967]-[.A$20]" office:value-type="float" office:value="0.163942000000006">
            <text:p>0.163942</text:p>
          </table:table-cell>
          <table:table-cell table:formula="of:=[.B967]-[.B966]" office:value-type="float" office:value="0.00000200000000916134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277509">
            <text:p>109.277509</text:p>
          </table:table-cell>
          <table:table-cell table:formula="of:=[.A968]-[.A$20]" office:value-type="float" office:value="0.164856999999998">
            <text:p>0.164857</text:p>
          </table:table-cell>
          <table:table-cell table:formula="of:=[.B968]-[.B967]" office:value-type="float" office:value="0.000914999999992006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7751">
            <text:p>109.277510</text:p>
          </table:table-cell>
          <table:table-cell table:formula="of:=[.A969]-[.A$20]" office:value-type="float" office:value="0.16485800000001">
            <text:p>0.164858</text:p>
          </table:table-cell>
          <table:table-cell table:formula="of:=[.B969]-[.B968]" office:value-type="float" office:value="0.0000010000000116861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77514">
            <text:p>109.277514</text:p>
          </table:table-cell>
          <table:table-cell table:formula="of:=[.A970]-[.A$20]" office:value-type="float" office:value="0.164861999999999">
            <text:p>0.164862</text:p>
          </table:table-cell>
          <table:table-cell table:formula="of:=[.B970]-[.B969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277579">
            <text:p>109.277579</text:p>
          </table:table-cell>
          <table:table-cell table:formula="of:=[.A971]-[.A$20]" office:value-type="float" office:value="0.164927000000006">
            <text:p>0.164927</text:p>
          </table:table-cell>
          <table:table-cell table:formula="of:=[.B971]-[.B970]" office:value-type="float" office:value="0.000065000000006421">
            <text:p>0.00006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77581">
            <text:p>109.277581</text:p>
          </table:table-cell>
          <table:table-cell table:formula="of:=[.A972]-[.A$20]" office:value-type="float" office:value="0.164929000000001">
            <text:p>0.164929</text:p>
          </table:table-cell>
          <table:table-cell table:formula="of:=[.B972]-[.B971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77583">
            <text:p>109.277583</text:p>
          </table:table-cell>
          <table:table-cell table:formula="of:=[.A973]-[.A$20]" office:value-type="float" office:value="0.16493100000001">
            <text:p>0.164931</text:p>
          </table:table-cell>
          <table:table-cell table:formula="of:=[.B973]-[.B972]" office:value-type="float" office:value="0.00000200000000916134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77586">
            <text:p>109.277586</text:p>
          </table:table-cell>
          <table:table-cell table:formula="of:=[.A974]-[.A$20]" office:value-type="float" office:value="0.164934000000002">
            <text:p>0.164934</text:p>
          </table:table-cell>
          <table:table-cell table:formula="of:=[.B974]-[.B973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77589">
            <text:p>109.277589</text:p>
          </table:table-cell>
          <table:table-cell table:formula="of:=[.A975]-[.A$20]" office:value-type="float" office:value="0.164937000000009">
            <text:p>0.164937</text:p>
          </table:table-cell>
          <table:table-cell table:formula="of:=[.B975]-[.B974]" office:value-type="float" office:value="0.00000300000000663658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78545">
            <text:p>109.278545</text:p>
          </table:table-cell>
          <table:table-cell table:formula="of:=[.A976]-[.A$20]" office:value-type="float" office:value="0.165892999999997">
            <text:p>0.165893</text:p>
          </table:table-cell>
          <table:table-cell table:formula="of:=[.B976]-[.B975]" office:value-type="float" office:value="0.000955999999987967">
            <text:p>0.00095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78546">
            <text:p>109.278546</text:p>
          </table:table-cell>
          <table:table-cell table:formula="of:=[.A977]-[.A$20]" office:value-type="float" office:value="0.165894000000009">
            <text:p>0.165894</text:p>
          </table:table-cell>
          <table:table-cell table:formula="of:=[.B977]-[.B976]" office:value-type="float" office:value="0.0000010000000116861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78549">
            <text:p>109.278549</text:p>
          </table:table-cell>
          <table:table-cell table:formula="of:=[.A978]-[.A$20]" office:value-type="float" office:value="0.165897000000001">
            <text:p>0.165897</text:p>
          </table:table-cell>
          <table:table-cell table:formula="of:=[.B978]-[.B977]" office:value-type="float" office:value="0.00000299999999242573">
            <text:p>0.000003</text:p>
          </table:table-cell>
          <table:table-cell/>
          <table:table-cell office:value-type="string">
            <text:p>postpones its deadline to 109283.533659; c_s is topped up to 1.820146</text:p>
          </table:table-cell>
          <table:table-cell/>
        </table:table-row>
        <table:table-row table:style-name="ro1">
          <table:table-cell office:value-type="float" office:value="109.279476">
            <text:p>109.279476</text:p>
          </table:table-cell>
          <table:table-cell table:formula="of:=[.A979]-[.A$20]" office:value-type="float" office:value="0.166824000000005">
            <text:p>0.166824</text:p>
          </table:table-cell>
          <table:table-cell table:formula="of:=[.B979]-[.B978]" office:value-type="float" office:value="0.000927000000004341">
            <text:p>0.00092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279477">
            <text:p>109.279477</text:p>
          </table:table-cell>
          <table:table-cell table:formula="of:=[.A980]-[.A$20]" office:value-type="float" office:value="0.166825000000003">
            <text:p>0.166825</text:p>
          </table:table-cell>
          <table:table-cell table:formula="of:=[.B980]-[.B979]" office:value-type="float" office:value="0.000000999999997475243">
            <text:p>0.000001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27948">
            <text:p>109.279480</text:p>
          </table:table-cell>
          <table:table-cell table:formula="of:=[.A981]-[.A$20]" office:value-type="float" office:value="0.16682800000001">
            <text:p>0.166828</text:p>
          </table:table-cell>
          <table:table-cell table:formula="of:=[.B981]-[.B980]" office:value-type="float" office:value="0.00000300000000663658">
            <text:p>0.000003</text:p>
          </table:table-cell>
          <table:table-cell table:number-columns-repeated="2"/>
          <table:table-cell office:value-type="string">
            <text:p>uses up its c_s; 109279.475478-109278.731137=0.744341</text:p>
          </table:table-cell>
        </table:table-row>
        <table:table-row table:style-name="ro1">
          <table:table-cell office:value-type="float" office:value="109.279485">
            <text:p>109.279485</text:p>
          </table:table-cell>
          <table:table-cell table:formula="of:=[.A982]-[.A$20]" office:value-type="float" office:value="0.166832999999997">
            <text:p>0.166833</text:p>
          </table:table-cell>
          <table:table-cell table:formula="of:=[.B982]-[.B981]" office:value-type="float" office:value="0.00000499999998737621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79488">
            <text:p>109.279488</text:p>
          </table:table-cell>
          <table:table-cell table:formula="of:=[.A983]-[.A$20]" office:value-type="float" office:value="0.166836000000004">
            <text:p>0.166836</text:p>
          </table:table-cell>
          <table:table-cell table:formula="of:=[.B983]-[.B982]" office:value-type="float" office:value="0.00000300000000663658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7949">
            <text:p>109.279490</text:p>
          </table:table-cell>
          <table:table-cell table:formula="of:=[.A984]-[.A$20]" office:value-type="float" office:value="0.166837999999999">
            <text:p>0.166838</text:p>
          </table:table-cell>
          <table:table-cell table:formula="of:=[.B984]-[.B98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79493">
            <text:p>109.279493</text:p>
          </table:table-cell>
          <table:table-cell table:formula="of:=[.A985]-[.A$20]" office:value-type="float" office:value="0.166841000000005">
            <text:p>0.166841</text:p>
          </table:table-cell>
          <table:table-cell table:formula="of:=[.B985]-[.B984]" office:value-type="float" office:value="0.00000300000000663658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79613">
            <text:p>109.279613</text:p>
          </table:table-cell>
          <table:table-cell table:formula="of:=[.A986]-[.A$20]" office:value-type="float" office:value="0.166961000000001">
            <text:p>0.166961</text:p>
          </table:table-cell>
          <table:table-cell table:formula="of:=[.B986]-[.B985]" office:value-type="float" office:value="0.000119999999995457">
            <text:p>0.000120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280581">
            <text:p>109.280581</text:p>
          </table:table-cell>
          <table:table-cell table:formula="of:=[.A987]-[.A$20]" office:value-type="float" office:value="0.167929000000001">
            <text:p>0.167929</text:p>
          </table:table-cell>
          <table:table-cell table:formula="of:=[.B987]-[.B986]" office:value-type="float" office:value="0.000968000000000302">
            <text:p>0.00096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80583">
            <text:p>109.280583</text:p>
          </table:table-cell>
          <table:table-cell table:formula="of:=[.A988]-[.A$20]" office:value-type="float" office:value="0.167930999999996">
            <text:p>0.167931</text:p>
          </table:table-cell>
          <table:table-cell table:formula="of:=[.B988]-[.B98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80585">
            <text:p>109.280585</text:p>
          </table:table-cell>
          <table:table-cell table:formula="of:=[.A989]-[.A$20]" office:value-type="float" office:value="0.167933000000005">
            <text:p>0.167933</text:p>
          </table:table-cell>
          <table:table-cell table:formula="of:=[.B989]-[.B988]" office:value-type="float" office:value="0.00000200000000916134">
            <text:p>0.000002</text:p>
          </table:table-cell>
          <table:table-cell office:value-type="string">
            <text:p>d_s is renewed (r + D) to 109282.583265; c_s is fully topped up</text:p>
          </table:table-cell>
          <table:table-cell table:number-columns-repeated="2"/>
        </table:table-row>
        <table:table-row table:style-name="ro1">
          <table:table-cell office:value-type="float" office:value="109.280588">
            <text:p>109.280588</text:p>
          </table:table-cell>
          <table:table-cell table:formula="of:=[.A990]-[.A$20]" office:value-type="float" office:value="0.167935999999997">
            <text:p>0.167936</text:p>
          </table:table-cell>
          <table:table-cell table:formula="of:=[.B990]-[.B989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280592">
            <text:p>109.280592</text:p>
          </table:table-cell>
          <table:table-cell table:formula="of:=[.A991]-[.A$20]" office:value-type="float" office:value="0.167940000000002">
            <text:p>0.167940</text:p>
          </table:table-cell>
          <table:table-cell table:formula="of:=[.B991]-[.B990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80594">
            <text:p>109.280594</text:p>
          </table:table-cell>
          <table:table-cell table:formula="of:=[.A992]-[.A$20]" office:value-type="float" office:value="0.167941999999996">
            <text:p>0.167942</text:p>
          </table:table-cell>
          <table:table-cell table:formula="of:=[.B992]-[.B991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281508">
            <text:p>109.281508</text:p>
          </table:table-cell>
          <table:table-cell table:formula="of:=[.A993]-[.A$20]" office:value-type="float" office:value="0.168856000000005">
            <text:p>0.168856</text:p>
          </table:table-cell>
          <table:table-cell table:formula="of:=[.B993]-[.B992]" office:value-type="float" office:value="0.000914000000008741">
            <text:p>0.0009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81509">
            <text:p>109.281509</text:p>
          </table:table-cell>
          <table:table-cell table:formula="of:=[.A994]-[.A$20]" office:value-type="float" office:value="0.168857000000003">
            <text:p>0.168857</text:p>
          </table:table-cell>
          <table:table-cell table:formula="of:=[.B994]-[.B99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81513">
            <text:p>109.281513</text:p>
          </table:table-cell>
          <table:table-cell table:formula="of:=[.A995]-[.A$20]" office:value-type="float" office:value="0.168861000000007">
            <text:p>0.168861</text:p>
          </table:table-cell>
          <table:table-cell table:formula="of:=[.B995]-[.B994]" office:value-type="float" office:value="0.00000400000000411183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8238">
            <text:p>109.282380</text:p>
          </table:table-cell>
          <table:table-cell table:formula="of:=[.A996]-[.A$20]" office:value-type="float" office:value="0.169728000000006">
            <text:p>0.169728</text:p>
          </table:table-cell>
          <table:table-cell table:formula="of:=[.B996]-[.B995]" office:value-type="float" office:value="0.000866999999999507">
            <text:p>0.00086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82382">
            <text:p>109.282382</text:p>
          </table:table-cell>
          <table:table-cell table:formula="of:=[.A997]-[.A$20]" office:value-type="float" office:value="0.169730000000001">
            <text:p>0.169730</text:p>
          </table:table-cell>
          <table:table-cell table:formula="of:=[.B997]-[.B996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82385">
            <text:p>109.282385</text:p>
          </table:table-cell>
          <table:table-cell table:formula="of:=[.A998]-[.A$20]" office:value-type="float" office:value="0.169733000000008">
            <text:p>0.169733</text:p>
          </table:table-cell>
          <table:table-cell table:formula="of:=[.B998]-[.B997]" office:value-type="float" office:value="0.00000300000000663658">
            <text:p>0.000003</text:p>
          </table:table-cell>
          <table:table-cell/>
          <table:table-cell office:value-type="string">
            <text:p>uses up its c_s; 109282.380430-109281.507927=0.872503</text:p>
          </table:table-cell>
          <table:table-cell/>
        </table:table-row>
        <table:table-row table:style-name="ro1">
          <table:table-cell office:value-type="float" office:value="109.282388">
            <text:p>109.282388</text:p>
          </table:table-cell>
          <table:table-cell table:formula="of:=[.A999]-[.A$20]" office:value-type="float" office:value="0.169736">
            <text:p>0.169736</text:p>
          </table:table-cell>
          <table:table-cell table:formula="of:=[.B999]-[.B998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82605">
            <text:p>109.282605</text:p>
          </table:table-cell>
          <table:table-cell table:formula="of:=[.A1000]-[.A$20]" office:value-type="float" office:value="0.169953000000007">
            <text:p>0.169953</text:p>
          </table:table-cell>
          <table:table-cell table:formula="of:=[.B1000]-[.B999]" office:value-type="float" office:value="0.000217000000006351">
            <text:p>0.00021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282607">
            <text:p>109.282607</text:p>
          </table:table-cell>
          <table:table-cell table:formula="of:=[.A1001]-[.A$20]" office:value-type="float" office:value="0.169955000000002">
            <text:p>0.169955</text:p>
          </table:table-cell>
          <table:table-cell table:formula="of:=[.B1001]-[.B100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282609">
            <text:p>109.282609</text:p>
          </table:table-cell>
          <table:table-cell table:formula="of:=[.A1002]-[.A$20]" office:value-type="float" office:value="0.169956999999997">
            <text:p>0.169957</text:p>
          </table:table-cell>
          <table:table-cell table:formula="of:=[.B1002]-[.B1001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09289.607365; c_s is fully topped up</text:p>
          </table:table-cell>
        </table:table-row>
        <table:table-row table:style-name="ro1">
          <table:table-cell office:value-type="float" office:value="109.282612">
            <text:p>109.282612</text:p>
          </table:table-cell>
          <table:table-cell table:formula="of:=[.A1003]-[.A$20]" office:value-type="float" office:value="0.169960000000003">
            <text:p>0.169960</text:p>
          </table:table-cell>
          <table:table-cell table:formula="of:=[.B1003]-[.B1002]" office:value-type="float" office:value="0.00000300000000663658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82614">
            <text:p>109.282614</text:p>
          </table:table-cell>
          <table:table-cell table:formula="of:=[.A1004]-[.A$20]" office:value-type="float" office:value="0.169961999999998">
            <text:p>0.169962</text:p>
          </table:table-cell>
          <table:table-cell table:formula="of:=[.B1004]-[.B1003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82619">
            <text:p>109.282619</text:p>
          </table:table-cell>
          <table:table-cell table:formula="of:=[.A1005]-[.A$20]" office:value-type="float" office:value="0.169967">
            <text:p>0.169967</text:p>
          </table:table-cell>
          <table:table-cell table:formula="of:=[.B1005]-[.B1004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109.282622">
            <text:p>109.282622</text:p>
          </table:table-cell>
          <table:table-cell table:formula="of:=[.A1006]-[.A$20]" office:value-type="float" office:value="0.169970000000006">
            <text:p>0.169970</text:p>
          </table:table-cell>
          <table:table-cell table:formula="of:=[.B1006]-[.B1005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82626">
            <text:p>109.282626</text:p>
          </table:table-cell>
          <table:table-cell table:formula="of:=[.A1007]-[.A$20]" office:value-type="float" office:value="0.169973999999996">
            <text:p>0.169974</text:p>
          </table:table-cell>
          <table:table-cell table:formula="of:=[.B1007]-[.B1006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83546">
            <text:p>109.283546</text:p>
          </table:table-cell>
          <table:table-cell table:formula="of:=[.A1008]-[.A$20]" office:value-type="float" office:value="0.170894000000004">
            <text:p>0.170894</text:p>
          </table:table-cell>
          <table:table-cell table:formula="of:=[.B1008]-[.B1007]" office:value-type="float" office:value="0.000920000000007803">
            <text:p>0.00092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83548">
            <text:p>109.283548</text:p>
          </table:table-cell>
          <table:table-cell table:formula="of:=[.A1009]-[.A$20]" office:value-type="float" office:value="0.170895999999999">
            <text:p>0.170896</text:p>
          </table:table-cell>
          <table:table-cell table:formula="of:=[.B1009]-[.B100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83551">
            <text:p>109.283551</text:p>
          </table:table-cell>
          <table:table-cell table:formula="of:=[.A1010]-[.A$20]" office:value-type="float" office:value="0.170899000000006">
            <text:p>0.170899</text:p>
          </table:table-cell>
          <table:table-cell table:formula="of:=[.B1010]-[.B1009]" office:value-type="float" office:value="0.00000300000000663658">
            <text:p>0.000003</text:p>
          </table:table-cell>
          <table:table-cell/>
          <table:table-cell office:value-type="string">
            <text:p>postpones its deadline to 109288.533659; c_s is topped up to 1.831119</text:p>
          </table:table-cell>
          <table:table-cell/>
        </table:table-row>
        <table:table-row table:style-name="ro1">
          <table:table-cell office:value-type="float" office:value="109.283553">
            <text:p>109.283553</text:p>
          </table:table-cell>
          <table:table-cell table:formula="of:=[.A1011]-[.A$20]" office:value-type="float" office:value="0.170901000000001">
            <text:p>0.170901</text:p>
          </table:table-cell>
          <table:table-cell table:formula="of:=[.B1011]-[.B1010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83558">
            <text:p>109.283558</text:p>
          </table:table-cell>
          <table:table-cell table:formula="of:=[.A1012]-[.A$20]" office:value-type="float" office:value="0.170906000000002">
            <text:p>0.170906</text:p>
          </table:table-cell>
          <table:table-cell table:formula="of:=[.B1012]-[.B1011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83562">
            <text:p>109.283562</text:p>
          </table:table-cell>
          <table:table-cell table:formula="of:=[.A1013]-[.A$20]" office:value-type="float" office:value="0.170910000000006">
            <text:p>0.170910</text:p>
          </table:table-cell>
          <table:table-cell table:formula="of:=[.B1013]-[.B1012]" office:value-type="float" office:value="0.00000400000000411183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83566">
            <text:p>109.283566</text:p>
          </table:table-cell>
          <table:table-cell table:formula="of:=[.A1014]-[.A$20]" office:value-type="float" office:value="0.170913999999996">
            <text:p>0.170914</text:p>
          </table:table-cell>
          <table:table-cell table:formula="of:=[.B1014]-[.B1013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8357">
            <text:p>109.283570</text:p>
          </table:table-cell>
          <table:table-cell table:formula="of:=[.A1015]-[.A$20]" office:value-type="float" office:value="0.170918">
            <text:p>0.170918</text:p>
          </table:table-cell>
          <table:table-cell table:formula="of:=[.B1015]-[.B1014]" office:value-type="float" office:value="0.00000400000000411183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84581">
            <text:p>109.284581</text:p>
          </table:table-cell>
          <table:table-cell table:formula="of:=[.A1016]-[.A$20]" office:value-type="float" office:value="0.171929000000006">
            <text:p>0.171929</text:p>
          </table:table-cell>
          <table:table-cell table:formula="of:=[.B1016]-[.B1015]" office:value-type="float" office:value="0.00101100000000542">
            <text:p>0.00101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84583">
            <text:p>109.284583</text:p>
          </table:table-cell>
          <table:table-cell table:formula="of:=[.A1017]-[.A$20]" office:value-type="float" office:value="0.171931000000001">
            <text:p>0.171931</text:p>
          </table:table-cell>
          <table:table-cell table:formula="of:=[.B1017]-[.B101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84586">
            <text:p>109.284586</text:p>
          </table:table-cell>
          <table:table-cell table:formula="of:=[.A1018]-[.A$20]" office:value-type="float" office:value="0.171934000000007">
            <text:p>0.171934</text:p>
          </table:table-cell>
          <table:table-cell table:formula="of:=[.B1018]-[.B1017]" office:value-type="float" office:value="0.00000300000000663658">
            <text:p>0.000003</text:p>
          </table:table-cell>
          <table:table-cell office:value-type="string">
            <text:p>d_s is renewed (r + D) to 109286.583325; c_s is fully topped up</text:p>
          </table:table-cell>
          <table:table-cell table:number-columns-repeated="2"/>
        </table:table-row>
        <table:table-row table:style-name="ro1">
          <table:table-cell office:value-type="float" office:value="109.284588">
            <text:p>109.284588</text:p>
          </table:table-cell>
          <table:table-cell table:formula="of:=[.A1019]-[.A$20]" office:value-type="float" office:value="0.171936000000002">
            <text:p>0.171936</text:p>
          </table:table-cell>
          <table:table-cell table:formula="of:=[.B1019]-[.B1018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284592">
            <text:p>109.284592</text:p>
          </table:table-cell>
          <table:table-cell table:formula="of:=[.A1020]-[.A$20]" office:value-type="float" office:value="0.171940000000006">
            <text:p>0.171940</text:p>
          </table:table-cell>
          <table:table-cell table:formula="of:=[.B1020]-[.B1019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84594">
            <text:p>109.284594</text:p>
          </table:table-cell>
          <table:table-cell table:formula="of:=[.A1021]-[.A$20]" office:value-type="float" office:value="0.171942000000001">
            <text:p>0.171942</text:p>
          </table:table-cell>
          <table:table-cell table:formula="of:=[.B1021]-[.B1020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285523">
            <text:p>109.285523</text:p>
          </table:table-cell>
          <table:table-cell table:formula="of:=[.A1022]-[.A$20]" office:value-type="float" office:value="0.172871000000001">
            <text:p>0.172871</text:p>
          </table:table-cell>
          <table:table-cell table:formula="of:=[.B1022]-[.B1021]" office:value-type="float" office:value="0.000928999999999292">
            <text:p>0.00092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85525">
            <text:p>109.285525</text:p>
          </table:table-cell>
          <table:table-cell table:formula="of:=[.A1023]-[.A$20]" office:value-type="float" office:value="0.17287300000001">
            <text:p>0.172873</text:p>
          </table:table-cell>
          <table:table-cell table:formula="of:=[.B1023]-[.B1022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85529">
            <text:p>109.285529</text:p>
          </table:table-cell>
          <table:table-cell table:formula="of:=[.A1024]-[.A$20]" office:value-type="float" office:value="0.172877">
            <text:p>0.172877</text:p>
          </table:table-cell>
          <table:table-cell table:formula="of:=[.B1024]-[.B1023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86459">
            <text:p>109.286459</text:p>
          </table:table-cell>
          <table:table-cell table:formula="of:=[.A1025]-[.A$20]" office:value-type="float" office:value="0.173806999999997">
            <text:p>0.173807</text:p>
          </table:table-cell>
          <table:table-cell table:formula="of:=[.B1025]-[.B1024]" office:value-type="float" office:value="0.000929999999996767">
            <text:p>0.00093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86461">
            <text:p>109.286461</text:p>
          </table:table-cell>
          <table:table-cell table:formula="of:=[.A1026]-[.A$20]" office:value-type="float" office:value="0.173809000000006">
            <text:p>0.173809</text:p>
          </table:table-cell>
          <table:table-cell table:formula="of:=[.B1026]-[.B1025]" office:value-type="float" office:value="0.00000200000000916134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86464">
            <text:p>109.286464</text:p>
          </table:table-cell>
          <table:table-cell table:formula="of:=[.A1027]-[.A$20]" office:value-type="float" office:value="0.173811999999998">
            <text:p>0.173812</text:p>
          </table:table-cell>
          <table:table-cell table:formula="of:=[.B1027]-[.B1026]" office:value-type="float" office:value="0.00000299999999242573">
            <text:p>0.000003</text:p>
          </table:table-cell>
          <table:table-cell/>
          <table:table-cell office:value-type="string">
            <text:p>uses up its c_s; 109286.459202-109285.522405=0.936797</text:p>
          </table:table-cell>
          <table:table-cell/>
        </table:table-row>
        <table:table-row table:style-name="ro1">
          <table:table-cell office:value-type="float" office:value="109.286467">
            <text:p>109.286467</text:p>
          </table:table-cell>
          <table:table-cell table:formula="of:=[.A1028]-[.A$20]" office:value-type="float" office:value="0.173815000000005">
            <text:p>0.173815</text:p>
          </table:table-cell>
          <table:table-cell table:formula="of:=[.B1028]-[.B1027]" office:value-type="float" office:value="0.00000300000000663658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86471">
            <text:p>109.286471</text:p>
          </table:table-cell>
          <table:table-cell table:formula="of:=[.A1029]-[.A$20]" office:value-type="float" office:value="0.173819000000009">
            <text:p>0.173819</text:p>
          </table:table-cell>
          <table:table-cell table:formula="of:=[.B1029]-[.B1028]" office:value-type="float" office:value="0.00000400000000411183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287574">
            <text:p>109.287574</text:p>
          </table:table-cell>
          <table:table-cell table:formula="of:=[.A1030]-[.A$20]" office:value-type="float" office:value="0.174922000000009">
            <text:p>0.174922</text:p>
          </table:table-cell>
          <table:table-cell table:formula="of:=[.B1030]-[.B1029]" office:value-type="float" office:value="0.00110300000000052">
            <text:p>0.0011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87576">
            <text:p>109.287576</text:p>
          </table:table-cell>
          <table:table-cell table:formula="of:=[.A1031]-[.A$20]" office:value-type="float" office:value="0.174924000000004">
            <text:p>0.174924</text:p>
          </table:table-cell>
          <table:table-cell table:formula="of:=[.B1031]-[.B1030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87578">
            <text:p>109.287578</text:p>
          </table:table-cell>
          <table:table-cell table:formula="of:=[.A1032]-[.A$20]" office:value-type="float" office:value="0.174925999999999">
            <text:p>0.174926</text:p>
          </table:table-cell>
          <table:table-cell table:formula="of:=[.B1032]-[.B1031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87581">
            <text:p>109.287581</text:p>
          </table:table-cell>
          <table:table-cell table:formula="of:=[.A1033]-[.A$20]" office:value-type="float" office:value="0.174929000000006">
            <text:p>0.174929</text:p>
          </table:table-cell>
          <table:table-cell table:formula="of:=[.B1033]-[.B1032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87584">
            <text:p>109.287584</text:p>
          </table:table-cell>
          <table:table-cell table:formula="of:=[.A1034]-[.A$20]" office:value-type="float" office:value="0.174931999999998">
            <text:p>0.174932</text:p>
          </table:table-cell>
          <table:table-cell table:formula="of:=[.B1034]-[.B1033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88538">
            <text:p>109.288538</text:p>
          </table:table-cell>
          <table:table-cell table:formula="of:=[.A1035]-[.A$20]" office:value-type="float" office:value="0.175886000000006">
            <text:p>0.175886</text:p>
          </table:table-cell>
          <table:table-cell table:formula="of:=[.B1035]-[.B1034]" office:value-type="float" office:value="0.000954000000007227">
            <text:p>0.00095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28854">
            <text:p>109.288540</text:p>
          </table:table-cell>
          <table:table-cell table:formula="of:=[.A1036]-[.A$20]" office:value-type="float" office:value="0.175888000000001">
            <text:p>0.175888</text:p>
          </table:table-cell>
          <table:table-cell table:formula="of:=[.B1036]-[.B1035]" office:value-type="float" office:value="0.00000199999999495049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288543">
            <text:p>109.288543</text:p>
          </table:table-cell>
          <table:table-cell table:formula="of:=[.A1037]-[.A$20]" office:value-type="float" office:value="0.175891000000007">
            <text:p>0.175891</text:p>
          </table:table-cell>
          <table:table-cell table:formula="of:=[.B1037]-[.B1036]" office:value-type="float" office:value="0.00000300000000663658">
            <text:p>0.000003</text:p>
          </table:table-cell>
          <table:table-cell table:number-columns-repeated="2"/>
          <table:table-cell office:value-type="string">
            <text:p>uses up its c_s; 109288.537827-109288.007608=0.530219</text:p>
          </table:table-cell>
        </table:table-row>
        <table:table-row table:style-name="ro1">
          <table:table-cell office:value-type="float" office:value="109.288546">
            <text:p>109.288546</text:p>
          </table:table-cell>
          <table:table-cell table:formula="of:=[.A1038]-[.A$20]" office:value-type="float" office:value="0.175894">
            <text:p>0.175894</text:p>
          </table:table-cell>
          <table:table-cell table:formula="of:=[.B1038]-[.B1037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8855">
            <text:p>109.288550</text:p>
          </table:table-cell>
          <table:table-cell table:formula="of:=[.A1039]-[.A$20]" office:value-type="float" office:value="0.175898000000004">
            <text:p>0.175898</text:p>
          </table:table-cell>
          <table:table-cell table:formula="of:=[.B1039]-[.B1038]" office:value-type="float" office:value="0.00000400000000411183">
            <text:p>0.0000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88552">
            <text:p>109.288552</text:p>
          </table:table-cell>
          <table:table-cell table:formula="of:=[.A1040]-[.A$20]" office:value-type="float" office:value="0.175899999999999">
            <text:p>0.175900</text:p>
          </table:table-cell>
          <table:table-cell table:formula="of:=[.B1040]-[.B103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88555">
            <text:p>109.288555</text:p>
          </table:table-cell>
          <table:table-cell table:formula="of:=[.A1041]-[.A$20]" office:value-type="float" office:value="0.175903000000005">
            <text:p>0.175903</text:p>
          </table:table-cell>
          <table:table-cell table:formula="of:=[.B1041]-[.B1040]" office:value-type="float" office:value="0.00000300000000663658">
            <text:p>0.000003</text:p>
          </table:table-cell>
          <table:table-cell/>
          <table:table-cell office:value-type="string">
            <text:p>postpones its deadline to 109293.533659; c_s is topped up to 1.859928</text:p>
          </table:table-cell>
          <table:table-cell/>
        </table:table-row>
        <table:table-row table:style-name="ro1">
          <table:table-cell office:value-type="float" office:value="109.288557">
            <text:p>109.288557</text:p>
          </table:table-cell>
          <table:table-cell table:formula="of:=[.A1042]-[.A$20]" office:value-type="float" office:value="0.175905">
            <text:p>0.175905</text:p>
          </table:table-cell>
          <table:table-cell table:formula="of:=[.B1042]-[.B1041]" office:value-type="float" office:value="0.00000199999999495049">
            <text:p>0.000002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09.288562">
            <text:p>109.288562</text:p>
          </table:table-cell>
          <table:table-cell table:formula="of:=[.A1043]-[.A$20]" office:value-type="float" office:value="0.175910000000002">
            <text:p>0.175910</text:p>
          </table:table-cell>
          <table:table-cell table:formula="of:=[.B1043]-[.B1042]" office:value-type="float" office:value="0.00000500000000158707">
            <text:p>0.000005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09.288564">
            <text:p>109.288564</text:p>
          </table:table-cell>
          <table:table-cell table:formula="of:=[.A1044]-[.A$20]" office:value-type="float" office:value="0.175911999999997">
            <text:p>0.175912</text:p>
          </table:table-cell>
          <table:table-cell table:formula="of:=[.B1044]-[.B104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88568">
            <text:p>109.288568</text:p>
          </table:table-cell>
          <table:table-cell table:formula="of:=[.A1045]-[.A$20]" office:value-type="float" office:value="0.175916000000001">
            <text:p>0.175916</text:p>
          </table:table-cell>
          <table:table-cell table:formula="of:=[.B1045]-[.B1044]" office:value-type="float" office:value="0.00000400000000411183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88581">
            <text:p>109.288581</text:p>
          </table:table-cell>
          <table:table-cell table:formula="of:=[.A1046]-[.A$20]" office:value-type="float" office:value="0.175928999999996">
            <text:p>0.175929</text:p>
          </table:table-cell>
          <table:table-cell table:formula="of:=[.B1046]-[.B1045]" office:value-type="float" office:value="0.0000129999999955999">
            <text:p>0.00001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88582">
            <text:p>109.288582</text:p>
          </table:table-cell>
          <table:table-cell table:formula="of:=[.A1047]-[.A$20]" office:value-type="float" office:value="0.175930000000008">
            <text:p>0.175930</text:p>
          </table:table-cell>
          <table:table-cell table:formula="of:=[.B1047]-[.B1046]" office:value-type="float" office:value="0.0000010000000116861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88585">
            <text:p>109.288585</text:p>
          </table:table-cell>
          <table:table-cell table:formula="of:=[.A1048]-[.A$20]" office:value-type="float" office:value="0.175933000000001">
            <text:p>0.175933</text:p>
          </table:table-cell>
          <table:table-cell table:formula="of:=[.B1048]-[.B1047]" office:value-type="float" office:value="0.00000299999999242573">
            <text:p>0.000003</text:p>
          </table:table-cell>
          <table:table-cell office:value-type="string">
            <text:p>d_s is renewed (r + D) to 109290.582588; c_s is fully topped up</text:p>
          </table:table-cell>
          <table:table-cell table:number-columns-repeated="2"/>
        </table:table-row>
        <table:table-row table:style-name="ro1">
          <table:table-cell office:value-type="float" office:value="109.288587">
            <text:p>109.288587</text:p>
          </table:table-cell>
          <table:table-cell table:formula="of:=[.A1049]-[.A$20]" office:value-type="float" office:value="0.17593500000001">
            <text:p>0.175935</text:p>
          </table:table-cell>
          <table:table-cell table:formula="of:=[.B1049]-[.B1048]" office:value-type="float" office:value="0.00000200000000916134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288591">
            <text:p>109.288591</text:p>
          </table:table-cell>
          <table:table-cell table:formula="of:=[.A1050]-[.A$20]" office:value-type="float" office:value="0.175939">
            <text:p>0.175939</text:p>
          </table:table-cell>
          <table:table-cell table:formula="of:=[.B1050]-[.B1049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88593">
            <text:p>109.288593</text:p>
          </table:table-cell>
          <table:table-cell table:formula="of:=[.A1051]-[.A$20]" office:value-type="float" office:value="0.175941000000009">
            <text:p>0.175941</text:p>
          </table:table-cell>
          <table:table-cell table:formula="of:=[.B1051]-[.B1050]" office:value-type="float" office:value="0.00000200000000916134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289507">
            <text:p>109.289507</text:p>
          </table:table-cell>
          <table:table-cell table:formula="of:=[.A1052]-[.A$20]" office:value-type="float" office:value="0.176855000000003">
            <text:p>0.176855</text:p>
          </table:table-cell>
          <table:table-cell table:formula="of:=[.B1052]-[.B1051]" office:value-type="float" office:value="0.00091399999999453">
            <text:p>0.0009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89509">
            <text:p>109.289509</text:p>
          </table:table-cell>
          <table:table-cell table:formula="of:=[.A1053]-[.A$20]" office:value-type="float" office:value="0.176856999999998">
            <text:p>0.176857</text:p>
          </table:table-cell>
          <table:table-cell table:formula="of:=[.B1053]-[.B105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89512">
            <text:p>109.289512</text:p>
          </table:table-cell>
          <table:table-cell table:formula="of:=[.A1054]-[.A$20]" office:value-type="float" office:value="0.176860000000005">
            <text:p>0.176860</text:p>
          </table:table-cell>
          <table:table-cell table:formula="of:=[.B1054]-[.B1053]" office:value-type="float" office:value="0.00000300000000663658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289615">
            <text:p>109.289615</text:p>
          </table:table-cell>
          <table:table-cell table:formula="of:=[.A1055]-[.A$20]" office:value-type="float" office:value="0.176963000000001">
            <text:p>0.176963</text:p>
          </table:table-cell>
          <table:table-cell table:formula="of:=[.B1055]-[.B1054]" office:value-type="float" office:value="0.000102999999995745">
            <text:p>0.000103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29144">
            <text:p>109.291440</text:p>
          </table:table-cell>
          <table:table-cell table:formula="of:=[.A1056]-[.A$20]" office:value-type="float" office:value="0.178787999999997">
            <text:p>0.178788</text:p>
          </table:table-cell>
          <table:table-cell table:formula="of:=[.B1056]-[.B1055]" office:value-type="float" office:value="0.00182499999999664">
            <text:p>0.00182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91442">
            <text:p>109.291442</text:p>
          </table:table-cell>
          <table:table-cell table:formula="of:=[.A1057]-[.A$20]" office:value-type="float" office:value="0.178790000000006">
            <text:p>0.178790</text:p>
          </table:table-cell>
          <table:table-cell table:formula="of:=[.B1057]-[.B1056]" office:value-type="float" office:value="0.00000200000000916134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91444">
            <text:p>109.291444</text:p>
          </table:table-cell>
          <table:table-cell table:formula="of:=[.A1058]-[.A$20]" office:value-type="float" office:value="0.178792000000001">
            <text:p>0.178792</text:p>
          </table:table-cell>
          <table:table-cell table:formula="of:=[.B1058]-[.B1057]" office:value-type="float" office:value="0.00000199999999495049">
            <text:p>0.000002</text:p>
          </table:table-cell>
          <table:table-cell/>
          <table:table-cell office:value-type="string">
            <text:p>uses up its c_s; 109291.440149-109290.890324=0.549825</text:p>
          </table:table-cell>
          <table:table-cell/>
        </table:table-row>
        <table:table-row table:style-name="ro1">
          <table:table-cell office:value-type="float" office:value="109.291449">
            <text:p>109.291449</text:p>
          </table:table-cell>
          <table:table-cell table:formula="of:=[.A1059]-[.A$20]" office:value-type="float" office:value="0.178797000000003">
            <text:p>0.178797</text:p>
          </table:table-cell>
          <table:table-cell table:formula="of:=[.B1059]-[.B1058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92602">
            <text:p>109.292602</text:p>
          </table:table-cell>
          <table:table-cell table:formula="of:=[.A1060]-[.A$20]" office:value-type="float" office:value="0.179950000000005">
            <text:p>0.179950</text:p>
          </table:table-cell>
          <table:table-cell table:formula="of:=[.B1060]-[.B1059]" office:value-type="float" office:value="0.00115300000000218">
            <text:p>0.00115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292604">
            <text:p>109.292604</text:p>
          </table:table-cell>
          <table:table-cell table:formula="of:=[.A1061]-[.A$20]" office:value-type="float" office:value="0.179952">
            <text:p>0.179952</text:p>
          </table:table-cell>
          <table:table-cell table:formula="of:=[.B1061]-[.B106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292607">
            <text:p>109.292607</text:p>
          </table:table-cell>
          <table:table-cell table:formula="of:=[.A1062]-[.A$20]" office:value-type="float" office:value="0.179955000000007">
            <text:p>0.179955</text:p>
          </table:table-cell>
          <table:table-cell table:formula="of:=[.B1062]-[.B1061]" office:value-type="float" office:value="0.00000300000000663658">
            <text:p>0.000003</text:p>
          </table:table-cell>
          <table:table-cell table:number-columns-repeated="2"/>
          <table:table-cell office:value-type="string">
            <text:p>d_s is renewed (r + D) to 109299.604120; c_s is fully topped up</text:p>
          </table:table-cell>
        </table:table-row>
        <table:table-row table:style-name="ro1">
          <table:table-cell office:value-type="float" office:value="109.292609">
            <text:p>109.292609</text:p>
          </table:table-cell>
          <table:table-cell table:formula="of:=[.A1063]-[.A$20]" office:value-type="float" office:value="0.179957000000002">
            <text:p>0.179957</text:p>
          </table:table-cell>
          <table:table-cell table:formula="of:=[.B1063]-[.B1062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92611">
            <text:p>109.292611</text:p>
          </table:table-cell>
          <table:table-cell table:formula="of:=[.A1064]-[.A$20]" office:value-type="float" office:value="0.179958999999997">
            <text:p>0.179959</text:p>
          </table:table-cell>
          <table:table-cell table:formula="of:=[.B1064]-[.B106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92613">
            <text:p>109.292613</text:p>
          </table:table-cell>
          <table:table-cell table:formula="of:=[.A1065]-[.A$20]" office:value-type="float" office:value="0.179961000000006">
            <text:p>0.179961</text:p>
          </table:table-cell>
          <table:table-cell table:formula="of:=[.B1065]-[.B1064]" office:value-type="float" office:value="0.00000200000000916134">
            <text:p>0.000002</text:p>
          </table:table-cell>
          <table:table-cell office:value-type="string">
            <text:p>d_s is renewed (r + D) to 109294.604120; c_s is fully topped up</text:p>
          </table:table-cell>
          <table:table-cell table:number-columns-repeated="2"/>
        </table:table-row>
        <table:table-row table:style-name="ro1">
          <table:table-cell office:value-type="float" office:value="109.292616">
            <text:p>109.292616</text:p>
          </table:table-cell>
          <table:table-cell table:formula="of:=[.A1066]-[.A$20]" office:value-type="float" office:value="0.179963999999998">
            <text:p>0.179964</text:p>
          </table:table-cell>
          <table:table-cell table:formula="of:=[.B1066]-[.B1065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92618">
            <text:p>109.292618</text:p>
          </table:table-cell>
          <table:table-cell table:formula="of:=[.A1067]-[.A$20]" office:value-type="float" office:value="0.179966000000007">
            <text:p>0.179966</text:p>
          </table:table-cell>
          <table:table-cell table:formula="of:=[.B1067]-[.B1066]" office:value-type="float" office:value="0.00000200000000916134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92625">
            <text:p>109.292625</text:p>
          </table:table-cell>
          <table:table-cell table:formula="of:=[.A1068]-[.A$20]" office:value-type="float" office:value="0.179973000000004">
            <text:p>0.179973</text:p>
          </table:table-cell>
          <table:table-cell table:formula="of:=[.B1068]-[.B1067]" office:value-type="float" office:value="0.00000699999999653755">
            <text:p>0.00000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09.293541">
            <text:p>109.293541</text:p>
          </table:table-cell>
          <table:table-cell table:formula="of:=[.A1069]-[.A$20]" office:value-type="float" office:value="0.180889000000008">
            <text:p>0.180889</text:p>
          </table:table-cell>
          <table:table-cell table:formula="of:=[.B1069]-[.B1068]" office:value-type="float" office:value="0.000916000000003692">
            <text:p>0.00091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93543">
            <text:p>109.293543</text:p>
          </table:table-cell>
          <table:table-cell table:formula="of:=[.A1070]-[.A$20]" office:value-type="float" office:value="0.180891000000003">
            <text:p>0.180891</text:p>
          </table:table-cell>
          <table:table-cell table:formula="of:=[.B1070]-[.B106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93545">
            <text:p>109.293545</text:p>
          </table:table-cell>
          <table:table-cell table:formula="of:=[.A1071]-[.A$20]" office:value-type="float" office:value="0.180892999999998">
            <text:p>0.180893</text:p>
          </table:table-cell>
          <table:table-cell table:formula="of:=[.B1071]-[.B107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293547">
            <text:p>109.293547</text:p>
          </table:table-cell>
          <table:table-cell table:formula="of:=[.A1072]-[.A$20]" office:value-type="float" office:value="0.180895000000007">
            <text:p>0.180895</text:p>
          </table:table-cell>
          <table:table-cell table:formula="of:=[.B1072]-[.B1071]" office:value-type="float" office:value="0.00000200000000916134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93549">
            <text:p>109.293549</text:p>
          </table:table-cell>
          <table:table-cell table:formula="of:=[.A1073]-[.A$20]" office:value-type="float" office:value="0.180897000000002">
            <text:p>0.180897</text:p>
          </table:table-cell>
          <table:table-cell table:formula="of:=[.B1073]-[.B107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93552">
            <text:p>109.293552</text:p>
          </table:table-cell>
          <table:table-cell table:formula="of:=[.A1074]-[.A$20]" office:value-type="float" office:value="0.180900000000008">
            <text:p>0.180900</text:p>
          </table:table-cell>
          <table:table-cell table:formula="of:=[.B1074]-[.B1073]" office:value-type="float" office:value="0.00000300000000663658">
            <text:p>0.00000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93554">
            <text:p>109.293554</text:p>
          </table:table-cell>
          <table:table-cell table:formula="of:=[.A1075]-[.A$20]" office:value-type="float" office:value="0.180902000000003">
            <text:p>0.180902</text:p>
          </table:table-cell>
          <table:table-cell table:formula="of:=[.B1075]-[.B107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93557">
            <text:p>109.293557</text:p>
          </table:table-cell>
          <table:table-cell table:formula="of:=[.A1076]-[.A$20]" office:value-type="float" office:value="0.18090500000001">
            <text:p>0.180905</text:p>
          </table:table-cell>
          <table:table-cell table:formula="of:=[.B1076]-[.B1075]" office:value-type="float" office:value="0.00000300000000663658">
            <text:p>0.000003</text:p>
          </table:table-cell>
          <table:table-cell/>
          <table:table-cell office:value-type="string">
            <text:p>postpones its deadline to 109298.533659; c_s is topped up to 1.873110</text:p>
          </table:table-cell>
          <table:table-cell/>
        </table:table-row>
        <table:table-row table:style-name="ro1">
          <table:table-cell office:value-type="float" office:value="109.293559">
            <text:p>109.293559</text:p>
          </table:table-cell>
          <table:table-cell table:formula="of:=[.A1077]-[.A$20]" office:value-type="float" office:value="0.180907000000005">
            <text:p>0.180907</text:p>
          </table:table-cell>
          <table:table-cell table:formula="of:=[.B1077]-[.B1076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93562">
            <text:p>109.293562</text:p>
          </table:table-cell>
          <table:table-cell table:formula="of:=[.A1078]-[.A$20]" office:value-type="float" office:value="0.180909999999997">
            <text:p>0.180910</text:p>
          </table:table-cell>
          <table:table-cell table:formula="of:=[.B1078]-[.B1077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93567">
            <text:p>109.293567</text:p>
          </table:table-cell>
          <table:table-cell table:formula="of:=[.A1079]-[.A$20]" office:value-type="float" office:value="0.180914999999999">
            <text:p>0.180915</text:p>
          </table:table-cell>
          <table:table-cell table:formula="of:=[.B1079]-[.B1078]" office:value-type="float" office:value="0.00000500000000158707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9357">
            <text:p>109.293570</text:p>
          </table:table-cell>
          <table:table-cell table:formula="of:=[.A1080]-[.A$20]" office:value-type="float" office:value="0.180918000000005">
            <text:p>0.180918</text:p>
          </table:table-cell>
          <table:table-cell table:formula="of:=[.B1080]-[.B1079]" office:value-type="float" office:value="0.00000300000000663658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93575">
            <text:p>109.293575</text:p>
          </table:table-cell>
          <table:table-cell table:formula="of:=[.A1081]-[.A$20]" office:value-type="float" office:value="0.180923000000007">
            <text:p>0.180923</text:p>
          </table:table-cell>
          <table:table-cell table:formula="of:=[.B1081]-[.B1080]" office:value-type="float" office:value="0.00000500000000158707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9551">
            <text:p>109.295510</text:p>
          </table:table-cell>
          <table:table-cell table:formula="of:=[.A1082]-[.A$20]" office:value-type="float" office:value="0.182857999999996">
            <text:p>0.182858</text:p>
          </table:table-cell>
          <table:table-cell table:formula="of:=[.B1082]-[.B1081]" office:value-type="float" office:value="0.00193499999998892">
            <text:p>0.00193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295512">
            <text:p>109.295512</text:p>
          </table:table-cell>
          <table:table-cell table:formula="of:=[.A1083]-[.A$20]" office:value-type="float" office:value="0.182860000000005">
            <text:p>0.182860</text:p>
          </table:table-cell>
          <table:table-cell table:formula="of:=[.B1083]-[.B1082]" office:value-type="float" office:value="0.00000200000000916134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295515">
            <text:p>109.295515</text:p>
          </table:table-cell>
          <table:table-cell table:formula="of:=[.A1084]-[.A$20]" office:value-type="float" office:value="0.182862999999998">
            <text:p>0.182863</text:p>
          </table:table-cell>
          <table:table-cell table:formula="of:=[.B1084]-[.B1083]" office:value-type="float" office:value="0.00000299999999242573">
            <text:p>0.000003</text:p>
          </table:table-cell>
          <table:table-cell/>
          <table:table-cell office:value-type="string">
            <text:p>uses up its c_s; 109295.510021-109294.537818=0.972203</text:p>
          </table:table-cell>
          <table:table-cell/>
        </table:table-row>
        <table:table-row table:style-name="ro1">
          <table:table-cell office:value-type="float" office:value="109.295518">
            <text:p>109.295518</text:p>
          </table:table-cell>
          <table:table-cell table:formula="of:=[.A1085]-[.A$20]" office:value-type="float" office:value="0.182866000000004">
            <text:p>0.182866</text:p>
          </table:table-cell>
          <table:table-cell table:formula="of:=[.B1085]-[.B1084]" office:value-type="float" office:value="0.00000300000000663658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95522">
            <text:p>109.295522</text:p>
          </table:table-cell>
          <table:table-cell table:formula="of:=[.A1086]-[.A$20]" office:value-type="float" office:value="0.182870000000008">
            <text:p>0.182870</text:p>
          </table:table-cell>
          <table:table-cell table:formula="of:=[.B1086]-[.B1085]" office:value-type="float" office:value="0.00000400000000411183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296581">
            <text:p>109.296581</text:p>
          </table:table-cell>
          <table:table-cell table:formula="of:=[.A1087]-[.A$20]" office:value-type="float" office:value="0.183929000000006">
            <text:p>0.183929</text:p>
          </table:table-cell>
          <table:table-cell table:formula="of:=[.B1087]-[.B1086]" office:value-type="float" office:value="0.00105899999999792">
            <text:p>0.00105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296583">
            <text:p>109.296583</text:p>
          </table:table-cell>
          <table:table-cell table:formula="of:=[.A1088]-[.A$20]" office:value-type="float" office:value="0.183931000000001">
            <text:p>0.183931</text:p>
          </table:table-cell>
          <table:table-cell table:formula="of:=[.B1088]-[.B108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296585">
            <text:p>109.296585</text:p>
          </table:table-cell>
          <table:table-cell table:formula="of:=[.A1089]-[.A$20]" office:value-type="float" office:value="0.183932999999996">
            <text:p>0.183933</text:p>
          </table:table-cell>
          <table:table-cell table:formula="of:=[.B1089]-[.B1088]" office:value-type="float" office:value="0.00000199999999495049">
            <text:p>0.000002</text:p>
          </table:table-cell>
          <table:table-cell office:value-type="string">
            <text:p>d_s is renewed (r + D) to 109298.583359; c_s is fully topped up</text:p>
          </table:table-cell>
          <table:table-cell table:number-columns-repeated="2"/>
        </table:table-row>
        <table:table-row table:style-name="ro1">
          <table:table-cell office:value-type="float" office:value="109.296588">
            <text:p>109.296588</text:p>
          </table:table-cell>
          <table:table-cell table:formula="of:=[.A1090]-[.A$20]" office:value-type="float" office:value="0.183936000000003">
            <text:p>0.183936</text:p>
          </table:table-cell>
          <table:table-cell table:formula="of:=[.B1090]-[.B1089]" office:value-type="float" office:value="0.00000300000000663658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9.296593">
            <text:p>109.296593</text:p>
          </table:table-cell>
          <table:table-cell table:formula="of:=[.A1091]-[.A$20]" office:value-type="float" office:value="0.183941000000004">
            <text:p>0.183941</text:p>
          </table:table-cell>
          <table:table-cell table:formula="of:=[.B1091]-[.B1090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96595">
            <text:p>109.296595</text:p>
          </table:table-cell>
          <table:table-cell table:formula="of:=[.A1092]-[.A$20]" office:value-type="float" office:value="0.183942999999999">
            <text:p>0.183943</text:p>
          </table:table-cell>
          <table:table-cell table:formula="of:=[.B1092]-[.B1091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297516">
            <text:p>109.297516</text:p>
          </table:table-cell>
          <table:table-cell table:formula="of:=[.A1093]-[.A$20]" office:value-type="float" office:value="0.184864000000005">
            <text:p>0.184864</text:p>
          </table:table-cell>
          <table:table-cell table:formula="of:=[.B1093]-[.B1092]" office:value-type="float" office:value="0.000921000000005279">
            <text:p>0.00092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297517">
            <text:p>109.297517</text:p>
          </table:table-cell>
          <table:table-cell table:formula="of:=[.A1094]-[.A$20]" office:value-type="float" office:value="0.184865000000002">
            <text:p>0.184865</text:p>
          </table:table-cell>
          <table:table-cell table:formula="of:=[.B1094]-[.B109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297521">
            <text:p>109.297521</text:p>
          </table:table-cell>
          <table:table-cell table:formula="of:=[.A1095]-[.A$20]" office:value-type="float" office:value="0.184869000000006">
            <text:p>0.184869</text:p>
          </table:table-cell>
          <table:table-cell table:formula="of:=[.B1095]-[.B1094]" office:value-type="float" office:value="0.00000400000000411183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297579">
            <text:p>109.297579</text:p>
          </table:table-cell>
          <table:table-cell table:formula="of:=[.A1096]-[.A$20]" office:value-type="float" office:value="0.184927000000002">
            <text:p>0.184927</text:p>
          </table:table-cell>
          <table:table-cell table:formula="of:=[.B1096]-[.B1095]" office:value-type="float" office:value="0.0000579999999956726">
            <text:p>0.00005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297581">
            <text:p>109.297581</text:p>
          </table:table-cell>
          <table:table-cell table:formula="of:=[.A1097]-[.A$20]" office:value-type="float" office:value="0.184928999999997">
            <text:p>0.184929</text:p>
          </table:table-cell>
          <table:table-cell table:formula="of:=[.B1097]-[.B1096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297583">
            <text:p>109.297583</text:p>
          </table:table-cell>
          <table:table-cell table:formula="of:=[.A1098]-[.A$20]" office:value-type="float" office:value="0.184931000000006">
            <text:p>0.184931</text:p>
          </table:table-cell>
          <table:table-cell table:formula="of:=[.B1098]-[.B1097]" office:value-type="float" office:value="0.00000200000000916134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297586">
            <text:p>109.297586</text:p>
          </table:table-cell>
          <table:table-cell table:formula="of:=[.A1099]-[.A$20]" office:value-type="float" office:value="0.184933999999998">
            <text:p>0.184934</text:p>
          </table:table-cell>
          <table:table-cell table:formula="of:=[.B1099]-[.B1098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97589">
            <text:p>109.297589</text:p>
          </table:table-cell>
          <table:table-cell table:formula="of:=[.A1100]-[.A$20]" office:value-type="float" office:value="0.184937000000005">
            <text:p>0.184937</text:p>
          </table:table-cell>
          <table:table-cell table:formula="of:=[.B1100]-[.B1099]" office:value-type="float" office:value="0.00000300000000663658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298544">
            <text:p>109.298544</text:p>
          </table:table-cell>
          <table:table-cell table:formula="of:=[.A1101]-[.A$20]" office:value-type="float" office:value="0.18589200000001">
            <text:p>0.185892</text:p>
          </table:table-cell>
          <table:table-cell table:formula="of:=[.B1101]-[.B1100]" office:value-type="float" office:value="0.000955000000004702">
            <text:p>0.00095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298546">
            <text:p>109.298546</text:p>
          </table:table-cell>
          <table:table-cell table:formula="of:=[.A1102]-[.A$20]" office:value-type="float" office:value="0.185894000000005">
            <text:p>0.185894</text:p>
          </table:table-cell>
          <table:table-cell table:formula="of:=[.B1102]-[.B110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298548">
            <text:p>109.298548</text:p>
          </table:table-cell>
          <table:table-cell table:formula="of:=[.A1103]-[.A$20]" office:value-type="float" office:value="0.185896">
            <text:p>0.185896</text:p>
          </table:table-cell>
          <table:table-cell table:formula="of:=[.B1103]-[.B1102]" office:value-type="float" office:value="0.00000199999999495049">
            <text:p>0.000002</text:p>
          </table:table-cell>
          <table:table-cell/>
          <table:table-cell office:value-type="string">
            <text:p>postpones its deadline to 109303.533659; c_s is topped up to 1.925510</text:p>
          </table:table-cell>
          <table:table-cell/>
        </table:table-row>
        <table:table-row table:style-name="ro1">
          <table:table-cell office:value-type="float" office:value="109.299471">
            <text:p>109.299471</text:p>
          </table:table-cell>
          <table:table-cell table:formula="of:=[.A1104]-[.A$20]" office:value-type="float" office:value="0.186819">
            <text:p>0.186819</text:p>
          </table:table-cell>
          <table:table-cell table:formula="of:=[.B1104]-[.B1103]" office:value-type="float" office:value="0.000923000000000229">
            <text:p>0.00092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299473">
            <text:p>109.299473</text:p>
          </table:table-cell>
          <table:table-cell table:formula="of:=[.A1105]-[.A$20]" office:value-type="float" office:value="0.186821000000009">
            <text:p>0.186821</text:p>
          </table:table-cell>
          <table:table-cell table:formula="of:=[.B1105]-[.B1104]" office:value-type="float" office:value="0.00000200000000916134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299475">
            <text:p>109.299475</text:p>
          </table:table-cell>
          <table:table-cell table:formula="of:=[.A1106]-[.A$20]" office:value-type="float" office:value="0.186823000000004">
            <text:p>0.186823</text:p>
          </table:table-cell>
          <table:table-cell table:formula="of:=[.B1106]-[.B1105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; 109299.469961-109298.757673=0.712288</text:p>
          </table:table-cell>
        </table:table-row>
        <table:table-row table:style-name="ro1">
          <table:table-cell office:value-type="float" office:value="109.29948">
            <text:p>109.299480</text:p>
          </table:table-cell>
          <table:table-cell table:formula="of:=[.A1107]-[.A$20]" office:value-type="float" office:value="0.186828000000006">
            <text:p>0.186828</text:p>
          </table:table-cell>
          <table:table-cell table:formula="of:=[.B1107]-[.B1106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299485">
            <text:p>109.299485</text:p>
          </table:table-cell>
          <table:table-cell table:formula="of:=[.A1108]-[.A$20]" office:value-type="float" office:value="0.186833000000007">
            <text:p>0.186833</text:p>
          </table:table-cell>
          <table:table-cell table:formula="of:=[.B1108]-[.B1107]" office:value-type="float" office:value="0.00000500000000158707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299489">
            <text:p>109.299489</text:p>
          </table:table-cell>
          <table:table-cell table:formula="of:=[.A1109]-[.A$20]" office:value-type="float" office:value="0.186836999999997">
            <text:p>0.186837</text:p>
          </table:table-cell>
          <table:table-cell table:formula="of:=[.B1109]-[.B1108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299493">
            <text:p>109.299493</text:p>
          </table:table-cell>
          <table:table-cell table:formula="of:=[.A1110]-[.A$20]" office:value-type="float" office:value="0.186841000000001">
            <text:p>0.186841</text:p>
          </table:table-cell>
          <table:table-cell table:formula="of:=[.B1110]-[.B1109]" office:value-type="float" office:value="0.00000400000000411183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299614">
            <text:p>109.299614</text:p>
          </table:table-cell>
          <table:table-cell table:formula="of:=[.A1111]-[.A$20]" office:value-type="float" office:value="0.186962000000008">
            <text:p>0.186962</text:p>
          </table:table-cell>
          <table:table-cell table:formula="of:=[.B1111]-[.B1110]" office:value-type="float" office:value="0.000121000000007143">
            <text:p>0.000121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300582">
            <text:p>109.300582</text:p>
          </table:table-cell>
          <table:table-cell table:formula="of:=[.A1112]-[.A$20]" office:value-type="float" office:value="0.187930000000009">
            <text:p>0.187930</text:p>
          </table:table-cell>
          <table:table-cell table:formula="of:=[.B1112]-[.B1111]" office:value-type="float" office:value="0.000968000000000302">
            <text:p>0.00096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300584">
            <text:p>109.300584</text:p>
          </table:table-cell>
          <table:table-cell table:formula="of:=[.A1113]-[.A$20]" office:value-type="float" office:value="0.187932000000004">
            <text:p>0.187932</text:p>
          </table:table-cell>
          <table:table-cell table:formula="of:=[.B1113]-[.B111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300586">
            <text:p>109.300586</text:p>
          </table:table-cell>
          <table:table-cell table:formula="of:=[.A1114]-[.A$20]" office:value-type="float" office:value="0.187933999999999">
            <text:p>0.187934</text:p>
          </table:table-cell>
          <table:table-cell table:formula="of:=[.B1114]-[.B1113]" office:value-type="float" office:value="0.00000199999999495049">
            <text:p>0.000002</text:p>
          </table:table-cell>
          <table:table-cell office:value-type="string">
            <text:p>d_s is renewed (r + D) to 109302.583761; c_s is fully topped up</text:p>
          </table:table-cell>
          <table:table-cell table:number-columns-repeated="2"/>
        </table:table-row>
        <table:table-row table:style-name="ro1">
          <table:table-cell office:value-type="float" office:value="109.300589">
            <text:p>109.300589</text:p>
          </table:table-cell>
          <table:table-cell table:formula="of:=[.A1115]-[.A$20]" office:value-type="float" office:value="0.187937000000005">
            <text:p>0.187937</text:p>
          </table:table-cell>
          <table:table-cell table:formula="of:=[.B1115]-[.B1114]" office:value-type="float" office:value="0.00000300000000663658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300593">
            <text:p>109.300593</text:p>
          </table:table-cell>
          <table:table-cell table:formula="of:=[.A1116]-[.A$20]" office:value-type="float" office:value="0.187941000000009">
            <text:p>0.187941</text:p>
          </table:table-cell>
          <table:table-cell table:formula="of:=[.B1116]-[.B1115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00595">
            <text:p>109.300595</text:p>
          </table:table-cell>
          <table:table-cell table:formula="of:=[.A1117]-[.A$20]" office:value-type="float" office:value="0.187943000000004">
            <text:p>0.187943</text:p>
          </table:table-cell>
          <table:table-cell table:formula="of:=[.B1117]-[.B1116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301511">
            <text:p>109.301511</text:p>
          </table:table-cell>
          <table:table-cell table:formula="of:=[.A1118]-[.A$20]" office:value-type="float" office:value="0.188859000000008">
            <text:p>0.188859</text:p>
          </table:table-cell>
          <table:table-cell table:formula="of:=[.B1118]-[.B1117]" office:value-type="float" office:value="0.000916000000003692">
            <text:p>0.00091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301513">
            <text:p>109.301513</text:p>
          </table:table-cell>
          <table:table-cell table:formula="of:=[.A1119]-[.A$20]" office:value-type="float" office:value="0.188861000000003">
            <text:p>0.188861</text:p>
          </table:table-cell>
          <table:table-cell table:formula="of:=[.B1119]-[.B111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301516">
            <text:p>109.301516</text:p>
          </table:table-cell>
          <table:table-cell table:formula="of:=[.A1120]-[.A$20]" office:value-type="float" office:value="0.188864000000009">
            <text:p>0.188864</text:p>
          </table:table-cell>
          <table:table-cell table:formula="of:=[.B1120]-[.B1119]" office:value-type="float" office:value="0.00000300000000663658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302394">
            <text:p>109.302394</text:p>
          </table:table-cell>
          <table:table-cell table:formula="of:=[.A1121]-[.A$20]" office:value-type="float" office:value="0.18974200000001">
            <text:p>0.189742</text:p>
          </table:table-cell>
          <table:table-cell table:formula="of:=[.B1121]-[.B1120]" office:value-type="float" office:value="0.000878000000000156">
            <text:p>0.00087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302395">
            <text:p>109.302395</text:p>
          </table:table-cell>
          <table:table-cell table:formula="of:=[.A1122]-[.A$20]" office:value-type="float" office:value="0.189743000000007">
            <text:p>0.189743</text:p>
          </table:table-cell>
          <table:table-cell table:formula="of:=[.B1122]-[.B1121]" office:value-type="float" office:value="0.000000999999997475243">
            <text:p>0.00000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302398">
            <text:p>109.302398</text:p>
          </table:table-cell>
          <table:table-cell table:formula="of:=[.A1123]-[.A$20]" office:value-type="float" office:value="0.189746">
            <text:p>0.189746</text:p>
          </table:table-cell>
          <table:table-cell table:formula="of:=[.B1123]-[.B1122]" office:value-type="float" office:value="0.00000299999999242573">
            <text:p>0.000003</text:p>
          </table:table-cell>
          <table:table-cell/>
          <table:table-cell office:value-type="string">
            <text:p>uses up its c_s; 109302.393741-109301.510771=0.882970</text:p>
          </table:table-cell>
          <table:table-cell/>
        </table:table-row>
        <table:table-row table:style-name="ro1">
          <table:table-cell office:value-type="float" office:value="109.302402">
            <text:p>109.302402</text:p>
          </table:table-cell>
          <table:table-cell table:formula="of:=[.A1124]-[.A$20]" office:value-type="float" office:value="0.189750000000004">
            <text:p>0.189750</text:p>
          </table:table-cell>
          <table:table-cell table:formula="of:=[.B1124]-[.B1123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02658">
            <text:p>109.302658</text:p>
          </table:table-cell>
          <table:table-cell table:formula="of:=[.A1125]-[.A$20]" office:value-type="float" office:value="0.190005999999997">
            <text:p>0.190006</text:p>
          </table:table-cell>
          <table:table-cell table:formula="of:=[.B1125]-[.B1124]" office:value-type="float" office:value="0.000255999999993151">
            <text:p>0.00025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30266">
            <text:p>109.302660</text:p>
          </table:table-cell>
          <table:table-cell table:formula="of:=[.A1126]-[.A$20]" office:value-type="float" office:value="0.190008000000006">
            <text:p>0.190008</text:p>
          </table:table-cell>
          <table:table-cell table:formula="of:=[.B1126]-[.B1125]" office:value-type="float" office:value="0.00000200000000916134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302663">
            <text:p>109.302663</text:p>
          </table:table-cell>
          <table:table-cell table:formula="of:=[.A1127]-[.A$20]" office:value-type="float" office:value="0.190010999999998">
            <text:p>0.190011</text:p>
          </table:table-cell>
          <table:table-cell table:formula="of:=[.B1127]-[.B1126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109309.660406; c_s is fully topped up</text:p>
          </table:table-cell>
        </table:table-row>
        <table:table-row table:style-name="ro1">
          <table:table-cell office:value-type="float" office:value="109.302665">
            <text:p>109.302665</text:p>
          </table:table-cell>
          <table:table-cell table:formula="of:=[.A1128]-[.A$20]" office:value-type="float" office:value="0.190013000000008">
            <text:p>0.190013</text:p>
          </table:table-cell>
          <table:table-cell table:formula="of:=[.B1128]-[.B1127]" office:value-type="float" office:value="0.00000200000000916134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302667">
            <text:p>109.302667</text:p>
          </table:table-cell>
          <table:table-cell table:formula="of:=[.A1129]-[.A$20]" office:value-type="float" office:value="0.190015000000003">
            <text:p>0.190015</text:p>
          </table:table-cell>
          <table:table-cell table:formula="of:=[.B1129]-[.B1128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302678">
            <text:p>109.302678</text:p>
          </table:table-cell>
          <table:table-cell table:formula="of:=[.A1130]-[.A$20]" office:value-type="float" office:value="0.190026000000003">
            <text:p>0.190026</text:p>
          </table:table-cell>
          <table:table-cell table:formula="of:=[.B1130]-[.B1129]" office:value-type="float" office:value="0.0000110000000006494">
            <text:p>0.000011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109.302681">
            <text:p>109.302681</text:p>
          </table:table-cell>
          <table:table-cell table:formula="of:=[.A1131]-[.A$20]" office:value-type="float" office:value="0.19002900000001">
            <text:p>0.190029</text:p>
          </table:table-cell>
          <table:table-cell table:formula="of:=[.B1131]-[.B1130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302686">
            <text:p>109.302686</text:p>
          </table:table-cell>
          <table:table-cell table:formula="of:=[.A1132]-[.A$20]" office:value-type="float" office:value="0.190033999999997">
            <text:p>0.190034</text:p>
          </table:table-cell>
          <table:table-cell table:formula="of:=[.B1132]-[.B1131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303546">
            <text:p>109.303546</text:p>
          </table:table-cell>
          <table:table-cell table:formula="of:=[.A1133]-[.A$20]" office:value-type="float" office:value="0.190894">
            <text:p>0.190894</text:p>
          </table:table-cell>
          <table:table-cell table:formula="of:=[.B1133]-[.B1132]" office:value-type="float" office:value="0.00086000000000297">
            <text:p>0.00086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303548">
            <text:p>109.303548</text:p>
          </table:table-cell>
          <table:table-cell table:formula="of:=[.A1134]-[.A$20]" office:value-type="float" office:value="0.190896000000009">
            <text:p>0.190896</text:p>
          </table:table-cell>
          <table:table-cell table:formula="of:=[.B1134]-[.B1133]" office:value-type="float" office:value="0.00000200000000916134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30355">
            <text:p>109.303550</text:p>
          </table:table-cell>
          <table:table-cell table:formula="of:=[.A1135]-[.A$20]" office:value-type="float" office:value="0.190898000000004">
            <text:p>0.190898</text:p>
          </table:table-cell>
          <table:table-cell table:formula="of:=[.B1135]-[.B1134]" office:value-type="float" office:value="0.00000199999999495049">
            <text:p>0.000002</text:p>
          </table:table-cell>
          <table:table-cell/>
          <table:table-cell office:value-type="string">
            <text:p>postpones its deadline to 109308.533659; c_s is topped up to 1.919216</text:p>
          </table:table-cell>
          <table:table-cell/>
        </table:table-row>
        <table:table-row table:style-name="ro1">
          <table:table-cell office:value-type="float" office:value="109.303553">
            <text:p>109.303553</text:p>
          </table:table-cell>
          <table:table-cell table:formula="of:=[.A1136]-[.A$20]" office:value-type="float" office:value="0.190900999999997">
            <text:p>0.190901</text:p>
          </table:table-cell>
          <table:table-cell table:formula="of:=[.B1136]-[.B1135]" office:value-type="float" office:value="0.00000299999999242573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303557">
            <text:p>109.303557</text:p>
          </table:table-cell>
          <table:table-cell table:formula="of:=[.A1137]-[.A$20]" office:value-type="float" office:value="0.190905000000001">
            <text:p>0.190905</text:p>
          </table:table-cell>
          <table:table-cell table:formula="of:=[.B1137]-[.B1136]" office:value-type="float" office:value="0.00000400000000411183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303561">
            <text:p>109.303561</text:p>
          </table:table-cell>
          <table:table-cell table:formula="of:=[.A1138]-[.A$20]" office:value-type="float" office:value="0.190909000000005">
            <text:p>0.190909</text:p>
          </table:table-cell>
          <table:table-cell table:formula="of:=[.B1138]-[.B1137]" office:value-type="float" office:value="0.00000400000000411183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303566">
            <text:p>109.303566</text:p>
          </table:table-cell>
          <table:table-cell table:formula="of:=[.A1139]-[.A$20]" office:value-type="float" office:value="0.190914000000006">
            <text:p>0.190914</text:p>
          </table:table-cell>
          <table:table-cell table:formula="of:=[.B1139]-[.B1138]" office:value-type="float" office:value="0.00000500000000158707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03572">
            <text:p>109.303572</text:p>
          </table:table-cell>
          <table:table-cell table:formula="of:=[.A1140]-[.A$20]" office:value-type="float" office:value="0.190920000000006">
            <text:p>0.190920</text:p>
          </table:table-cell>
          <table:table-cell table:formula="of:=[.B1140]-[.B1139]" office:value-type="float" office:value="0.00000599999999906231">
            <text:p>0.000006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304581">
            <text:p>109.304581</text:p>
          </table:table-cell>
          <table:table-cell table:formula="of:=[.A1141]-[.A$20]" office:value-type="float" office:value="0.191929000000002">
            <text:p>0.191929</text:p>
          </table:table-cell>
          <table:table-cell table:formula="of:=[.B1141]-[.B1140]" office:value-type="float" office:value="0.00100899999999626">
            <text:p>0.00100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304583">
            <text:p>109.304583</text:p>
          </table:table-cell>
          <table:table-cell table:formula="of:=[.A1142]-[.A$20]" office:value-type="float" office:value="0.191930999999997">
            <text:p>0.191931</text:p>
          </table:table-cell>
          <table:table-cell table:formula="of:=[.B1142]-[.B114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304585">
            <text:p>109.304585</text:p>
          </table:table-cell>
          <table:table-cell table:formula="of:=[.A1143]-[.A$20]" office:value-type="float" office:value="0.191933000000006">
            <text:p>0.191933</text:p>
          </table:table-cell>
          <table:table-cell table:formula="of:=[.B1143]-[.B1142]" office:value-type="float" office:value="0.00000200000000916134">
            <text:p>0.000002</text:p>
          </table:table-cell>
          <table:table-cell office:value-type="string">
            <text:p>d_s is renewed (r + D) to 109306.583199; c_s is fully topped up</text:p>
          </table:table-cell>
          <table:table-cell table:number-columns-repeated="2"/>
        </table:table-row>
        <table:table-row table:style-name="ro1">
          <table:table-cell office:value-type="float" office:value="109.304588">
            <text:p>109.304588</text:p>
          </table:table-cell>
          <table:table-cell table:formula="of:=[.A1144]-[.A$20]" office:value-type="float" office:value="0.191935999999998">
            <text:p>0.191936</text:p>
          </table:table-cell>
          <table:table-cell table:formula="of:=[.B1144]-[.B1143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304592">
            <text:p>109.304592</text:p>
          </table:table-cell>
          <table:table-cell table:formula="of:=[.A1145]-[.A$20]" office:value-type="float" office:value="0.191940000000002">
            <text:p>0.191940</text:p>
          </table:table-cell>
          <table:table-cell table:formula="of:=[.B1145]-[.B1144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04594">
            <text:p>109.304594</text:p>
          </table:table-cell>
          <table:table-cell table:formula="of:=[.A1146]-[.A$20]" office:value-type="float" office:value="0.191941999999997">
            <text:p>0.191942</text:p>
          </table:table-cell>
          <table:table-cell table:formula="of:=[.B1146]-[.B1145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30551">
            <text:p>109.305510</text:p>
          </table:table-cell>
          <table:table-cell table:formula="of:=[.A1147]-[.A$20]" office:value-type="float" office:value="0.192858000000001">
            <text:p>0.192858</text:p>
          </table:table-cell>
          <table:table-cell table:formula="of:=[.B1147]-[.B1146]" office:value-type="float" office:value="0.000916000000003692">
            <text:p>0.00091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305512">
            <text:p>109.305512</text:p>
          </table:table-cell>
          <table:table-cell table:formula="of:=[.A1148]-[.A$20]" office:value-type="float" office:value="0.192859999999996">
            <text:p>0.192860</text:p>
          </table:table-cell>
          <table:table-cell table:formula="of:=[.B1148]-[.B114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305517">
            <text:p>109.305517</text:p>
          </table:table-cell>
          <table:table-cell table:formula="of:=[.A1149]-[.A$20]" office:value-type="float" office:value="0.192864999999998">
            <text:p>0.192865</text:p>
          </table:table-cell>
          <table:table-cell table:formula="of:=[.B1149]-[.B1148]" office:value-type="float" office:value="0.00000500000000158707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306461">
            <text:p>109.306461</text:p>
          </table:table-cell>
          <table:table-cell table:formula="of:=[.A1150]-[.A$20]" office:value-type="float" office:value="0.193809000000002">
            <text:p>0.193809</text:p>
          </table:table-cell>
          <table:table-cell table:formula="of:=[.B1150]-[.B1149]" office:value-type="float" office:value="0.000944000000004053">
            <text:p>0.00094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306463">
            <text:p>109.306463</text:p>
          </table:table-cell>
          <table:table-cell table:formula="of:=[.A1151]-[.A$20]" office:value-type="float" office:value="0.193810999999997">
            <text:p>0.193811</text:p>
          </table:table-cell>
          <table:table-cell table:formula="of:=[.B1151]-[.B1150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306466">
            <text:p>109.306466</text:p>
          </table:table-cell>
          <table:table-cell table:formula="of:=[.A1152]-[.A$20]" office:value-type="float" office:value="0.193814000000003">
            <text:p>0.193814</text:p>
          </table:table-cell>
          <table:table-cell table:formula="of:=[.B1152]-[.B1151]" office:value-type="float" office:value="0.00000300000000663658">
            <text:p>0.000003</text:p>
          </table:table-cell>
          <table:table-cell/>
          <table:table-cell office:value-type="string">
            <text:p>uses up its c_s; 109306.461268-109305.509920=0.951348</text:p>
          </table:table-cell>
          <table:table-cell/>
        </table:table-row>
        <table:table-row table:style-name="ro1">
          <table:table-cell office:value-type="float" office:value="109.306469">
            <text:p>109.306469</text:p>
          </table:table-cell>
          <table:table-cell table:formula="of:=[.A1153]-[.A$20]" office:value-type="float" office:value="0.19381700000001">
            <text:p>0.193817</text:p>
          </table:table-cell>
          <table:table-cell table:formula="of:=[.B1153]-[.B1152]" office:value-type="float" office:value="0.00000300000000663658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06473">
            <text:p>109.306473</text:p>
          </table:table-cell>
          <table:table-cell table:formula="of:=[.A1154]-[.A$20]" office:value-type="float" office:value="0.193821">
            <text:p>0.193821</text:p>
          </table:table-cell>
          <table:table-cell table:formula="of:=[.B1154]-[.B115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307574">
            <text:p>109.307574</text:p>
          </table:table-cell>
          <table:table-cell table:formula="of:=[.A1155]-[.A$20]" office:value-type="float" office:value="0.194922000000005">
            <text:p>0.194922</text:p>
          </table:table-cell>
          <table:table-cell table:formula="of:=[.B1155]-[.B1154]" office:value-type="float" office:value="0.00110100000000557">
            <text:p>0.00110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307576">
            <text:p>109.307576</text:p>
          </table:table-cell>
          <table:table-cell table:formula="of:=[.A1156]-[.A$20]" office:value-type="float" office:value="0.194924">
            <text:p>0.194924</text:p>
          </table:table-cell>
          <table:table-cell table:formula="of:=[.B1156]-[.B1155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307578">
            <text:p>109.307578</text:p>
          </table:table-cell>
          <table:table-cell table:formula="of:=[.A1157]-[.A$20]" office:value-type="float" office:value="0.194926000000009">
            <text:p>0.194926</text:p>
          </table:table-cell>
          <table:table-cell table:formula="of:=[.B1157]-[.B1156]" office:value-type="float" office:value="0.00000200000000916134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307581">
            <text:p>109.307581</text:p>
          </table:table-cell>
          <table:table-cell table:formula="of:=[.A1158]-[.A$20]" office:value-type="float" office:value="0.194929000000002">
            <text:p>0.194929</text:p>
          </table:table-cell>
          <table:table-cell table:formula="of:=[.B1158]-[.B1157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307584">
            <text:p>109.307584</text:p>
          </table:table-cell>
          <table:table-cell table:formula="of:=[.A1159]-[.A$20]" office:value-type="float" office:value="0.194932000000009">
            <text:p>0.194932</text:p>
          </table:table-cell>
          <table:table-cell table:formula="of:=[.B1159]-[.B1158]" office:value-type="float" office:value="0.00000300000000663658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308548">
            <text:p>109.308548</text:p>
          </table:table-cell>
          <table:table-cell table:formula="of:=[.A1160]-[.A$20]" office:value-type="float" office:value="0.195896000000005">
            <text:p>0.195896</text:p>
          </table:table-cell>
          <table:table-cell table:formula="of:=[.B1160]-[.B1159]" office:value-type="float" office:value="0.00096399999999619">
            <text:p>0.00096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308549">
            <text:p>109.308549</text:p>
          </table:table-cell>
          <table:table-cell table:formula="of:=[.A1161]-[.A$20]" office:value-type="float" office:value="0.195897000000002">
            <text:p>0.195897</text:p>
          </table:table-cell>
          <table:table-cell table:formula="of:=[.B1161]-[.B1160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308552">
            <text:p>109.308552</text:p>
          </table:table-cell>
          <table:table-cell table:formula="of:=[.A1162]-[.A$20]" office:value-type="float" office:value="0.195900000000009">
            <text:p>0.195900</text:p>
          </table:table-cell>
          <table:table-cell table:formula="of:=[.B1162]-[.B1161]" office:value-type="float" office:value="0.00000300000000663658">
            <text:p>0.000003</text:p>
          </table:table-cell>
          <table:table-cell/>
          <table:table-cell office:value-type="string">
            <text:p>postpones its deadline to 109313.533659; c_s is topped up to 1.932219</text:p>
          </table:table-cell>
          <table:table-cell/>
        </table:table-row>
        <table:table-row table:style-name="ro1">
          <table:table-cell office:value-type="float" office:value="109.308581">
            <text:p>109.308581</text:p>
          </table:table-cell>
          <table:table-cell table:formula="of:=[.A1163]-[.A$20]" office:value-type="float" office:value="0.195929000000007">
            <text:p>0.195929</text:p>
          </table:table-cell>
          <table:table-cell table:formula="of:=[.B1163]-[.B1162]" office:value-type="float" office:value="0.0000289999999978363">
            <text:p>0.00002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308583">
            <text:p>109.308583</text:p>
          </table:table-cell>
          <table:table-cell table:formula="of:=[.A1164]-[.A$20]" office:value-type="float" office:value="0.195931000000002">
            <text:p>0.195931</text:p>
          </table:table-cell>
          <table:table-cell table:formula="of:=[.B1164]-[.B116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308585">
            <text:p>109.308585</text:p>
          </table:table-cell>
          <table:table-cell table:formula="of:=[.A1165]-[.A$20]" office:value-type="float" office:value="0.195932999999997">
            <text:p>0.195933</text:p>
          </table:table-cell>
          <table:table-cell table:formula="of:=[.B1165]-[.B1164]" office:value-type="float" office:value="0.00000199999999495049">
            <text:p>0.000002</text:p>
          </table:table-cell>
          <table:table-cell office:value-type="string">
            <text:p>d_s is renewed (r + D) to 109310.582606; c_s is fully topped up</text:p>
          </table:table-cell>
          <table:table-cell table:number-columns-repeated="2"/>
        </table:table-row>
        <table:table-row table:style-name="ro1">
          <table:table-cell office:value-type="float" office:value="109.308619">
            <text:p>109.308619</text:p>
          </table:table-cell>
          <table:table-cell table:formula="of:=[.A1166]-[.A$20]" office:value-type="float" office:value="0.195966999999996">
            <text:p>0.195967</text:p>
          </table:table-cell>
          <table:table-cell table:formula="of:=[.B1166]-[.B1165]" office:value-type="float" office:value="0.0000339999999994234">
            <text:p>0.00003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308621">
            <text:p>109.308621</text:p>
          </table:table-cell>
          <table:table-cell table:formula="of:=[.A1167]-[.A$20]" office:value-type="float" office:value="0.195969000000005">
            <text:p>0.195969</text:p>
          </table:table-cell>
          <table:table-cell table:formula="of:=[.B1167]-[.B1166]" office:value-type="float" office:value="0.00000200000000916134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308624">
            <text:p>109.308624</text:p>
          </table:table-cell>
          <table:table-cell table:formula="of:=[.A1168]-[.A$20]" office:value-type="float" office:value="0.195971999999998">
            <text:p>0.195972</text:p>
          </table:table-cell>
          <table:table-cell table:formula="of:=[.B1168]-[.B1167]" office:value-type="float" office:value="0.00000299999999242573">
            <text:p>0.000003</text:p>
          </table:table-cell>
          <table:table-cell table:number-columns-repeated="2"/>
          <table:table-cell office:value-type="string">
            <text:p>uses up its c_s; 109308.619205-109308.007152=0.612053</text:p>
          </table:table-cell>
        </table:table-row>
        <table:table-row table:style-name="ro1">
          <table:table-cell office:value-type="float" office:value="109.308629">
            <text:p>109.308629</text:p>
          </table:table-cell>
          <table:table-cell table:formula="of:=[.A1169]-[.A$20]" office:value-type="float" office:value="0.195976999999999">
            <text:p>0.195977</text:p>
          </table:table-cell>
          <table:table-cell table:formula="of:=[.B1169]-[.B1168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308631">
            <text:p>109.308631</text:p>
          </table:table-cell>
          <table:table-cell table:formula="of:=[.A1170]-[.A$20]" office:value-type="float" office:value="0.195979000000008">
            <text:p>0.195979</text:p>
          </table:table-cell>
          <table:table-cell table:formula="of:=[.B1170]-[.B1169]" office:value-type="float" office:value="0.00000200000000916134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309544">
            <text:p>109.309544</text:p>
          </table:table-cell>
          <table:table-cell table:formula="of:=[.A1171]-[.A$20]" office:value-type="float" office:value="0.196892000000005">
            <text:p>0.196892</text:p>
          </table:table-cell>
          <table:table-cell table:formula="of:=[.B1171]-[.B1170]" office:value-type="float" office:value="0.000912999999997055">
            <text:p>0.0009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309546">
            <text:p>109.309546</text:p>
          </table:table-cell>
          <table:table-cell table:formula="of:=[.A1172]-[.A$20]" office:value-type="float" office:value="0.196894">
            <text:p>0.196894</text:p>
          </table:table-cell>
          <table:table-cell table:formula="of:=[.B1172]-[.B117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30955">
            <text:p>109.309550</text:p>
          </table:table-cell>
          <table:table-cell table:formula="of:=[.A1173]-[.A$20]" office:value-type="float" office:value="0.196898000000004">
            <text:p>0.196898</text:p>
          </table:table-cell>
          <table:table-cell table:formula="of:=[.B1173]-[.B1172]" office:value-type="float" office:value="0.00000400000000411183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309554">
            <text:p>109.309554</text:p>
          </table:table-cell>
          <table:table-cell table:formula="of:=[.A1174]-[.A$20]" office:value-type="float" office:value="0.196902000000009">
            <text:p>0.196902</text:p>
          </table:table-cell>
          <table:table-cell table:formula="of:=[.B1174]-[.B1173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09558">
            <text:p>109.309558</text:p>
          </table:table-cell>
          <table:table-cell table:formula="of:=[.A1175]-[.A$20]" office:value-type="float" office:value="0.196905999999998">
            <text:p>0.196906</text:p>
          </table:table-cell>
          <table:table-cell table:formula="of:=[.B1175]-[.B1174]" office:value-type="float" office:value="0.00000399999998990097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309667">
            <text:p>109.309667</text:p>
          </table:table-cell>
          <table:table-cell table:formula="of:=[.A1176]-[.A$20]" office:value-type="float" office:value="0.197015000000008">
            <text:p>0.197015</text:p>
          </table:table-cell>
          <table:table-cell table:formula="of:=[.B1176]-[.B1175]" office:value-type="float" office:value="0.000109000000009019">
            <text:p>0.000109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311501">
            <text:p>109.311501</text:p>
          </table:table-cell>
          <table:table-cell table:formula="of:=[.A1177]-[.A$20]" office:value-type="float" office:value="0.19884900000001">
            <text:p>0.198849</text:p>
          </table:table-cell>
          <table:table-cell table:formula="of:=[.B1177]-[.B1176]" office:value-type="float" office:value="0.00183400000000233">
            <text:p>0.00183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311502">
            <text:p>109.311502</text:p>
          </table:table-cell>
          <table:table-cell table:formula="of:=[.A1178]-[.A$20]" office:value-type="float" office:value="0.198850000000007">
            <text:p>0.198850</text:p>
          </table:table-cell>
          <table:table-cell table:formula="of:=[.B1178]-[.B1177]" office:value-type="float" office:value="0.000000999999997475243">
            <text:p>0.00000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311505">
            <text:p>109.311505</text:p>
          </table:table-cell>
          <table:table-cell table:formula="of:=[.A1179]-[.A$20]" office:value-type="float" office:value="0.198853">
            <text:p>0.198853</text:p>
          </table:table-cell>
          <table:table-cell table:formula="of:=[.B1179]-[.B1178]" office:value-type="float" office:value="0.00000299999999242573">
            <text:p>0.000003</text:p>
          </table:table-cell>
          <table:table-cell/>
          <table:table-cell office:value-type="string">
            <text:p>uses up its c_s; 109311.500522-109310.769206=0.731316</text:p>
          </table:table-cell>
          <table:table-cell/>
        </table:table-row>
        <table:table-row table:style-name="ro1">
          <table:table-cell office:value-type="float" office:value="109.311509">
            <text:p>109.311509</text:p>
          </table:table-cell>
          <table:table-cell table:formula="of:=[.A1180]-[.A$20]" office:value-type="float" office:value="0.198857000000004">
            <text:p>0.198857</text:p>
          </table:table-cell>
          <table:table-cell table:formula="of:=[.B1180]-[.B1179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12601">
            <text:p>109.312601</text:p>
          </table:table-cell>
          <table:table-cell table:formula="of:=[.A1181]-[.A$20]" office:value-type="float" office:value="0.199949000000004">
            <text:p>0.199949</text:p>
          </table:table-cell>
          <table:table-cell table:formula="of:=[.B1181]-[.B1180]" office:value-type="float" office:value="0.00109199999999987">
            <text:p>0.00109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312604">
            <text:p>109.312604</text:p>
          </table:table-cell>
          <table:table-cell table:formula="of:=[.A1182]-[.A$20]" office:value-type="float" office:value="0.199951999999996">
            <text:p>0.199952</text:p>
          </table:table-cell>
          <table:table-cell table:formula="of:=[.B1182]-[.B1181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312606">
            <text:p>109.312606</text:p>
          </table:table-cell>
          <table:table-cell table:formula="of:=[.A1183]-[.A$20]" office:value-type="float" office:value="0.199954000000005">
            <text:p>0.199954</text:p>
          </table:table-cell>
          <table:table-cell table:formula="of:=[.B1183]-[.B1182]" office:value-type="float" office:value="0.00000200000000916134">
            <text:p>0.000002</text:p>
          </table:table-cell>
          <table:table-cell table:number-columns-repeated="2"/>
          <table:table-cell office:value-type="string">
            <text:p>d_s is renewed (r + D) to 109319.603866; c_s is fully topped up</text:p>
          </table:table-cell>
        </table:table-row>
        <table:table-row table:style-name="ro1">
          <table:table-cell office:value-type="float" office:value="109.312609">
            <text:p>109.312609</text:p>
          </table:table-cell>
          <table:table-cell table:formula="of:=[.A1184]-[.A$20]" office:value-type="float" office:value="0.199956999999998">
            <text:p>0.199957</text:p>
          </table:table-cell>
          <table:table-cell table:formula="of:=[.B1184]-[.B1183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31261">
            <text:p>109.312610</text:p>
          </table:table-cell>
          <table:table-cell table:formula="of:=[.A1185]-[.A$20]" office:value-type="float" office:value="0.199958000000009">
            <text:p>0.199958</text:p>
          </table:table-cell>
          <table:table-cell table:formula="of:=[.B1185]-[.B1184]" office:value-type="float" office:value="0.0000010000000116861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312613">
            <text:p>109.312613</text:p>
          </table:table-cell>
          <table:table-cell table:formula="of:=[.A1186]-[.A$20]" office:value-type="float" office:value="0.199961000000002">
            <text:p>0.199961</text:p>
          </table:table-cell>
          <table:table-cell table:formula="of:=[.B1186]-[.B1185]" office:value-type="float" office:value="0.00000299999999242573">
            <text:p>0.000003</text:p>
          </table:table-cell>
          <table:table-cell office:value-type="string">
            <text:p>d_s is renewed (r + D) to 109314.603866; c_s is fully topped up</text:p>
          </table:table-cell>
          <table:table-cell table:number-columns-repeated="2"/>
        </table:table-row>
        <table:table-row table:style-name="ro1">
          <table:table-cell office:value-type="float" office:value="109.312615">
            <text:p>109.312615</text:p>
          </table:table-cell>
          <table:table-cell table:formula="of:=[.A1187]-[.A$20]" office:value-type="float" office:value="0.199962999999997">
            <text:p>0.199963</text:p>
          </table:table-cell>
          <table:table-cell table:formula="of:=[.B1187]-[.B1186]" office:value-type="float" office:value="0.0000019999999949504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312617">
            <text:p>109.312617</text:p>
          </table:table-cell>
          <table:table-cell table:formula="of:=[.A1188]-[.A$20]" office:value-type="float" office:value="0.199965000000006">
            <text:p>0.199965</text:p>
          </table:table-cell>
          <table:table-cell table:formula="of:=[.B1188]-[.B1187]" office:value-type="float" office:value="0.00000200000000916134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312624">
            <text:p>109.312624</text:p>
          </table:table-cell>
          <table:table-cell table:formula="of:=[.A1189]-[.A$20]" office:value-type="float" office:value="0.199972000000002">
            <text:p>0.199972</text:p>
          </table:table-cell>
          <table:table-cell table:formula="of:=[.B1189]-[.B1188]" office:value-type="float" office:value="0.00000699999999653755">
            <text:p>0.00000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09.313542">
            <text:p>109.313542</text:p>
          </table:table-cell>
          <table:table-cell table:formula="of:=[.A1190]-[.A$20]" office:value-type="float" office:value="0.200890000000001">
            <text:p>0.200890</text:p>
          </table:table-cell>
          <table:table-cell table:formula="of:=[.B1190]-[.B1189]" office:value-type="float" office:value="0.000917999999998642">
            <text:p>0.0009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313544">
            <text:p>109.313544</text:p>
          </table:table-cell>
          <table:table-cell table:formula="of:=[.A1191]-[.A$20]" office:value-type="float" office:value="0.200891999999996">
            <text:p>0.200892</text:p>
          </table:table-cell>
          <table:table-cell table:formula="of:=[.B1191]-[.B119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313546">
            <text:p>109.313546</text:p>
          </table:table-cell>
          <table:table-cell table:formula="of:=[.A1192]-[.A$20]" office:value-type="float" office:value="0.200894000000005">
            <text:p>0.200894</text:p>
          </table:table-cell>
          <table:table-cell table:formula="of:=[.B1192]-[.B1191]" office:value-type="float" office:value="0.00000200000000916134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313551">
            <text:p>109.313551</text:p>
          </table:table-cell>
          <table:table-cell table:formula="of:=[.A1193]-[.A$20]" office:value-type="float" office:value="0.200899000000007">
            <text:p>0.200899</text:p>
          </table:table-cell>
          <table:table-cell table:formula="of:=[.B1193]-[.B1192]" office:value-type="float" office:value="0.00000500000000158707">
            <text:p>0.00000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313552">
            <text:p>109.313552</text:p>
          </table:table-cell>
          <table:table-cell table:formula="of:=[.A1194]-[.A$20]" office:value-type="float" office:value="0.200900000000004">
            <text:p>0.200900</text:p>
          </table:table-cell>
          <table:table-cell table:formula="of:=[.B1194]-[.B1193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313555">
            <text:p>109.313555</text:p>
          </table:table-cell>
          <table:table-cell table:formula="of:=[.A1195]-[.A$20]" office:value-type="float" office:value="0.200902999999997">
            <text:p>0.200903</text:p>
          </table:table-cell>
          <table:table-cell table:formula="of:=[.B1195]-[.B1194]" office:value-type="float" office:value="0.00000299999999242573">
            <text:p>0.000003</text:p>
          </table:table-cell>
          <table:table-cell/>
          <table:table-cell office:value-type="string">
            <text:p>postpones its deadline to 109318.533659; c_s is topped up to 1.975882</text:p>
          </table:table-cell>
          <table:table-cell/>
        </table:table-row>
        <table:table-row table:style-name="ro1">
          <table:table-cell office:value-type="float" office:value="109.313557">
            <text:p>109.313557</text:p>
          </table:table-cell>
          <table:table-cell table:formula="of:=[.A1196]-[.A$20]" office:value-type="float" office:value="0.200905000000006">
            <text:p>0.200905</text:p>
          </table:table-cell>
          <table:table-cell table:formula="of:=[.B1196]-[.B1195]" office:value-type="float" office:value="0.00000200000000916134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313561">
            <text:p>109.313561</text:p>
          </table:table-cell>
          <table:table-cell table:formula="of:=[.A1197]-[.A$20]" office:value-type="float" office:value="0.20090900000001">
            <text:p>0.200909</text:p>
          </table:table-cell>
          <table:table-cell table:formula="of:=[.B1197]-[.B1196]" office:value-type="float" office:value="0.00000400000000411183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313565">
            <text:p>109.313565</text:p>
          </table:table-cell>
          <table:table-cell table:formula="of:=[.A1198]-[.A$20]" office:value-type="float" office:value="0.200913">
            <text:p>0.200913</text:p>
          </table:table-cell>
          <table:table-cell table:formula="of:=[.B1198]-[.B1197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313569">
            <text:p>109.313569</text:p>
          </table:table-cell>
          <table:table-cell table:formula="of:=[.A1199]-[.A$20]" office:value-type="float" office:value="0.200917000000004">
            <text:p>0.200917</text:p>
          </table:table-cell>
          <table:table-cell table:formula="of:=[.B1199]-[.B1198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13574">
            <text:p>109.313574</text:p>
          </table:table-cell>
          <table:table-cell table:formula="of:=[.A1200]-[.A$20]" office:value-type="float" office:value="0.200922000000006">
            <text:p>0.200922</text:p>
          </table:table-cell>
          <table:table-cell table:formula="of:=[.B1200]-[.B1199]" office:value-type="float" office:value="0.00000500000000158707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315539">
            <text:p>109.315539</text:p>
          </table:table-cell>
          <table:table-cell table:formula="of:=[.A1201]-[.A$20]" office:value-type="float" office:value="0.202887000000004">
            <text:p>0.202887</text:p>
          </table:table-cell>
          <table:table-cell table:formula="of:=[.B1201]-[.B1200]" office:value-type="float" office:value="0.00196499999999844">
            <text:p>0.00196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315542">
            <text:p>109.315542</text:p>
          </table:table-cell>
          <table:table-cell table:formula="of:=[.A1202]-[.A$20]" office:value-type="float" office:value="0.202889999999996">
            <text:p>0.202890</text:p>
          </table:table-cell>
          <table:table-cell table:formula="of:=[.B1202]-[.B1201]" office:value-type="float" office:value="0.00000299999999242573">
            <text:p>0.00000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315545">
            <text:p>109.315545</text:p>
          </table:table-cell>
          <table:table-cell table:formula="of:=[.A1203]-[.A$20]" office:value-type="float" office:value="0.202893000000003">
            <text:p>0.202893</text:p>
          </table:table-cell>
          <table:table-cell table:formula="of:=[.B1203]-[.B1202]" office:value-type="float" office:value="0.00000300000000663658">
            <text:p>0.000003</text:p>
          </table:table-cell>
          <table:table-cell/>
          <table:table-cell office:value-type="string">
            <text:p>uses up its c_s; 109315.538608-109314.683555=0.855053</text:p>
          </table:table-cell>
          <table:table-cell/>
        </table:table-row>
        <table:table-row table:style-name="ro1">
          <table:table-cell office:value-type="float" office:value="109.315548">
            <text:p>109.315548</text:p>
          </table:table-cell>
          <table:table-cell table:formula="of:=[.A1204]-[.A$20]" office:value-type="float" office:value="0.20289600000001">
            <text:p>0.202896</text:p>
          </table:table-cell>
          <table:table-cell table:formula="of:=[.B1204]-[.B1203]" office:value-type="float" office:value="0.00000300000000663658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15553">
            <text:p>109.315553</text:p>
          </table:table-cell>
          <table:table-cell table:formula="of:=[.A1205]-[.A$20]" office:value-type="float" office:value="0.202900999999997">
            <text:p>0.202901</text:p>
          </table:table-cell>
          <table:table-cell table:formula="of:=[.B1205]-[.B1204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316581">
            <text:p>109.316581</text:p>
          </table:table-cell>
          <table:table-cell table:formula="of:=[.A1206]-[.A$20]" office:value-type="float" office:value="0.203929000000002">
            <text:p>0.203929</text:p>
          </table:table-cell>
          <table:table-cell table:formula="of:=[.B1206]-[.B1205]" office:value-type="float" office:value="0.00102800000000514">
            <text:p>0.00102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316583">
            <text:p>109.316583</text:p>
          </table:table-cell>
          <table:table-cell table:formula="of:=[.A1207]-[.A$20]" office:value-type="float" office:value="0.203930999999997">
            <text:p>0.203931</text:p>
          </table:table-cell>
          <table:table-cell table:formula="of:=[.B1207]-[.B120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316586">
            <text:p>109.316586</text:p>
          </table:table-cell>
          <table:table-cell table:formula="of:=[.A1208]-[.A$20]" office:value-type="float" office:value="0.203934000000004">
            <text:p>0.203934</text:p>
          </table:table-cell>
          <table:table-cell table:formula="of:=[.B1208]-[.B1207]" office:value-type="float" office:value="0.00000300000000663658">
            <text:p>0.000003</text:p>
          </table:table-cell>
          <table:table-cell office:value-type="string">
            <text:p>d_s is renewed (r + D) to 109318.583427; c_s is fully topped up</text:p>
          </table:table-cell>
          <table:table-cell table:number-columns-repeated="2"/>
        </table:table-row>
        <table:table-row table:style-name="ro1">
          <table:table-cell office:value-type="float" office:value="109.316588">
            <text:p>109.316588</text:p>
          </table:table-cell>
          <table:table-cell table:formula="of:=[.A1209]-[.A$20]" office:value-type="float" office:value="0.203935999999999">
            <text:p>0.203936</text:p>
          </table:table-cell>
          <table:table-cell table:formula="of:=[.B1209]-[.B1208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09.316593">
            <text:p>109.316593</text:p>
          </table:table-cell>
          <table:table-cell table:formula="of:=[.A1210]-[.A$20]" office:value-type="float" office:value="0.203941">
            <text:p>0.203941</text:p>
          </table:table-cell>
          <table:table-cell table:formula="of:=[.B1210]-[.B1209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316595">
            <text:p>109.316595</text:p>
          </table:table-cell>
          <table:table-cell table:formula="of:=[.A1211]-[.A$20]" office:value-type="float" office:value="0.20394300000001">
            <text:p>0.203943</text:p>
          </table:table-cell>
          <table:table-cell table:formula="of:=[.B1211]-[.B1210]" office:value-type="float" office:value="0.00000200000000916134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09.317517">
            <text:p>109.317517</text:p>
          </table:table-cell>
          <table:table-cell table:formula="of:=[.A1212]-[.A$20]" office:value-type="float" office:value="0.204864999999998">
            <text:p>0.204865</text:p>
          </table:table-cell>
          <table:table-cell table:formula="of:=[.B1212]-[.B1211]" office:value-type="float" office:value="0.000921999999988543">
            <text:p>0.00092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317519">
            <text:p>109.317519</text:p>
          </table:table-cell>
          <table:table-cell table:formula="of:=[.A1213]-[.A$20]" office:value-type="float" office:value="0.204867000000007">
            <text:p>0.204867</text:p>
          </table:table-cell>
          <table:table-cell table:formula="of:=[.B1213]-[.B1212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317523">
            <text:p>109.317523</text:p>
          </table:table-cell>
          <table:table-cell table:formula="of:=[.A1214]-[.A$20]" office:value-type="float" office:value="0.204870999999997">
            <text:p>0.204871</text:p>
          </table:table-cell>
          <table:table-cell table:formula="of:=[.B1214]-[.B121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09.317579">
            <text:p>109.317579</text:p>
          </table:table-cell>
          <table:table-cell table:formula="of:=[.A1215]-[.A$20]" office:value-type="float" office:value="0.204926999999998">
            <text:p>0.204927</text:p>
          </table:table-cell>
          <table:table-cell table:formula="of:=[.B1215]-[.B1214]" office:value-type="float" office:value="0.0000560000000007221">
            <text:p>0.00005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317581">
            <text:p>109.317581</text:p>
          </table:table-cell>
          <table:table-cell table:formula="of:=[.A1216]-[.A$20]" office:value-type="float" office:value="0.204929000000007">
            <text:p>0.204929</text:p>
          </table:table-cell>
          <table:table-cell table:formula="of:=[.B1216]-[.B1215]" office:value-type="float" office:value="0.00000200000000916134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317583">
            <text:p>109.317583</text:p>
          </table:table-cell>
          <table:table-cell table:formula="of:=[.A1217]-[.A$20]" office:value-type="float" office:value="0.204931000000002">
            <text:p>0.204931</text:p>
          </table:table-cell>
          <table:table-cell table:formula="of:=[.B1217]-[.B1216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317588">
            <text:p>109.317588</text:p>
          </table:table-cell>
          <table:table-cell table:formula="of:=[.A1218]-[.A$20]" office:value-type="float" office:value="0.204936000000004">
            <text:p>0.204936</text:p>
          </table:table-cell>
          <table:table-cell table:formula="of:=[.B1218]-[.B1217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317591">
            <text:p>109.317591</text:p>
          </table:table-cell>
          <table:table-cell table:formula="of:=[.A1219]-[.A$20]" office:value-type="float" office:value="0.204938999999996">
            <text:p>0.204939</text:p>
          </table:table-cell>
          <table:table-cell table:formula="of:=[.B1219]-[.B1218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318546">
            <text:p>109.318546</text:p>
          </table:table-cell>
          <table:table-cell table:formula="of:=[.A1220]-[.A$20]" office:value-type="float" office:value="0.205894000000001">
            <text:p>0.205894</text:p>
          </table:table-cell>
          <table:table-cell table:formula="of:=[.B1220]-[.B1219]" office:value-type="float" office:value="0.000955000000004702">
            <text:p>0.00095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318547">
            <text:p>109.318547</text:p>
          </table:table-cell>
          <table:table-cell table:formula="of:=[.A1221]-[.A$20]" office:value-type="float" office:value="0.205894999999998">
            <text:p>0.205895</text:p>
          </table:table-cell>
          <table:table-cell table:formula="of:=[.B1221]-[.B1220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31855">
            <text:p>109.318550</text:p>
          </table:table-cell>
          <table:table-cell table:formula="of:=[.A1222]-[.A$20]" office:value-type="float" office:value="0.205898000000005">
            <text:p>0.205898</text:p>
          </table:table-cell>
          <table:table-cell table:formula="of:=[.B1222]-[.B1221]" office:value-type="float" office:value="0.00000300000000663658">
            <text:p>0.000003</text:p>
          </table:table-cell>
          <table:table-cell/>
          <table:table-cell office:value-type="string">
            <text:p>postpones its deadline to 109323.533659; c_s is topped up to 1.997940</text:p>
          </table:table-cell>
          <table:table-cell/>
        </table:table-row>
        <table:table-row table:style-name="ro1">
          <table:table-cell office:value-type="float" office:value="109.319493">
            <text:p>109.319493</text:p>
          </table:table-cell>
          <table:table-cell table:formula="of:=[.A1223]-[.A$20]" office:value-type="float" office:value="0.206840999999997">
            <text:p>0.206841</text:p>
          </table:table-cell>
          <table:table-cell table:formula="of:=[.B1223]-[.B1222]" office:value-type="float" office:value="0.000942999999992367">
            <text:p>0.00094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319495">
            <text:p>109.319495</text:p>
          </table:table-cell>
          <table:table-cell table:formula="of:=[.A1224]-[.A$20]" office:value-type="float" office:value="0.206843000000006">
            <text:p>0.206843</text:p>
          </table:table-cell>
          <table:table-cell table:formula="of:=[.B1224]-[.B1223]" office:value-type="float" office:value="0.00000200000000916134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319497">
            <text:p>109.319497</text:p>
          </table:table-cell>
          <table:table-cell table:formula="of:=[.A1225]-[.A$20]" office:value-type="float" office:value="0.206845000000001">
            <text:p>0.206845</text:p>
          </table:table-cell>
          <table:table-cell table:formula="of:=[.B1225]-[.B1224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; 109319.492925-109318.726372=0.766553</text:p>
          </table:table-cell>
        </table:table-row>
        <table:table-row table:style-name="ro1">
          <table:table-cell office:value-type="float" office:value="109.319502">
            <text:p>109.319502</text:p>
          </table:table-cell>
          <table:table-cell table:formula="of:=[.A1226]-[.A$20]" office:value-type="float" office:value="0.206850000000003">
            <text:p>0.206850</text:p>
          </table:table-cell>
          <table:table-cell table:formula="of:=[.B1226]-[.B1225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319504">
            <text:p>109.319504</text:p>
          </table:table-cell>
          <table:table-cell table:formula="of:=[.A1227]-[.A$20]" office:value-type="float" office:value="0.206851999999998">
            <text:p>0.206852</text:p>
          </table:table-cell>
          <table:table-cell table:formula="of:=[.B1227]-[.B1226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319506">
            <text:p>109.319506</text:p>
          </table:table-cell>
          <table:table-cell table:formula="of:=[.A1228]-[.A$20]" office:value-type="float" office:value="0.206854000000007">
            <text:p>0.206854</text:p>
          </table:table-cell>
          <table:table-cell table:formula="of:=[.B1228]-[.B1227]" office:value-type="float" office:value="0.00000200000000916134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19511">
            <text:p>109.319511</text:p>
          </table:table-cell>
          <table:table-cell table:formula="of:=[.A1229]-[.A$20]" office:value-type="float" office:value="0.206859000000009">
            <text:p>0.206859</text:p>
          </table:table-cell>
          <table:table-cell table:formula="of:=[.B1229]-[.B1228]" office:value-type="float" office:value="0.00000500000000158707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319613">
            <text:p>109.319613</text:p>
          </table:table-cell>
          <table:table-cell table:formula="of:=[.A1230]-[.A$20]" office:value-type="float" office:value="0.206961000000007">
            <text:p>0.206961</text:p>
          </table:table-cell>
          <table:table-cell table:formula="of:=[.B1230]-[.B1229]" office:value-type="float" office:value="0.00010199999999827">
            <text:p>0.00010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320581">
            <text:p>109.320581</text:p>
          </table:table-cell>
          <table:table-cell table:formula="of:=[.A1231]-[.A$20]" office:value-type="float" office:value="0.207929000000007">
            <text:p>0.207929</text:p>
          </table:table-cell>
          <table:table-cell table:formula="of:=[.B1231]-[.B1230]" office:value-type="float" office:value="0.000968000000000302">
            <text:p>0.00096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320583">
            <text:p>109.320583</text:p>
          </table:table-cell>
          <table:table-cell table:formula="of:=[.A1232]-[.A$20]" office:value-type="float" office:value="0.207931000000002">
            <text:p>0.207931</text:p>
          </table:table-cell>
          <table:table-cell table:formula="of:=[.B1232]-[.B123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320585">
            <text:p>109.320585</text:p>
          </table:table-cell>
          <table:table-cell table:formula="of:=[.A1233]-[.A$20]" office:value-type="float" office:value="0.207932999999997">
            <text:p>0.207933</text:p>
          </table:table-cell>
          <table:table-cell table:formula="of:=[.B1233]-[.B1232]" office:value-type="float" office:value="0.00000199999999495049">
            <text:p>0.000002</text:p>
          </table:table-cell>
          <table:table-cell office:value-type="string">
            <text:p>d_s is renewed (r + D) to 109322.583092; c_s is fully topped up</text:p>
          </table:table-cell>
          <table:table-cell table:number-columns-repeated="2"/>
        </table:table-row>
        <table:table-row table:style-name="ro1">
          <table:table-cell office:value-type="float" office:value="109.320588">
            <text:p>109.320588</text:p>
          </table:table-cell>
          <table:table-cell table:formula="of:=[.A1234]-[.A$20]" office:value-type="float" office:value="0.207936000000004">
            <text:p>0.207936</text:p>
          </table:table-cell>
          <table:table-cell table:formula="of:=[.B1234]-[.B1233]" office:value-type="float" office:value="0.00000300000000663658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320592">
            <text:p>109.320592</text:p>
          </table:table-cell>
          <table:table-cell table:formula="of:=[.A1235]-[.A$20]" office:value-type="float" office:value="0.207940000000008">
            <text:p>0.207940</text:p>
          </table:table-cell>
          <table:table-cell table:formula="of:=[.B1235]-[.B1234]" office:value-type="float" office:value="0.00000400000000411183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20594">
            <text:p>109.320594</text:p>
          </table:table-cell>
          <table:table-cell table:formula="of:=[.A1236]-[.A$20]" office:value-type="float" office:value="0.207942000000003">
            <text:p>0.207942</text:p>
          </table:table-cell>
          <table:table-cell table:formula="of:=[.B1236]-[.B1235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321508">
            <text:p>109.321508</text:p>
          </table:table-cell>
          <table:table-cell table:formula="of:=[.A1237]-[.A$20]" office:value-type="float" office:value="0.208855999999997">
            <text:p>0.208856</text:p>
          </table:table-cell>
          <table:table-cell table:formula="of:=[.B1237]-[.B1236]" office:value-type="float" office:value="0.00091399999999453">
            <text:p>0.0009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32151">
            <text:p>109.321510</text:p>
          </table:table-cell>
          <table:table-cell table:formula="of:=[.A1238]-[.A$20]" office:value-type="float" office:value="0.208858000000006">
            <text:p>0.208858</text:p>
          </table:table-cell>
          <table:table-cell table:formula="of:=[.B1238]-[.B1237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321513">
            <text:p>109.321513</text:p>
          </table:table-cell>
          <table:table-cell table:formula="of:=[.A1239]-[.A$20]" office:value-type="float" office:value="0.208860999999999">
            <text:p>0.208861</text:p>
          </table:table-cell>
          <table:table-cell table:formula="of:=[.B1239]-[.B1238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322412">
            <text:p>109.322412</text:p>
          </table:table-cell>
          <table:table-cell table:formula="of:=[.A1240]-[.A$20]" office:value-type="float" office:value="0.209760000000003">
            <text:p>0.209760</text:p>
          </table:table-cell>
          <table:table-cell table:formula="of:=[.B1240]-[.B1239]" office:value-type="float" office:value="0.00089900000000398">
            <text:p>0.00089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322414">
            <text:p>109.322414</text:p>
          </table:table-cell>
          <table:table-cell table:formula="of:=[.A1241]-[.A$20]" office:value-type="float" office:value="0.209761999999998">
            <text:p>0.209762</text:p>
          </table:table-cell>
          <table:table-cell table:formula="of:=[.B1241]-[.B1240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09.322416">
            <text:p>109.322416</text:p>
          </table:table-cell>
          <table:table-cell table:formula="of:=[.A1242]-[.A$20]" office:value-type="float" office:value="0.209764000000007">
            <text:p>0.209764</text:p>
          </table:table-cell>
          <table:table-cell table:formula="of:=[.B1242]-[.B1241]" office:value-type="float" office:value="0.00000200000000916134">
            <text:p>0.000002</text:p>
          </table:table-cell>
          <table:table-cell/>
          <table:table-cell office:value-type="string">
            <text:p>uses up its c_s; 109322.411837-109321.508300=0.903537</text:p>
          </table:table-cell>
          <table:table-cell/>
        </table:table-row>
        <table:table-row table:style-name="ro1">
          <table:table-cell office:value-type="float" office:value="109.32242">
            <text:p>109.322420</text:p>
          </table:table-cell>
          <table:table-cell table:formula="of:=[.A1243]-[.A$20]" office:value-type="float" office:value="0.209767999999997">
            <text:p>0.209768</text:p>
          </table:table-cell>
          <table:table-cell table:formula="of:=[.B1243]-[.B1242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22606">
            <text:p>109.322606</text:p>
          </table:table-cell>
          <table:table-cell table:formula="of:=[.A1244]-[.A$20]" office:value-type="float" office:value="0.209953999999996">
            <text:p>0.209954</text:p>
          </table:table-cell>
          <table:table-cell table:formula="of:=[.B1244]-[.B1243]" office:value-type="float" office:value="0.000185999999999353">
            <text:p>0.00018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322609">
            <text:p>109.322609</text:p>
          </table:table-cell>
          <table:table-cell table:formula="of:=[.A1245]-[.A$20]" office:value-type="float" office:value="0.209957000000003">
            <text:p>0.209957</text:p>
          </table:table-cell>
          <table:table-cell table:formula="of:=[.B1245]-[.B1244]" office:value-type="float" office:value="0.00000300000000663658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322611">
            <text:p>109.322611</text:p>
          </table:table-cell>
          <table:table-cell table:formula="of:=[.A1246]-[.A$20]" office:value-type="float" office:value="0.209958999999998">
            <text:p>0.209959</text:p>
          </table:table-cell>
          <table:table-cell table:formula="of:=[.B1246]-[.B1245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09329.608467; c_s is fully topped up</text:p>
          </table:table-cell>
        </table:table-row>
        <table:table-row table:style-name="ro1">
          <table:table-cell office:value-type="float" office:value="109.322613">
            <text:p>109.322613</text:p>
          </table:table-cell>
          <table:table-cell table:formula="of:=[.A1247]-[.A$20]" office:value-type="float" office:value="0.209961000000007">
            <text:p>0.209961</text:p>
          </table:table-cell>
          <table:table-cell table:formula="of:=[.B1247]-[.B1246]" office:value-type="float" office:value="0.00000200000000916134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322615">
            <text:p>109.322615</text:p>
          </table:table-cell>
          <table:table-cell table:formula="of:=[.A1248]-[.A$20]" office:value-type="float" office:value="0.209963000000002">
            <text:p>0.209963</text:p>
          </table:table-cell>
          <table:table-cell table:formula="of:=[.B1248]-[.B1247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09.32262">
            <text:p>109.322620</text:p>
          </table:table-cell>
          <table:table-cell table:formula="of:=[.A1249]-[.A$20]" office:value-type="float" office:value="0.209968000000003">
            <text:p>0.209968</text:p>
          </table:table-cell>
          <table:table-cell table:formula="of:=[.B1249]-[.B1248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109.322623">
            <text:p>109.322623</text:p>
          </table:table-cell>
          <table:table-cell table:formula="of:=[.A1250]-[.A$20]" office:value-type="float" office:value="0.209970999999996">
            <text:p>0.209971</text:p>
          </table:table-cell>
          <table:table-cell table:formula="of:=[.B1250]-[.B1249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322628">
            <text:p>109.322628</text:p>
          </table:table-cell>
          <table:table-cell table:formula="of:=[.A1251]-[.A$20]" office:value-type="float" office:value="0.209975999999997">
            <text:p>0.209976</text:p>
          </table:table-cell>
          <table:table-cell table:formula="of:=[.B1251]-[.B1250]" office:value-type="float" office:value="0.00000500000000158707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323546">
            <text:p>109.323546</text:p>
          </table:table-cell>
          <table:table-cell table:formula="of:=[.A1252]-[.A$20]" office:value-type="float" office:value="0.210893999999996">
            <text:p>0.210894</text:p>
          </table:table-cell>
          <table:table-cell table:formula="of:=[.B1252]-[.B1251]" office:value-type="float" office:value="0.000917999999998642">
            <text:p>0.00091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09.323548">
            <text:p>109.323548</text:p>
          </table:table-cell>
          <table:table-cell table:formula="of:=[.A1253]-[.A$20]" office:value-type="float" office:value="0.210896000000005">
            <text:p>0.210896</text:p>
          </table:table-cell>
          <table:table-cell table:formula="of:=[.B1253]-[.B1252]" office:value-type="float" office:value="0.00000200000000916134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323551">
            <text:p>109.323551</text:p>
          </table:table-cell>
          <table:table-cell table:formula="of:=[.A1254]-[.A$20]" office:value-type="float" office:value="0.210898999999998">
            <text:p>0.210899</text:p>
          </table:table-cell>
          <table:table-cell table:formula="of:=[.B1254]-[.B1253]" office:value-type="float" office:value="0.00000299999999242573">
            <text:p>0.000003</text:p>
          </table:table-cell>
          <table:table-cell/>
          <table:table-cell office:value-type="string">
            <text:p>postpones its deadline to 109328.533659; c_s is topped up to 1.995108</text:p>
          </table:table-cell>
          <table:table-cell/>
        </table:table-row>
        <table:table-row table:style-name="ro1">
          <table:table-cell office:value-type="float" office:value="109.323553">
            <text:p>109.323553</text:p>
          </table:table-cell>
          <table:table-cell table:formula="of:=[.A1255]-[.A$20]" office:value-type="float" office:value="0.210901000000007">
            <text:p>0.210901</text:p>
          </table:table-cell>
          <table:table-cell table:formula="of:=[.B1255]-[.B1254]" office:value-type="float" office:value="0.00000200000000916134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09.323557">
            <text:p>109.323557</text:p>
          </table:table-cell>
          <table:table-cell table:formula="of:=[.A1256]-[.A$20]" office:value-type="float" office:value="0.210904999999997">
            <text:p>0.210905</text:p>
          </table:table-cell>
          <table:table-cell table:formula="of:=[.B1256]-[.B1255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323559">
            <text:p>109.323559</text:p>
          </table:table-cell>
          <table:table-cell table:formula="of:=[.A1257]-[.A$20]" office:value-type="float" office:value="0.210907000000006">
            <text:p>0.210907</text:p>
          </table:table-cell>
          <table:table-cell table:formula="of:=[.B1257]-[.B1256]" office:value-type="float" office:value="0.00000200000000916134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09.323562">
            <text:p>109.323562</text:p>
          </table:table-cell>
          <table:table-cell table:formula="of:=[.A1258]-[.A$20]" office:value-type="float" office:value="0.210909999999998">
            <text:p>0.210910</text:p>
          </table:table-cell>
          <table:table-cell table:formula="of:=[.B1258]-[.B1257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23564">
            <text:p>109.323564</text:p>
          </table:table-cell>
          <table:table-cell table:formula="of:=[.A1259]-[.A$20]" office:value-type="float" office:value="0.210912000000008">
            <text:p>0.210912</text:p>
          </table:table-cell>
          <table:table-cell table:formula="of:=[.B1259]-[.B1258]" office:value-type="float" office:value="0.00000200000000916134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09.324581">
            <text:p>109.324581</text:p>
          </table:table-cell>
          <table:table-cell table:formula="of:=[.A1260]-[.A$20]" office:value-type="float" office:value="0.211928999999998">
            <text:p>0.211929</text:p>
          </table:table-cell>
          <table:table-cell table:formula="of:=[.B1260]-[.B1259]" office:value-type="float" office:value="0.00101699999999028">
            <text:p>0.00101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324583">
            <text:p>109.324583</text:p>
          </table:table-cell>
          <table:table-cell table:formula="of:=[.A1261]-[.A$20]" office:value-type="float" office:value="0.211931000000007">
            <text:p>0.211931</text:p>
          </table:table-cell>
          <table:table-cell table:formula="of:=[.B1261]-[.B1260]" office:value-type="float" office:value="0.00000200000000916134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324585">
            <text:p>109.324585</text:p>
          </table:table-cell>
          <table:table-cell table:formula="of:=[.A1262]-[.A$20]" office:value-type="float" office:value="0.211933000000002">
            <text:p>0.211933</text:p>
          </table:table-cell>
          <table:table-cell table:formula="of:=[.B1262]-[.B1261]" office:value-type="float" office:value="0.00000199999999495049">
            <text:p>0.000002</text:p>
          </table:table-cell>
          <table:table-cell office:value-type="string">
            <text:p>d_s is renewed (r + D) to 109326.583298; c_s is fully topped up</text:p>
          </table:table-cell>
          <table:table-cell table:number-columns-repeated="2"/>
        </table:table-row>
        <table:table-row table:style-name="ro1">
          <table:table-cell office:value-type="float" office:value="109.324588">
            <text:p>109.324588</text:p>
          </table:table-cell>
          <table:table-cell table:formula="of:=[.A1263]-[.A$20]" office:value-type="float" office:value="0.211936000000009">
            <text:p>0.211936</text:p>
          </table:table-cell>
          <table:table-cell table:formula="of:=[.B1263]-[.B1262]" office:value-type="float" office:value="0.00000300000000663658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09.324591">
            <text:p>109.324591</text:p>
          </table:table-cell>
          <table:table-cell table:formula="of:=[.A1264]-[.A$20]" office:value-type="float" office:value="0.211939000000001">
            <text:p>0.211939</text:p>
          </table:table-cell>
          <table:table-cell table:formula="of:=[.B1264]-[.B1263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24593">
            <text:p>109.324593</text:p>
          </table:table-cell>
          <table:table-cell table:formula="of:=[.A1265]-[.A$20]" office:value-type="float" office:value="0.211940999999996">
            <text:p>0.211941</text:p>
          </table:table-cell>
          <table:table-cell table:formula="of:=[.B1265]-[.B1264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09.325592">
            <text:p>109.325592</text:p>
          </table:table-cell>
          <table:table-cell table:formula="of:=[.A1266]-[.A$20]" office:value-type="float" office:value="0.212940000000003">
            <text:p>0.212940</text:p>
          </table:table-cell>
          <table:table-cell table:formula="of:=[.B1266]-[.B1265]" office:value-type="float" office:value="0.0009990000000073">
            <text:p>0.00099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325595">
            <text:p>109.325595</text:p>
          </table:table-cell>
          <table:table-cell table:formula="of:=[.A1267]-[.A$20]" office:value-type="float" office:value="0.21294300000001">
            <text:p>0.212943</text:p>
          </table:table-cell>
          <table:table-cell table:formula="of:=[.B1267]-[.B1266]" office:value-type="float" office:value="0.00000300000000663658">
            <text:p>0.000003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109.325598">
            <text:p>109.325598</text:p>
          </table:table-cell>
          <table:table-cell table:formula="of:=[.A1268]-[.A$20]" office:value-type="float" office:value="0.212946000000002">
            <text:p>0.212946</text:p>
          </table:table-cell>
          <table:table-cell table:formula="of:=[.B1268]-[.B1267]" office:value-type="float" office:value="0.00000299999999242573">
            <text:p>0.000003</text:p>
          </table:table-cell>
          <table:table-cell office:value-type="string">
            <text:p>uses up its c_s; 109325.591320-109324.590997=1.000323</text:p>
          </table:table-cell>
          <table:table-cell table:number-columns-repeated="2"/>
        </table:table-row>
        <table:table-row table:style-name="ro1">
          <table:table-cell office:value-type="float" office:value="109.325604">
            <text:p>109.325604</text:p>
          </table:table-cell>
          <table:table-cell table:formula="of:=[.A1269]-[.A$20]" office:value-type="float" office:value="0.212952000000001">
            <text:p>0.212952</text:p>
          </table:table-cell>
          <table:table-cell table:formula="of:=[.B1269]-[.B1268]" office:value-type="float" office:value="0.00000599999999906231">
            <text:p>0.000006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325608">
            <text:p>109.325608</text:p>
          </table:table-cell>
          <table:table-cell table:formula="of:=[.A1270]-[.A$20]" office:value-type="float" office:value="0.212956000000005">
            <text:p>0.212956</text:p>
          </table:table-cell>
          <table:table-cell table:formula="of:=[.B1270]-[.B1269]" office:value-type="float" office:value="0.00000400000000411183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326545">
            <text:p>109.326545</text:p>
          </table:table-cell>
          <table:table-cell table:formula="of:=[.A1271]-[.A$20]" office:value-type="float" office:value="0.213892999999999">
            <text:p>0.213893</text:p>
          </table:table-cell>
          <table:table-cell table:formula="of:=[.B1271]-[.B1270]" office:value-type="float" office:value="0.000936999999993304">
            <text:p>0.00093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326547">
            <text:p>109.326547</text:p>
          </table:table-cell>
          <table:table-cell table:formula="of:=[.A1272]-[.A$20]" office:value-type="float" office:value="0.213895000000008">
            <text:p>0.213895</text:p>
          </table:table-cell>
          <table:table-cell table:formula="of:=[.B1272]-[.B1271]" office:value-type="float" office:value="0.00000200000000916134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26551">
            <text:p>109.326551</text:p>
          </table:table-cell>
          <table:table-cell table:formula="of:=[.A1273]-[.A$20]" office:value-type="float" office:value="0.213898999999998">
            <text:p>0.213899</text:p>
          </table:table-cell>
          <table:table-cell table:formula="of:=[.B1273]-[.B1272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326594">
            <text:p>109.326594</text:p>
          </table:table-cell>
          <table:table-cell table:formula="of:=[.A1274]-[.A$20]" office:value-type="float" office:value="0.213942000000003">
            <text:p>0.213942</text:p>
          </table:table-cell>
          <table:table-cell table:formula="of:=[.B1274]-[.B1273]" office:value-type="float" office:value="0.0000430000000051223">
            <text:p>0.000043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09.328644">
            <text:p>109.328644</text:p>
          </table:table-cell>
          <table:table-cell table:formula="of:=[.A1275]-[.A$20]" office:value-type="float" office:value="0.215992">
            <text:p>0.215992</text:p>
          </table:table-cell>
          <table:table-cell table:formula="of:=[.B1275]-[.B1274]" office:value-type="float" office:value="0.002049999999997">
            <text:p>0.00205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328646">
            <text:p>109.328646</text:p>
          </table:table-cell>
          <table:table-cell table:formula="of:=[.A1276]-[.A$20]" office:value-type="float" office:value="0.215994000000009">
            <text:p>0.215994</text:p>
          </table:table-cell>
          <table:table-cell table:formula="of:=[.B1276]-[.B1275]" office:value-type="float" office:value="0.00000200000000916134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09.328649">
            <text:p>109.328649</text:p>
          </table:table-cell>
          <table:table-cell table:formula="of:=[.A1277]-[.A$20]" office:value-type="float" office:value="0.215997000000002">
            <text:p>0.215997</text:p>
          </table:table-cell>
          <table:table-cell table:formula="of:=[.B1277]-[.B1276]" office:value-type="float" office:value="0.00000299999999242573">
            <text:p>0.000003</text:p>
          </table:table-cell>
          <table:table-cell table:number-columns-repeated="2"/>
          <table:table-cell office:value-type="string">
            <text:p>uses up its c_s; 109328.642477-109328.010493=0.631984</text:p>
          </table:table-cell>
        </table:table-row>
        <table:table-row table:style-name="ro1">
          <table:table-cell office:value-type="float" office:value="109.328654">
            <text:p>109.328654</text:p>
          </table:table-cell>
          <table:table-cell table:formula="of:=[.A1278]-[.A$20]" office:value-type="float" office:value="0.216002000000003">
            <text:p>0.216002</text:p>
          </table:table-cell>
          <table:table-cell table:formula="of:=[.B1278]-[.B1277]" office:value-type="float" office:value="0.00000500000000158707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329634">
            <text:p>109.329634</text:p>
          </table:table-cell>
          <table:table-cell table:formula="of:=[.A1279]-[.A$20]" office:value-type="float" office:value="0.216982000000002">
            <text:p>0.216982</text:p>
          </table:table-cell>
          <table:table-cell table:formula="of:=[.B1279]-[.B1278]" office:value-type="float" office:value="0.000979999999998427">
            <text:p>0.000980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09.355021">
            <text:p>109.355021</text:p>
          </table:table-cell>
          <table:table-cell table:formula="of:=[.A1280]-[.A$20]" office:value-type="float" office:value="0.242368999999996">
            <text:p>0.242369</text:p>
          </table:table-cell>
          <table:table-cell table:formula="of:=[.B1280]-[.B1279]" office:value-type="float" office:value="0.0253869999999949">
            <text:p>0.02538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09.355024">
            <text:p>109.355024</text:p>
          </table:table-cell>
          <table:table-cell table:formula="of:=[.A1281]-[.A$20]" office:value-type="float" office:value="0.242372000000003">
            <text:p>0.242372</text:p>
          </table:table-cell>
          <table:table-cell table:formula="of:=[.B1281]-[.B1280]" office:value-type="float" office:value="0.00000300000000663658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09.355027">
            <text:p>109.355027</text:p>
          </table:table-cell>
          <table:table-cell table:formula="of:=[.A1282]-[.A$20]" office:value-type="float" office:value="0.24237500000001">
            <text:p>0.242375</text:p>
          </table:table-cell>
          <table:table-cell table:formula="of:=[.B1282]-[.B1281]" office:value-type="float" office:value="0.00000300000000663658">
            <text:p>0.000003</text:p>
          </table:table-cell>
          <table:table-cell office:value-type="string">
            <text:p>d_s is renewed (r + D) to 109357.023526; c_s is fully topped up</text:p>
          </table:table-cell>
          <table:table-cell table:number-columns-repeated="2"/>
        </table:table-row>
        <table:table-row table:style-name="ro1">
          <table:table-cell office:value-type="float" office:value="109.355029">
            <text:p>109.355029</text:p>
          </table:table-cell>
          <table:table-cell table:formula="of:=[.A1283]-[.A$20]" office:value-type="float" office:value="0.242377000000005">
            <text:p>0.242377</text:p>
          </table:table-cell>
          <table:table-cell table:formula="of:=[.B1283]-[.B1282]" office:value-type="float" office:value="0.0000019999999949504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09.355031">
            <text:p>109.355031</text:p>
          </table:table-cell>
          <table:table-cell table:formula="of:=[.A1284]-[.A$20]" office:value-type="float" office:value="0.242379">
            <text:p>0.242379</text:p>
          </table:table-cell>
          <table:table-cell table:formula="of:=[.B1284]-[.B128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09.355033">
            <text:p>109.355033</text:p>
          </table:table-cell>
          <table:table-cell table:formula="of:=[.A1285]-[.A$20]" office:value-type="float" office:value="0.242381000000009">
            <text:p>0.242381</text:p>
          </table:table-cell>
          <table:table-cell table:formula="of:=[.B1285]-[.B1284]" office:value-type="float" office:value="0.00000200000000916134">
            <text:p>0.000002</text:p>
          </table:table-cell>
          <table:table-cell/>
          <table:table-cell office:value-type="string">
            <text:p>d_s is renewed (r + D) to 109360.023526; c_s is fully topped up</text:p>
          </table:table-cell>
          <table:table-cell/>
        </table:table-row>
        <table:table-row table:style-name="ro1">
          <table:table-cell office:value-type="float" office:value="109.355057">
            <text:p>109.355057</text:p>
          </table:table-cell>
          <table:table-cell table:formula="of:=[.A1286]-[.A$20]" office:value-type="float" office:value="0.242405000000005">
            <text:p>0.242405</text:p>
          </table:table-cell>
          <table:table-cell table:formula="of:=[.B1286]-[.B1285]" office:value-type="float" office:value="0.0000239999999962492">
            <text:p>0.000024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09.35506">
            <text:p>109.355060</text:p>
          </table:table-cell>
          <table:table-cell table:formula="of:=[.A1287]-[.A$20]" office:value-type="float" office:value="0.242407999999998">
            <text:p>0.242408</text:p>
          </table:table-cell>
          <table:table-cell table:formula="of:=[.B1287]-[.B1286]" office:value-type="float" office:value="0.00000299999999242573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355065">
            <text:p>109.355065</text:p>
          </table:table-cell>
          <table:table-cell table:formula="of:=[.A1288]-[.A$20]" office:value-type="float" office:value="0.242412999999999">
            <text:p>0.242413</text:p>
          </table:table-cell>
          <table:table-cell table:formula="of:=[.B1288]-[.B1287]" office:value-type="float" office:value="0.00000500000000158707">
            <text:p>0.000005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09.35509">
            <text:p>109.355090</text:p>
          </table:table-cell>
          <table:table-cell table:formula="of:=[.A1289]-[.A$20]" office:value-type="float" office:value="0.242438000000007">
            <text:p>0.242438</text:p>
          </table:table-cell>
          <table:table-cell table:formula="of:=[.B1289]-[.B1288]" office:value-type="float" office:value="0.0000250000000079353">
            <text:p>0.00002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09.355092">
            <text:p>109.355092</text:p>
          </table:table-cell>
          <table:table-cell table:formula="of:=[.A1290]-[.A$20]" office:value-type="float" office:value="0.242440000000002">
            <text:p>0.242440</text:p>
          </table:table-cell>
          <table:table-cell table:formula="of:=[.B1290]-[.B128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09.355094">
            <text:p>109.355094</text:p>
          </table:table-cell>
          <table:table-cell table:formula="of:=[.A1291]-[.A$20]" office:value-type="float" office:value="0.242441999999997">
            <text:p>0.242442</text:p>
          </table:table-cell>
          <table:table-cell table:formula="of:=[.B1291]-[.B1290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09362.091670; c_s is fully topped up</text:p>
          </table:table-cell>
        </table:table-row>
        <table:table-row table:style-name="ro1">
          <table:table-cell office:value-type="float" office:value="109.355212">
            <text:p>109.355212</text:p>
          </table:table-cell>
          <table:table-cell table:formula="of:=[.A1292]-[.A$20]" office:value-type="float" office:value="0.242559999999997">
            <text:p>0.242560</text:p>
          </table:table-cell>
          <table:table-cell table:formula="of:=[.B1292]-[.B1291]" office:value-type="float" office:value="0.000118000000000507">
            <text:p>0.0001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09.355214">
            <text:p>109.355214</text:p>
          </table:table-cell>
          <table:table-cell table:formula="of:=[.A1293]-[.A$20]" office:value-type="float" office:value="0.242562000000007">
            <text:p>0.242562</text:p>
          </table:table-cell>
          <table:table-cell table:formula="of:=[.B1293]-[.B1292]" office:value-type="float" office:value="0.00000200000000916134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09.355216">
            <text:p>109.355216</text:p>
          </table:table-cell>
          <table:table-cell table:formula="of:=[.A1294]-[.A$20]" office:value-type="float" office:value="0.242564000000002">
            <text:p>0.242564</text:p>
          </table:table-cell>
          <table:table-cell table:formula="of:=[.B1294]-[.B1293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09.355219">
            <text:p>109.355219</text:p>
          </table:table-cell>
          <table:table-cell table:formula="of:=[.A1295]-[.A$20]" office:value-type="float" office:value="0.242567000000008">
            <text:p>0.242567</text:p>
          </table:table-cell>
          <table:table-cell table:formula="of:=[.B1295]-[.B1294]" office:value-type="float" office:value="0.00000300000000663658">
            <text:p>0.000003</text:p>
          </table:table-cell>
          <table:table-cell office:value-type="string">
            <text:p>task_dead_dl</text:p>
          </table:table-cell>
          <table:table-cell table:number-columns-repeated="2"/>
        </table:table-row>
        <table:table-row table:style-name="ro1">
          <table:table-cell office:value-type="float" office:value="109.355262">
            <text:p>109.355262</text:p>
          </table:table-cell>
          <table:table-cell table:formula="of:=[.A1296]-[.A$20]" office:value-type="float" office:value="0.242609999999999">
            <text:p>0.242610</text:p>
          </table:table-cell>
          <table:table-cell table:formula="of:=[.B1296]-[.B1295]" office:value-type="float" office:value="0.0000429999999909114">
            <text:p>0.00004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09.355264">
            <text:p>109.355264</text:p>
          </table:table-cell>
          <table:table-cell table:formula="of:=[.A1297]-[.A$20]" office:value-type="float" office:value="0.242612000000008">
            <text:p>0.242612</text:p>
          </table:table-cell>
          <table:table-cell table:formula="of:=[.B1297]-[.B1296]" office:value-type="float" office:value="0.00000200000000916134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09.355266">
            <text:p>109.355266</text:p>
          </table:table-cell>
          <table:table-cell table:formula="of:=[.A1298]-[.A$20]" office:value-type="float" office:value="0.242614000000003">
            <text:p>0.242614</text:p>
          </table:table-cell>
          <table:table-cell table:formula="of:=[.B1298]-[.B129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09.355268">
            <text:p>109.355268</text:p>
          </table:table-cell>
          <table:table-cell table:formula="of:=[.A1299]-[.A$20]" office:value-type="float" office:value="0.242615999999998">
            <text:p>0.242616</text:p>
          </table:table-cell>
          <table:table-cell table:formula="of:=[.B1299]-[.B1298]" office:value-type="float" office:value="0.00000199999999495049">
            <text:p>0.000002</text:p>
          </table:table-cell>
          <table:table-cell/>
          <table:table-cell office:value-type="string">
            <text:p>task_dead_dl</text:p>
          </table:table-cell>
          <table:table-cell/>
        </table:table-row>
        <table:table-row table:style-name="ro1">
          <table:table-cell office:value-type="float" office:value="109.355271">
            <text:p>109.355271</text:p>
          </table:table-cell>
          <table:table-cell table:formula="of:=[.A1300]-[.A$20]" office:value-type="float" office:value="0.242619000000005">
            <text:p>0.242619</text:p>
          </table:table-cell>
          <table:table-cell table:formula="of:=[.B1300]-[.B1299]" office:value-type="float" office:value="0.00000300000000663658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355273">
            <text:p>109.355273</text:p>
          </table:table-cell>
          <table:table-cell table:formula="of:=[.A1301]-[.A$20]" office:value-type="float" office:value="0.242621">
            <text:p>0.242621</text:p>
          </table:table-cell>
          <table:table-cell table:formula="of:=[.B1301]-[.B130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09.355313">
            <text:p>109.355313</text:p>
          </table:table-cell>
          <table:table-cell table:formula="of:=[.A1302]-[.A$20]" office:value-type="float" office:value="0.242660999999998">
            <text:p>0.242661</text:p>
          </table:table-cell>
          <table:table-cell table:formula="of:=[.B1302]-[.B1301]" office:value-type="float" office:value="0.0000399999999984857">
            <text:p>0.00004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09.355315">
            <text:p>109.355315</text:p>
          </table:table-cell>
          <table:table-cell table:formula="of:=[.A1303]-[.A$20]" office:value-type="float" office:value="0.242663000000007">
            <text:p>0.242663</text:p>
          </table:table-cell>
          <table:table-cell table:formula="of:=[.B1303]-[.B1302]" office:value-type="float" office:value="0.00000200000000916134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09.35532">
            <text:p>109.355320</text:p>
          </table:table-cell>
          <table:table-cell table:formula="of:=[.A1304]-[.A$20]" office:value-type="float" office:value="0.242668000000009">
            <text:p>0.242668</text:p>
          </table:table-cell>
          <table:table-cell table:formula="of:=[.B1304]-[.B1303]" office:value-type="float" office:value="0.00000500000000158707">
            <text:p>0.000005</text:p>
          </table:table-cell>
          <table:table-cell table:number-columns-repeated="2"/>
          <table:table-cell office:value-type="string">
            <text:p>task_dead_dl</text:p>
          </table:table-cell>
        </table:table-row>
        <table:table-row table:style-name="ro1" table:number-rows-repeated="104727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06/13/2011</text:date>, <text:time>22:2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3T22:21:21</dc:date>
    <dc:creator>Tadeus Prastowo</dc:creator>
    <meta:generator>OpenOffice.org/3.2$Linux OpenOffice.org_project/320m19$Build-9505</meta:generator>
    <meta:editing-duration>PT00H44M20S</meta:editing-duration>
    <meta:editing-cycles>4</meta:editing-cycles>
    <meta:document-statistic meta:table-count="1" meta:cell-count="5181" meta:object-count="0"/>
  </office:meta>
</office:document-meta>
</file>